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901.3pt" svg:y="779.9pt">
            <draw:object draw:notify-on-update-of-ranges="Sheet1.I1:Sheet1.I1 Sheet1.I2:Sheet1.I57 Sheet1.J1:Sheet1.J1 Sheet1.J2:Sheet1.J57 Sheet1.K1:Sheet1.K1 Sheet1.K2:Sheet1.K57 Sheet1.L1:Sheet1.L1 Sheet1.L2:Sheet1.L57 Sheet1.M1:Sheet1.M1 Sheet1.M2:Sheet1.M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00.23pt" svg:y="1055.91pt">
            <draw:object draw:notify-on-update-of-ranges="Sheet1.C1:Sheet1.C1 Sheet1.C2:Sheet1.C57 Sheet1.D1:Sheet1.D1 Sheet1.D2:Sheet1.D57 Sheet1.N1:Sheet1.N1 Sheet1.N2:Sheet1.N57 Sheet1.O1:Sheet1.O1 Sheet1.O2:Sheet1.O57 Sheet1.P1:Sheet1.P1 Sheet1.P2:Sheet1.P57 Sheet1.Q1:Sheet1.Q1 Sheet1.Q2:Sheet1.Q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64.09pt" svg:y="782.79pt">
            <draw:object draw:notify-on-update-of-ranges="Sheet1.E1:Sheet1.E1 Sheet1.E2:Sheet1.E57 Sheet1.R1:Sheet1.R1 Sheet1.R2:Sheet1.R57 Sheet1.S1:Sheet1.S1 Sheet1.S2:Sheet1.S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64.83pt" svg:y="1056.05pt">
            <draw:object draw:notify-on-update-of-ranges="Sheet1.F1:Sheet1.F1 Sheet1.F2:Sheet1.F57 Sheet1.T1:Sheet1.T1 Sheet1.T2:Sheet1.T57 Sheet1.U1:Sheet1.U1 Sheet1.U2:Sheet1.U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830.08pt" svg:y="785.03pt">
            <draw:object draw:notify-on-update-of-ranges="Sheet1.G1:Sheet1.G1 Sheet1.G2:Sheet1.G57 Sheet1.V1:Sheet1.V1 Sheet1.V2:Sheet1.V57 Sheet1.W1:Sheet1.W1 Sheet1.W2:Sheet1.W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29.37pt" svg:y="1050.8pt">
            <draw:object draw:notify-on-update-of-ranges="Sheet1.H1:Sheet1.H1 Sheet1.H2:Sheet1.H57 Sheet1.X1:Sheet1.X1 Sheet1.X2:Sheet1.X57 Sheet1.Y1:Sheet1.Y1 Sheet1.Y2:Sheet1.Y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number-columns-repeated="3" table:default-cell-style-name="ce4"/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80" table:default-cell-style-name="Default"/>
        <table:table-row table:style-name="ro1"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ovid</text:p>
          </table:table-cell>
          <table:table-cell table:style-name="ce3" office:value-type="string" calcext:value-type="string">
            <text:p>avg11-19</text:p>
          </table:table-cell>
          <table:table-cell table:style-name="ce3" office:value-type="string" calcext:value-type="string">
            <text:p>y20-avg</text:p>
          </table:table-cell>
          <table:table-cell office:value-type="string" calcext:value-type="string">
            <text:p>exc-covid</text:p>
          </table:table-cell>
          <table:table-cell table:style-name="ce1" office:value-type="string" calcext:value-type="string">
            <text:p>0-14(avg)</text:p>
          </table:table-cell>
          <table:table-cell table:style-name="ce1" office:value-type="string" calcext:value-type="string">
            <text:p>0-14(exc)</text:p>
          </table:table-cell>
          <table:table-cell table:style-name="ce1" office:value-type="string" calcext:value-type="string">
            <text:p>15-39(avg)</text:p>
          </table:table-cell>
          <table:table-cell table:style-name="ce1" office:value-type="string" calcext:value-type="string">
            <text:p>15-39(exc)</text:p>
          </table:table-cell>
          <table:table-cell table:style-name="ce1" office:value-type="string" calcext:value-type="string">
            <text:p>40-64(avg)</text:p>
          </table:table-cell>
          <table:table-cell table:style-name="ce1" office:value-type="string" calcext:value-type="string">
            <text:p>40-64(exc)</text:p>
          </table:table-cell>
          <table:table-cell table:style-name="ce1" office:value-type="string" calcext:value-type="string">
            <text:p>65-74(avg)</text:p>
          </table:table-cell>
          <table:table-cell table:style-name="ce1" office:value-type="string" calcext:value-type="string">
            <text:p>65-74(exc)</text:p>
          </table:table-cell>
          <table:table-cell table:style-name="ce1" office:value-type="string" calcext:value-type="string">
            <text:p>75-84(avg)</text:p>
          </table:table-cell>
          <table:table-cell table:style-name="ce1" office:value-type="string" calcext:value-type="string">
            <text:p>75-84(exc)</text:p>
          </table:table-cell>
          <table:table-cell table:style-name="ce1" office:value-type="string" calcext:value-type="string">
            <text:p>85 a více(avg)</text:p>
          </table:table-cell>
          <table:table-cell table:style-name="ce3" office:value-type="string" calcext:value-type="string">
            <text:p>85 a více(exc)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table:style-name="ce1" office:value-type="string" calcext:value-type="string">
            <text:p>casref_do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  <table:table-cell office:value-type="string" calcext:value-type="string">
            <text:p>avg11-19</text:p>
          </table:table-cell>
          <table:table-cell table:style-name="ce1" office:value-type="string" calcext:value-type="string">
            <text:p>0-14</text:p>
          </table:table-cell>
          <table:table-cell table:style-name="ce1" office:value-type="string" calcext:value-type="string">
            <text:p>15-39</text:p>
          </table:table-cell>
          <table:table-cell table:style-name="ce1" office:value-type="string" calcext:value-type="string">
            <text:p>40-64</text:p>
          </table:table-cell>
          <table:table-cell table:style-name="ce1" office:value-type="string" calcext:value-type="string">
            <text:p>65-74</text:p>
          </table:table-cell>
          <table:table-cell table:style-name="ce1" office:value-type="string" calcext:value-type="string">
            <text:p>75-84</text:p>
          </table:table-cell>
          <table:table-cell table:style-name="ce1" office:value-type="string" calcext:value-type="string">
            <text:p>85 a více</text:p>
          </table:table-cell>
          <table:table-cell table:style-name="ce1" office:value-type="string" calcext:value-type="string">
            <text:p>celkem</text:p>
          </table:table-cell>
        </table:table-row>
        <table:table-row table:style-name="ro2">
          <table:table-cell table:style-name="ce2" office:value-type="date" office:date-value="2020-01-05" calcext:value-type="date">
            <text:p>05.01.2020</text:p>
          </table:table-cell>
          <table:table-cell table:style-name="ce1" table:formula="of:=DAYS([.A2];[.$A$58])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305" calcext:value-type="float">
            <text:p>23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05.55555555556" calcext:value-type="float">
            <text:p>2306</text:p>
          </table:table-cell>
          <table:table-cell table:style-name="ce3" table:formula="of:=[.I2]-[.K2]" office:value-type="float" office:value="-0.555555555555657" calcext:value-type="float">
            <text:p>-1</text:p>
          </table:table-cell>
          <table:table-cell table:formula="of:=[.L2]-[.J2]" office:value-type="float" office:value="-0.555555555555657" calcext:value-type="float">
            <text:p>-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2]-[.N2]" office:value-type="float" office:value="1" calcext:value-type="float">
            <text:p>1</text:p>
          </table:table-cell>
          <table:table-cell table:style-name="ce4" office:value-type="float" office:value="46.6666666666667" calcext:value-type="float">
            <text:p>47</text:p>
          </table:table-cell>
          <table:table-cell table:style-name="ce4" table:formula="of:=[.D2]-[.P2]" office:value-type="float" office:value="-11.6666666666667" calcext:value-type="float">
            <text:p>-12</text:p>
          </table:table-cell>
          <table:table-cell table:style-name="ce4" office:value-type="float" office:value="406" calcext:value-type="float">
            <text:p>406</text:p>
          </table:table-cell>
          <table:table-cell table:style-name="ce4" table:formula="of:=[.E2]-[.R2]" office:value-type="float" office:value="-36" calcext:value-type="float">
            <text:p>-36</text:p>
          </table:table-cell>
          <table:table-cell table:style-name="ce4" office:value-type="float" office:value="509.888888888889" calcext:value-type="float">
            <text:p>510</text:p>
          </table:table-cell>
          <table:table-cell table:style-name="ce4" table:formula="of:=[.F2]-[.T2]" office:value-type="float" office:value="23.1111111111111" calcext:value-type="float">
            <text:p>23</text:p>
          </table:table-cell>
          <table:table-cell table:style-name="ce4" office:value-type="float" office:value="666.222222222222" calcext:value-type="float">
            <text:p>666</text:p>
          </table:table-cell>
          <table:table-cell table:style-name="ce4" table:formula="of:=[.G2]-[.V2]" office:value-type="float" office:value="-4.22222222222217" calcext:value-type="float">
            <text:p>-4</text:p>
          </table:table-cell>
          <table:table-cell table:style-name="ce4" office:value-type="float" office:value="667.777777777778" calcext:value-type="float">
            <text:p>668</text:p>
          </table:table-cell>
          <table:table-cell table:formula="of:=[.H2]-[.X2]" office:value-type="float" office:value="27.2222222222222" calcext:value-type="float">
            <text:p>27</text:p>
          </table:table-cell>
          <table:table-cell table:style-name="ce1" table:number-columns-repeated="8"/>
          <table:table-cell table:style-name="ce1" office:value-type="string" calcext:value-type="string">
            <text:p>01.01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table:number-columns-repeated="24"/>
          <table:table-cell table:style-name="ce1" office:value-type="string" calcext:value-type="string">
            <text:p>03.0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string" calcext:value-type="string">
            <text:p>01.01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2620" calcext:value-type="float">
            <text:p>2620</text:p>
          </table:table-cell>
          <table:table-cell table:style-name="ce1" table:number-columns-repeated="16"/>
          <table:table-cell/>
          <table:table-cell table:style-name="ce4" table:formula="of:=AVERAGE([.AA2];[.AI2];[.AQ2];[.AY2];[.BG2];[.BO2];[.BW2];[.CE2];[.CM2])" office:value-type="float" office:value="7" calcext:value-type="float">
            <text:p>7</text:p>
          </table:table-cell>
          <table:table-cell table:style-name="ce4" table:formula="of:=AVERAGE([.AB2];[.AJ2];[.AR2];[.AZ2];[.BH2];[.BP2];[.BX2];[.CF2];[.CN2])" office:value-type="float" office:value="51.3333333333333" calcext:value-type="float">
            <text:p>51</text:p>
          </table:table-cell>
          <table:table-cell table:style-name="ce4" table:formula="of:=AVERAGE([.AC2];[.AK2];[.AS2];[.BA2];[.BI2];[.BQ2];[.BY2];[.CG2];[.CO2])" office:value-type="float" office:value="390" calcext:value-type="float">
            <text:p>390</text:p>
          </table:table-cell>
          <table:table-cell table:style-name="ce4" table:formula="of:=AVERAGE([.AD2];[.AL2];[.AT2];[.BB2];[.BJ2];[.BR2];[.BZ2];[.CH2];[.CP2])" office:value-type="float" office:value="522.666666666667" calcext:value-type="float">
            <text:p>523</text:p>
          </table:table-cell>
          <table:table-cell table:style-name="ce4" table:formula="of:=AVERAGE([.AE2];[.AM2];[.AU2];[.BC2];[.BK2];[.BS2];[.CA2];[.CI2];[.CQ2])" office:value-type="float" office:value="688.333333333333" calcext:value-type="float">
            <text:p>688</text:p>
          </table:table-cell>
          <table:table-cell table:style-name="ce4" table:formula="of:=AVERAGE([.AF2];[.AN2];[.AV2];[.BD2];[.BL2];[.BT2];[.CB2];[.CJ2];[.CR2])" office:value-type="float" office:value="681" calcext:value-type="float">
            <text:p>681</text:p>
          </table:table-cell>
          <table:table-cell table:style-name="ce4" table:formula="of:=AVERAGE([.AG2];[.AO2];[.AW2];[.BE2];[.BM2];[.BU2];[.CC2];[.CK2];[.CS2])" office:value-type="float" office:value="2340.33333333333" calcext:value-type="float">
            <text:p>2340</text:p>
          </table:table-cell>
        </table:table-row>
        <table:table-row table:style-name="ro2">
          <table:table-cell table:style-name="ce2" office:value-type="date" office:date-value="2020-01-12" calcext:value-type="date">
            <text:p>12.01.2020</text:p>
          </table:table-cell>
          <table:table-cell table:style-name="ce1" table:formula="of:=DAYS([.A3];[.$A$58])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47.66666666667" calcext:value-type="float">
            <text:p>2248</text:p>
          </table:table-cell>
          <table:table-cell table:style-name="ce3" table:formula="of:=[.I3]-[.K2]" office:value-type="float" office:value="16.4444444444443" calcext:value-type="float">
            <text:p>16</text:p>
          </table:table-cell>
          <table:table-cell table:formula="of:=[.L3]-[.J3]" office:value-type="float" office:value="16.4444444444443" calcext:value-type="float">
            <text:p>16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3]-[.N3]" office:value-type="float" office:value="-0.444444444444445" calcext:value-type="float">
            <text:p>0</text:p>
          </table:table-cell>
          <table:table-cell table:style-name="ce4" office:value-type="float" office:value="39.2222222222222" calcext:value-type="float">
            <text:p>39</text:p>
          </table:table-cell>
          <table:table-cell table:style-name="ce4" table:formula="of:=[.D3]-[.P3]" office:value-type="float" office:value="-12.2222222222222" calcext:value-type="float">
            <text:p>-12</text:p>
          </table:table-cell>
          <table:table-cell table:style-name="ce4" office:value-type="float" office:value="372.222222222222" calcext:value-type="float">
            <text:p>372</text:p>
          </table:table-cell>
          <table:table-cell table:style-name="ce4" table:formula="of:=[.E3]-[.R3]" office:value-type="float" office:value="-29.2222222222222" calcext:value-type="float">
            <text:p>-29</text:p>
          </table:table-cell>
          <table:table-cell table:style-name="ce4" office:value-type="float" office:value="508.111111111111" calcext:value-type="float">
            <text:p>508</text:p>
          </table:table-cell>
          <table:table-cell table:style-name="ce4" table:formula="of:=[.F3]-[.T3]" office:value-type="float" office:value="-20.1111111111111" calcext:value-type="float">
            <text:p>-20</text:p>
          </table:table-cell>
          <table:table-cell table:style-name="ce4" office:value-type="float" office:value="665.777777777778" calcext:value-type="float">
            <text:p>666</text:p>
          </table:table-cell>
          <table:table-cell table:style-name="ce4" table:formula="of:=[.G3]-[.V3]" office:value-type="float" office:value="34.2222222222222" calcext:value-type="float">
            <text:p>34</text:p>
          </table:table-cell>
          <table:table-cell table:style-name="ce4" office:value-type="float" office:value="653.888888888889" calcext:value-type="float">
            <text:p>654</text:p>
          </table:table-cell>
          <table:table-cell table:formula="of:=[.H3]-[.X3]" office:value-type="float" office:value="102.111111111111" calcext:value-type="float">
            <text:p>102</text:p>
          </table:table-cell>
          <table:table-cell table:style-name="ce1" office:value-type="string" calcext:value-type="string">
            <text:p>09.0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249" calcext:value-type="float">
            <text:p>2249</text:p>
          </table:table-cell>
          <table:table-cell table:style-name="ce1" office:value-type="string" calcext:value-type="string">
            <text:p>08.01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06.01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313" calcext:value-type="float">
            <text:p>2313</text:p>
          </table:table-cell>
          <table:table-cell table:style-name="ce1" office:value-type="string" calcext:value-type="string">
            <text:p>05.0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string" calcext:value-type="string">
            <text:p>04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378" calcext:value-type="float">
            <text:p>2378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string" calcext:value-type="string">
            <text:p>08.01.20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763" calcext:value-type="float">
            <text:p>2763</text:p>
          </table:table-cell>
          <table:table-cell table:style-name="ce1" office:value-type="string" calcext:value-type="string">
            <text:p>07.01.20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43" calcext:value-type="float">
            <text:p>2143</text:p>
          </table:table-cell>
          <table:table-cell table:style-name="ce1" office:value-type="string" calcext:value-type="string">
            <text:p>06.0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321" calcext:value-type="float">
            <text:p>2321</text:p>
          </table:table-cell>
          <table:table-cell/>
          <table:table-cell table:style-name="ce4" table:formula="of:=AVERAGE([.AA3];[.AI3];[.AQ3];[.AY3];[.BG3];[.BO3];[.BW3];[.CE3];[.CM3])" office:value-type="float" office:value="9" calcext:value-type="float">
            <text:p>9</text:p>
          </table:table-cell>
          <table:table-cell table:style-name="ce4" table:formula="of:=AVERAGE([.AB3];[.AJ3];[.AR3];[.AZ3];[.BH3];[.BP3];[.BX3];[.CF3];[.CN3])" office:value-type="float" office:value="46.6666666666667" calcext:value-type="float">
            <text:p>47</text:p>
          </table:table-cell>
          <table:table-cell table:style-name="ce4" table:formula="of:=AVERAGE([.AC3];[.AK3];[.AS3];[.BA3];[.BI3];[.BQ3];[.BY3];[.CG3];[.CO3])" office:value-type="float" office:value="406" calcext:value-type="float">
            <text:p>406</text:p>
          </table:table-cell>
          <table:table-cell table:style-name="ce4" table:formula="of:=AVERAGE([.AD3];[.AL3];[.AT3];[.BB3];[.BJ3];[.BR3];[.BZ3];[.CH3];[.CP3])" office:value-type="float" office:value="509.888888888889" calcext:value-type="float">
            <text:p>510</text:p>
          </table:table-cell>
          <table:table-cell table:style-name="ce4" table:formula="of:=AVERAGE([.AE3];[.AM3];[.AU3];[.BC3];[.BK3];[.BS3];[.CA3];[.CI3];[.CQ3])" office:value-type="float" office:value="666.222222222222" calcext:value-type="float">
            <text:p>666</text:p>
          </table:table-cell>
          <table:table-cell table:style-name="ce4" table:formula="of:=AVERAGE([.AF3];[.AN3];[.AV3];[.BD3];[.BL3];[.BT3];[.CB3];[.CJ3];[.CR3])" office:value-type="float" office:value="667.777777777778" calcext:value-type="float">
            <text:p>668</text:p>
          </table:table-cell>
          <table:table-cell table:style-name="ce4" table:formula="of:=AVERAGE([.AG3];[.AO3];[.AW3];[.BE3];[.BM3];[.BU3];[.CC3];[.CK3];[.CS3])" office:value-type="float" office:value="2305.55555555556" calcext:value-type="float">
            <text:p>2306</text:p>
          </table:table-cell>
        </table:table-row>
        <table:table-row table:style-name="ro2">
          <table:table-cell table:style-name="ce2" office:value-type="date" office:date-value="2020-01-19" calcext:value-type="date">
            <text:p>19.01.2020</text:p>
          </table:table-cell>
          <table:table-cell table:style-name="ce1" table:formula="of:=DAYS([.A4];[.$A$58])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0.33333333333" calcext:value-type="float">
            <text:p>2280</text:p>
          </table:table-cell>
          <table:table-cell table:style-name="ce3" table:formula="of:=[.I4]-[.K3]" office:value-type="float" office:value="-2.66666666666651" calcext:value-type="float">
            <text:p>-3</text:p>
          </table:table-cell>
          <table:table-cell table:formula="of:=[.L4]-[.J4]" office:value-type="float" office:value="-2.66666666666651" calcext:value-type="float">
            <text:p>-3</text:p>
          </table:table-cell>
          <table:table-cell table:style-name="ce4" office:value-type="float" office:value="10.1111111111111" calcext:value-type="float">
            <text:p>10</text:p>
          </table:table-cell>
          <table:table-cell table:style-name="ce4" table:formula="of:=[.C4]-[.N4]" office:value-type="float" office:value="-3.11111111111111" calcext:value-type="float">
            <text:p>-3</text:p>
          </table:table-cell>
          <table:table-cell table:style-name="ce4" office:value-type="float" office:value="42.1111111111111" calcext:value-type="float">
            <text:p>42</text:p>
          </table:table-cell>
          <table:table-cell table:style-name="ce4" table:formula="of:=[.D4]-[.P4]" office:value-type="float" office:value="-16.1111111111111" calcext:value-type="float">
            <text:p>-16</text:p>
          </table:table-cell>
          <table:table-cell table:style-name="ce4" office:value-type="float" office:value="388" calcext:value-type="float">
            <text:p>388</text:p>
          </table:table-cell>
          <table:table-cell table:style-name="ce4" table:formula="of:=[.E4]-[.R4]" office:value-type="float" office:value="-72" calcext:value-type="float">
            <text:p>-72</text:p>
          </table:table-cell>
          <table:table-cell table:style-name="ce4" office:value-type="float" office:value="514" calcext:value-type="float">
            <text:p>514</text:p>
          </table:table-cell>
          <table:table-cell table:style-name="ce4" table:formula="of:=[.F4]-[.T4]" office:value-type="float" office:value="20" calcext:value-type="float">
            <text:p>20</text:p>
          </table:table-cell>
          <table:table-cell table:style-name="ce4" office:value-type="float" office:value="673.555555555556" calcext:value-type="float">
            <text:p>674</text:p>
          </table:table-cell>
          <table:table-cell table:style-name="ce4" table:formula="of:=[.G4]-[.V4]" office:value-type="float" office:value="-8.55555555555554" calcext:value-type="float">
            <text:p>-9</text:p>
          </table:table-cell>
          <table:table-cell table:style-name="ce4" office:value-type="float" office:value="652.555555555556" calcext:value-type="float">
            <text:p>653</text:p>
          </table:table-cell>
          <table:table-cell table:formula="of:=[.H4]-[.X4]" office:value-type="float" office:value="44.4444444444445" calcext:value-type="float">
            <text:p>44</text:p>
          </table:table-cell>
          <table:table-cell table:style-name="ce1" office:value-type="string" calcext:value-type="string">
            <text:p>16.01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2117" calcext:value-type="float">
            <text:p>2117</text:p>
          </table:table-cell>
          <table:table-cell table:style-name="ce1" office:value-type="string" calcext:value-type="string">
            <text:p>15.01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string" calcext:value-type="string">
            <text:p>13.01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string" calcext:value-type="string">
            <text:p>12.01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11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54" calcext:value-type="float">
            <text:p>2054</text:p>
          </table:table-cell>
          <table:table-cell table:style-name="ce1" office:value-type="string" calcext:value-type="string">
            <text:p>15.01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811" calcext:value-type="float">
            <text:p>2811</text:p>
          </table:table-cell>
          <table:table-cell table:style-name="ce1" office:value-type="string" calcext:value-type="string">
            <text:p>14.01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26" calcext:value-type="float">
            <text:p>2126</text:p>
          </table:table-cell>
          <table:table-cell table:style-name="ce1" office:value-type="string" calcext:value-type="string">
            <text:p>13.0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290" calcext:value-type="float">
            <text:p>2290</text:p>
          </table:table-cell>
          <table:table-cell/>
          <table:table-cell table:style-name="ce4" table:formula="of:=AVERAGE([.AA4];[.AI4];[.AQ4];[.AY4];[.BG4];[.BO4];[.BW4];[.CE4];[.CM4])" office:value-type="float" office:value="8.44444444444444" calcext:value-type="float">
            <text:p>8</text:p>
          </table:table-cell>
          <table:table-cell table:style-name="ce4" table:formula="of:=AVERAGE([.AB4];[.AJ4];[.AR4];[.AZ4];[.BH4];[.BP4];[.BX4];[.CF4];[.CN4])" office:value-type="float" office:value="39.2222222222222" calcext:value-type="float">
            <text:p>39</text:p>
          </table:table-cell>
          <table:table-cell table:style-name="ce4" table:formula="of:=AVERAGE([.AC4];[.AK4];[.AS4];[.BA4];[.BI4];[.BQ4];[.BY4];[.CG4];[.CO4])" office:value-type="float" office:value="372.222222222222" calcext:value-type="float">
            <text:p>372</text:p>
          </table:table-cell>
          <table:table-cell table:style-name="ce4" table:formula="of:=AVERAGE([.AD4];[.AL4];[.AT4];[.BB4];[.BJ4];[.BR4];[.BZ4];[.CH4];[.CP4])" office:value-type="float" office:value="508.111111111111" calcext:value-type="float">
            <text:p>508</text:p>
          </table:table-cell>
          <table:table-cell table:style-name="ce4" table:formula="of:=AVERAGE([.AE4];[.AM4];[.AU4];[.BC4];[.BK4];[.BS4];[.CA4];[.CI4];[.CQ4])" office:value-type="float" office:value="665.777777777778" calcext:value-type="float">
            <text:p>666</text:p>
          </table:table-cell>
          <table:table-cell table:style-name="ce4" table:formula="of:=AVERAGE([.AF4];[.AN4];[.AV4];[.BD4];[.BL4];[.BT4];[.CB4];[.CJ4];[.CR4])" office:value-type="float" office:value="653.888888888889" calcext:value-type="float">
            <text:p>654</text:p>
          </table:table-cell>
          <table:table-cell table:style-name="ce4" table:formula="of:=AVERAGE([.AG4];[.AO4];[.AW4];[.BE4];[.BM4];[.BU4];[.CC4];[.CK4];[.CS4])" office:value-type="float" office:value="2247.66666666667" calcext:value-type="float">
            <text:p>2248</text:p>
          </table:table-cell>
        </table:table-row>
        <table:table-row table:style-name="ro2">
          <table:table-cell table:style-name="ce2" office:value-type="date" office:date-value="2020-01-26" calcext:value-type="date">
            <text:p>26.01.2020</text:p>
          </table:table-cell>
          <table:table-cell table:style-name="ce1" table:formula="of:=DAYS([.A5];[.$A$58])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337" calcext:value-type="float">
            <text:p>23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9.77777777778" calcext:value-type="float">
            <text:p>2290</text:p>
          </table:table-cell>
          <table:table-cell table:style-name="ce3" table:formula="of:=[.I5]-[.K4]" office:value-type="float" office:value="56.6666666666665" calcext:value-type="float">
            <text:p>57</text:p>
          </table:table-cell>
          <table:table-cell table:formula="of:=[.L5]-[.J5]" office:value-type="float" office:value="56.6666666666665" calcext:value-type="float">
            <text:p>57</text:p>
          </table:table-cell>
          <table:table-cell table:style-name="ce4" office:value-type="float" office:value="9.55555555555556" calcext:value-type="float">
            <text:p>10</text:p>
          </table:table-cell>
          <table:table-cell table:style-name="ce4" table:formula="of:=[.C5]-[.N5]" office:value-type="float" office:value="3.44444444444444" calcext:value-type="float">
            <text:p>3</text:p>
          </table:table-cell>
          <table:table-cell table:style-name="ce4" office:value-type="float" office:value="38.7777777777778" calcext:value-type="float">
            <text:p>39</text:p>
          </table:table-cell>
          <table:table-cell table:style-name="ce4" table:formula="of:=[.D5]-[.P5]" office:value-type="float" office:value="-9.77777777777778" calcext:value-type="float">
            <text:p>-10</text:p>
          </table:table-cell>
          <table:table-cell table:style-name="ce4" office:value-type="float" office:value="394.111111111111" calcext:value-type="float">
            <text:p>394</text:p>
          </table:table-cell>
          <table:table-cell table:style-name="ce4" table:formula="of:=[.E5]-[.R5]" office:value-type="float" office:value="-38.1111111111111" calcext:value-type="float">
            <text:p>-38</text:p>
          </table:table-cell>
          <table:table-cell table:style-name="ce4" office:value-type="float" office:value="504.555555555556" calcext:value-type="float">
            <text:p>505</text:p>
          </table:table-cell>
          <table:table-cell table:style-name="ce4" table:formula="of:=[.F5]-[.T5]" office:value-type="float" office:value="26.4444444444445" calcext:value-type="float">
            <text:p>26</text:p>
          </table:table-cell>
          <table:table-cell table:style-name="ce4" office:value-type="float" office:value="674.111111111111" calcext:value-type="float">
            <text:p>674</text:p>
          </table:table-cell>
          <table:table-cell table:style-name="ce4" table:formula="of:=[.G5]-[.V5]" office:value-type="float" office:value="20.8888888888889" calcext:value-type="float">
            <text:p>21</text:p>
          </table:table-cell>
          <table:table-cell table:style-name="ce4" office:value-type="float" office:value="668.666666666667" calcext:value-type="float">
            <text:p>669</text:p>
          </table:table-cell>
          <table:table-cell table:formula="of:=[.H5]-[.X5]" office:value-type="float" office:value="44.3333333333334" calcext:value-type="float">
            <text:p>44</text:p>
          </table:table-cell>
          <table:table-cell table:style-name="ce1" office:value-type="string" calcext:value-type="string">
            <text:p>23.01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string" calcext:value-type="string">
            <text:p>22.01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string" calcext:value-type="string">
            <text:p>20.01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2339" calcext:value-type="float">
            <text:p>2339</text:p>
          </table:table-cell>
          <table:table-cell table:style-name="ce1" office:value-type="string" calcext:value-type="string">
            <text:p>19.0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18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2396" calcext:value-type="float">
            <text:p>2396</text:p>
          </table:table-cell>
          <table:table-cell table:style-name="ce1" office:value-type="string" calcext:value-type="string">
            <text:p>24.01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175" calcext:value-type="float">
            <text:p>2175</text:p>
          </table:table-cell>
          <table:table-cell table:style-name="ce1" office:value-type="string" calcext:value-type="string">
            <text:p>22.01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2833" calcext:value-type="float">
            <text:p>2833</text:p>
          </table:table-cell>
          <table:table-cell table:style-name="ce1" office:value-type="string" calcext:value-type="string">
            <text:p>21.01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string" calcext:value-type="string">
            <text:p>20.0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311" calcext:value-type="float">
            <text:p>2311</text:p>
          </table:table-cell>
          <table:table-cell/>
          <table:table-cell table:style-name="ce4" table:formula="of:=AVERAGE([.AA5];[.AI5];[.AQ5];[.AY5];[.BG5];[.BO5];[.BW5];[.CE5];[.CM5])" office:value-type="float" office:value="10.1111111111111" calcext:value-type="float">
            <text:p>10</text:p>
          </table:table-cell>
          <table:table-cell table:style-name="ce4" table:formula="of:=AVERAGE([.AB5];[.AJ5];[.AR5];[.AZ5];[.BH5];[.BP5];[.BX5];[.CF5];[.CN5])" office:value-type="float" office:value="42.1111111111111" calcext:value-type="float">
            <text:p>42</text:p>
          </table:table-cell>
          <table:table-cell table:style-name="ce4" table:formula="of:=AVERAGE([.AC5];[.AK5];[.AS5];[.BA5];[.BI5];[.BQ5];[.BY5];[.CG5];[.CO5])" office:value-type="float" office:value="388" calcext:value-type="float">
            <text:p>388</text:p>
          </table:table-cell>
          <table:table-cell table:style-name="ce4" table:formula="of:=AVERAGE([.AD5];[.AL5];[.AT5];[.BB5];[.BJ5];[.BR5];[.BZ5];[.CH5];[.CP5])" office:value-type="float" office:value="514" calcext:value-type="float">
            <text:p>514</text:p>
          </table:table-cell>
          <table:table-cell table:style-name="ce4" table:formula="of:=AVERAGE([.AE5];[.AM5];[.AU5];[.BC5];[.BK5];[.BS5];[.CA5];[.CI5];[.CQ5])" office:value-type="float" office:value="673.555555555556" calcext:value-type="float">
            <text:p>674</text:p>
          </table:table-cell>
          <table:table-cell table:style-name="ce4" table:formula="of:=AVERAGE([.AF5];[.AN5];[.AV5];[.BD5];[.BL5];[.BT5];[.CB5];[.CJ5];[.CR5])" office:value-type="float" office:value="652.555555555556" calcext:value-type="float">
            <text:p>653</text:p>
          </table:table-cell>
          <table:table-cell table:style-name="ce4" table:formula="of:=AVERAGE([.AG5];[.AO5];[.AW5];[.BE5];[.BM5];[.BU5];[.CC5];[.CK5];[.CS5])" office:value-type="float" office:value="2280.33333333333" calcext:value-type="float">
            <text:p>2280</text:p>
          </table:table-cell>
        </table:table-row>
        <table:table-row table:style-name="ro2">
          <table:table-cell table:style-name="ce2" office:value-type="date" office:date-value="2020-02-02" calcext:value-type="date">
            <text:p>02.02.2020</text:p>
          </table:table-cell>
          <table:table-cell table:style-name="ce1" table:formula="of:=DAYS([.A6];[.$A$58])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369" calcext:value-type="float">
            <text:p>236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42.22222222222" calcext:value-type="float">
            <text:p>2342</text:p>
          </table:table-cell>
          <table:table-cell table:style-name="ce3" table:formula="of:=[.I6]-[.K5]" office:value-type="float" office:value="79.2222222222222" calcext:value-type="float">
            <text:p>79</text:p>
          </table:table-cell>
          <table:table-cell table:formula="of:=[.L6]-[.J6]" office:value-type="float" office:value="79.2222222222222" calcext:value-type="float">
            <text:p>79</text:p>
          </table:table-cell>
          <table:table-cell table:style-name="ce4" office:value-type="float" office:value="9.44444444444444" calcext:value-type="float">
            <text:p>9</text:p>
          </table:table-cell>
          <table:table-cell table:style-name="ce4" table:formula="of:=[.C6]-[.N6]" office:value-type="float" office:value="-4.44444444444444" calcext:value-type="float">
            <text:p>-4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[.D6]-[.P6]" office:value-type="float" office:value="-6" calcext:value-type="float">
            <text:p>-6</text:p>
          </table:table-cell>
          <table:table-cell table:style-name="ce4" office:value-type="float" office:value="396.222222222222" calcext:value-type="float">
            <text:p>396</text:p>
          </table:table-cell>
          <table:table-cell table:style-name="ce4" table:formula="of:=[.E6]-[.R6]" office:value-type="float" office:value="-69.2222222222222" calcext:value-type="float">
            <text:p>-69</text:p>
          </table:table-cell>
          <table:table-cell table:style-name="ce4" office:value-type="float" office:value="522.444444444445" calcext:value-type="float">
            <text:p>522</text:p>
          </table:table-cell>
          <table:table-cell table:style-name="ce4" table:formula="of:=[.F6]-[.T6]" office:value-type="float" office:value="-0.444444444444457" calcext:value-type="float">
            <text:p>0</text:p>
          </table:table-cell>
          <table:table-cell table:style-name="ce4" office:value-type="float" office:value="692.222222222222" calcext:value-type="float">
            <text:p>692</text:p>
          </table:table-cell>
          <table:table-cell table:style-name="ce4" table:formula="of:=[.G6]-[.V6]" office:value-type="float" office:value="10.7777777777778" calcext:value-type="float">
            <text:p>11</text:p>
          </table:table-cell>
          <table:table-cell table:style-name="ce4" office:value-type="float" office:value="679.888888888889" calcext:value-type="float">
            <text:p>680</text:p>
          </table:table-cell>
          <table:table-cell table:formula="of:=[.H6]-[.X6]" office:value-type="float" office:value="96.1111111111111" calcext:value-type="float">
            <text:p>96</text:p>
          </table:table-cell>
          <table:table-cell table:style-name="ce1" office:value-type="string" calcext:value-type="string">
            <text:p>30.0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087" calcext:value-type="float">
            <text:p>2087</text:p>
          </table:table-cell>
          <table:table-cell table:style-name="ce1" office:value-type="string" calcext:value-type="string">
            <text:p>29.01.2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115" calcext:value-type="float">
            <text:p>2115</text:p>
          </table:table-cell>
          <table:table-cell table:style-name="ce1" office:value-type="string" calcext:value-type="string">
            <text:p>27.01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358" calcext:value-type="float">
            <text:p>2358</text:p>
          </table:table-cell>
          <table:table-cell table:style-name="ce1" office:value-type="string" calcext:value-type="string">
            <text:p>26.01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117" calcext:value-type="float">
            <text:p>2117</text:p>
          </table:table-cell>
          <table:table-cell table:style-name="ce1" office:value-type="string" calcext:value-type="string">
            <text:p>25.0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string" calcext:value-type="string">
            <text:p>31.01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29.01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761" calcext:value-type="float">
            <text:p>2761</text:p>
          </table:table-cell>
          <table:table-cell table:style-name="ce1" office:value-type="string" calcext:value-type="string">
            <text:p>28.01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2190" calcext:value-type="float">
            <text:p>2190</text:p>
          </table:table-cell>
          <table:table-cell table:style-name="ce1" office:value-type="string" calcext:value-type="string">
            <text:p>27.01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2365" calcext:value-type="float">
            <text:p>2365</text:p>
          </table:table-cell>
          <table:table-cell/>
          <table:table-cell table:style-name="ce4" table:formula="of:=AVERAGE([.AA6];[.AI6];[.AQ6];[.AY6];[.BG6];[.BO6];[.BW6];[.CE6];[.CM6])" office:value-type="float" office:value="9.55555555555556" calcext:value-type="float">
            <text:p>10</text:p>
          </table:table-cell>
          <table:table-cell table:style-name="ce4" table:formula="of:=AVERAGE([.AB6];[.AJ6];[.AR6];[.AZ6];[.BH6];[.BP6];[.BX6];[.CF6];[.CN6])" office:value-type="float" office:value="38.7777777777778" calcext:value-type="float">
            <text:p>39</text:p>
          </table:table-cell>
          <table:table-cell table:style-name="ce4" table:formula="of:=AVERAGE([.AC6];[.AK6];[.AS6];[.BA6];[.BI6];[.BQ6];[.BY6];[.CG6];[.CO6])" office:value-type="float" office:value="394.111111111111" calcext:value-type="float">
            <text:p>394</text:p>
          </table:table-cell>
          <table:table-cell table:style-name="ce4" table:formula="of:=AVERAGE([.AD6];[.AL6];[.AT6];[.BB6];[.BJ6];[.BR6];[.BZ6];[.CH6];[.CP6])" office:value-type="float" office:value="504.555555555556" calcext:value-type="float">
            <text:p>505</text:p>
          </table:table-cell>
          <table:table-cell table:style-name="ce4" table:formula="of:=AVERAGE([.AE6];[.AM6];[.AU6];[.BC6];[.BK6];[.BS6];[.CA6];[.CI6];[.CQ6])" office:value-type="float" office:value="674.111111111111" calcext:value-type="float">
            <text:p>674</text:p>
          </table:table-cell>
          <table:table-cell table:style-name="ce4" table:formula="of:=AVERAGE([.AF6];[.AN6];[.AV6];[.BD6];[.BL6];[.BT6];[.CB6];[.CJ6];[.CR6])" office:value-type="float" office:value="668.666666666667" calcext:value-type="float">
            <text:p>669</text:p>
          </table:table-cell>
          <table:table-cell table:style-name="ce4" table:formula="of:=AVERAGE([.AG6];[.AO6];[.AW6];[.BE6];[.BM6];[.BU6];[.CC6];[.CK6];[.CS6])" office:value-type="float" office:value="2289.77777777778" calcext:value-type="float">
            <text:p>2290</text:p>
          </table:table-cell>
        </table:table-row>
        <table:table-row table:style-name="ro2">
          <table:table-cell table:style-name="ce2" office:value-type="date" office:date-value="2020-02-09" calcext:value-type="date">
            <text:p>09.02.2020</text:p>
          </table:table-cell>
          <table:table-cell table:style-name="ce1" table:formula="of:=DAYS([.A7];[.$A$58])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85.66666666667" calcext:value-type="float">
            <text:p>2386</text:p>
          </table:table-cell>
          <table:table-cell table:style-name="ce3" table:formula="of:=[.I7]-[.K6]" office:value-type="float" office:value="10.7777777777778" calcext:value-type="float">
            <text:p>11</text:p>
          </table:table-cell>
          <table:table-cell table:formula="of:=[.L7]-[.J7]" office:value-type="float" office:value="10.7777777777778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7]-[.N7]" office:value-type="float" office:value="-3" calcext:value-type="float">
            <text:p>-3</text:p>
          </table:table-cell>
          <table:table-cell table:style-name="ce4" office:value-type="float" office:value="42.7777777777778" calcext:value-type="float">
            <text:p>43</text:p>
          </table:table-cell>
          <table:table-cell table:style-name="ce4" table:formula="of:=[.D7]-[.P7]" office:value-type="float" office:value="-4.77777777777778" calcext:value-type="float">
            <text:p>-5</text:p>
          </table:table-cell>
          <table:table-cell table:style-name="ce4" office:value-type="float" office:value="406.111111111111" calcext:value-type="float">
            <text:p>406</text:p>
          </table:table-cell>
          <table:table-cell table:style-name="ce4" table:formula="of:=[.E7]-[.R7]" office:value-type="float" office:value="-78.1111111111111" calcext:value-type="float">
            <text:p>-78</text:p>
          </table:table-cell>
          <table:table-cell table:style-name="ce4" office:value-type="float" office:value="533.111111111111" calcext:value-type="float">
            <text:p>533</text:p>
          </table:table-cell>
          <table:table-cell table:style-name="ce4" table:formula="of:=[.F7]-[.T7]" office:value-type="float" office:value="27.8888888888889" calcext:value-type="float">
            <text:p>28</text:p>
          </table:table-cell>
          <table:table-cell table:style-name="ce4" office:value-type="float" office:value="702.666666666667" calcext:value-type="float">
            <text:p>703</text:p>
          </table:table-cell>
          <table:table-cell table:style-name="ce4" table:formula="of:=[.G7]-[.V7]" office:value-type="float" office:value="-13.6666666666666" calcext:value-type="float">
            <text:p>-14</text:p>
          </table:table-cell>
          <table:table-cell table:style-name="ce4" office:value-type="float" office:value="692" calcext:value-type="float">
            <text:p>692</text:p>
          </table:table-cell>
          <table:table-cell table:formula="of:=[.H7]-[.X7]" office:value-type="float" office:value="39" calcext:value-type="float">
            <text:p>39</text:p>
          </table:table-cell>
          <table:table-cell table:style-name="ce1" office:value-type="string" calcext:value-type="string">
            <text:p>06.02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string" calcext:value-type="string">
            <text:p>05.02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201" calcext:value-type="float">
            <text:p>2201</text:p>
          </table:table-cell>
          <table:table-cell table:style-name="ce1" office:value-type="string" calcext:value-type="string">
            <text:p>03.02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2459" calcext:value-type="float">
            <text:p>2459</text:p>
          </table:table-cell>
          <table:table-cell table:style-name="ce1" office:value-type="string" calcext:value-type="string">
            <text:p>02.02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01.02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580" calcext:value-type="float">
            <text:p>2580</text:p>
          </table:table-cell>
          <table:table-cell table:style-name="ce1" office:value-type="string" calcext:value-type="string">
            <text:p>07.02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2137" calcext:value-type="float">
            <text:p>2137</text:p>
          </table:table-cell>
          <table:table-cell table:style-name="ce1" office:value-type="string" calcext:value-type="string">
            <text:p>05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string" calcext:value-type="string">
            <text:p>04.0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string" calcext:value-type="string">
            <text:p>03.02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497" calcext:value-type="float">
            <text:p>2497</text:p>
          </table:table-cell>
          <table:table-cell/>
          <table:table-cell table:style-name="ce4" table:formula="of:=AVERAGE([.AA7];[.AI7];[.AQ7];[.AY7];[.BG7];[.BO7];[.BW7];[.CE7];[.CM7])" office:value-type="float" office:value="9.44444444444444" calcext:value-type="float">
            <text:p>9</text:p>
          </table:table-cell>
          <table:table-cell table:style-name="ce4" table:formula="of:=AVERAGE([.AB7];[.AJ7];[.AR7];[.AZ7];[.BH7];[.BP7];[.BX7];[.CF7];[.CN7])" office:value-type="float" office:value="42" calcext:value-type="float">
            <text:p>42</text:p>
          </table:table-cell>
          <table:table-cell table:style-name="ce4" table:formula="of:=AVERAGE([.AC7];[.AK7];[.AS7];[.BA7];[.BI7];[.BQ7];[.BY7];[.CG7];[.CO7])" office:value-type="float" office:value="396.222222222222" calcext:value-type="float">
            <text:p>396</text:p>
          </table:table-cell>
          <table:table-cell table:style-name="ce4" table:formula="of:=AVERAGE([.AD7];[.AL7];[.AT7];[.BB7];[.BJ7];[.BR7];[.BZ7];[.CH7];[.CP7])" office:value-type="float" office:value="522.444444444445" calcext:value-type="float">
            <text:p>522</text:p>
          </table:table-cell>
          <table:table-cell table:style-name="ce4" table:formula="of:=AVERAGE([.AE7];[.AM7];[.AU7];[.BC7];[.BK7];[.BS7];[.CA7];[.CI7];[.CQ7])" office:value-type="float" office:value="692.222222222222" calcext:value-type="float">
            <text:p>692</text:p>
          </table:table-cell>
          <table:table-cell table:style-name="ce4" table:formula="of:=AVERAGE([.AF7];[.AN7];[.AV7];[.BD7];[.BL7];[.BT7];[.CB7];[.CJ7];[.CR7])" office:value-type="float" office:value="679.888888888889" calcext:value-type="float">
            <text:p>680</text:p>
          </table:table-cell>
          <table:table-cell table:style-name="ce4" table:formula="of:=AVERAGE([.AG7];[.AO7];[.AW7];[.BE7];[.BM7];[.BU7];[.CC7];[.CK7];[.CS7])" office:value-type="float" office:value="2342.22222222222" calcext:value-type="float">
            <text:p>2342</text:p>
          </table:table-cell>
        </table:table-row>
        <table:table-row table:style-name="ro2">
          <table:table-cell table:style-name="ce2" office:value-type="date" office:date-value="2020-02-16" calcext:value-type="date">
            <text:p>16.02.2020</text:p>
          </table:table-cell>
          <table:table-cell table:style-name="ce1" table:formula="of:=DAYS([.A8];[.$A$58])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91" calcext:value-type="float">
            <text:p>2391</text:p>
          </table:table-cell>
          <table:table-cell table:style-name="ce3" table:formula="of:=[.I8]-[.K7]" office:value-type="float" office:value="5.33333333333349" calcext:value-type="float">
            <text:p>5</text:p>
          </table:table-cell>
          <table:table-cell table:formula="of:=[.L8]-[.J8]" office:value-type="float" office:value="5.33333333333349" calcext:value-type="float">
            <text:p>5</text:p>
          </table:table-cell>
          <table:table-cell table:style-name="ce4" office:value-type="float" office:value="7.77777777777778" calcext:value-type="float">
            <text:p>8</text:p>
          </table:table-cell>
          <table:table-cell table:style-name="ce4" table:formula="of:=[.C8]-[.N8]" office:value-type="float" office:value="0.222222222222222" calcext:value-type="float">
            <text:p>0</text:p>
          </table:table-cell>
          <table:table-cell table:style-name="ce4" office:value-type="float" office:value="41.7777777777778" calcext:value-type="float">
            <text:p>42</text:p>
          </table:table-cell>
          <table:table-cell table:style-name="ce4" table:formula="of:=[.D8]-[.P8]" office:value-type="float" office:value="-6.77777777777778" calcext:value-type="float">
            <text:p>-7</text:p>
          </table:table-cell>
          <table:table-cell table:style-name="ce4" office:value-type="float" office:value="405.777777777778" calcext:value-type="float">
            <text:p>406</text:p>
          </table:table-cell>
          <table:table-cell table:style-name="ce4" table:formula="of:=[.E8]-[.R8]" office:value-type="float" office:value="-89.7777777777778" calcext:value-type="float">
            <text:p>-90</text:p>
          </table:table-cell>
          <table:table-cell table:style-name="ce4" office:value-type="float" office:value="523.888888888889" calcext:value-type="float">
            <text:p>524</text:p>
          </table:table-cell>
          <table:table-cell table:style-name="ce4" table:formula="of:=[.F8]-[.T8]" office:value-type="float" office:value="22.1111111111111" calcext:value-type="float">
            <text:p>22</text:p>
          </table:table-cell>
          <table:table-cell table:style-name="ce4" office:value-type="float" office:value="703.888888888889" calcext:value-type="float">
            <text:p>704</text:p>
          </table:table-cell>
          <table:table-cell table:style-name="ce4" table:formula="of:=[.G8]-[.V8]" office:value-type="float" office:value="-23.8888888888889" calcext:value-type="float">
            <text:p>-24</text:p>
          </table:table-cell>
          <table:table-cell table:style-name="ce4" office:value-type="float" office:value="707.888888888889" calcext:value-type="float">
            <text:p>708</text:p>
          </table:table-cell>
          <table:table-cell table:formula="of:=[.H8]-[.X8]" office:value-type="float" office:value="98.1111111111111" calcext:value-type="float">
            <text:p>98</text:p>
          </table:table-cell>
          <table:table-cell table:style-name="ce1" office:value-type="string" calcext:value-type="string">
            <text:p>13.02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275" calcext:value-type="float">
            <text:p>2275</text:p>
          </table:table-cell>
          <table:table-cell table:style-name="ce1" office:value-type="string" calcext:value-type="string">
            <text:p>12.02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281" calcext:value-type="float">
            <text:p>2281</text:p>
          </table:table-cell>
          <table:table-cell table:style-name="ce1" office:value-type="string" calcext:value-type="string">
            <text:p>10.02.20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string" calcext:value-type="string">
            <text:p>09.02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08.02.2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string" calcext:value-type="string">
            <text:p>14.02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office:value-type="string" calcext:value-type="string">
            <text:p>12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string" calcext:value-type="string">
            <text:p>11.02.20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404" calcext:value-type="float">
            <text:p>2404</text:p>
          </table:table-cell>
          <table:table-cell table:style-name="ce1" office:value-type="string" calcext:value-type="string">
            <text:p>10.0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445" calcext:value-type="float">
            <text:p>2445</text:p>
          </table:table-cell>
          <table:table-cell/>
          <table:table-cell table:style-name="ce4" table:formula="of:=AVERAGE([.AA8];[.AI8];[.AQ8];[.AY8];[.BG8];[.BO8];[.BW8];[.CE8];[.CM8])" office:value-type="float" office:value="9" calcext:value-type="float">
            <text:p>9</text:p>
          </table:table-cell>
          <table:table-cell table:style-name="ce4" table:formula="of:=AVERAGE([.AB8];[.AJ8];[.AR8];[.AZ8];[.BH8];[.BP8];[.BX8];[.CF8];[.CN8])" office:value-type="float" office:value="42.7777777777778" calcext:value-type="float">
            <text:p>43</text:p>
          </table:table-cell>
          <table:table-cell table:style-name="ce4" table:formula="of:=AVERAGE([.AC8];[.AK8];[.AS8];[.BA8];[.BI8];[.BQ8];[.BY8];[.CG8];[.CO8])" office:value-type="float" office:value="406.111111111111" calcext:value-type="float">
            <text:p>406</text:p>
          </table:table-cell>
          <table:table-cell table:style-name="ce4" table:formula="of:=AVERAGE([.AD8];[.AL8];[.AT8];[.BB8];[.BJ8];[.BR8];[.BZ8];[.CH8];[.CP8])" office:value-type="float" office:value="533.111111111111" calcext:value-type="float">
            <text:p>533</text:p>
          </table:table-cell>
          <table:table-cell table:style-name="ce4" table:formula="of:=AVERAGE([.AE8];[.AM8];[.AU8];[.BC8];[.BK8];[.BS8];[.CA8];[.CI8];[.CQ8])" office:value-type="float" office:value="702.666666666667" calcext:value-type="float">
            <text:p>703</text:p>
          </table:table-cell>
          <table:table-cell table:style-name="ce4" table:formula="of:=AVERAGE([.AF8];[.AN8];[.AV8];[.BD8];[.BL8];[.BT8];[.CB8];[.CJ8];[.CR8])" office:value-type="float" office:value="692" calcext:value-type="float">
            <text:p>692</text:p>
          </table:table-cell>
          <table:table-cell table:style-name="ce4" table:formula="of:=AVERAGE([.AG8];[.AO8];[.AW8];[.BE8];[.BM8];[.BU8];[.CC8];[.CK8];[.CS8])" office:value-type="float" office:value="2385.66666666667" calcext:value-type="float">
            <text:p>2386</text:p>
          </table:table-cell>
        </table:table-row>
        <table:table-row table:style-name="ro2">
          <table:table-cell table:style-name="ce2" office:value-type="date" office:date-value="2020-02-23" calcext:value-type="date">
            <text:p>23.02.2020</text:p>
          </table:table-cell>
          <table:table-cell table:style-name="ce1" table:formula="of:=DAYS([.A9];[.$A$58])" office:value-type="float" office:value="54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347" calcext:value-type="float">
            <text:p>23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94.55555555556" calcext:value-type="float">
            <text:p>2395</text:p>
          </table:table-cell>
          <table:table-cell table:style-name="ce3" table:formula="of:=[.I9]-[.K8]" office:value-type="float" office:value="-44" calcext:value-type="float">
            <text:p>-44</text:p>
          </table:table-cell>
          <table:table-cell table:formula="of:=[.L9]-[.J9]" office:value-type="float" office:value="-44" calcext:value-type="float">
            <text:p>-44</text:p>
          </table:table-cell>
          <table:table-cell table:style-name="ce4" office:value-type="float" office:value="11.8888888888889" calcext:value-type="float">
            <text:p>12</text:p>
          </table:table-cell>
          <table:table-cell table:style-name="ce4" table:formula="of:=[.C9]-[.N9]" office:value-type="float" office:value="-2.88888888888889" calcext:value-type="float">
            <text:p>-3</text:p>
          </table:table-cell>
          <table:table-cell table:style-name="ce4" office:value-type="float" office:value="43.8888888888889" calcext:value-type="float">
            <text:p>44</text:p>
          </table:table-cell>
          <table:table-cell table:style-name="ce4" table:formula="of:=[.D9]-[.P9]" office:value-type="float" office:value="-17.8888888888889" calcext:value-type="float">
            <text:p>-18</text:p>
          </table:table-cell>
          <table:table-cell table:style-name="ce4" office:value-type="float" office:value="396.888888888889" calcext:value-type="float">
            <text:p>397</text:p>
          </table:table-cell>
          <table:table-cell table:style-name="ce4" table:formula="of:=[.E9]-[.R9]" office:value-type="float" office:value="-59.8888888888889" calcext:value-type="float">
            <text:p>-60</text:p>
          </table:table-cell>
          <table:table-cell table:style-name="ce4" office:value-type="float" office:value="546.111111111111" calcext:value-type="float">
            <text:p>546</text:p>
          </table:table-cell>
          <table:table-cell table:style-name="ce4" table:formula="of:=[.F9]-[.T9]" office:value-type="float" office:value="-37.1111111111111" calcext:value-type="float">
            <text:p>-37</text:p>
          </table:table-cell>
          <table:table-cell table:style-name="ce4" office:value-type="float" office:value="695.444444444444" calcext:value-type="float">
            <text:p>695</text:p>
          </table:table-cell>
          <table:table-cell table:style-name="ce4" table:formula="of:=[.G9]-[.V9]" office:value-type="float" office:value="13.5555555555555" calcext:value-type="float">
            <text:p>14</text:p>
          </table:table-cell>
          <table:table-cell table:style-name="ce4" office:value-type="float" office:value="700.333333333333" calcext:value-type="float">
            <text:p>700</text:p>
          </table:table-cell>
          <table:table-cell table:formula="of:=[.H9]-[.X9]" office:value-type="float" office:value="56.6666666666666" calcext:value-type="float">
            <text:p>57</text:p>
          </table:table-cell>
          <table:table-cell table:style-name="ce1" office:value-type="string" calcext:value-type="string">
            <text:p>20.02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string" calcext:value-type="string">
            <text:p>19.02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321" calcext:value-type="float">
            <text:p>2321</text:p>
          </table:table-cell>
          <table:table-cell table:style-name="ce1" office:value-type="string" calcext:value-type="string">
            <text:p>17.02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385" calcext:value-type="float">
            <text:p>2385</text:p>
          </table:table-cell>
          <table:table-cell table:style-name="ce1" office:value-type="string" calcext:value-type="string">
            <text:p>16.02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string" calcext:value-type="string">
            <text:p>15.0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732" calcext:value-type="float">
            <text:p>2732</text:p>
          </table:table-cell>
          <table:table-cell table:style-name="ce1" office:value-type="string" calcext:value-type="string">
            <text:p>21.02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string" calcext:value-type="string">
            <text:p>19.02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string" calcext:value-type="string">
            <text:p>18.0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string" calcext:value-type="string">
            <text:p>17.02.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509" calcext:value-type="float">
            <text:p>2509</text:p>
          </table:table-cell>
          <table:table-cell/>
          <table:table-cell table:style-name="ce4" table:formula="of:=AVERAGE([.AA9];[.AI9];[.AQ9];[.AY9];[.BG9];[.BO9];[.BW9];[.CE9];[.CM9])" office:value-type="float" office:value="7.77777777777778" calcext:value-type="float">
            <text:p>8</text:p>
          </table:table-cell>
          <table:table-cell table:style-name="ce4" table:formula="of:=AVERAGE([.AB9];[.AJ9];[.AR9];[.AZ9];[.BH9];[.BP9];[.BX9];[.CF9];[.CN9])" office:value-type="float" office:value="41.7777777777778" calcext:value-type="float">
            <text:p>42</text:p>
          </table:table-cell>
          <table:table-cell table:style-name="ce4" table:formula="of:=AVERAGE([.AC9];[.AK9];[.AS9];[.BA9];[.BI9];[.BQ9];[.BY9];[.CG9];[.CO9])" office:value-type="float" office:value="405.777777777778" calcext:value-type="float">
            <text:p>406</text:p>
          </table:table-cell>
          <table:table-cell table:style-name="ce4" table:formula="of:=AVERAGE([.AD9];[.AL9];[.AT9];[.BB9];[.BJ9];[.BR9];[.BZ9];[.CH9];[.CP9])" office:value-type="float" office:value="523.888888888889" calcext:value-type="float">
            <text:p>524</text:p>
          </table:table-cell>
          <table:table-cell table:style-name="ce4" table:formula="of:=AVERAGE([.AE9];[.AM9];[.AU9];[.BC9];[.BK9];[.BS9];[.CA9];[.CI9];[.CQ9])" office:value-type="float" office:value="703.888888888889" calcext:value-type="float">
            <text:p>704</text:p>
          </table:table-cell>
          <table:table-cell table:style-name="ce4" table:formula="of:=AVERAGE([.AF9];[.AN9];[.AV9];[.BD9];[.BL9];[.BT9];[.CB9];[.CJ9];[.CR9])" office:value-type="float" office:value="707.888888888889" calcext:value-type="float">
            <text:p>708</text:p>
          </table:table-cell>
          <table:table-cell table:style-name="ce4" table:formula="of:=AVERAGE([.AG9];[.AO9];[.AW9];[.BE9];[.BM9];[.BU9];[.CC9];[.CK9];[.CS9])" office:value-type="float" office:value="2391" calcext:value-type="float">
            <text:p>2391</text:p>
          </table:table-cell>
        </table:table-row>
        <table:table-row table:style-name="ro2">
          <table:table-cell table:style-name="ce2" office:value-type="date" office:date-value="2020-03-01" calcext:value-type="date">
            <text:p>01.03.2020</text:p>
          </table:table-cell>
          <table:table-cell table:style-name="ce1" table:formula="of:=DAYS([.A10];[.$A$58])" office:value-type="float" office:value="61" calcext:value-type="float">
            <text:p>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table:formula="of:=[.I10]-[.K9]" office:value-type="float" office:value="-35.5555555555557" calcext:value-type="float">
            <text:p>-36</text:p>
          </table:table-cell>
          <table:table-cell table:formula="of:=[.L10]-[.J10]" office:value-type="float" office:value="-35.5555555555557" calcext:value-type="float">
            <text:p>-36</text:p>
          </table:table-cell>
          <table:table-cell table:style-name="ce4" office:value-type="float" office:value="9.22222222222222" calcext:value-type="float">
            <text:p>9</text:p>
          </table:table-cell>
          <table:table-cell table:style-name="ce4" table:formula="of:=[.C10]-[.N10]" office:value-type="float" office:value="0.777777777777779" calcext:value-type="float">
            <text:p>1</text:p>
          </table:table-cell>
          <table:table-cell table:style-name="ce4" office:value-type="float" office:value="41.7777777777778" calcext:value-type="float">
            <text:p>42</text:p>
          </table:table-cell>
          <table:table-cell table:style-name="ce4" table:formula="of:=[.D10]-[.P10]" office:value-type="float" office:value="0.222222222222221" calcext:value-type="float">
            <text:p>0</text:p>
          </table:table-cell>
          <table:table-cell table:style-name="ce4" office:value-type="float" office:value="396.777777777778" calcext:value-type="float">
            <text:p>397</text:p>
          </table:table-cell>
          <table:table-cell table:style-name="ce4" table:formula="of:=[.E10]-[.R10]" office:value-type="float" office:value="-69.7777777777778" calcext:value-type="float">
            <text:p>-70</text:p>
          </table:table-cell>
          <table:table-cell table:style-name="ce4" office:value-type="float" office:value="533" calcext:value-type="float">
            <text:p>533</text:p>
          </table:table-cell>
          <table:table-cell table:style-name="ce4" table:formula="of:=[.F10]-[.T10]" office:value-type="float" office:value="31" calcext:value-type="float">
            <text:p>31</text:p>
          </table:table-cell>
          <table:table-cell table:style-name="ce4" office:value-type="float" office:value="693.222222222222" calcext:value-type="float">
            <text:p>693</text:p>
          </table:table-cell>
          <table:table-cell table:style-name="ce4" table:formula="of:=[.G10]-[.V10]" office:value-type="float" office:value="-7.22222222222217" calcext:value-type="float">
            <text:p>-7</text:p>
          </table:table-cell>
          <table:table-cell table:style-name="ce4" office:value-type="float" office:value="675" calcext:value-type="float">
            <text:p>675</text:p>
          </table:table-cell>
          <table:table-cell table:formula="of:=[.H10]-[.X10]" office:value-type="float" office:value="55" calcext:value-type="float">
            <text:p>55</text:p>
          </table:table-cell>
          <table:table-cell table:style-name="ce1" office:value-type="string" calcext:value-type="string">
            <text:p>27.02.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298" calcext:value-type="float">
            <text:p>2298</text:p>
          </table:table-cell>
          <table:table-cell table:style-name="ce1" office:value-type="string" calcext:value-type="string">
            <text:p>26.02.20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string" calcext:value-type="string">
            <text:p>24.02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365" calcext:value-type="float">
            <text:p>2365</text:p>
          </table:table-cell>
          <table:table-cell table:style-name="ce1" office:value-type="string" calcext:value-type="string">
            <text:p>23.02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109" calcext:value-type="float">
            <text:p>2109</text:p>
          </table:table-cell>
          <table:table-cell table:style-name="ce1" office:value-type="string" calcext:value-type="string">
            <text:p>22.02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office:value-type="string" calcext:value-type="string">
            <text:p>28.02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2214" calcext:value-type="float">
            <text:p>2214</text:p>
          </table:table-cell>
          <table:table-cell table:style-name="ce1" office:value-type="string" calcext:value-type="string">
            <text:p>26.0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25.02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string" calcext:value-type="string">
            <text:p>24.02.20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2496" calcext:value-type="float">
            <text:p>2496</text:p>
          </table:table-cell>
          <table:table-cell/>
          <table:table-cell table:style-name="ce4" table:formula="of:=AVERAGE([.AA10];[.AI10];[.AQ10];[.AY10];[.BG10];[.BO10];[.BW10];[.CE10];[.CM10])" office:value-type="float" office:value="11.8888888888889" calcext:value-type="float">
            <text:p>12</text:p>
          </table:table-cell>
          <table:table-cell table:style-name="ce4" table:formula="of:=AVERAGE([.AB10];[.AJ10];[.AR10];[.AZ10];[.BH10];[.BP10];[.BX10];[.CF10];[.CN10])" office:value-type="float" office:value="43.8888888888889" calcext:value-type="float">
            <text:p>44</text:p>
          </table:table-cell>
          <table:table-cell table:style-name="ce4" table:formula="of:=AVERAGE([.AC10];[.AK10];[.AS10];[.BA10];[.BI10];[.BQ10];[.BY10];[.CG10];[.CO10])" office:value-type="float" office:value="396.888888888889" calcext:value-type="float">
            <text:p>397</text:p>
          </table:table-cell>
          <table:table-cell table:style-name="ce4" table:formula="of:=AVERAGE([.AD10];[.AL10];[.AT10];[.BB10];[.BJ10];[.BR10];[.BZ10];[.CH10];[.CP10])" office:value-type="float" office:value="546.111111111111" calcext:value-type="float">
            <text:p>546</text:p>
          </table:table-cell>
          <table:table-cell table:style-name="ce4" table:formula="of:=AVERAGE([.AE10];[.AM10];[.AU10];[.BC10];[.BK10];[.BS10];[.CA10];[.CI10];[.CQ10])" office:value-type="float" office:value="695.444444444444" calcext:value-type="float">
            <text:p>695</text:p>
          </table:table-cell>
          <table:table-cell table:style-name="ce4" table:formula="of:=AVERAGE([.AF10];[.AN10];[.AV10];[.BD10];[.BL10];[.BT10];[.CB10];[.CJ10];[.CR10])" office:value-type="float" office:value="700.333333333333" calcext:value-type="float">
            <text:p>700</text:p>
          </table:table-cell>
          <table:table-cell table:style-name="ce4" table:formula="of:=AVERAGE([.AG10];[.AO10];[.AW10];[.BE10];[.BM10];[.BU10];[.CC10];[.CK10];[.CS10])" office:value-type="float" office:value="2394.55555555556" calcext:value-type="float">
            <text:p>2395</text:p>
          </table:table-cell>
        </table:table-row>
        <table:table-row table:style-name="ro2">
          <table:table-cell table:style-name="ce2" office:value-type="date" office:date-value="2020-03-08" calcext:value-type="date">
            <text:p>08.03.2020</text:p>
          </table:table-cell>
          <table:table-cell table:style-name="ce1" table:formula="of:=DAYS([.A11];[.$A$58])" office:value-type="float" office:value="68" calcext:value-type="float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292" calcext:value-type="float">
            <text:p>229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316.66666666667" calcext:value-type="float">
            <text:p>2317</text:p>
          </table:table-cell>
          <table:table-cell table:style-name="ce3" table:formula="of:=[.I11]-[.K10]" office:value-type="float" office:value="-57" calcext:value-type="float">
            <text:p>-57</text:p>
          </table:table-cell>
          <table:table-cell table:formula="of:=[.L11]-[.J11]" office:value-type="float" office:value="-57" calcext:value-type="float">
            <text:p>-57</text:p>
          </table:table-cell>
          <table:table-cell table:style-name="ce4" office:value-type="float" office:value="8.55555555555556" calcext:value-type="float">
            <text:p>9</text:p>
          </table:table-cell>
          <table:table-cell table:style-name="ce4" table:formula="of:=[.C11]-[.N11]" office:value-type="float" office:value="-2.55555555555556" calcext:value-type="float">
            <text:p>-3</text:p>
          </table:table-cell>
          <table:table-cell table:style-name="ce4" office:value-type="float" office:value="39.6666666666667" calcext:value-type="float">
            <text:p>40</text:p>
          </table:table-cell>
          <table:table-cell table:style-name="ce4" table:formula="of:=[.D11]-[.P11]" office:value-type="float" office:value="-2.66666666666666" calcext:value-type="float">
            <text:p>-3</text:p>
          </table:table-cell>
          <table:table-cell table:style-name="ce4" office:value-type="float" office:value="381" calcext:value-type="float">
            <text:p>381</text:p>
          </table:table-cell>
          <table:table-cell table:style-name="ce4" table:formula="of:=[.E11]-[.R11]" office:value-type="float" office:value="-47" calcext:value-type="float">
            <text:p>-47</text:p>
          </table:table-cell>
          <table:table-cell table:style-name="ce4" office:value-type="float" office:value="519.777777777778" calcext:value-type="float">
            <text:p>520</text:p>
          </table:table-cell>
          <table:table-cell table:style-name="ce4" table:formula="of:=[.F11]-[.T11]" office:value-type="float" office:value="33.2222222222222" calcext:value-type="float">
            <text:p>33</text:p>
          </table:table-cell>
          <table:table-cell table:style-name="ce4" office:value-type="float" office:value="684" calcext:value-type="float">
            <text:p>684</text:p>
          </table:table-cell>
          <table:table-cell table:style-name="ce4" table:formula="of:=[.G11]-[.V11]" office:value-type="float" office:value="-43" calcext:value-type="float">
            <text:p>-43</text:p>
          </table:table-cell>
          <table:table-cell table:style-name="ce4" office:value-type="float" office:value="683.666666666667" calcext:value-type="float">
            <text:p>684</text:p>
          </table:table-cell>
          <table:table-cell table:formula="of:=[.H11]-[.X11]" office:value-type="float" office:value="37.3333333333334" calcext:value-type="float">
            <text:p>37</text:p>
          </table:table-cell>
          <table:table-cell table:style-name="ce1" office:value-type="string" calcext:value-type="string">
            <text:p>06.03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255" calcext:value-type="float">
            <text:p>2255</text:p>
          </table:table-cell>
          <table:table-cell table:style-name="ce1" office:value-type="string" calcext:value-type="string">
            <text:p>04.03.20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243" calcext:value-type="float">
            <text:p>2243</text:p>
          </table:table-cell>
          <table:table-cell table:style-name="ce1" office:value-type="string" calcext:value-type="string">
            <text:p>03.03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string" calcext:value-type="string">
            <text:p>02.03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01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609" calcext:value-type="float">
            <text:p>2609</text:p>
          </table:table-cell>
          <table:table-cell table:style-name="ce1" office:value-type="string" calcext:value-type="string">
            <text:p>06.03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string" calcext:value-type="string">
            <text:p>05.03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string" calcext:value-type="string">
            <text:p>04.03.20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819" calcext:value-type="float">
            <text:p>2819</text:p>
          </table:table-cell>
          <table:table-cell table:style-name="ce1" office:value-type="string" calcext:value-type="string">
            <text:p>03.03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2313" calcext:value-type="float">
            <text:p>2313</text:p>
          </table:table-cell>
          <table:table-cell/>
          <table:table-cell table:style-name="ce4" table:formula="of:=AVERAGE([.AA11];[.AI11];[.AQ11];[.AY11];[.BG11];[.BO11];[.BW11];[.CE11];[.CM11])" office:value-type="float" office:value="9.22222222222222" calcext:value-type="float">
            <text:p>9</text:p>
          </table:table-cell>
          <table:table-cell table:style-name="ce4" table:formula="of:=AVERAGE([.AB11];[.AJ11];[.AR11];[.AZ11];[.BH11];[.BP11];[.BX11];[.CF11];[.CN11])" office:value-type="float" office:value="41.7777777777778" calcext:value-type="float">
            <text:p>42</text:p>
          </table:table-cell>
          <table:table-cell table:style-name="ce4" table:formula="of:=AVERAGE([.AC11];[.AK11];[.AS11];[.BA11];[.BI11];[.BQ11];[.BY11];[.CG11];[.CO11])" office:value-type="float" office:value="396.777777777778" calcext:value-type="float">
            <text:p>397</text:p>
          </table:table-cell>
          <table:table-cell table:style-name="ce4" table:formula="of:=AVERAGE([.AD11];[.AL11];[.AT11];[.BB11];[.BJ11];[.BR11];[.BZ11];[.CH11];[.CP11])" office:value-type="float" office:value="533" calcext:value-type="float">
            <text:p>533</text:p>
          </table:table-cell>
          <table:table-cell table:style-name="ce4" table:formula="of:=AVERAGE([.AE11];[.AM11];[.AU11];[.BC11];[.BK11];[.BS11];[.CA11];[.CI11];[.CQ11])" office:value-type="float" office:value="693.222222222222" calcext:value-type="float">
            <text:p>693</text:p>
          </table:table-cell>
          <table:table-cell table:style-name="ce4" table:formula="of:=AVERAGE([.AF11];[.AN11];[.AV11];[.BD11];[.BL11];[.BT11];[.CB11];[.CJ11];[.CR11])" office:value-type="float" office:value="675" calcext:value-type="float">
            <text:p>675</text:p>
          </table:table-cell>
          <table:table-cell table:style-name="ce4" table:formula="of:=AVERAGE([.AG11];[.AO11];[.AW11];[.BE11];[.BM11];[.BU11];[.CC11];[.CK11];[.CS11])" office:value-type="float" office:value="2349" calcext:value-type="float">
            <text:p>2349</text:p>
          </table:table-cell>
        </table:table-row>
        <table:table-row table:style-name="ro2">
          <table:table-cell table:style-name="ce2" office:value-type="date" office:date-value="2020-03-15" calcext:value-type="date">
            <text:p>15.03.2020</text:p>
          </table:table-cell>
          <table:table-cell table:style-name="ce1" table:formula="of:=DAYS([.A12];[.$A$58])"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283</text:p>
          </table:table-cell>
          <table:table-cell table:style-name="ce3" table:formula="of:=[.I12]-[.K11]" office:value-type="float" office:value="-14.6666666666665" calcext:value-type="float">
            <text:p>-15</text:p>
          </table:table-cell>
          <table:table-cell table:formula="of:=[.L12]-[.J12]" office:value-type="float" office:value="-14.6666666666665" calcext:value-type="float">
            <text:p>-15</text:p>
          </table:table-cell>
          <table:table-cell table:style-name="ce4" office:value-type="float" office:value="8.33333333333333" calcext:value-type="float">
            <text:p>8</text:p>
          </table:table-cell>
          <table:table-cell table:style-name="ce4" table:formula="of:=[.C12]-[.N12]" office:value-type="float" office:value="-0.333333333333334" calcext:value-type="float">
            <text:p>0</text:p>
          </table:table-cell>
          <table:table-cell table:style-name="ce4" office:value-type="float" office:value="41.8888888888889" calcext:value-type="float">
            <text:p>42</text:p>
          </table:table-cell>
          <table:table-cell table:style-name="ce4" table:formula="of:=[.D12]-[.P12]" office:value-type="float" office:value="-8.88888888888889" calcext:value-type="float">
            <text:p>-9</text:p>
          </table:table-cell>
          <table:table-cell table:style-name="ce4" office:value-type="float" office:value="389.777777777778" calcext:value-type="float">
            <text:p>390</text:p>
          </table:table-cell>
          <table:table-cell table:style-name="ce4" table:formula="of:=[.E12]-[.R12]" office:value-type="float" office:value="-66.7777777777778" calcext:value-type="float">
            <text:p>-67</text:p>
          </table:table-cell>
          <table:table-cell table:style-name="ce4" office:value-type="float" office:value="503.222222222222" calcext:value-type="float">
            <text:p>503</text:p>
          </table:table-cell>
          <table:table-cell table:style-name="ce4" table:formula="of:=[.F12]-[.T12]" office:value-type="float" office:value="48.7777777777778" calcext:value-type="float">
            <text:p>49</text:p>
          </table:table-cell>
          <table:table-cell table:style-name="ce4" office:value-type="float" office:value="670.444444444444" calcext:value-type="float">
            <text:p>670</text:p>
          </table:table-cell>
          <table:table-cell table:style-name="ce4" table:formula="of:=[.G12]-[.V12]" office:value-type="float" office:value="-4.44444444444446" calcext:value-type="float">
            <text:p>-4</text:p>
          </table:table-cell>
          <table:table-cell table:style-name="ce4" office:value-type="float" office:value="669.333333333333" calcext:value-type="float">
            <text:p>669</text:p>
          </table:table-cell>
          <table:table-cell table:formula="of:=[.H12]-[.X12]" office:value-type="float" office:value="50.6666666666666" calcext:value-type="float">
            <text:p>51</text:p>
          </table:table-cell>
          <table:table-cell table:style-name="ce1" office:value-type="string" calcext:value-type="string">
            <text:p>13.03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string" calcext:value-type="string">
            <text:p>11.03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string" calcext:value-type="string">
            <text:p>10.03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318" calcext:value-type="float">
            <text:p>2318</text:p>
          </table:table-cell>
          <table:table-cell table:style-name="ce1" office:value-type="string" calcext:value-type="string">
            <text:p>09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string" calcext:value-type="string">
            <text:p>08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13.03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string" calcext:value-type="string">
            <text:p>12.03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225" calcext:value-type="float">
            <text:p>2225</text:p>
          </table:table-cell>
          <table:table-cell table:style-name="ce1" office:value-type="string" calcext:value-type="string">
            <text:p>11.03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2994" calcext:value-type="float">
            <text:p>2994</text:p>
          </table:table-cell>
          <table:table-cell table:style-name="ce1" office:value-type="string" calcext:value-type="string">
            <text:p>10.03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383" calcext:value-type="float">
            <text:p>2383</text:p>
          </table:table-cell>
          <table:table-cell/>
          <table:table-cell table:style-name="ce4" table:formula="of:=AVERAGE([.AA12];[.AI12];[.AQ12];[.AY12];[.BG12];[.BO12];[.BW12];[.CE12];[.CM12])" office:value-type="float" office:value="8.55555555555556" calcext:value-type="float">
            <text:p>9</text:p>
          </table:table-cell>
          <table:table-cell table:style-name="ce4" table:formula="of:=AVERAGE([.AB12];[.AJ12];[.AR12];[.AZ12];[.BH12];[.BP12];[.BX12];[.CF12];[.CN12])" office:value-type="float" office:value="39.6666666666667" calcext:value-type="float">
            <text:p>40</text:p>
          </table:table-cell>
          <table:table-cell table:style-name="ce4" table:formula="of:=AVERAGE([.AC12];[.AK12];[.AS12];[.BA12];[.BI12];[.BQ12];[.BY12];[.CG12];[.CO12])" office:value-type="float" office:value="381" calcext:value-type="float">
            <text:p>381</text:p>
          </table:table-cell>
          <table:table-cell table:style-name="ce4" table:formula="of:=AVERAGE([.AD12];[.AL12];[.AT12];[.BB12];[.BJ12];[.BR12];[.BZ12];[.CH12];[.CP12])" office:value-type="float" office:value="519.777777777778" calcext:value-type="float">
            <text:p>520</text:p>
          </table:table-cell>
          <table:table-cell table:style-name="ce4" table:formula="of:=AVERAGE([.AE12];[.AM12];[.AU12];[.BC12];[.BK12];[.BS12];[.CA12];[.CI12];[.CQ12])" office:value-type="float" office:value="684" calcext:value-type="float">
            <text:p>684</text:p>
          </table:table-cell>
          <table:table-cell table:style-name="ce4" table:formula="of:=AVERAGE([.AF12];[.AN12];[.AV12];[.BD12];[.BL12];[.BT12];[.CB12];[.CJ12];[.CR12])" office:value-type="float" office:value="683.666666666667" calcext:value-type="float">
            <text:p>684</text:p>
          </table:table-cell>
          <table:table-cell table:style-name="ce4" table:formula="of:=AVERAGE([.AG12];[.AO12];[.AW12];[.BE12];[.BM12];[.BU12];[.CC12];[.CK12];[.CS12])" office:value-type="float" office:value="2316.66666666667" calcext:value-type="float">
            <text:p>2317</text:p>
          </table:table-cell>
        </table:table-row>
        <table:table-row table:style-name="ro2">
          <table:table-cell table:style-name="ce2" office:value-type="date" office:date-value="2020-03-22" calcext:value-type="date">
            <text:p>22.03.2020</text:p>
          </table:table-cell>
          <table:table-cell table:style-name="ce1" table:formula="of:=DAYS([.A13];[.$A$58])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241.11111111111" calcext:value-type="float">
            <text:p>2241</text:p>
          </table:table-cell>
          <table:table-cell table:style-name="ce3" table:formula="of:=[.I13]-[.K12]" office:value-type="float" office:value="41" calcext:value-type="float">
            <text:p>41</text:p>
          </table:table-cell>
          <table:table-cell table:formula="of:=[.L13]-[.J13]" office:value-type="float" office:value="40" calcext:value-type="float">
            <text:p>40</text:p>
          </table:table-cell>
          <table:table-cell table:style-name="ce4" office:value-type="float" office:value="9.11111111111111" calcext:value-type="float">
            <text:p>9</text:p>
          </table:table-cell>
          <table:table-cell table:style-name="ce4" table:formula="of:=[.C13]-[.N13]" office:value-type="float" office:value="-0.111111111111111" calcext:value-type="float">
            <text:p>0</text:p>
          </table:table-cell>
          <table:table-cell table:style-name="ce4" office:value-type="float" office:value="41.3333333333333" calcext:value-type="float">
            <text:p>41</text:p>
          </table:table-cell>
          <table:table-cell table:style-name="ce4" table:formula="of:=[.D13]-[.P13]" office:value-type="float" office:value="-7.33333333333334" calcext:value-type="float">
            <text:p>-7</text:p>
          </table:table-cell>
          <table:table-cell table:style-name="ce4" office:value-type="float" office:value="388" calcext:value-type="float">
            <text:p>388</text:p>
          </table:table-cell>
          <table:table-cell table:style-name="ce4" table:formula="of:=[.E13]-[.R13]" office:value-type="float" office:value="-34" calcext:value-type="float">
            <text:p>-34</text:p>
          </table:table-cell>
          <table:table-cell table:style-name="ce4" office:value-type="float" office:value="503.555555555556" calcext:value-type="float">
            <text:p>504</text:p>
          </table:table-cell>
          <table:table-cell table:style-name="ce4" table:formula="of:=[.F13]-[.T13]" office:value-type="float" office:value="47.4444444444445" calcext:value-type="float">
            <text:p>47</text:p>
          </table:table-cell>
          <table:table-cell table:style-name="ce4" office:value-type="float" office:value="652.888888888889" calcext:value-type="float">
            <text:p>653</text:p>
          </table:table-cell>
          <table:table-cell table:style-name="ce4" table:formula="of:=[.G13]-[.V13]" office:value-type="float" office:value="6.11111111111109" calcext:value-type="float">
            <text:p>6</text:p>
          </table:table-cell>
          <table:table-cell table:style-name="ce4" office:value-type="float" office:value="646.222222222222" calcext:value-type="float">
            <text:p>646</text:p>
          </table:table-cell>
          <table:table-cell table:formula="of:=[.H13]-[.X13]" office:value-type="float" office:value="70.7777777777778" calcext:value-type="float">
            <text:p>71</text:p>
          </table:table-cell>
          <table:table-cell table:style-name="ce1" office:value-type="string" calcext:value-type="string">
            <text:p>20.03.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string" calcext:value-type="string">
            <text:p>18.03.2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194" calcext:value-type="float">
            <text:p>2194</text:p>
          </table:table-cell>
          <table:table-cell table:style-name="ce1" office:value-type="string" calcext:value-type="string">
            <text:p>17.03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325" calcext:value-type="float">
            <text:p>2325</text:p>
          </table:table-cell>
          <table:table-cell table:style-name="ce1" office:value-type="string" calcext:value-type="string">
            <text:p>16.03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088" calcext:value-type="float">
            <text:p>2088</text:p>
          </table:table-cell>
          <table:table-cell table:style-name="ce1" office:value-type="string" calcext:value-type="string">
            <text:p>15.03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91" calcext:value-type="float">
            <text:p>2291</text:p>
          </table:table-cell>
          <table:table-cell table:style-name="ce1" office:value-type="string" calcext:value-type="string">
            <text:p>20.03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155" calcext:value-type="float">
            <text:p>2155</text:p>
          </table:table-cell>
          <table:table-cell table:style-name="ce1" office:value-type="string" calcext:value-type="string">
            <text:p>19.03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string" calcext:value-type="string">
            <text:p>18.03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2782" calcext:value-type="float">
            <text:p>2782</text:p>
          </table:table-cell>
          <table:table-cell table:style-name="ce1" office:value-type="string" calcext:value-type="string">
            <text:p>17.03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2262" calcext:value-type="float">
            <text:p>2262</text:p>
          </table:table-cell>
          <table:table-cell/>
          <table:table-cell table:style-name="ce4" table:formula="of:=AVERAGE([.AA13];[.AI13];[.AQ13];[.AY13];[.BG13];[.BO13];[.BW13];[.CE13];[.CM13])" office:value-type="float" office:value="8.33333333333333" calcext:value-type="float">
            <text:p>8</text:p>
          </table:table-cell>
          <table:table-cell table:style-name="ce4" table:formula="of:=AVERAGE([.AB13];[.AJ13];[.AR13];[.AZ13];[.BH13];[.BP13];[.BX13];[.CF13];[.CN13])" office:value-type="float" office:value="41.8888888888889" calcext:value-type="float">
            <text:p>42</text:p>
          </table:table-cell>
          <table:table-cell table:style-name="ce4" table:formula="of:=AVERAGE([.AC13];[.AK13];[.AS13];[.BA13];[.BI13];[.BQ13];[.BY13];[.CG13];[.CO13])" office:value-type="float" office:value="389.777777777778" calcext:value-type="float">
            <text:p>390</text:p>
          </table:table-cell>
          <table:table-cell table:style-name="ce4" table:formula="of:=AVERAGE([.AD13];[.AL13];[.AT13];[.BB13];[.BJ13];[.BR13];[.BZ13];[.CH13];[.CP13])" office:value-type="float" office:value="503.222222222222" calcext:value-type="float">
            <text:p>503</text:p>
          </table:table-cell>
          <table:table-cell table:style-name="ce4" table:formula="of:=AVERAGE([.AE13];[.AM13];[.AU13];[.BC13];[.BK13];[.BS13];[.CA13];[.CI13];[.CQ13])" office:value-type="float" office:value="670.444444444444" calcext:value-type="float">
            <text:p>670</text:p>
          </table:table-cell>
          <table:table-cell table:style-name="ce4" table:formula="of:=AVERAGE([.AF13];[.AN13];[.AV13];[.BD13];[.BL13];[.BT13];[.CB13];[.CJ13];[.CR13])" office:value-type="float" office:value="669.333333333333" calcext:value-type="float">
            <text:p>669</text:p>
          </table:table-cell>
          <table:table-cell table:style-name="ce4" table:formula="of:=AVERAGE([.AG13];[.AO13];[.AW13];[.BE13];[.BM13];[.BU13];[.CC13];[.CK13];[.CS13])" office:value-type="float" office:value="2283" calcext:value-type="float">
            <text:p>2283</text:p>
          </table:table-cell>
        </table:table-row>
        <table:table-row table:style-name="ro2">
          <table:table-cell table:style-name="ce2" office:value-type="date" office:date-value="2020-03-29" calcext:value-type="date">
            <text:p>29.03.2020</text:p>
          </table:table-cell>
          <table:table-cell table:style-name="ce1" table:formula="of:=DAYS([.A14];[.$A$58])" office:value-type="float" office:value="89" calcext:value-type="float">
            <text:p>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2294" calcext:value-type="float">
            <text:p>2294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2202.55555555556" calcext:value-type="float">
            <text:p>2203</text:p>
          </table:table-cell>
          <table:table-cell table:style-name="ce3" table:formula="of:=[.I14]-[.K13]" office:value-type="float" office:value="52.8888888888887" calcext:value-type="float">
            <text:p>53</text:p>
          </table:table-cell>
          <table:table-cell table:formula="of:=[.L14]-[.J14]" office:value-type="float" office:value="30.8888888888887" calcext:value-type="float">
            <text:p>31</text:p>
          </table:table-cell>
          <table:table-cell table:style-name="ce4" office:value-type="float" office:value="8.11111111111111" calcext:value-type="float">
            <text:p>8</text:p>
          </table:table-cell>
          <table:table-cell table:style-name="ce4" table:formula="of:=[.C14]-[.N14]" office:value-type="float" office:value="-0.111111111111111" calcext:value-type="float">
            <text:p>0</text:p>
          </table:table-cell>
          <table:table-cell table:style-name="ce4" office:value-type="float" office:value="36.4444444444444" calcext:value-type="float">
            <text:p>36</text:p>
          </table:table-cell>
          <table:table-cell table:style-name="ce4" table:formula="of:=[.D14]-[.P14]" office:value-type="float" office:value="-0.444444444444443" calcext:value-type="float">
            <text:p>0</text:p>
          </table:table-cell>
          <table:table-cell table:style-name="ce4" office:value-type="float" office:value="362.666666666667" calcext:value-type="float">
            <text:p>363</text:p>
          </table:table-cell>
          <table:table-cell table:style-name="ce4" table:formula="of:=[.E14]-[.R14]" office:value-type="float" office:value="-20.6666666666667" calcext:value-type="float">
            <text:p>-21</text:p>
          </table:table-cell>
          <table:table-cell table:style-name="ce4" office:value-type="float" office:value="504.888888888889" calcext:value-type="float">
            <text:p>505</text:p>
          </table:table-cell>
          <table:table-cell table:style-name="ce4" table:formula="of:=[.F14]-[.T14]" office:value-type="float" office:value="33.1111111111111" calcext:value-type="float">
            <text:p>33</text:p>
          </table:table-cell>
          <table:table-cell table:style-name="ce4" office:value-type="float" office:value="658.111111111111" calcext:value-type="float">
            <text:p>658</text:p>
          </table:table-cell>
          <table:table-cell table:style-name="ce4" table:formula="of:=[.G14]-[.V14]" office:value-type="float" office:value="24.8888888888889" calcext:value-type="float">
            <text:p>25</text:p>
          </table:table-cell>
          <table:table-cell table:style-name="ce4" office:value-type="float" office:value="632.333333333333" calcext:value-type="float">
            <text:p>632</text:p>
          </table:table-cell>
          <table:table-cell table:formula="of:=[.H14]-[.X14]" office:value-type="float" office:value="54.6666666666666" calcext:value-type="float">
            <text:p>55</text:p>
          </table:table-cell>
          <table:table-cell table:style-name="ce1" office:value-type="string" calcext:value-type="string">
            <text:p>27.03.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string" calcext:value-type="string">
            <text:p>25.03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string" calcext:value-type="string">
            <text:p>24.03.20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string" calcext:value-type="string">
            <text:p>23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194" calcext:value-type="float">
            <text:p>2194</text:p>
          </table:table-cell>
          <table:table-cell table:style-name="ce1" office:value-type="string" calcext:value-type="string">
            <text:p>22.03.2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2273" calcext:value-type="float">
            <text:p>2273</text:p>
          </table:table-cell>
          <table:table-cell table:style-name="ce1" office:value-type="string" calcext:value-type="string">
            <text:p>27.03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string" calcext:value-type="string">
            <text:p>26.03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string" calcext:value-type="string">
            <text:p>25.03.20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2607" calcext:value-type="float">
            <text:p>2607</text:p>
          </table:table-cell>
          <table:table-cell table:style-name="ce1" office:value-type="string" calcext:value-type="string">
            <text:p>24.03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2198" calcext:value-type="float">
            <text:p>2198</text:p>
          </table:table-cell>
          <table:table-cell/>
          <table:table-cell table:style-name="ce4" table:formula="of:=AVERAGE([.AA14];[.AI14];[.AQ14];[.AY14];[.BG14];[.BO14];[.BW14];[.CE14];[.CM14])" office:value-type="float" office:value="9.11111111111111" calcext:value-type="float">
            <text:p>9</text:p>
          </table:table-cell>
          <table:table-cell table:style-name="ce4" table:formula="of:=AVERAGE([.AB14];[.AJ14];[.AR14];[.AZ14];[.BH14];[.BP14];[.BX14];[.CF14];[.CN14])" office:value-type="float" office:value="41.3333333333333" calcext:value-type="float">
            <text:p>41</text:p>
          </table:table-cell>
          <table:table-cell table:style-name="ce4" table:formula="of:=AVERAGE([.AC14];[.AK14];[.AS14];[.BA14];[.BI14];[.BQ14];[.BY14];[.CG14];[.CO14])" office:value-type="float" office:value="388" calcext:value-type="float">
            <text:p>388</text:p>
          </table:table-cell>
          <table:table-cell table:style-name="ce4" table:formula="of:=AVERAGE([.AD14];[.AL14];[.AT14];[.BB14];[.BJ14];[.BR14];[.BZ14];[.CH14];[.CP14])" office:value-type="float" office:value="503.555555555556" calcext:value-type="float">
            <text:p>504</text:p>
          </table:table-cell>
          <table:table-cell table:style-name="ce4" table:formula="of:=AVERAGE([.AE14];[.AM14];[.AU14];[.BC14];[.BK14];[.BS14];[.CA14];[.CI14];[.CQ14])" office:value-type="float" office:value="652.888888888889" calcext:value-type="float">
            <text:p>653</text:p>
          </table:table-cell>
          <table:table-cell table:style-name="ce4" table:formula="of:=AVERAGE([.AF14];[.AN14];[.AV14];[.BD14];[.BL14];[.BT14];[.CB14];[.CJ14];[.CR14])" office:value-type="float" office:value="646.222222222222" calcext:value-type="float">
            <text:p>646</text:p>
          </table:table-cell>
          <table:table-cell table:style-name="ce4" table:formula="of:=AVERAGE([.AG14];[.AO14];[.AW14];[.BE14];[.BM14];[.BU14];[.CC14];[.CK14];[.CS14])" office:value-type="float" office:value="2241.11111111111" calcext:value-type="float">
            <text:p>2241</text:p>
          </table:table-cell>
        </table:table-row>
        <table:table-row table:style-name="ro2">
          <table:table-cell table:style-name="ce2" office:value-type="date" office:date-value="2020-04-05" calcext:value-type="date">
            <text:p>05.04.2020</text:p>
          </table:table-cell>
          <table:table-cell table:style-name="ce1" table:formula="of:=DAYS([.A15];[.$A$58])"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2158.77777777778" calcext:value-type="float">
            <text:p>2159</text:p>
          </table:table-cell>
          <table:table-cell table:style-name="ce3" table:formula="of:=[.I15]-[.K14]" office:value-type="float" office:value="119.444444444444" calcext:value-type="float">
            <text:p>119</text:p>
          </table:table-cell>
          <table:table-cell table:formula="of:=[.L15]-[.J15]" office:value-type="float" office:value="68.4444444444443" calcext:value-type="float">
            <text:p>68</text:p>
          </table:table-cell>
          <table:table-cell table:style-name="ce4" office:value-type="float" office:value="8.66666666666667" calcext:value-type="float">
            <text:p>9</text:p>
          </table:table-cell>
          <table:table-cell table:style-name="ce4" table:formula="of:=[.C15]-[.N15]" office:value-type="float" office:value="-3.66666666666667" calcext:value-type="float">
            <text:p>-4</text:p>
          </table:table-cell>
          <table:table-cell table:style-name="ce4" office:value-type="float" office:value="36.3333333333333" calcext:value-type="float">
            <text:p>36</text:p>
          </table:table-cell>
          <table:table-cell table:style-name="ce4" table:formula="of:=[.D15]-[.P15]" office:value-type="float" office:value="-5.33333333333334" calcext:value-type="float">
            <text:p>-5</text:p>
          </table:table-cell>
          <table:table-cell table:style-name="ce4" office:value-type="float" office:value="358.555555555556" calcext:value-type="float">
            <text:p>359</text:p>
          </table:table-cell>
          <table:table-cell table:style-name="ce4" table:formula="of:=[.E15]-[.R15]" office:value-type="float" office:value="-41.5555555555555" calcext:value-type="float">
            <text:p>-42</text:p>
          </table:table-cell>
          <table:table-cell table:style-name="ce4" office:value-type="float" office:value="487.111111111111" calcext:value-type="float">
            <text:p>487</text:p>
          </table:table-cell>
          <table:table-cell table:style-name="ce4" table:formula="of:=[.F15]-[.T15]" office:value-type="float" office:value="97.8888888888889" calcext:value-type="float">
            <text:p>98</text:p>
          </table:table-cell>
          <table:table-cell table:style-name="ce4" office:value-type="float" office:value="631.222222222222" calcext:value-type="float">
            <text:p>631</text:p>
          </table:table-cell>
          <table:table-cell table:style-name="ce4" table:formula="of:=[.G15]-[.V15]" office:value-type="float" office:value="64.7777777777778" calcext:value-type="float">
            <text:p>65</text:p>
          </table:table-cell>
          <table:table-cell table:style-name="ce4" office:value-type="float" office:value="636.888888888889" calcext:value-type="float">
            <text:p>637</text:p>
          </table:table-cell>
          <table:table-cell table:formula="of:=[.H15]-[.X15]" office:value-type="float" office:value="51.1111111111111" calcext:value-type="float">
            <text:p>51</text:p>
          </table:table-cell>
          <table:table-cell table:style-name="ce1" office:value-type="string" calcext:value-type="string">
            <text:p>03.04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string" calcext:value-type="string">
            <text:p>01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string" calcext:value-type="string">
            <text:p>31.03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string" calcext:value-type="string">
            <text:p>30.03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122" calcext:value-type="float">
            <text:p>2122</text:p>
          </table:table-cell>
          <table:table-cell table:style-name="ce1" office:value-type="string" calcext:value-type="string">
            <text:p>29.03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string" calcext:value-type="string">
            <text:p>03.04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string" calcext:value-type="string">
            <text:p>02.04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string" calcext:value-type="string">
            <text:p>01.04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string" calcext:value-type="string">
            <text:p>31.03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124" calcext:value-type="float">
            <text:p>2124</text:p>
          </table:table-cell>
          <table:table-cell/>
          <table:table-cell table:style-name="ce4" table:formula="of:=AVERAGE([.AA15];[.AI15];[.AQ15];[.AY15];[.BG15];[.BO15];[.BW15];[.CE15];[.CM15])" office:value-type="float" office:value="8.11111111111111" calcext:value-type="float">
            <text:p>8</text:p>
          </table:table-cell>
          <table:table-cell table:style-name="ce4" table:formula="of:=AVERAGE([.AB15];[.AJ15];[.AR15];[.AZ15];[.BH15];[.BP15];[.BX15];[.CF15];[.CN15])" office:value-type="float" office:value="36.4444444444444" calcext:value-type="float">
            <text:p>36</text:p>
          </table:table-cell>
          <table:table-cell table:style-name="ce4" table:formula="of:=AVERAGE([.AC15];[.AK15];[.AS15];[.BA15];[.BI15];[.BQ15];[.BY15];[.CG15];[.CO15])" office:value-type="float" office:value="362.666666666667" calcext:value-type="float">
            <text:p>363</text:p>
          </table:table-cell>
          <table:table-cell table:style-name="ce4" table:formula="of:=AVERAGE([.AD15];[.AL15];[.AT15];[.BB15];[.BJ15];[.BR15];[.BZ15];[.CH15];[.CP15])" office:value-type="float" office:value="504.888888888889" calcext:value-type="float">
            <text:p>505</text:p>
          </table:table-cell>
          <table:table-cell table:style-name="ce4" table:formula="of:=AVERAGE([.AE15];[.AM15];[.AU15];[.BC15];[.BK15];[.BS15];[.CA15];[.CI15];[.CQ15])" office:value-type="float" office:value="658.111111111111" calcext:value-type="float">
            <text:p>658</text:p>
          </table:table-cell>
          <table:table-cell table:style-name="ce4" table:formula="of:=AVERAGE([.AF15];[.AN15];[.AV15];[.BD15];[.BL15];[.BT15];[.CB15];[.CJ15];[.CR15])" office:value-type="float" office:value="632.333333333333" calcext:value-type="float">
            <text:p>632</text:p>
          </table:table-cell>
          <table:table-cell table:style-name="ce4" table:formula="of:=AVERAGE([.AG15];[.AO15];[.AW15];[.BE15];[.BM15];[.BU15];[.CC15];[.CK15];[.CS15])" office:value-type="float" office:value="2202.55555555556" calcext:value-type="float">
            <text:p>2203</text:p>
          </table:table-cell>
        </table:table-row>
        <table:table-row table:style-name="ro2">
          <table:table-cell table:style-name="ce2" office:value-type="date" office:date-value="2020-04-12" calcext:value-type="date">
            <text:p>12.04.2020</text:p>
          </table:table-cell>
          <table:table-cell table:style-name="ce1" table:formula="of:=DAYS([.A16];[.$A$58])" office:value-type="float" office:value="103" calcext:value-type="float">
            <text:p>1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72" calcext:value-type="float">
            <text:p>72</text:p>
          </table:table-cell>
          <table:table-cell table:style-name="ce3" office:value-type="float" office:value="2124" calcext:value-type="float">
            <text:p>2124</text:p>
          </table:table-cell>
          <table:table-cell table:style-name="ce3" table:formula="of:=[.I16]-[.K15]" office:value-type="float" office:value="80.2222222222222" calcext:value-type="float">
            <text:p>80</text:p>
          </table:table-cell>
          <table:table-cell table:formula="of:=[.L16]-[.J16]" office:value-type="float" office:value="8.22222222222217" calcext:value-type="float">
            <text:p>8</text:p>
          </table:table-cell>
          <table:table-cell table:style-name="ce4" office:value-type="float" office:value="6.88888888888889" calcext:value-type="float">
            <text:p>7</text:p>
          </table:table-cell>
          <table:table-cell table:style-name="ce4" table:formula="of:=[.C16]-[.N16]" office:value-type="float" office:value="-2.88888888888889" calcext:value-type="float">
            <text:p>-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[.D16]-[.P16]" office:value-type="float" office:value="-18" calcext:value-type="float">
            <text:p>-18</text:p>
          </table:table-cell>
          <table:table-cell table:style-name="ce4" office:value-type="float" office:value="357.666666666667" calcext:value-type="float">
            <text:p>358</text:p>
          </table:table-cell>
          <table:table-cell table:style-name="ce4" table:formula="of:=[.E16]-[.R16]" office:value-type="float" office:value="-19.6666666666667" calcext:value-type="float">
            <text:p>-20</text:p>
          </table:table-cell>
          <table:table-cell table:style-name="ce4" office:value-type="float" office:value="474.666666666667" calcext:value-type="float">
            <text:p>475</text:p>
          </table:table-cell>
          <table:table-cell table:style-name="ce4" table:formula="of:=[.F16]-[.T16]" office:value-type="float" office:value="32.3333333333333" calcext:value-type="float">
            <text:p>32</text:p>
          </table:table-cell>
          <table:table-cell table:style-name="ce4" office:value-type="float" office:value="634.444444444445" calcext:value-type="float">
            <text:p>634</text:p>
          </table:table-cell>
          <table:table-cell table:style-name="ce4" table:formula="of:=[.G16]-[.V16]" office:value-type="float" office:value="43.5555555555555" calcext:value-type="float">
            <text:p>44</text:p>
          </table:table-cell>
          <table:table-cell table:style-name="ce4" office:value-type="float" office:value="609.333333333333" calcext:value-type="float">
            <text:p>609</text:p>
          </table:table-cell>
          <table:table-cell table:formula="of:=[.H16]-[.X16]" office:value-type="float" office:value="79.6666666666666" calcext:value-type="float">
            <text:p>80</text:p>
          </table:table-cell>
          <table:table-cell table:style-name="ce1" office:value-type="string" calcext:value-type="string">
            <text:p>10.04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08.04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07.04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448" calcext:value-type="float">
            <text:p>2448</text:p>
          </table:table-cell>
          <table:table-cell table:style-name="ce1" office:value-type="string" calcext:value-type="string">
            <text:p>06.04.20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05.04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209" calcext:value-type="float">
            <text:p>2209</text:p>
          </table:table-cell>
          <table:table-cell table:style-name="ce1" office:value-type="string" calcext:value-type="string">
            <text:p>10.04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2138" calcext:value-type="float">
            <text:p>2138</text:p>
          </table:table-cell>
          <table:table-cell table:style-name="ce1" office:value-type="string" calcext:value-type="string">
            <text:p>09.04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string" calcext:value-type="string">
            <text:p>08.04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07.04.20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131" calcext:value-type="float">
            <text:p>2131</text:p>
          </table:table-cell>
          <table:table-cell/>
          <table:table-cell table:style-name="ce4" table:formula="of:=AVERAGE([.AA16];[.AI16];[.AQ16];[.AY16];[.BG16];[.BO16];[.BW16];[.CE16];[.CM16])" office:value-type="float" office:value="8.66666666666667" calcext:value-type="float">
            <text:p>9</text:p>
          </table:table-cell>
          <table:table-cell table:style-name="ce4" table:formula="of:=AVERAGE([.AB16];[.AJ16];[.AR16];[.AZ16];[.BH16];[.BP16];[.BX16];[.CF16];[.CN16])" office:value-type="float" office:value="36.3333333333333" calcext:value-type="float">
            <text:p>36</text:p>
          </table:table-cell>
          <table:table-cell table:style-name="ce4" table:formula="of:=AVERAGE([.AC16];[.AK16];[.AS16];[.BA16];[.BI16];[.BQ16];[.BY16];[.CG16];[.CO16])" office:value-type="float" office:value="358.555555555556" calcext:value-type="float">
            <text:p>359</text:p>
          </table:table-cell>
          <table:table-cell table:style-name="ce4" table:formula="of:=AVERAGE([.AD16];[.AL16];[.AT16];[.BB16];[.BJ16];[.BR16];[.BZ16];[.CH16];[.CP16])" office:value-type="float" office:value="487.111111111111" calcext:value-type="float">
            <text:p>487</text:p>
          </table:table-cell>
          <table:table-cell table:style-name="ce4" table:formula="of:=AVERAGE([.AE16];[.AM16];[.AU16];[.BC16];[.BK16];[.BS16];[.CA16];[.CI16];[.CQ16])" office:value-type="float" office:value="631.222222222222" calcext:value-type="float">
            <text:p>631</text:p>
          </table:table-cell>
          <table:table-cell table:style-name="ce4" table:formula="of:=AVERAGE([.AF16];[.AN16];[.AV16];[.BD16];[.BL16];[.BT16];[.CB16];[.CJ16];[.CR16])" office:value-type="float" office:value="636.888888888889" calcext:value-type="float">
            <text:p>637</text:p>
          </table:table-cell>
          <table:table-cell table:style-name="ce4" table:formula="of:=AVERAGE([.AG16];[.AO16];[.AW16];[.BE16];[.BM16];[.BU16];[.CC16];[.CK16];[.CS16])" office:value-type="float" office:value="2158.77777777778" calcext:value-type="float">
            <text:p>2159</text:p>
          </table:table-cell>
        </table:table-row>
        <table:table-row table:style-name="ro2">
          <table:table-cell table:style-name="ce2" office:value-type="date" office:date-value="2020-04-19" calcext:value-type="date">
            <text:p>19.04.2020</text:p>
          </table:table-cell>
          <table:table-cell table:style-name="ce1" table:formula="of:=DAYS([.A17];[.$A$58])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127" calcext:value-type="float">
            <text:p>2127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2093.66666666667" calcext:value-type="float">
            <text:p>2094</text:p>
          </table:table-cell>
          <table:table-cell table:style-name="ce3" table:formula="of:=[.I17]-[.K16]" office:value-type="float" office:value="3" calcext:value-type="float">
            <text:p>3</text:p>
          </table:table-cell>
          <table:table-cell table:formula="of:=[.L17]-[.J17]" office:value-type="float" office:value="-40" calcext:value-type="float">
            <text:p>-40</text:p>
          </table:table-cell>
          <table:table-cell table:style-name="ce4" office:value-type="float" office:value="8.88888888888889" calcext:value-type="float">
            <text:p>9</text:p>
          </table:table-cell>
          <table:table-cell table:style-name="ce4" table:formula="of:=[.C17]-[.N17]" office:value-type="float" office:value="-5.88888888888889" calcext:value-type="float">
            <text:p>-6</text:p>
          </table:table-cell>
          <table:table-cell table:style-name="ce4" office:value-type="float" office:value="38.4444444444444" calcext:value-type="float">
            <text:p>38</text:p>
          </table:table-cell>
          <table:table-cell table:style-name="ce4" table:formula="of:=[.D17]-[.P17]" office:value-type="float" office:value="2.55555555555556" calcext:value-type="float">
            <text:p>3</text:p>
          </table:table-cell>
          <table:table-cell table:style-name="ce4" office:value-type="float" office:value="369.666666666667" calcext:value-type="float">
            <text:p>370</text:p>
          </table:table-cell>
          <table:table-cell table:style-name="ce4" table:formula="of:=[.E17]-[.R17]" office:value-type="float" office:value="-37.6666666666667" calcext:value-type="float">
            <text:p>-38</text:p>
          </table:table-cell>
          <table:table-cell table:style-name="ce4" office:value-type="float" office:value="470.888888888889" calcext:value-type="float">
            <text:p>471</text:p>
          </table:table-cell>
          <table:table-cell table:style-name="ce4" table:formula="of:=[.F17]-[.T17]" office:value-type="float" office:value="15.1111111111111" calcext:value-type="float">
            <text:p>15</text:p>
          </table:table-cell>
          <table:table-cell table:style-name="ce4" office:value-type="float" office:value="624.666666666667" calcext:value-type="float">
            <text:p>625</text:p>
          </table:table-cell>
          <table:table-cell table:style-name="ce4" table:formula="of:=[.G17]-[.V17]" office:value-type="float" office:value="31.3333333333334" calcext:value-type="float">
            <text:p>31</text:p>
          </table:table-cell>
          <table:table-cell table:style-name="ce4" office:value-type="float" office:value="581.111111111111" calcext:value-type="float">
            <text:p>581</text:p>
          </table:table-cell>
          <table:table-cell table:formula="of:=[.H17]-[.X17]" office:value-type="float" office:value="27.8888888888889" calcext:value-type="float">
            <text:p>28</text:p>
          </table:table-cell>
          <table:table-cell table:style-name="ce1" office:value-type="string" calcext:value-type="string">
            <text:p>17.04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15.04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string" calcext:value-type="string">
            <text:p>14.04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2272" calcext:value-type="float">
            <text:p>2272</text:p>
          </table:table-cell>
          <table:table-cell table:style-name="ce1" office:value-type="string" calcext:value-type="string">
            <text:p>13.04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12.04.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111" calcext:value-type="float">
            <text:p>2111</text:p>
          </table:table-cell>
          <table:table-cell table:style-name="ce1" office:value-type="string" calcext:value-type="string">
            <text:p>17.04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string" calcext:value-type="string">
            <text:p>16.04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15.04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2257" calcext:value-type="float">
            <text:p>2257</text:p>
          </table:table-cell>
          <table:table-cell table:style-name="ce1" office:value-type="string" calcext:value-type="string">
            <text:p>14.04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145" calcext:value-type="float">
            <text:p>2145</text:p>
          </table:table-cell>
          <table:table-cell/>
          <table:table-cell table:style-name="ce4" table:formula="of:=AVERAGE([.AA17];[.AI17];[.AQ17];[.AY17];[.BG17];[.BO17];[.BW17];[.CE17];[.CM17])" office:value-type="float" office:value="6.88888888888889" calcext:value-type="float">
            <text:p>7</text:p>
          </table:table-cell>
          <table:table-cell table:style-name="ce4" table:formula="of:=AVERAGE([.AB17];[.AJ17];[.AR17];[.AZ17];[.BH17];[.BP17];[.BX17];[.CF17];[.CN17])" office:value-type="float" office:value="41" calcext:value-type="float">
            <text:p>41</text:p>
          </table:table-cell>
          <table:table-cell table:style-name="ce4" table:formula="of:=AVERAGE([.AC17];[.AK17];[.AS17];[.BA17];[.BI17];[.BQ17];[.BY17];[.CG17];[.CO17])" office:value-type="float" office:value="357.666666666667" calcext:value-type="float">
            <text:p>358</text:p>
          </table:table-cell>
          <table:table-cell table:style-name="ce4" table:formula="of:=AVERAGE([.AD17];[.AL17];[.AT17];[.BB17];[.BJ17];[.BR17];[.BZ17];[.CH17];[.CP17])" office:value-type="float" office:value="474.666666666667" calcext:value-type="float">
            <text:p>475</text:p>
          </table:table-cell>
          <table:table-cell table:style-name="ce4" table:formula="of:=AVERAGE([.AE17];[.AM17];[.AU17];[.BC17];[.BK17];[.BS17];[.CA17];[.CI17];[.CQ17])" office:value-type="float" office:value="634.444444444445" calcext:value-type="float">
            <text:p>634</text:p>
          </table:table-cell>
          <table:table-cell table:style-name="ce4" table:formula="of:=AVERAGE([.AF17];[.AN17];[.AV17];[.BD17];[.BL17];[.BT17];[.CB17];[.CJ17];[.CR17])" office:value-type="float" office:value="609.333333333333" calcext:value-type="float">
            <text:p>609</text:p>
          </table:table-cell>
          <table:table-cell table:style-name="ce4" table:formula="of:=AVERAGE([.AG17];[.AO17];[.AW17];[.BE17];[.BM17];[.BU17];[.CC17];[.CK17];[.CS17])" office:value-type="float" office:value="2124" calcext:value-type="float">
            <text:p>2124</text:p>
          </table:table-cell>
        </table:table-row>
        <table:table-row table:style-name="ro2">
          <table:table-cell table:style-name="ce2" office:value-type="date" office:date-value="2020-04-26" calcext:value-type="date">
            <text:p>26.04.2020</text:p>
          </table:table-cell>
          <table:table-cell table:style-name="ce1" table:formula="of:=DAYS([.A18];[.$A$58])" office:value-type="float" office:value="117" calcext:value-type="float">
            <text:p>1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2098.66666666667" calcext:value-type="float">
            <text:p>2099</text:p>
          </table:table-cell>
          <table:table-cell table:style-name="ce3" table:formula="of:=[.I18]-[.K17]" office:value-type="float" office:value="-62.6666666666665" calcext:value-type="float">
            <text:p>-63</text:p>
          </table:table-cell>
          <table:table-cell table:formula="of:=[.L18]-[.J18]" office:value-type="float" office:value="-97.6666666666665" calcext:value-type="float">
            <text:p>-98</text:p>
          </table:table-cell>
          <table:table-cell table:style-name="ce4" office:value-type="float" office:value="7.44444444444444" calcext:value-type="float">
            <text:p>7</text:p>
          </table:table-cell>
          <table:table-cell table:style-name="ce4" table:formula="of:=[.C18]-[.N18]" office:value-type="float" office:value="2.55555555555556" calcext:value-type="float">
            <text:p>3</text:p>
          </table:table-cell>
          <table:table-cell table:style-name="ce4" office:value-type="float" office:value="41.4444444444444" calcext:value-type="float">
            <text:p>41</text:p>
          </table:table-cell>
          <table:table-cell table:style-name="ce4" table:formula="of:=[.D18]-[.P18]" office:value-type="float" office:value="-2.44444444444444" calcext:value-type="float">
            <text:p>-2</text:p>
          </table:table-cell>
          <table:table-cell table:style-name="ce4" office:value-type="float" office:value="355.222222222222" calcext:value-type="float">
            <text:p>355</text:p>
          </table:table-cell>
          <table:table-cell table:style-name="ce4" table:formula="of:=[.E18]-[.R18]" office:value-type="float" office:value="-48.2222222222222" calcext:value-type="float">
            <text:p>-48</text:p>
          </table:table-cell>
          <table:table-cell table:style-name="ce4" office:value-type="float" office:value="478.333333333333" calcext:value-type="float">
            <text:p>478</text:p>
          </table:table-cell>
          <table:table-cell table:style-name="ce4" table:formula="of:=[.F18]-[.T18]" office:value-type="float" office:value="-19.3333333333333" calcext:value-type="float">
            <text:p>-19</text:p>
          </table:table-cell>
          <table:table-cell table:style-name="ce4" office:value-type="float" office:value="618.888888888889" calcext:value-type="float">
            <text:p>619</text:p>
          </table:table-cell>
          <table:table-cell table:style-name="ce4" table:formula="of:=[.G18]-[.V18]" office:value-type="float" office:value="-27.8888888888889" calcext:value-type="float">
            <text:p>-28</text:p>
          </table:table-cell>
          <table:table-cell table:style-name="ce4" office:value-type="float" office:value="597.333333333333" calcext:value-type="float">
            <text:p>597</text:p>
          </table:table-cell>
          <table:table-cell table:formula="of:=[.H18]-[.X18]" office:value-type="float" office:value="27.6666666666666" calcext:value-type="float">
            <text:p>28</text:p>
          </table:table-cell>
          <table:table-cell table:style-name="ce1" office:value-type="string" calcext:value-type="string">
            <text:p>24.04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string" calcext:value-type="string">
            <text:p>22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424" calcext:value-type="float">
            <text:p>424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144" calcext:value-type="float">
            <text:p>2144</text:p>
          </table:table-cell>
          <table:table-cell table:style-name="ce1" office:value-type="string" calcext:value-type="string">
            <text:p>21.04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string" calcext:value-type="string">
            <text:p>20.04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19.04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83" calcext:value-type="float">
            <text:p>2183</text:p>
          </table:table-cell>
          <table:table-cell table:style-name="ce1" office:value-type="string" calcext:value-type="string">
            <text:p>24.04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string" calcext:value-type="string">
            <text:p>23.04.20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string" calcext:value-type="string">
            <text:p>22.04.20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string" calcext:value-type="string">
            <text:p>21.04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094" calcext:value-type="float">
            <text:p>2094</text:p>
          </table:table-cell>
          <table:table-cell/>
          <table:table-cell table:style-name="ce4" table:formula="of:=AVERAGE([.AA18];[.AI18];[.AQ18];[.AY18];[.BG18];[.BO18];[.BW18];[.CE18];[.CM18])" office:value-type="float" office:value="8.88888888888889" calcext:value-type="float">
            <text:p>9</text:p>
          </table:table-cell>
          <table:table-cell table:style-name="ce4" table:formula="of:=AVERAGE([.AB18];[.AJ18];[.AR18];[.AZ18];[.BH18];[.BP18];[.BX18];[.CF18];[.CN18])" office:value-type="float" office:value="38.4444444444444" calcext:value-type="float">
            <text:p>38</text:p>
          </table:table-cell>
          <table:table-cell table:style-name="ce4" table:formula="of:=AVERAGE([.AC18];[.AK18];[.AS18];[.BA18];[.BI18];[.BQ18];[.BY18];[.CG18];[.CO18])" office:value-type="float" office:value="369.666666666667" calcext:value-type="float">
            <text:p>370</text:p>
          </table:table-cell>
          <table:table-cell table:style-name="ce4" table:formula="of:=AVERAGE([.AD18];[.AL18];[.AT18];[.BB18];[.BJ18];[.BR18];[.BZ18];[.CH18];[.CP18])" office:value-type="float" office:value="470.888888888889" calcext:value-type="float">
            <text:p>471</text:p>
          </table:table-cell>
          <table:table-cell table:style-name="ce4" table:formula="of:=AVERAGE([.AE18];[.AM18];[.AU18];[.BC18];[.BK18];[.BS18];[.CA18];[.CI18];[.CQ18])" office:value-type="float" office:value="624.666666666667" calcext:value-type="float">
            <text:p>625</text:p>
          </table:table-cell>
          <table:table-cell table:style-name="ce4" table:formula="of:=AVERAGE([.AF18];[.AN18];[.AV18];[.BD18];[.BL18];[.BT18];[.CB18];[.CJ18];[.CR18])" office:value-type="float" office:value="581.111111111111" calcext:value-type="float">
            <text:p>581</text:p>
          </table:table-cell>
          <table:table-cell table:style-name="ce4" table:formula="of:=AVERAGE([.AG18];[.AO18];[.AW18];[.BE18];[.BM18];[.BU18];[.CC18];[.CK18];[.CS18])" office:value-type="float" office:value="2093.66666666667" calcext:value-type="float">
            <text:p>2094</text:p>
          </table:table-cell>
        </table:table-row>
        <table:table-row table:style-name="ro2">
          <table:table-cell table:style-name="ce2" office:value-type="date" office:date-value="2020-05-03" calcext:value-type="date">
            <text:p>03.05.2020</text:p>
          </table:table-cell>
          <table:table-cell table:style-name="ce1" table:formula="of:=DAYS([.A19];[.$A$58])" office:value-type="float" office:value="124" calcext:value-type="float">
            <text:p>1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2015.44444444444" calcext:value-type="float">
            <text:p>2015</text:p>
          </table:table-cell>
          <table:table-cell table:style-name="ce3" table:formula="of:=[.I19]-[.K18]" office:value-type="float" office:value="13.3333333333335" calcext:value-type="float">
            <text:p>13</text:p>
          </table:table-cell>
          <table:table-cell table:formula="of:=[.L19]-[.J19]" office:value-type="float" office:value="-16.6666666666665" calcext:value-type="float">
            <text:p>-17</text:p>
          </table:table-cell>
          <table:table-cell table:style-name="ce4" office:value-type="float" office:value="9.22222222222222" calcext:value-type="float">
            <text:p>9</text:p>
          </table:table-cell>
          <table:table-cell table:style-name="ce4" table:formula="of:=[.C19]-[.N19]" office:value-type="float" office:value="0.777777777777779" calcext:value-type="float">
            <text:p>1</text:p>
          </table:table-cell>
          <table:table-cell table:style-name="ce4" office:value-type="float" office:value="39.6666666666667" calcext:value-type="float">
            <text:p>40</text:p>
          </table:table-cell>
          <table:table-cell table:style-name="ce4" table:formula="of:=[.D19]-[.P19]" office:value-type="float" office:value="-2.66666666666666" calcext:value-type="float">
            <text:p>-3</text:p>
          </table:table-cell>
          <table:table-cell table:style-name="ce4" office:value-type="float" office:value="353.777777777778" calcext:value-type="float">
            <text:p>354</text:p>
          </table:table-cell>
          <table:table-cell table:style-name="ce4" table:formula="of:=[.E19]-[.R19]" office:value-type="float" office:value="-52.7777777777778" calcext:value-type="float">
            <text:p>-53</text:p>
          </table:table-cell>
          <table:table-cell table:style-name="ce4" office:value-type="float" office:value="449.444444444444" calcext:value-type="float">
            <text:p>449</text:p>
          </table:table-cell>
          <table:table-cell table:style-name="ce4" table:formula="of:=[.F19]-[.T19]" office:value-type="float" office:value="76.5555555555555" calcext:value-type="float">
            <text:p>77</text:p>
          </table:table-cell>
          <table:table-cell table:style-name="ce4" office:value-type="float" office:value="589.555555555556" calcext:value-type="float">
            <text:p>590</text:p>
          </table:table-cell>
          <table:table-cell table:style-name="ce4" table:formula="of:=[.G19]-[.V19]" office:value-type="float" office:value="45.4444444444445" calcext:value-type="float">
            <text:p>45</text:p>
          </table:table-cell>
          <table:table-cell table:style-name="ce4" office:value-type="float" office:value="573.777777777778" calcext:value-type="float">
            <text:p>574</text:p>
          </table:table-cell>
          <table:table-cell table:formula="of:=[.H19]-[.X19]" office:value-type="float" office:value="29.2222222222222" calcext:value-type="float">
            <text:p>29</text:p>
          </table:table-cell>
          <table:table-cell table:style-name="ce1" office:value-type="string" calcext:value-type="string">
            <text:p>01.05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string" calcext:value-type="string">
            <text:p>29.04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string" calcext:value-type="string">
            <text:p>28.04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27.04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string" calcext:value-type="string">
            <text:p>26.04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193" calcext:value-type="float">
            <text:p>2193</text:p>
          </table:table-cell>
          <table:table-cell table:style-name="ce1" office:value-type="string" calcext:value-type="string">
            <text:p>01.05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114" calcext:value-type="float">
            <text:p>2114</text:p>
          </table:table-cell>
          <table:table-cell table:style-name="ce1" office:value-type="string" calcext:value-type="string">
            <text:p>30.04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office:value-type="string" calcext:value-type="string">
            <text:p>29.04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string" calcext:value-type="string">
            <text:p>28.04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03" calcext:value-type="float">
            <text:p>2103</text:p>
          </table:table-cell>
          <table:table-cell/>
          <table:table-cell table:style-name="ce4" table:formula="of:=AVERAGE([.AA19];[.AI19];[.AQ19];[.AY19];[.BG19];[.BO19];[.BW19];[.CE19];[.CM19])" office:value-type="float" office:value="7.44444444444444" calcext:value-type="float">
            <text:p>7</text:p>
          </table:table-cell>
          <table:table-cell table:style-name="ce4" table:formula="of:=AVERAGE([.AB19];[.AJ19];[.AR19];[.AZ19];[.BH19];[.BP19];[.BX19];[.CF19];[.CN19])" office:value-type="float" office:value="41.4444444444444" calcext:value-type="float">
            <text:p>41</text:p>
          </table:table-cell>
          <table:table-cell table:style-name="ce4" table:formula="of:=AVERAGE([.AC19];[.AK19];[.AS19];[.BA19];[.BI19];[.BQ19];[.BY19];[.CG19];[.CO19])" office:value-type="float" office:value="355.222222222222" calcext:value-type="float">
            <text:p>355</text:p>
          </table:table-cell>
          <table:table-cell table:style-name="ce4" table:formula="of:=AVERAGE([.AD19];[.AL19];[.AT19];[.BB19];[.BJ19];[.BR19];[.BZ19];[.CH19];[.CP19])" office:value-type="float" office:value="478.333333333333" calcext:value-type="float">
            <text:p>478</text:p>
          </table:table-cell>
          <table:table-cell table:style-name="ce4" table:formula="of:=AVERAGE([.AE19];[.AM19];[.AU19];[.BC19];[.BK19];[.BS19];[.CA19];[.CI19];[.CQ19])" office:value-type="float" office:value="618.888888888889" calcext:value-type="float">
            <text:p>619</text:p>
          </table:table-cell>
          <table:table-cell table:style-name="ce4" table:formula="of:=AVERAGE([.AF19];[.AN19];[.AV19];[.BD19];[.BL19];[.BT19];[.CB19];[.CJ19];[.CR19])" office:value-type="float" office:value="597.333333333333" calcext:value-type="float">
            <text:p>597</text:p>
          </table:table-cell>
          <table:table-cell table:style-name="ce4" table:formula="of:=AVERAGE([.AG19];[.AO19];[.AW19];[.BE19];[.BM19];[.BU19];[.CC19];[.CK19];[.CS19])" office:value-type="float" office:value="2098.66666666667" calcext:value-type="float">
            <text:p>2099</text:p>
          </table:table-cell>
        </table:table-row>
        <table:table-row table:style-name="ro2">
          <table:table-cell table:style-name="ce2" office:value-type="date" office:date-value="2020-05-10" calcext:value-type="date">
            <text:p>10.05.2020</text:p>
          </table:table-cell>
          <table:table-cell table:style-name="ce1" table:formula="of:=DAYS([.A20];[.$A$58])" office:value-type="float" office:value="131" calcext:value-type="float">
            <text:p>1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1990.22222222222" calcext:value-type="float">
            <text:p>1990</text:p>
          </table:table-cell>
          <table:table-cell table:style-name="ce3" table:formula="of:=[.I20]-[.K19]" office:value-type="float" office:value="-17.4444444444443" calcext:value-type="float">
            <text:p>-17</text:p>
          </table:table-cell>
          <table:table-cell table:formula="of:=[.L20]-[.J20]" office:value-type="float" office:value="-43.4444444444443" calcext:value-type="float">
            <text:p>-43</text:p>
          </table:table-cell>
          <table:table-cell table:style-name="ce4" office:value-type="float" office:value="8.88888888888889" calcext:value-type="float">
            <text:p>9</text:p>
          </table:table-cell>
          <table:table-cell table:style-name="ce4" table:formula="of:=[.C20]-[.N20]" office:value-type="float" office:value="-3.88888888888889" calcext:value-type="float">
            <text:p>-4</text:p>
          </table:table-cell>
          <table:table-cell table:style-name="ce4" office:value-type="float" office:value="38.3333333333333" calcext:value-type="float">
            <text:p>38</text:p>
          </table:table-cell>
          <table:table-cell table:style-name="ce4" table:formula="of:=[.D20]-[.P20]" office:value-type="float" office:value="-10.3333333333333" calcext:value-type="float">
            <text:p>-10</text:p>
          </table:table-cell>
          <table:table-cell table:style-name="ce4" office:value-type="float" office:value="341.555555555556" calcext:value-type="float">
            <text:p>342</text:p>
          </table:table-cell>
          <table:table-cell table:style-name="ce4" table:formula="of:=[.E20]-[.R20]" office:value-type="float" office:value="-51.5555555555555" calcext:value-type="float">
            <text:p>-52</text:p>
          </table:table-cell>
          <table:table-cell table:style-name="ce4" office:value-type="float" office:value="453.222222222222" calcext:value-type="float">
            <text:p>453</text:p>
          </table:table-cell>
          <table:table-cell table:style-name="ce4" table:formula="of:=[.F20]-[.T20]" office:value-type="float" office:value="17.7777777777778" calcext:value-type="float">
            <text:p>18</text:p>
          </table:table-cell>
          <table:table-cell table:style-name="ce4" office:value-type="float" office:value="583.888888888889" calcext:value-type="float">
            <text:p>584</text:p>
          </table:table-cell>
          <table:table-cell table:style-name="ce4" table:formula="of:=[.G20]-[.V20]" office:value-type="float" office:value="8.11111111111109" calcext:value-type="float">
            <text:p>8</text:p>
          </table:table-cell>
          <table:table-cell table:style-name="ce4" office:value-type="float" office:value="564.333333333333" calcext:value-type="float">
            <text:p>564</text:p>
          </table:table-cell>
          <table:table-cell table:formula="of:=[.H20]-[.X20]" office:value-type="float" office:value="47.6666666666666" calcext:value-type="float">
            <text:p>48</text:p>
          </table:table-cell>
          <table:table-cell table:style-name="ce1" office:value-type="string" calcext:value-type="string">
            <text:p>08.05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string" calcext:value-type="string">
            <text:p>06.05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05.05.20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04.05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03.05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08.05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07.05.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06.05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05.05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51" calcext:value-type="float">
            <text:p>2051</text:p>
          </table:table-cell>
          <table:table-cell/>
          <table:table-cell table:style-name="ce4" table:formula="of:=AVERAGE([.AA20];[.AI20];[.AQ20];[.AY20];[.BG20];[.BO20];[.BW20];[.CE20];[.CM20])" office:value-type="float" office:value="9.22222222222222" calcext:value-type="float">
            <text:p>9</text:p>
          </table:table-cell>
          <table:table-cell table:style-name="ce4" table:formula="of:=AVERAGE([.AB20];[.AJ20];[.AR20];[.AZ20];[.BH20];[.BP20];[.BX20];[.CF20];[.CN20])" office:value-type="float" office:value="39.6666666666667" calcext:value-type="float">
            <text:p>40</text:p>
          </table:table-cell>
          <table:table-cell table:style-name="ce4" table:formula="of:=AVERAGE([.AC20];[.AK20];[.AS20];[.BA20];[.BI20];[.BQ20];[.BY20];[.CG20];[.CO20])" office:value-type="float" office:value="353.777777777778" calcext:value-type="float">
            <text:p>354</text:p>
          </table:table-cell>
          <table:table-cell table:style-name="ce4" table:formula="of:=AVERAGE([.AD20];[.AL20];[.AT20];[.BB20];[.BJ20];[.BR20];[.BZ20];[.CH20];[.CP20])" office:value-type="float" office:value="449.444444444444" calcext:value-type="float">
            <text:p>449</text:p>
          </table:table-cell>
          <table:table-cell table:style-name="ce4" table:formula="of:=AVERAGE([.AE20];[.AM20];[.AU20];[.BC20];[.BK20];[.BS20];[.CA20];[.CI20];[.CQ20])" office:value-type="float" office:value="589.555555555556" calcext:value-type="float">
            <text:p>590</text:p>
          </table:table-cell>
          <table:table-cell table:style-name="ce4" table:formula="of:=AVERAGE([.AF20];[.AN20];[.AV20];[.BD20];[.BL20];[.BT20];[.CB20];[.CJ20];[.CR20])" office:value-type="float" office:value="573.777777777778" calcext:value-type="float">
            <text:p>574</text:p>
          </table:table-cell>
          <table:table-cell table:style-name="ce4" table:formula="of:=AVERAGE([.AG20];[.AO20];[.AW20];[.BE20];[.BM20];[.BU20];[.CC20];[.CK20];[.CS20])" office:value-type="float" office:value="2015.44444444444" calcext:value-type="float">
            <text:p>2015</text:p>
          </table:table-cell>
        </table:table-row>
        <table:table-row table:style-name="ro2">
          <table:table-cell table:style-name="ce2" office:value-type="date" office:date-value="2020-05-17" calcext:value-type="date">
            <text:p>17.05.2020</text:p>
          </table:table-cell>
          <table:table-cell table:style-name="ce1" table:formula="of:=DAYS([.A21];[.$A$58])" office:value-type="float" office:value="138" calcext:value-type="float">
            <text:p>1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65.22222222222" calcext:value-type="float">
            <text:p>1965</text:p>
          </table:table-cell>
          <table:table-cell table:style-name="ce3" table:formula="of:=[.I21]-[.K20]" office:value-type="float" office:value="38.7777777777778" calcext:value-type="float">
            <text:p>39</text:p>
          </table:table-cell>
          <table:table-cell table:formula="of:=[.L21]-[.J21]" office:value-type="float" office:value="21.7777777777778" calcext:value-type="float">
            <text:p>22</text:p>
          </table:table-cell>
          <table:table-cell table:style-name="ce4" office:value-type="float" office:value="10.7777777777778" calcext:value-type="float">
            <text:p>11</text:p>
          </table:table-cell>
          <table:table-cell table:style-name="ce4" table:formula="of:=[.C21]-[.N21]" office:value-type="float" office:value="-3.77777777777778" calcext:value-type="float">
            <text:p>-4</text:p>
          </table:table-cell>
          <table:table-cell table:style-name="ce4" office:value-type="float" office:value="37.3333333333333" calcext:value-type="float">
            <text:p>37</text:p>
          </table:table-cell>
          <table:table-cell table:style-name="ce4" table:formula="of:=[.D21]-[.P21]" office:value-type="float" office:value="-10.3333333333333" calcext:value-type="float">
            <text:p>-10</text:p>
          </table:table-cell>
          <table:table-cell table:style-name="ce4" office:value-type="float" office:value="341.888888888889" calcext:value-type="float">
            <text:p>342</text:p>
          </table:table-cell>
          <table:table-cell table:style-name="ce4" table:formula="of:=[.E21]-[.R21]" office:value-type="float" office:value="-4.88888888888891" calcext:value-type="float">
            <text:p>-5</text:p>
          </table:table-cell>
          <table:table-cell table:style-name="ce4" office:value-type="float" office:value="451.888888888889" calcext:value-type="float">
            <text:p>452</text:p>
          </table:table-cell>
          <table:table-cell table:style-name="ce4" table:formula="of:=[.F21]-[.T21]" office:value-type="float" office:value="54.1111111111111" calcext:value-type="float">
            <text:p>54</text:p>
          </table:table-cell>
          <table:table-cell table:style-name="ce4" office:value-type="float" office:value="577.222222222222" calcext:value-type="float">
            <text:p>577</text:p>
          </table:table-cell>
          <table:table-cell table:style-name="ce4" table:formula="of:=[.G21]-[.V21]" office:value-type="float" office:value="-37.2222222222222" calcext:value-type="float">
            <text:p>-37</text:p>
          </table:table-cell>
          <table:table-cell table:style-name="ce4" office:value-type="float" office:value="546.111111111111" calcext:value-type="float">
            <text:p>546</text:p>
          </table:table-cell>
          <table:table-cell table:formula="of:=[.H21]-[.X21]" office:value-type="float" office:value="65.8888888888889" calcext:value-type="float">
            <text:p>66</text:p>
          </table:table-cell>
          <table:table-cell table:style-name="ce1" office:value-type="string" calcext:value-type="string">
            <text:p>15.05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3.05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12.05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string" calcext:value-type="string">
            <text:p>11.05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string" calcext:value-type="string">
            <text:p>10.05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15.05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14.05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13.05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string" calcext:value-type="string">
            <text:p>12.05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093" calcext:value-type="float">
            <text:p>2093</text:p>
          </table:table-cell>
          <table:table-cell/>
          <table:table-cell table:style-name="ce4" table:formula="of:=AVERAGE([.AA21];[.AI21];[.AQ21];[.AY21];[.BG21];[.BO21];[.BW21];[.CE21];[.CM21])" office:value-type="float" office:value="8.88888888888889" calcext:value-type="float">
            <text:p>9</text:p>
          </table:table-cell>
          <table:table-cell table:style-name="ce4" table:formula="of:=AVERAGE([.AB21];[.AJ21];[.AR21];[.AZ21];[.BH21];[.BP21];[.BX21];[.CF21];[.CN21])" office:value-type="float" office:value="38.3333333333333" calcext:value-type="float">
            <text:p>38</text:p>
          </table:table-cell>
          <table:table-cell table:style-name="ce4" table:formula="of:=AVERAGE([.AC21];[.AK21];[.AS21];[.BA21];[.BI21];[.BQ21];[.BY21];[.CG21];[.CO21])" office:value-type="float" office:value="341.555555555556" calcext:value-type="float">
            <text:p>342</text:p>
          </table:table-cell>
          <table:table-cell table:style-name="ce4" table:formula="of:=AVERAGE([.AD21];[.AL21];[.AT21];[.BB21];[.BJ21];[.BR21];[.BZ21];[.CH21];[.CP21])" office:value-type="float" office:value="453.222222222222" calcext:value-type="float">
            <text:p>453</text:p>
          </table:table-cell>
          <table:table-cell table:style-name="ce4" table:formula="of:=AVERAGE([.AE21];[.AM21];[.AU21];[.BC21];[.BK21];[.BS21];[.CA21];[.CI21];[.CQ21])" office:value-type="float" office:value="583.888888888889" calcext:value-type="float">
            <text:p>584</text:p>
          </table:table-cell>
          <table:table-cell table:style-name="ce4" table:formula="of:=AVERAGE([.AF21];[.AN21];[.AV21];[.BD21];[.BL21];[.BT21];[.CB21];[.CJ21];[.CR21])" office:value-type="float" office:value="564.333333333333" calcext:value-type="float">
            <text:p>564</text:p>
          </table:table-cell>
          <table:table-cell table:style-name="ce4" table:formula="of:=AVERAGE([.AG21];[.AO21];[.AW21];[.BE21];[.BM21];[.BU21];[.CC21];[.CK21];[.CS21])" office:value-type="float" office:value="1990.22222222222" calcext:value-type="float">
            <text:p>1990</text:p>
          </table:table-cell>
        </table:table-row>
        <table:table-row table:style-name="ro2">
          <table:table-cell table:style-name="ce2" office:value-type="date" office:date-value="2020-05-24" calcext:value-type="date">
            <text:p>24.05.2020</text:p>
          </table:table-cell>
          <table:table-cell table:style-name="ce1" table:formula="of:=DAYS([.A22];[.$A$58])" office:value-type="float" office:value="145" calcext:value-type="float">
            <text:p>14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89.33333333333" calcext:value-type="float">
            <text:p>1989</text:p>
          </table:table-cell>
          <table:table-cell table:style-name="ce3" table:formula="of:=[.I22]-[.K21]" office:value-type="float" office:value="-46.2222222222222" calcext:value-type="float">
            <text:p>-46</text:p>
          </table:table-cell>
          <table:table-cell table:formula="of:=[.L22]-[.J22]" office:value-type="float" office:value="-63.2222222222222" calcext:value-type="float">
            <text:p>-63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22]-[.N22]" office:value-type="float" office:value="5.55555555555556" calcext:value-type="float">
            <text:p>6</text:p>
          </table:table-cell>
          <table:table-cell table:style-name="ce4" office:value-type="float" office:value="40.2222222222222" calcext:value-type="float">
            <text:p>40</text:p>
          </table:table-cell>
          <table:table-cell table:style-name="ce4" table:formula="of:=[.D22]-[.P22]" office:value-type="float" office:value="-2.22222222222222" calcext:value-type="float">
            <text:p>-2</text:p>
          </table:table-cell>
          <table:table-cell table:style-name="ce4" office:value-type="float" office:value="337.222222222222" calcext:value-type="float">
            <text:p>337</text:p>
          </table:table-cell>
          <table:table-cell table:style-name="ce4" table:formula="of:=[.E22]-[.R22]" office:value-type="float" office:value="-78.2222222222222" calcext:value-type="float">
            <text:p>-78</text:p>
          </table:table-cell>
          <table:table-cell table:style-name="ce4" office:value-type="float" office:value="455.333333333333" calcext:value-type="float">
            <text:p>455</text:p>
          </table:table-cell>
          <table:table-cell table:style-name="ce4" table:formula="of:=[.F22]-[.T22]" office:value-type="float" office:value="4.66666666666669" calcext:value-type="float">
            <text:p>5</text:p>
          </table:table-cell>
          <table:table-cell table:style-name="ce4" office:value-type="float" office:value="581.555555555556" calcext:value-type="float">
            <text:p>582</text:p>
          </table:table-cell>
          <table:table-cell table:style-name="ce4" table:formula="of:=[.G22]-[.V22]" office:value-type="float" office:value="-11.5555555555555" calcext:value-type="float">
            <text:p>-12</text:p>
          </table:table-cell>
          <table:table-cell table:style-name="ce4" office:value-type="float" office:value="566.555555555556" calcext:value-type="float">
            <text:p>567</text:p>
          </table:table-cell>
          <table:table-cell table:formula="of:=[.H22]-[.X22]" office:value-type="float" office:value="11.4444444444445" calcext:value-type="float">
            <text:p>11</text:p>
          </table:table-cell>
          <table:table-cell table:style-name="ce1" office:value-type="string" calcext:value-type="string">
            <text:p>22.05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string" calcext:value-type="string">
            <text:p>20.05.20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19.05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948" calcext:value-type="float">
            <text:p>1948</text:p>
          </table:table-cell>
          <table:table-cell table:style-name="ce1" office:value-type="string" calcext:value-type="string">
            <text:p>18.05.20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903" calcext:value-type="float">
            <text:p>1903</text:p>
          </table:table-cell>
          <table:table-cell table:style-name="ce1" office:value-type="string" calcext:value-type="string">
            <text:p>17.05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22.05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string" calcext:value-type="string">
            <text:p>21.05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20.05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string" calcext:value-type="string">
            <text:p>19.05.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25" calcext:value-type="float">
            <text:p>2025</text:p>
          </table:table-cell>
          <table:table-cell/>
          <table:table-cell table:style-name="ce4" table:formula="of:=AVERAGE([.AA22];[.AI22];[.AQ22];[.AY22];[.BG22];[.BO22];[.BW22];[.CE22];[.CM22])" office:value-type="float" office:value="10.7777777777778" calcext:value-type="float">
            <text:p>11</text:p>
          </table:table-cell>
          <table:table-cell table:style-name="ce4" table:formula="of:=AVERAGE([.AB22];[.AJ22];[.AR22];[.AZ22];[.BH22];[.BP22];[.BX22];[.CF22];[.CN22])" office:value-type="float" office:value="37.3333333333333" calcext:value-type="float">
            <text:p>37</text:p>
          </table:table-cell>
          <table:table-cell table:style-name="ce4" table:formula="of:=AVERAGE([.AC22];[.AK22];[.AS22];[.BA22];[.BI22];[.BQ22];[.BY22];[.CG22];[.CO22])" office:value-type="float" office:value="341.888888888889" calcext:value-type="float">
            <text:p>342</text:p>
          </table:table-cell>
          <table:table-cell table:style-name="ce4" table:formula="of:=AVERAGE([.AD22];[.AL22];[.AT22];[.BB22];[.BJ22];[.BR22];[.BZ22];[.CH22];[.CP22])" office:value-type="float" office:value="451.888888888889" calcext:value-type="float">
            <text:p>452</text:p>
          </table:table-cell>
          <table:table-cell table:style-name="ce4" table:formula="of:=AVERAGE([.AE22];[.AM22];[.AU22];[.BC22];[.BK22];[.BS22];[.CA22];[.CI22];[.CQ22])" office:value-type="float" office:value="577.222222222222" calcext:value-type="float">
            <text:p>577</text:p>
          </table:table-cell>
          <table:table-cell table:style-name="ce4" table:formula="of:=AVERAGE([.AF22];[.AN22];[.AV22];[.BD22];[.BL22];[.BT22];[.CB22];[.CJ22];[.CR22])" office:value-type="float" office:value="546.111111111111" calcext:value-type="float">
            <text:p>546</text:p>
          </table:table-cell>
          <table:table-cell table:style-name="ce4" table:formula="of:=AVERAGE([.AG22];[.AO22];[.AW22];[.BE22];[.BM22];[.BU22];[.CC22];[.CK22];[.CS22])" office:value-type="float" office:value="1965.22222222222" calcext:value-type="float">
            <text:p>1965</text:p>
          </table:table-cell>
        </table:table-row>
        <table:table-row table:style-name="ro2">
          <table:table-cell table:style-name="ce2" office:value-type="date" office:date-value="2020-05-31" calcext:value-type="date">
            <text:p>31.05.2020</text:p>
          </table:table-cell>
          <table:table-cell table:style-name="ce1" table:formula="of:=DAYS([.A23];[.$A$58])" office:value-type="float" office:value="152" calcext:value-type="float">
            <text:p>15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 table:style-name="ce1" office:value-type="float" office:value="514" calcext:value-type="float">
            <text:p>51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000.77777777778" calcext:value-type="float">
            <text:p>2001</text:p>
          </table:table-cell>
          <table:table-cell table:style-name="ce3" table:formula="of:=[.I23]-[.K22]" office:value-type="float" office:value="-53.3333333333333" calcext:value-type="float">
            <text:p>-53</text:p>
          </table:table-cell>
          <table:table-cell table:formula="of:=[.L23]-[.J23]" office:value-type="float" office:value="-57.3333333333333" calcext:value-type="float">
            <text:p>-57</text:p>
          </table:table-cell>
          <table:table-cell table:style-name="ce4" office:value-type="float" office:value="7.66666666666667" calcext:value-type="float">
            <text:p>8</text:p>
          </table:table-cell>
          <table:table-cell table:style-name="ce4" table:formula="of:=[.C23]-[.N23]" office:value-type="float" office:value="5.33333333333333" calcext:value-type="float">
            <text:p>5</text:p>
          </table:table-cell>
          <table:table-cell table:style-name="ce4" office:value-type="float" office:value="40.1111111111111" calcext:value-type="float">
            <text:p>40</text:p>
          </table:table-cell>
          <table:table-cell table:style-name="ce4" table:formula="of:=[.D23]-[.P23]" office:value-type="float" office:value="-10.1111111111111" calcext:value-type="float">
            <text:p>-10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E23]-[.R23]" office:value-type="float" office:value="-91" calcext:value-type="float">
            <text:p>-91</text:p>
          </table:table-cell>
          <table:table-cell table:style-name="ce4" office:value-type="float" office:value="462.666666666667" calcext:value-type="float">
            <text:p>463</text:p>
          </table:table-cell>
          <table:table-cell table:style-name="ce4" table:formula="of:=[.F23]-[.T23]" office:value-type="float" office:value="51.3333333333333" calcext:value-type="float">
            <text:p>5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[.G23]-[.V23]" office:value-type="float" office:value="-74" calcext:value-type="float">
            <text:p>-74</text:p>
          </table:table-cell>
          <table:table-cell table:style-name="ce4" office:value-type="float" office:value="553.333333333333" calcext:value-type="float">
            <text:p>553</text:p>
          </table:table-cell>
          <table:table-cell table:formula="of:=[.H23]-[.X23]" office:value-type="float" office:value="53.6666666666666" calcext:value-type="float">
            <text:p>54</text:p>
          </table:table-cell>
          <table:table-cell table:style-name="ce1" office:value-type="string" calcext:value-type="string">
            <text:p>29.05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string" calcext:value-type="string">
            <text:p>27.05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26.05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25.05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string" calcext:value-type="string">
            <text:p>24.05.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29.05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28.05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string" calcext:value-type="string">
            <text:p>27.05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6.05.20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995" calcext:value-type="float">
            <text:p>1995</text:p>
          </table:table-cell>
          <table:table-cell/>
          <table:table-cell table:style-name="ce4" table:formula="of:=AVERAGE([.AA23];[.AI23];[.AQ23];[.AY23];[.BG23];[.BO23];[.BW23];[.CE23];[.CM23])" office:value-type="float" office:value="8.44444444444444" calcext:value-type="float">
            <text:p>8</text:p>
          </table:table-cell>
          <table:table-cell table:style-name="ce4" table:formula="of:=AVERAGE([.AB23];[.AJ23];[.AR23];[.AZ23];[.BH23];[.BP23];[.BX23];[.CF23];[.CN23])" office:value-type="float" office:value="40.2222222222222" calcext:value-type="float">
            <text:p>40</text:p>
          </table:table-cell>
          <table:table-cell table:style-name="ce4" table:formula="of:=AVERAGE([.AC23];[.AK23];[.AS23];[.BA23];[.BI23];[.BQ23];[.BY23];[.CG23];[.CO23])" office:value-type="float" office:value="337.222222222222" calcext:value-type="float">
            <text:p>337</text:p>
          </table:table-cell>
          <table:table-cell table:style-name="ce4" table:formula="of:=AVERAGE([.AD23];[.AL23];[.AT23];[.BB23];[.BJ23];[.BR23];[.BZ23];[.CH23];[.CP23])" office:value-type="float" office:value="455.333333333333" calcext:value-type="float">
            <text:p>455</text:p>
          </table:table-cell>
          <table:table-cell table:style-name="ce4" table:formula="of:=AVERAGE([.AE23];[.AM23];[.AU23];[.BC23];[.BK23];[.BS23];[.CA23];[.CI23];[.CQ23])" office:value-type="float" office:value="581.555555555556" calcext:value-type="float">
            <text:p>582</text:p>
          </table:table-cell>
          <table:table-cell table:style-name="ce4" table:formula="of:=AVERAGE([.AF23];[.AN23];[.AV23];[.BD23];[.BL23];[.BT23];[.CB23];[.CJ23];[.CR23])" office:value-type="float" office:value="566.555555555556" calcext:value-type="float">
            <text:p>567</text:p>
          </table:table-cell>
          <table:table-cell table:style-name="ce4" table:formula="of:=AVERAGE([.AG23];[.AO23];[.AW23];[.BE23];[.BM23];[.BU23];[.CC23];[.CK23];[.CS23])" office:value-type="float" office:value="1989.33333333333" calcext:value-type="float">
            <text:p>1989</text:p>
          </table:table-cell>
        </table:table-row>
        <table:table-row table:style-name="ro2">
          <table:table-cell table:style-name="ce2" office:value-type="date" office:date-value="2020-06-07" calcext:value-type="date">
            <text:p>07.06.2020</text:p>
          </table:table-cell>
          <table:table-cell table:style-name="ce1" table:formula="of:=DAYS([.A24];[.$A$58])" office:value-type="float" office:value="159" calcext:value-type="float">
            <text:p>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135" calcext:value-type="float">
            <text:p>213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45.11111111111" calcext:value-type="float">
            <text:p>1945</text:p>
          </table:table-cell>
          <table:table-cell table:style-name="ce3" table:formula="of:=[.I24]-[.K23]" office:value-type="float" office:value="134.222222222222" calcext:value-type="float">
            <text:p>134</text:p>
          </table:table-cell>
          <table:table-cell table:formula="of:=[.L24]-[.J24]" office:value-type="float" office:value="126.222222222222" calcext:value-type="float">
            <text:p>126</text:p>
          </table:table-cell>
          <table:table-cell table:style-name="ce4" office:value-type="float" office:value="8.33333333333333" calcext:value-type="float">
            <text:p>8</text:p>
          </table:table-cell>
          <table:table-cell table:style-name="ce4" table:formula="of:=[.C24]-[.N24]" office:value-type="float" office:value="-5.33333333333333" calcext:value-type="float">
            <text:p>-5</text:p>
          </table:table-cell>
          <table:table-cell table:style-name="ce4" office:value-type="float" office:value="39.5555555555556" calcext:value-type="float">
            <text:p>40</text:p>
          </table:table-cell>
          <table:table-cell table:style-name="ce4" table:formula="of:=[.D24]-[.P24]" office:value-type="float" office:value="-15.5555555555556" calcext:value-type="float">
            <text:p>-16</text:p>
          </table:table-cell>
          <table:table-cell table:style-name="ce4" office:value-type="float" office:value="345.888888888889" calcext:value-type="float">
            <text:p>346</text:p>
          </table:table-cell>
          <table:table-cell table:style-name="ce4" table:formula="of:=[.E24]-[.R24]" office:value-type="float" office:value="-41.8888888888889" calcext:value-type="float">
            <text:p>-42</text:p>
          </table:table-cell>
          <table:table-cell table:style-name="ce4" office:value-type="float" office:value="447.777777777778" calcext:value-type="float">
            <text:p>448</text:p>
          </table:table-cell>
          <table:table-cell table:style-name="ce4" table:formula="of:=[.F24]-[.T24]" office:value-type="float" office:value="85.2222222222222" calcext:value-type="float">
            <text:p>85</text:p>
          </table:table-cell>
          <table:table-cell table:style-name="ce4" office:value-type="float" office:value="554.777777777778" calcext:value-type="float">
            <text:p>555</text:p>
          </table:table-cell>
          <table:table-cell table:style-name="ce4" table:formula="of:=[.G24]-[.V24]" office:value-type="float" office:value="97.2222222222222" calcext:value-type="float">
            <text:p>97</text:p>
          </table:table-cell>
          <table:table-cell table:style-name="ce4" office:value-type="float" office:value="548.777777777778" calcext:value-type="float">
            <text:p>549</text:p>
          </table:table-cell>
          <table:table-cell table:formula="of:=[.H24]-[.X24]" office:value-type="float" office:value="70.2222222222222" calcext:value-type="float">
            <text:p>70</text:p>
          </table:table-cell>
          <table:table-cell table:style-name="ce1" office:value-type="string" calcext:value-type="string">
            <text:p>05.06.20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string" calcext:value-type="string">
            <text:p>03.06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02.06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01.06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31.05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05.06.20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string" calcext:value-type="string">
            <text:p>04.06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string" calcext:value-type="string">
            <text:p>03.06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02.06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93" calcext:value-type="float">
            <text:p>2093</text:p>
          </table:table-cell>
          <table:table-cell/>
          <table:table-cell table:style-name="ce4" table:formula="of:=AVERAGE([.AA24];[.AI24];[.AQ24];[.AY24];[.BG24];[.BO24];[.BW24];[.CE24];[.CM24])" office:value-type="float" office:value="7.66666666666667" calcext:value-type="float">
            <text:p>8</text:p>
          </table:table-cell>
          <table:table-cell table:style-name="ce4" table:formula="of:=AVERAGE([.AB24];[.AJ24];[.AR24];[.AZ24];[.BH24];[.BP24];[.BX24];[.CF24];[.CN24])" office:value-type="float" office:value="40.1111111111111" calcext:value-type="float">
            <text:p>40</text:p>
          </table:table-cell>
          <table:table-cell table:style-name="ce4" table:formula="of:=AVERAGE([.AC24];[.AK24];[.AS24];[.BA24];[.BI24];[.BQ24];[.BY24];[.CG24];[.CO24])" office:value-type="float" office:value="349" calcext:value-type="float">
            <text:p>349</text:p>
          </table:table-cell>
          <table:table-cell table:style-name="ce4" table:formula="of:=AVERAGE([.AD24];[.AL24];[.AT24];[.BB24];[.BJ24];[.BR24];[.BZ24];[.CH24];[.CP24])" office:value-type="float" office:value="462.666666666667" calcext:value-type="float">
            <text:p>463</text:p>
          </table:table-cell>
          <table:table-cell table:style-name="ce4" table:formula="of:=AVERAGE([.AE24];[.AM24];[.AU24];[.BC24];[.BK24];[.BS24];[.CA24];[.CI24];[.CQ24])" office:value-type="float" office:value="588" calcext:value-type="float">
            <text:p>588</text:p>
          </table:table-cell>
          <table:table-cell table:style-name="ce4" table:formula="of:=AVERAGE([.AF24];[.AN24];[.AV24];[.BD24];[.BL24];[.BT24];[.CB24];[.CJ24];[.CR24])" office:value-type="float" office:value="553.333333333333" calcext:value-type="float">
            <text:p>553</text:p>
          </table:table-cell>
          <table:table-cell table:style-name="ce4" table:formula="of:=AVERAGE([.AG24];[.AO24];[.AW24];[.BE24];[.BM24];[.BU24];[.CC24];[.CK24];[.CS24])" office:value-type="float" office:value="2000.77777777778" calcext:value-type="float">
            <text:p>2001</text:p>
          </table:table-cell>
        </table:table-row>
        <table:table-row table:style-name="ro2">
          <table:table-cell table:style-name="ce2" office:value-type="date" office:date-value="2020-06-14" calcext:value-type="date">
            <text:p>14.06.2020</text:p>
          </table:table-cell>
          <table:table-cell table:style-name="ce1" table:formula="of:=DAYS([.A25];[.$A$58])" office:value-type="float" office:value="166" calcext:value-type="float">
            <text:p>1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959.22222222222" calcext:value-type="float">
            <text:p>1959</text:p>
          </table:table-cell>
          <table:table-cell table:style-name="ce3" table:formula="of:=[.I25]-[.K24]" office:value-type="float" office:value="38.8888888888889" calcext:value-type="float">
            <text:p>39</text:p>
          </table:table-cell>
          <table:table-cell table:formula="of:=[.L25]-[.J25]" office:value-type="float" office:value="33.8888888888889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C25]-[.N25]" office:value-type="float" office:value="-1" calcext:value-type="float">
            <text:p>-1</text:p>
          </table:table-cell>
          <table:table-cell table:style-name="ce4" office:value-type="float" office:value="41.4444444444444" calcext:value-type="float">
            <text:p>41</text:p>
          </table:table-cell>
          <table:table-cell table:style-name="ce4" table:formula="of:=[.D25]-[.P25]" office:value-type="float" office:value="-15.4444444444444" calcext:value-type="float">
            <text:p>-15</text:p>
          </table:table-cell>
          <table:table-cell table:style-name="ce4" office:value-type="float" office:value="354.777777777778" calcext:value-type="float">
            <text:p>355</text:p>
          </table:table-cell>
          <table:table-cell table:style-name="ce4" table:formula="of:=[.E25]-[.R25]" office:value-type="float" office:value="-48.7777777777778" calcext:value-type="float">
            <text:p>-49</text:p>
          </table:table-cell>
          <table:table-cell table:style-name="ce4" office:value-type="float" office:value="451.555555555556" calcext:value-type="float">
            <text:p>452</text:p>
          </table:table-cell>
          <table:table-cell table:style-name="ce4" table:formula="of:=[.F25]-[.T25]" office:value-type="float" office:value="20.4444444444445" calcext:value-type="float">
            <text:p>20</text:p>
          </table:table-cell>
          <table:table-cell table:style-name="ce4" office:value-type="float" office:value="551.111111111111" calcext:value-type="float">
            <text:p>551</text:p>
          </table:table-cell>
          <table:table-cell table:style-name="ce4" table:formula="of:=[.G25]-[.V25]" office:value-type="float" office:value="35.8888888888889" calcext:value-type="float">
            <text:p>36</text:p>
          </table:table-cell>
          <table:table-cell table:style-name="ce4" office:value-type="float" office:value="552.333333333333" calcext:value-type="float">
            <text:p>552</text:p>
          </table:table-cell>
          <table:table-cell table:formula="of:=[.H25]-[.X25]" office:value-type="float" office:value="33.6666666666666" calcext:value-type="float">
            <text:p>34</text:p>
          </table:table-cell>
          <table:table-cell table:style-name="ce1" office:value-type="string" calcext:value-type="string">
            <text:p>12.06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string" calcext:value-type="string">
            <text:p>10.06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string" calcext:value-type="string">
            <text:p>09.06.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string" calcext:value-type="string">
            <text:p>08.06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office:value-type="string" calcext:value-type="string">
            <text:p>07.06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12.06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893" calcext:value-type="float">
            <text:p>1893</text:p>
          </table:table-cell>
          <table:table-cell table:style-name="ce1" office:value-type="string" calcext:value-type="string">
            <text:p>11.06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string" calcext:value-type="string">
            <text:p>10.06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string" calcext:value-type="string">
            <text:p>09.06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2020" calcext:value-type="float">
            <text:p>2020</text:p>
          </table:table-cell>
          <table:table-cell/>
          <table:table-cell table:style-name="ce4" table:formula="of:=AVERAGE([.AA25];[.AI25];[.AQ25];[.AY25];[.BG25];[.BO25];[.BW25];[.CE25];[.CM25])" office:value-type="float" office:value="8.33333333333333" calcext:value-type="float">
            <text:p>8</text:p>
          </table:table-cell>
          <table:table-cell table:style-name="ce4" table:formula="of:=AVERAGE([.AB25];[.AJ25];[.AR25];[.AZ25];[.BH25];[.BP25];[.BX25];[.CF25];[.CN25])" office:value-type="float" office:value="39.5555555555556" calcext:value-type="float">
            <text:p>40</text:p>
          </table:table-cell>
          <table:table-cell table:style-name="ce4" table:formula="of:=AVERAGE([.AC25];[.AK25];[.AS25];[.BA25];[.BI25];[.BQ25];[.BY25];[.CG25];[.CO25])" office:value-type="float" office:value="345.888888888889" calcext:value-type="float">
            <text:p>346</text:p>
          </table:table-cell>
          <table:table-cell table:style-name="ce4" table:formula="of:=AVERAGE([.AD25];[.AL25];[.AT25];[.BB25];[.BJ25];[.BR25];[.BZ25];[.CH25];[.CP25])" office:value-type="float" office:value="447.777777777778" calcext:value-type="float">
            <text:p>448</text:p>
          </table:table-cell>
          <table:table-cell table:style-name="ce4" table:formula="of:=AVERAGE([.AE25];[.AM25];[.AU25];[.BC25];[.BK25];[.BS25];[.CA25];[.CI25];[.CQ25])" office:value-type="float" office:value="554.777777777778" calcext:value-type="float">
            <text:p>555</text:p>
          </table:table-cell>
          <table:table-cell table:style-name="ce4" table:formula="of:=AVERAGE([.AF25];[.AN25];[.AV25];[.BD25];[.BL25];[.BT25];[.CB25];[.CJ25];[.CR25])" office:value-type="float" office:value="548.777777777778" calcext:value-type="float">
            <text:p>549</text:p>
          </table:table-cell>
          <table:table-cell table:style-name="ce4" table:formula="of:=AVERAGE([.AG25];[.AO25];[.AW25];[.BE25];[.BM25];[.BU25];[.CC25];[.CK25];[.CS25])" office:value-type="float" office:value="1945.11111111111" calcext:value-type="float">
            <text:p>1945</text:p>
          </table:table-cell>
        </table:table-row>
        <table:table-row table:style-name="ro2">
          <table:table-cell table:style-name="ce2" office:value-type="date" office:date-value="2020-06-21" calcext:value-type="date">
            <text:p>21.06.2020</text:p>
          </table:table-cell>
          <table:table-cell table:style-name="ce1" table:formula="of:=DAYS([.A26];[.$A$58])" office:value-type="float" office:value="173" calcext:value-type="float">
            <text:p>1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73.88888888889" calcext:value-type="float">
            <text:p>1974</text:p>
          </table:table-cell>
          <table:table-cell table:style-name="ce3" table:formula="of:=[.I26]-[.K25]" office:value-type="float" office:value="65.7777777777778" calcext:value-type="float">
            <text:p>66</text:p>
          </table:table-cell>
          <table:table-cell table:formula="of:=[.L26]-[.J26]" office:value-type="float" office:value="57.7777777777778" calcext:value-type="float">
            <text:p>58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26]-[.N26]" office:value-type="float" office:value="-2.44444444444444" calcext:value-type="float">
            <text:p>-2</text:p>
          </table:table-cell>
          <table:table-cell table:style-name="ce4" office:value-type="float" office:value="42.3333333333333" calcext:value-type="float">
            <text:p>42</text:p>
          </table:table-cell>
          <table:table-cell table:style-name="ce4" table:formula="of:=[.D26]-[.P26]" office:value-type="float" office:value="0.666666666666664" calcext:value-type="float">
            <text:p>1</text:p>
          </table:table-cell>
          <table:table-cell table:style-name="ce4" office:value-type="float" office:value="352.555555555556" calcext:value-type="float">
            <text:p>353</text:p>
          </table:table-cell>
          <table:table-cell table:style-name="ce4" table:formula="of:=[.E26]-[.R26]" office:value-type="float" office:value="-30.5555555555555" calcext:value-type="float">
            <text:p>-31</text:p>
          </table:table-cell>
          <table:table-cell table:style-name="ce4" office:value-type="float" office:value="445.444444444444" calcext:value-type="float">
            <text:p>445</text:p>
          </table:table-cell>
          <table:table-cell table:style-name="ce4" table:formula="of:=[.F26]-[.T26]" office:value-type="float" office:value="52.5555555555555" calcext:value-type="float">
            <text:p>53</text:p>
          </table:table-cell>
          <table:table-cell table:style-name="ce4" office:value-type="float" office:value="573" calcext:value-type="float">
            <text:p>573</text:p>
          </table:table-cell>
          <table:table-cell table:style-name="ce4" table:formula="of:=[.G26]-[.V26]" office:value-type="float" office:value="0" calcext:value-type="float">
            <text:p>0</text:p>
          </table:table-cell>
          <table:table-cell table:style-name="ce4" office:value-type="float" office:value="552.111111111111" calcext:value-type="float">
            <text:p>552</text:p>
          </table:table-cell>
          <table:table-cell table:formula="of:=[.H26]-[.X26]" office:value-type="float" office:value="30.8888888888889" calcext:value-type="float">
            <text:p>31</text:p>
          </table:table-cell>
          <table:table-cell table:style-name="ce1" office:value-type="string" calcext:value-type="string">
            <text:p>19.06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878" calcext:value-type="float">
            <text:p>1878</text:p>
          </table:table-cell>
          <table:table-cell table:style-name="ce1" office:value-type="string" calcext:value-type="string">
            <text:p>17.06.20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16.06.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office:value-type="string" calcext:value-type="string">
            <text:p>15.06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14.06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19.06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string" calcext:value-type="string">
            <text:p>18.06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17.06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863" calcext:value-type="float">
            <text:p>1863</text:p>
          </table:table-cell>
          <table:table-cell table:style-name="ce1" office:value-type="string" calcext:value-type="string">
            <text:p>16.06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45" calcext:value-type="float">
            <text:p>2145</text:p>
          </table:table-cell>
          <table:table-cell/>
          <table:table-cell table:style-name="ce4" table:formula="of:=AVERAGE([.AA26];[.AI26];[.AQ26];[.AY26];[.BG26];[.BO26];[.BW26];[.CE26];[.CM26])" office:value-type="float" office:value="8" calcext:value-type="float">
            <text:p>8</text:p>
          </table:table-cell>
          <table:table-cell table:style-name="ce4" table:formula="of:=AVERAGE([.AB26];[.AJ26];[.AR26];[.AZ26];[.BH26];[.BP26];[.BX26];[.CF26];[.CN26])" office:value-type="float" office:value="41.4444444444444" calcext:value-type="float">
            <text:p>41</text:p>
          </table:table-cell>
          <table:table-cell table:style-name="ce4" table:formula="of:=AVERAGE([.AC26];[.AK26];[.AS26];[.BA26];[.BI26];[.BQ26];[.BY26];[.CG26];[.CO26])" office:value-type="float" office:value="354.777777777778" calcext:value-type="float">
            <text:p>355</text:p>
          </table:table-cell>
          <table:table-cell table:style-name="ce4" table:formula="of:=AVERAGE([.AD26];[.AL26];[.AT26];[.BB26];[.BJ26];[.BR26];[.BZ26];[.CH26];[.CP26])" office:value-type="float" office:value="451.555555555556" calcext:value-type="float">
            <text:p>452</text:p>
          </table:table-cell>
          <table:table-cell table:style-name="ce4" table:formula="of:=AVERAGE([.AE26];[.AM26];[.AU26];[.BC26];[.BK26];[.BS26];[.CA26];[.CI26];[.CQ26])" office:value-type="float" office:value="551.111111111111" calcext:value-type="float">
            <text:p>551</text:p>
          </table:table-cell>
          <table:table-cell table:style-name="ce4" table:formula="of:=AVERAGE([.AF26];[.AN26];[.AV26];[.BD26];[.BL26];[.BT26];[.CB26];[.CJ26];[.CR26])" office:value-type="float" office:value="552.333333333333" calcext:value-type="float">
            <text:p>552</text:p>
          </table:table-cell>
          <table:table-cell table:style-name="ce4" table:formula="of:=AVERAGE([.AG26];[.AO26];[.AW26];[.BE26];[.BM26];[.BU26];[.CC26];[.CK26];[.CS26])" office:value-type="float" office:value="1959.22222222222" calcext:value-type="float">
            <text:p>1959</text:p>
          </table:table-cell>
        </table:table-row>
        <table:table-row table:style-name="ro2">
          <table:table-cell table:style-name="ce2" office:value-type="date" office:date-value="2020-06-28" calcext:value-type="date">
            <text:p>28.06.2020</text:p>
          </table:table-cell>
          <table:table-cell table:style-name="ce1" table:formula="of:=DAYS([.A27];[.$A$58])" office:value-type="float" office:value="180" calcext:value-type="float">
            <text:p>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946.77777777778" calcext:value-type="float">
            <text:p>1947</text:p>
          </table:table-cell>
          <table:table-cell table:style-name="ce3" table:formula="of:=[.I27]-[.K26]" office:value-type="float" office:value="106.111111111111" calcext:value-type="float">
            <text:p>106</text:p>
          </table:table-cell>
          <table:table-cell table:formula="of:=[.L27]-[.J27]" office:value-type="float" office:value="99.1111111111111" calcext:value-type="float">
            <text:p>99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27]-[.N27]" office:value-type="float" office:value="-0.444444444444445" calcext:value-type="float">
            <text:p>0</text:p>
          </table:table-cell>
          <table:table-cell table:style-name="ce4" office:value-type="float" office:value="48.3333333333333" calcext:value-type="float">
            <text:p>48</text:p>
          </table:table-cell>
          <table:table-cell table:style-name="ce4" table:formula="of:=[.D27]-[.P27]" office:value-type="float" office:value="-14.3333333333333" calcext:value-type="float">
            <text:p>-14</text:p>
          </table:table-cell>
          <table:table-cell table:style-name="ce4" office:value-type="float" office:value="347.333333333333" calcext:value-type="float">
            <text:p>347</text:p>
          </table:table-cell>
          <table:table-cell table:style-name="ce4" table:formula="of:=[.E27]-[.R27]" office:value-type="float" office:value="-16.3333333333333" calcext:value-type="float">
            <text:p>-16</text:p>
          </table:table-cell>
          <table:table-cell table:style-name="ce4" office:value-type="float" office:value="447" calcext:value-type="float">
            <text:p>447</text:p>
          </table:table-cell>
          <table:table-cell table:style-name="ce4" table:formula="of:=[.F27]-[.T27]" office:value-type="float" office:value="54" calcext:value-type="float">
            <text:p>54</text:p>
          </table:table-cell>
          <table:table-cell table:style-name="ce4" office:value-type="float" office:value="567" calcext:value-type="float">
            <text:p>567</text:p>
          </table:table-cell>
          <table:table-cell table:style-name="ce4" table:formula="of:=[.G27]-[.V27]" office:value-type="float" office:value="34" calcext:value-type="float">
            <text:p>34</text:p>
          </table:table-cell>
          <table:table-cell table:style-name="ce4" office:value-type="float" office:value="528.666666666667" calcext:value-type="float">
            <text:p>529</text:p>
          </table:table-cell>
          <table:table-cell table:formula="of:=[.H27]-[.X27]" office:value-type="float" office:value="76.3333333333334" calcext:value-type="float">
            <text:p>76</text:p>
          </table:table-cell>
          <table:table-cell table:style-name="ce1" office:value-type="string" calcext:value-type="string">
            <text:p>26.06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868" calcext:value-type="float">
            <text:p>1868</text:p>
          </table:table-cell>
          <table:table-cell table:style-name="ce1" office:value-type="string" calcext:value-type="string">
            <text:p>24.06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23.06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2338" calcext:value-type="float">
            <text:p>2338</text:p>
          </table:table-cell>
          <table:table-cell table:style-name="ce1" office:value-type="string" calcext:value-type="string">
            <text:p>22.06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21.06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26.06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25.06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string" calcext:value-type="string">
            <text:p>24.06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string" calcext:value-type="string">
            <text:p>23.06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980" calcext:value-type="float">
            <text:p>1980</text:p>
          </table:table-cell>
          <table:table-cell/>
          <table:table-cell table:style-name="ce4" table:formula="of:=AVERAGE([.AA27];[.AI27];[.AQ27];[.AY27];[.BG27];[.BO27];[.BW27];[.CE27];[.CM27])" office:value-type="float" office:value="8.44444444444444" calcext:value-type="float">
            <text:p>8</text:p>
          </table:table-cell>
          <table:table-cell table:style-name="ce4" table:formula="of:=AVERAGE([.AB27];[.AJ27];[.AR27];[.AZ27];[.BH27];[.BP27];[.BX27];[.CF27];[.CN27])" office:value-type="float" office:value="42.3333333333333" calcext:value-type="float">
            <text:p>42</text:p>
          </table:table-cell>
          <table:table-cell table:style-name="ce4" table:formula="of:=AVERAGE([.AC27];[.AK27];[.AS27];[.BA27];[.BI27];[.BQ27];[.BY27];[.CG27];[.CO27])" office:value-type="float" office:value="352.555555555556" calcext:value-type="float">
            <text:p>353</text:p>
          </table:table-cell>
          <table:table-cell table:style-name="ce4" table:formula="of:=AVERAGE([.AD27];[.AL27];[.AT27];[.BB27];[.BJ27];[.BR27];[.BZ27];[.CH27];[.CP27])" office:value-type="float" office:value="445.444444444444" calcext:value-type="float">
            <text:p>445</text:p>
          </table:table-cell>
          <table:table-cell table:style-name="ce4" table:formula="of:=AVERAGE([.AE27];[.AM27];[.AU27];[.BC27];[.BK27];[.BS27];[.CA27];[.CI27];[.CQ27])" office:value-type="float" office:value="573" calcext:value-type="float">
            <text:p>573</text:p>
          </table:table-cell>
          <table:table-cell table:style-name="ce4" table:formula="of:=AVERAGE([.AF27];[.AN27];[.AV27];[.BD27];[.BL27];[.BT27];[.CB27];[.CJ27];[.CR27])" office:value-type="float" office:value="552.111111111111" calcext:value-type="float">
            <text:p>552</text:p>
          </table:table-cell>
          <table:table-cell table:style-name="ce4" table:formula="of:=AVERAGE([.AG27];[.AO27];[.AW27];[.BE27];[.BM27];[.BU27];[.CC27];[.CK27];[.CS27])" office:value-type="float" office:value="1973.88888888889" calcext:value-type="float">
            <text:p>1974</text:p>
          </table:table-cell>
        </table:table-row>
        <table:table-row table:style-name="ro2">
          <table:table-cell table:style-name="ce2" office:value-type="date" office:date-value="2020-07-05" calcext:value-type="date">
            <text:p>05.07.2020</text:p>
          </table:table-cell>
          <table:table-cell table:style-name="ce1" table:formula="of:=DAYS([.A28];[.$A$58])" office:value-type="float" office:value="187" calcext:value-type="float">
            <text:p>1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table:formula="of:=[.I28]-[.K27]" office:value-type="float" office:value="165.222222222222" calcext:value-type="float">
            <text:p>165</text:p>
          </table:table-cell>
          <table:table-cell table:formula="of:=[.L28]-[.J28]" office:value-type="float" office:value="159.222222222222" calcext:value-type="float">
            <text:p>159</text:p>
          </table:table-cell>
          <table:table-cell table:style-name="ce4" office:value-type="float" office:value="8.11111111111111" calcext:value-type="float">
            <text:p>8</text:p>
          </table:table-cell>
          <table:table-cell table:style-name="ce4" table:formula="of:=[.C28]-[.N28]" office:value-type="float" office:value="0.888888888888889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[.D28]-[.P28]" office:value-type="float" office:value="-2" calcext:value-type="float">
            <text:p>-2</text:p>
          </table:table-cell>
          <table:table-cell table:style-name="ce4" office:value-type="float" office:value="354.555555555556" calcext:value-type="float">
            <text:p>355</text:p>
          </table:table-cell>
          <table:table-cell table:style-name="ce4" table:formula="of:=[.E28]-[.R28]" office:value-type="float" office:value="-22.5555555555555" calcext:value-type="float">
            <text:p>-23</text:p>
          </table:table-cell>
          <table:table-cell table:style-name="ce4" office:value-type="float" office:value="457.555555555556" calcext:value-type="float">
            <text:p>458</text:p>
          </table:table-cell>
          <table:table-cell table:style-name="ce4" table:formula="of:=[.F28]-[.T28]" office:value-type="float" office:value="46.4444444444445" calcext:value-type="float">
            <text:p>46</text:p>
          </table:table-cell>
          <table:table-cell table:style-name="ce4" office:value-type="float" office:value="583.777777777778" calcext:value-type="float">
            <text:p>584</text:p>
          </table:table-cell>
          <table:table-cell table:style-name="ce4" table:formula="of:=[.G28]-[.V28]" office:value-type="float" office:value="17.2222222222222" calcext:value-type="float">
            <text:p>17</text:p>
          </table:table-cell>
          <table:table-cell table:style-name="ce4" office:value-type="float" office:value="544" calcext:value-type="float">
            <text:p>544</text:p>
          </table:table-cell>
          <table:table-cell table:formula="of:=[.H28]-[.X28]" office:value-type="float" office:value="83" calcext:value-type="float">
            <text:p>83</text:p>
          </table:table-cell>
          <table:table-cell table:style-name="ce1" office:value-type="string" calcext:value-type="string">
            <text:p>03.07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string" calcext:value-type="string">
            <text:p>01.07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30.06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856" calcext:value-type="float">
            <text:p>1856</text:p>
          </table:table-cell>
          <table:table-cell table:style-name="ce1" office:value-type="string" calcext:value-type="string">
            <text:p>29.06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903" calcext:value-type="float">
            <text:p>1903</text:p>
          </table:table-cell>
          <table:table-cell table:style-name="ce1" office:value-type="string" calcext:value-type="string">
            <text:p>28.06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03.07.20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02.07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string" calcext:value-type="string">
            <text:p>01.07.20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string" calcext:value-type="string">
            <text:p>30.06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067" calcext:value-type="float">
            <text:p>2067</text:p>
          </table:table-cell>
          <table:table-cell/>
          <table:table-cell table:style-name="ce4" table:formula="of:=AVERAGE([.AA28];[.AI28];[.AQ28];[.AY28];[.BG28];[.BO28];[.BW28];[.CE28];[.CM28])" office:value-type="float" office:value="8.44444444444444" calcext:value-type="float">
            <text:p>8</text:p>
          </table:table-cell>
          <table:table-cell table:style-name="ce4" table:formula="of:=AVERAGE([.AB28];[.AJ28];[.AR28];[.AZ28];[.BH28];[.BP28];[.BX28];[.CF28];[.CN28])" office:value-type="float" office:value="48.3333333333333" calcext:value-type="float">
            <text:p>48</text:p>
          </table:table-cell>
          <table:table-cell table:style-name="ce4" table:formula="of:=AVERAGE([.AC28];[.AK28];[.AS28];[.BA28];[.BI28];[.BQ28];[.BY28];[.CG28];[.CO28])" office:value-type="float" office:value="347.333333333333" calcext:value-type="float">
            <text:p>347</text:p>
          </table:table-cell>
          <table:table-cell table:style-name="ce4" table:formula="of:=AVERAGE([.AD28];[.AL28];[.AT28];[.BB28];[.BJ28];[.BR28];[.BZ28];[.CH28];[.CP28])" office:value-type="float" office:value="447" calcext:value-type="float">
            <text:p>447</text:p>
          </table:table-cell>
          <table:table-cell table:style-name="ce4" table:formula="of:=AVERAGE([.AE28];[.AM28];[.AU28];[.BC28];[.BK28];[.BS28];[.CA28];[.CI28];[.CQ28])" office:value-type="float" office:value="567" calcext:value-type="float">
            <text:p>567</text:p>
          </table:table-cell>
          <table:table-cell table:style-name="ce4" table:formula="of:=AVERAGE([.AF28];[.AN28];[.AV28];[.BD28];[.BL28];[.BT28];[.CB28];[.CJ28];[.CR28])" office:value-type="float" office:value="528.666666666667" calcext:value-type="float">
            <text:p>529</text:p>
          </table:table-cell>
          <table:table-cell table:style-name="ce4" table:formula="of:=AVERAGE([.AG28];[.AO28];[.AW28];[.BE28];[.BM28];[.BU28];[.CC28];[.CK28];[.CS28])" office:value-type="float" office:value="1946.77777777778" calcext:value-type="float">
            <text:p>1947</text:p>
          </table:table-cell>
        </table:table-row>
        <table:table-row table:style-name="ro2">
          <table:table-cell table:style-name="ce2" office:value-type="date" office:date-value="2020-07-12" calcext:value-type="date">
            <text:p>12.07.2020</text:p>
          </table:table-cell>
          <table:table-cell table:style-name="ce1" table:formula="of:=DAYS([.A29];[.$A$58])" office:value-type="float" office:value="194" calcext:value-type="float">
            <text:p>1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970.11111111111" calcext:value-type="float">
            <text:p>1970</text:p>
          </table:table-cell>
          <table:table-cell table:style-name="ce3" table:formula="of:=[.I29]-[.K28]" office:value-type="float" office:value="7" calcext:value-type="float">
            <text:p>7</text:p>
          </table:table-cell>
          <table:table-cell table:formula="of:=[.L29]-[.J29]" office:value-type="float" office:value="4" calcext:value-type="float">
            <text:p>4</text:p>
          </table:table-cell>
          <table:table-cell table:style-name="ce4" office:value-type="float" office:value="9.66666666666667" calcext:value-type="float">
            <text:p>10</text:p>
          </table:table-cell>
          <table:table-cell table:style-name="ce4" table:formula="of:=[.C29]-[.N29]" office:value-type="float" office:value="-2.66666666666667" calcext:value-type="float">
            <text:p>-3</text:p>
          </table:table-cell>
          <table:table-cell table:style-name="ce4" office:value-type="float" office:value="45.3333333333333" calcext:value-type="float">
            <text:p>45</text:p>
          </table:table-cell>
          <table:table-cell table:style-name="ce4" table:formula="of:=[.D29]-[.P29]" office:value-type="float" office:value="-6.33333333333334" calcext:value-type="float">
            <text:p>-6</text:p>
          </table:table-cell>
          <table:table-cell table:style-name="ce4" office:value-type="float" office:value="337.777777777778" calcext:value-type="float">
            <text:p>338</text:p>
          </table:table-cell>
          <table:table-cell table:style-name="ce4" table:formula="of:=[.E29]-[.R29]" office:value-type="float" office:value="-41.7777777777778" calcext:value-type="float">
            <text:p>-42</text:p>
          </table:table-cell>
          <table:table-cell table:style-name="ce4" office:value-type="float" office:value="453.888888888889" calcext:value-type="float">
            <text:p>454</text:p>
          </table:table-cell>
          <table:table-cell table:style-name="ce4" table:formula="of:=[.F29]-[.T29]" office:value-type="float" office:value="18.1111111111111" calcext:value-type="float">
            <text:p>18</text:p>
          </table:table-cell>
          <table:table-cell table:style-name="ce4" office:value-type="float" office:value="574.111111111111" calcext:value-type="float">
            <text:p>574</text:p>
          </table:table-cell>
          <table:table-cell table:style-name="ce4" table:formula="of:=[.G29]-[.V29]" office:value-type="float" office:value="19.8888888888889" calcext:value-type="float">
            <text:p>20</text:p>
          </table:table-cell>
          <table:table-cell table:style-name="ce4" office:value-type="float" office:value="549.333333333333" calcext:value-type="float">
            <text:p>549</text:p>
          </table:table-cell>
          <table:table-cell table:formula="of:=[.H29]-[.X29]" office:value-type="float" office:value="38.6666666666666" calcext:value-type="float">
            <text:p>39</text:p>
          </table:table-cell>
          <table:table-cell table:style-name="ce1" office:value-type="string" calcext:value-type="string">
            <text:p>10.07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948" calcext:value-type="float">
            <text:p>1948</text:p>
          </table:table-cell>
          <table:table-cell table:style-name="ce1" office:value-type="string" calcext:value-type="string">
            <text:p>08.07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string" calcext:value-type="string">
            <text:p>07.07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06.07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string" calcext:value-type="string">
            <text:p>05.07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string" calcext:value-type="string">
            <text:p>10.07.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09.07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08.07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7.07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46" calcext:value-type="float">
            <text:p>2046</text:p>
          </table:table-cell>
          <table:table-cell/>
          <table:table-cell table:style-name="ce4" table:formula="of:=AVERAGE([.AA29];[.AI29];[.AQ29];[.AY29];[.BG29];[.BO29];[.BW29];[.CE29];[.CM29])" office:value-type="float" office:value="8.11111111111111" calcext:value-type="float">
            <text:p>8</text:p>
          </table:table-cell>
          <table:table-cell table:style-name="ce4" table:formula="of:=AVERAGE([.AB29];[.AJ29];[.AR29];[.AZ29];[.BH29];[.BP29];[.BX29];[.CF29];[.CN29])" office:value-type="float" office:value="41" calcext:value-type="float">
            <text:p>41</text:p>
          </table:table-cell>
          <table:table-cell table:style-name="ce4" table:formula="of:=AVERAGE([.AC29];[.AK29];[.AS29];[.BA29];[.BI29];[.BQ29];[.BY29];[.CG29];[.CO29])" office:value-type="float" office:value="354.555555555556" calcext:value-type="float">
            <text:p>355</text:p>
          </table:table-cell>
          <table:table-cell table:style-name="ce4" table:formula="of:=AVERAGE([.AD29];[.AL29];[.AT29];[.BB29];[.BJ29];[.BR29];[.BZ29];[.CH29];[.CP29])" office:value-type="float" office:value="457.555555555556" calcext:value-type="float">
            <text:p>458</text:p>
          </table:table-cell>
          <table:table-cell table:style-name="ce4" table:formula="of:=AVERAGE([.AE29];[.AM29];[.AU29];[.BC29];[.BK29];[.BS29];[.CA29];[.CI29];[.CQ29])" office:value-type="float" office:value="583.777777777778" calcext:value-type="float">
            <text:p>584</text:p>
          </table:table-cell>
          <table:table-cell table:style-name="ce4" table:formula="of:=AVERAGE([.AF29];[.AN29];[.AV29];[.BD29];[.BL29];[.BT29];[.CB29];[.CJ29];[.CR29])" office:value-type="float" office:value="544" calcext:value-type="float">
            <text:p>544</text:p>
          </table:table-cell>
          <table:table-cell table:style-name="ce4" table:formula="of:=AVERAGE([.AG29];[.AO29];[.AW29];[.BE29];[.BM29];[.BU29];[.CC29];[.CK29];[.CS29])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date" office:date-value="2020-07-19" calcext:value-type="date">
            <text:p>19.07.2020</text:p>
          </table:table-cell>
          <table:table-cell table:style-name="ce1" table:formula="of:=DAYS([.A30];[.$A$58])" office:value-type="float" office:value="201" calcext:value-type="float">
            <text:p>2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962.22222222222" calcext:value-type="float">
            <text:p>1962</text:p>
          </table:table-cell>
          <table:table-cell table:style-name="ce3" table:formula="of:=[.I30]-[.K29]" office:value-type="float" office:value="20.8888888888889" calcext:value-type="float">
            <text:p>21</text:p>
          </table:table-cell>
          <table:table-cell table:formula="of:=[.L30]-[.J30]" office:value-type="float" office:value="14.8888888888889" calcext:value-type="float">
            <text:p>15</text:p>
          </table:table-cell>
          <table:table-cell table:style-name="ce4" office:value-type="float" office:value="9.66666666666667" calcext:value-type="float">
            <text:p>10</text:p>
          </table:table-cell>
          <table:table-cell table:style-name="ce4" table:formula="of:=[.C30]-[.N30]" office:value-type="float" office:value="0.333333333333334" calcext:value-type="float">
            <text:p>0</text:p>
          </table:table-cell>
          <table:table-cell table:style-name="ce4" office:value-type="float" office:value="45.7777777777778" calcext:value-type="float">
            <text:p>46</text:p>
          </table:table-cell>
          <table:table-cell table:style-name="ce4" table:formula="of:=[.D30]-[.P30]" office:value-type="float" office:value="-23.7777777777778" calcext:value-type="float">
            <text:p>-24</text:p>
          </table:table-cell>
          <table:table-cell table:style-name="ce4" office:value-type="float" office:value="341.666666666667" calcext:value-type="float">
            <text:p>342</text:p>
          </table:table-cell>
          <table:table-cell table:style-name="ce4" table:formula="of:=[.E30]-[.R30]" office:value-type="float" office:value="-31.6666666666667" calcext:value-type="float">
            <text:p>-32</text:p>
          </table:table-cell>
          <table:table-cell table:style-name="ce4" office:value-type="float" office:value="452.777777777778" calcext:value-type="float">
            <text:p>453</text:p>
          </table:table-cell>
          <table:table-cell table:style-name="ce4" table:formula="of:=[.F30]-[.T30]" office:value-type="float" office:value="58.2222222222222" calcext:value-type="float">
            <text:p>58</text:p>
          </table:table-cell>
          <table:table-cell table:style-name="ce4" office:value-type="float" office:value="566.555555555556" calcext:value-type="float">
            <text:p>567</text:p>
          </table:table-cell>
          <table:table-cell table:style-name="ce4" table:formula="of:=[.G30]-[.V30]" office:value-type="float" office:value="-2.55555555555554" calcext:value-type="float">
            <text:p>-3</text:p>
          </table:table-cell>
          <table:table-cell table:style-name="ce4" office:value-type="float" office:value="545.777777777778" calcext:value-type="float">
            <text:p>546</text:p>
          </table:table-cell>
          <table:table-cell table:formula="of:=[.H30]-[.X30]" office:value-type="float" office:value="28.2222222222222" calcext:value-type="float">
            <text:p>28</text:p>
          </table:table-cell>
          <table:table-cell table:style-name="ce1" office:value-type="string" calcext:value-type="string">
            <text:p>17.07.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string" calcext:value-type="string">
            <text:p>15.07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string" calcext:value-type="string">
            <text:p>14.07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13.07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string" calcext:value-type="string">
            <text:p>12.07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string" calcext:value-type="string">
            <text:p>17.07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string" calcext:value-type="string">
            <text:p>16.07.20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15.07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14.07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956" calcext:value-type="float">
            <text:p>1956</text:p>
          </table:table-cell>
          <table:table-cell/>
          <table:table-cell table:style-name="ce4" table:formula="of:=AVERAGE([.AA30];[.AI30];[.AQ30];[.AY30];[.BG30];[.BO30];[.BW30];[.CE30];[.CM30])" office:value-type="float" office:value="9.66666666666667" calcext:value-type="float">
            <text:p>10</text:p>
          </table:table-cell>
          <table:table-cell table:style-name="ce4" table:formula="of:=AVERAGE([.AB30];[.AJ30];[.AR30];[.AZ30];[.BH30];[.BP30];[.BX30];[.CF30];[.CN30])" office:value-type="float" office:value="45.3333333333333" calcext:value-type="float">
            <text:p>45</text:p>
          </table:table-cell>
          <table:table-cell table:style-name="ce4" table:formula="of:=AVERAGE([.AC30];[.AK30];[.AS30];[.BA30];[.BI30];[.BQ30];[.BY30];[.CG30];[.CO30])" office:value-type="float" office:value="337.777777777778" calcext:value-type="float">
            <text:p>338</text:p>
          </table:table-cell>
          <table:table-cell table:style-name="ce4" table:formula="of:=AVERAGE([.AD30];[.AL30];[.AT30];[.BB30];[.BJ30];[.BR30];[.BZ30];[.CH30];[.CP30])" office:value-type="float" office:value="453.888888888889" calcext:value-type="float">
            <text:p>454</text:p>
          </table:table-cell>
          <table:table-cell table:style-name="ce4" table:formula="of:=AVERAGE([.AE30];[.AM30];[.AU30];[.BC30];[.BK30];[.BS30];[.CA30];[.CI30];[.CQ30])" office:value-type="float" office:value="574.111111111111" calcext:value-type="float">
            <text:p>574</text:p>
          </table:table-cell>
          <table:table-cell table:style-name="ce4" table:formula="of:=AVERAGE([.AF30];[.AN30];[.AV30];[.BD30];[.BL30];[.BT30];[.CB30];[.CJ30];[.CR30])" office:value-type="float" office:value="549.333333333333" calcext:value-type="float">
            <text:p>549</text:p>
          </table:table-cell>
          <table:table-cell table:style-name="ce4" table:formula="of:=AVERAGE([.AG30];[.AO30];[.AW30];[.BE30];[.BM30];[.BU30];[.CC30];[.CK30];[.CS30])" office:value-type="float" office:value="1970.11111111111" calcext:value-type="float">
            <text:p>1970</text:p>
          </table:table-cell>
        </table:table-row>
        <table:table-row table:style-name="ro2">
          <table:table-cell table:style-name="ce2" office:value-type="date" office:date-value="2020-07-26" calcext:value-type="date">
            <text:p>26.07.2020</text:p>
          </table:table-cell>
          <table:table-cell table:style-name="ce1" table:formula="of:=DAYS([.A31];[.$A$58])" office:value-type="float" office:value="208" calcext:value-type="float">
            <text:p>2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086" calcext:value-type="float">
            <text:p>208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2032.77777777778" calcext:value-type="float">
            <text:p>2033</text:p>
          </table:table-cell>
          <table:table-cell table:style-name="ce3" table:formula="of:=[.I31]-[.K30]" office:value-type="float" office:value="123.777777777778" calcext:value-type="float">
            <text:p>124</text:p>
          </table:table-cell>
          <table:table-cell table:formula="of:=[.L31]-[.J31]" office:value-type="float" office:value="112.777777777778" calcext:value-type="float">
            <text:p>113</text:p>
          </table:table-cell>
          <table:table-cell table:style-name="ce4" office:value-type="float" office:value="7.88888888888889" calcext:value-type="float">
            <text:p>8</text:p>
          </table:table-cell>
          <table:table-cell table:style-name="ce4" table:formula="of:=[.C31]-[.N31]" office:value-type="float" office:value="-0.888888888888889" calcext:value-type="float">
            <text:p>-1</text:p>
          </table:table-cell>
          <table:table-cell table:style-name="ce4" office:value-type="float" office:value="40.2222222222222" calcext:value-type="float">
            <text:p>40</text:p>
          </table:table-cell>
          <table:table-cell table:style-name="ce4" table:formula="of:=[.D31]-[.P31]" office:value-type="float" office:value="0.777777777777779" calcext:value-type="float">
            <text:p>1</text:p>
          </table:table-cell>
          <table:table-cell table:style-name="ce4" office:value-type="float" office:value="362.777777777778" calcext:value-type="float">
            <text:p>363</text:p>
          </table:table-cell>
          <table:table-cell table:style-name="ce4" table:formula="of:=[.E31]-[.R31]" office:value-type="float" office:value="-23.7777777777778" calcext:value-type="float">
            <text:p>-24</text:p>
          </table:table-cell>
          <table:table-cell table:style-name="ce4" office:value-type="float" office:value="463.333333333333" calcext:value-type="float">
            <text:p>463</text:p>
          </table:table-cell>
          <table:table-cell table:style-name="ce4" table:formula="of:=[.F31]-[.T31]" office:value-type="float" office:value="34.6666666666667" calcext:value-type="float">
            <text:p>35</text:p>
          </table:table-cell>
          <table:table-cell table:style-name="ce4" office:value-type="float" office:value="588.444444444444" calcext:value-type="float">
            <text:p>588</text:p>
          </table:table-cell>
          <table:table-cell table:style-name="ce4" table:formula="of:=[.G31]-[.V31]" office:value-type="float" office:value="-9.44444444444446" calcext:value-type="float">
            <text:p>-9</text:p>
          </table:table-cell>
          <table:table-cell table:style-name="ce4" office:value-type="float" office:value="570.111111111111" calcext:value-type="float">
            <text:p>570</text:p>
          </table:table-cell>
          <table:table-cell table:formula="of:=[.H31]-[.X31]" office:value-type="float" office:value="51.8888888888889" calcext:value-type="float">
            <text:p>52</text:p>
          </table:table-cell>
          <table:table-cell table:style-name="ce1" office:value-type="string" calcext:value-type="string">
            <text:p>24.07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string" calcext:value-type="string">
            <text:p>22.07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21.07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string" calcext:value-type="string">
            <text:p>20.07.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19.07.20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string" calcext:value-type="string">
            <text:p>24.07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23.07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22.07.20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string" calcext:value-type="string">
            <text:p>21.07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34" calcext:value-type="float">
            <text:p>2034</text:p>
          </table:table-cell>
          <table:table-cell/>
          <table:table-cell table:style-name="ce4" table:formula="of:=AVERAGE([.AA31];[.AI31];[.AQ31];[.AY31];[.BG31];[.BO31];[.BW31];[.CE31];[.CM31])" office:value-type="float" office:value="9.66666666666667" calcext:value-type="float">
            <text:p>10</text:p>
          </table:table-cell>
          <table:table-cell table:style-name="ce4" table:formula="of:=AVERAGE([.AB31];[.AJ31];[.AR31];[.AZ31];[.BH31];[.BP31];[.BX31];[.CF31];[.CN31])" office:value-type="float" office:value="45.7777777777778" calcext:value-type="float">
            <text:p>46</text:p>
          </table:table-cell>
          <table:table-cell table:style-name="ce4" table:formula="of:=AVERAGE([.AC31];[.AK31];[.AS31];[.BA31];[.BI31];[.BQ31];[.BY31];[.CG31];[.CO31])" office:value-type="float" office:value="341.666666666667" calcext:value-type="float">
            <text:p>342</text:p>
          </table:table-cell>
          <table:table-cell table:style-name="ce4" table:formula="of:=AVERAGE([.AD31];[.AL31];[.AT31];[.BB31];[.BJ31];[.BR31];[.BZ31];[.CH31];[.CP31])" office:value-type="float" office:value="452.777777777778" calcext:value-type="float">
            <text:p>453</text:p>
          </table:table-cell>
          <table:table-cell table:style-name="ce4" table:formula="of:=AVERAGE([.AE31];[.AM31];[.AU31];[.BC31];[.BK31];[.BS31];[.CA31];[.CI31];[.CQ31])" office:value-type="float" office:value="566.555555555556" calcext:value-type="float">
            <text:p>567</text:p>
          </table:table-cell>
          <table:table-cell table:style-name="ce4" table:formula="of:=AVERAGE([.AF31];[.AN31];[.AV31];[.BD31];[.BL31];[.BT31];[.CB31];[.CJ31];[.CR31])" office:value-type="float" office:value="545.777777777778" calcext:value-type="float">
            <text:p>546</text:p>
          </table:table-cell>
          <table:table-cell table:style-name="ce4" table:formula="of:=AVERAGE([.AG31];[.AO31];[.AW31];[.BE31];[.BM31];[.BU31];[.CC31];[.CK31];[.CS31])" office:value-type="float" office:value="1962.22222222222" calcext:value-type="float">
            <text:p>1962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1" table:formula="of:=DAYS([.A32];[.$A$58])" office:value-type="float" office:value="215" calcext:value-type="float">
            <text:p>2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table:formula="of:=[.I32]-[.K31]" office:value-type="float" office:value="198.222222222222" calcext:value-type="float">
            <text:p>198</text:p>
          </table:table-cell>
          <table:table-cell table:formula="of:=[.L32]-[.J32]" office:value-type="float" office:value="184.222222222222" calcext:value-type="float">
            <text:p>184</text:p>
          </table:table-cell>
          <table:table-cell table:style-name="ce4" office:value-type="float" office:value="10.1111111111111" calcext:value-type="float">
            <text:p>10</text:p>
          </table:table-cell>
          <table:table-cell table:style-name="ce4" table:formula="of:=[.C32]-[.N32]" office:value-type="float" office:value="-1.11111111111111" calcext:value-type="float">
            <text:p>-1</text:p>
          </table:table-cell>
          <table:table-cell table:style-name="ce4" office:value-type="float" office:value="43.1111111111111" calcext:value-type="float">
            <text:p>43</text:p>
          </table:table-cell>
          <table:table-cell table:style-name="ce4" table:formula="of:=[.D32]-[.P32]" office:value-type="float" office:value="-3.11111111111111" calcext:value-type="float">
            <text:p>-3</text:p>
          </table:table-cell>
          <table:table-cell table:style-name="ce4" office:value-type="float" office:value="348.666666666667" calcext:value-type="float">
            <text:p>349</text:p>
          </table:table-cell>
          <table:table-cell table:style-name="ce4" table:formula="of:=[.E32]-[.R32]" office:value-type="float" office:value="-6.66666666666669" calcext:value-type="float">
            <text:p>-7</text:p>
          </table:table-cell>
          <table:table-cell table:style-name="ce4" office:value-type="float" office:value="461.333333333333" calcext:value-type="float">
            <text:p>461</text:p>
          </table:table-cell>
          <table:table-cell table:style-name="ce4" table:formula="of:=[.F32]-[.T32]" office:value-type="float" office:value="45.6666666666667" calcext:value-type="float">
            <text:p>46</text:p>
          </table:table-cell>
          <table:table-cell table:style-name="ce4" office:value-type="float" office:value="591.666666666667" calcext:value-type="float">
            <text:p>592</text:p>
          </table:table-cell>
          <table:table-cell table:style-name="ce4" table:formula="of:=[.G32]-[.V32]" office:value-type="float" office:value="73.3333333333334" calcext:value-type="float">
            <text:p>73</text:p>
          </table:table-cell>
          <table:table-cell table:style-name="ce4" office:value-type="float" office:value="570.111111111111" calcext:value-type="float">
            <text:p>570</text:p>
          </table:table-cell>
          <table:table-cell table:formula="of:=[.H32]-[.X32]" office:value-type="float" office:value="97.8888888888889" calcext:value-type="float">
            <text:p>98</text:p>
          </table:table-cell>
          <table:table-cell table:style-name="ce1" office:value-type="string" calcext:value-type="string">
            <text:p>31.07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string" calcext:value-type="string">
            <text:p>29.07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string" calcext:value-type="string">
            <text:p>28.07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string" calcext:value-type="string">
            <text:p>27.07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26.07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109" calcext:value-type="float">
            <text:p>2109</text:p>
          </table:table-cell>
          <table:table-cell table:style-name="ce1" office:value-type="string" calcext:value-type="string">
            <text:p>31.07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string" calcext:value-type="string">
            <text:p>30.07.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16" calcext:value-type="float">
            <text:p>416</text:p>
          </table:table-cell>
          <table:table-cell table:number-columns-repeated="2" table:style-name="ce1" office:value-type="float" office:value="497" calcext:value-type="float">
            <text:p>497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string" calcext:value-type="string">
            <text:p>29.07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28.07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171" calcext:value-type="float">
            <text:p>2171</text:p>
          </table:table-cell>
          <table:table-cell/>
          <table:table-cell table:style-name="ce4" table:formula="of:=AVERAGE([.AA32];[.AI32];[.AQ32];[.AY32];[.BG32];[.BO32];[.BW32];[.CE32];[.CM32])" office:value-type="float" office:value="7.88888888888889" calcext:value-type="float">
            <text:p>8</text:p>
          </table:table-cell>
          <table:table-cell table:style-name="ce4" table:formula="of:=AVERAGE([.AB32];[.AJ32];[.AR32];[.AZ32];[.BH32];[.BP32];[.BX32];[.CF32];[.CN32])" office:value-type="float" office:value="40.2222222222222" calcext:value-type="float">
            <text:p>40</text:p>
          </table:table-cell>
          <table:table-cell table:style-name="ce4" table:formula="of:=AVERAGE([.AC32];[.AK32];[.AS32];[.BA32];[.BI32];[.BQ32];[.BY32];[.CG32];[.CO32])" office:value-type="float" office:value="362.777777777778" calcext:value-type="float">
            <text:p>363</text:p>
          </table:table-cell>
          <table:table-cell table:style-name="ce4" table:formula="of:=AVERAGE([.AD32];[.AL32];[.AT32];[.BB32];[.BJ32];[.BR32];[.BZ32];[.CH32];[.CP32])" office:value-type="float" office:value="463.333333333333" calcext:value-type="float">
            <text:p>463</text:p>
          </table:table-cell>
          <table:table-cell table:style-name="ce4" table:formula="of:=AVERAGE([.AE32];[.AM32];[.AU32];[.BC32];[.BK32];[.BS32];[.CA32];[.CI32];[.CQ32])" office:value-type="float" office:value="588.444444444444" calcext:value-type="float">
            <text:p>588</text:p>
          </table:table-cell>
          <table:table-cell table:style-name="ce4" table:formula="of:=AVERAGE([.AF32];[.AN32];[.AV32];[.BD32];[.BL32];[.BT32];[.CB32];[.CJ32];[.CR32])" office:value-type="float" office:value="570.111111111111" calcext:value-type="float">
            <text:p>570</text:p>
          </table:table-cell>
          <table:table-cell table:style-name="ce4" table:formula="of:=AVERAGE([.AG32];[.AO32];[.AW32];[.BE32];[.BM32];[.BU32];[.CC32];[.CK32];[.CS32])" office:value-type="float" office:value="2032.77777777778" calcext:value-type="float">
            <text:p>2033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1" table:formula="of:=DAYS([.A33];[.$A$58])" office:value-type="float" office:value="222" calcext:value-type="float">
            <text:p>2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972.55555555556" calcext:value-type="float">
            <text:p>1973</text:p>
          </table:table-cell>
          <table:table-cell table:style-name="ce3" table:formula="of:=[.I33]-[.K32]" office:value-type="float" office:value="138" calcext:value-type="float">
            <text:p>138</text:p>
          </table:table-cell>
          <table:table-cell table:formula="of:=[.L33]-[.J33]" office:value-type="float" office:value="131" calcext:value-type="float">
            <text:p>13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33]-[.N33]"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33]-[.P33]" office:value-type="float" office:value="6" calcext:value-type="float">
            <text:p>6</text:p>
          </table:table-cell>
          <table:table-cell table:style-name="ce4" office:value-type="float" office:value="339.444444444444" calcext:value-type="float">
            <text:p>339</text:p>
          </table:table-cell>
          <table:table-cell table:style-name="ce4" table:formula="of:=[.E33]-[.R33]" office:value-type="float" office:value="-35.4444444444445" calcext:value-type="float">
            <text:p>-35</text:p>
          </table:table-cell>
          <table:table-cell table:style-name="ce4" office:value-type="float" office:value="451.666666666667" calcext:value-type="float">
            <text:p>452</text:p>
          </table:table-cell>
          <table:table-cell table:style-name="ce4" table:formula="of:=[.F33]-[.T33]" office:value-type="float" office:value="66.3333333333333" calcext:value-type="float">
            <text:p>66</text:p>
          </table:table-cell>
          <table:table-cell table:style-name="ce4" office:value-type="float" office:value="565.222222222222" calcext:value-type="float">
            <text:p>565</text:p>
          </table:table-cell>
          <table:table-cell table:style-name="ce4" table:formula="of:=[.G33]-[.V33]" office:value-type="float" office:value="87.7777777777778" calcext:value-type="float">
            <text:p>88</text:p>
          </table:table-cell>
          <table:table-cell table:style-name="ce4" office:value-type="float" office:value="562.222222222222" calcext:value-type="float">
            <text:p>562</text:p>
          </table:table-cell>
          <table:table-cell table:formula="of:=[.H33]-[.X33]" office:value-type="float" office:value="64.7777777777778" calcext:value-type="float">
            <text:p>65</text:p>
          </table:table-cell>
          <table:table-cell table:style-name="ce1" office:value-type="string" calcext:value-type="string">
            <text:p>07.08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05.08.20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04.08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052" calcext:value-type="float">
            <text:p>2052</text:p>
          </table:table-cell>
          <table:table-cell table:style-name="ce1" office:value-type="string" calcext:value-type="string">
            <text:p>03.08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string" calcext:value-type="string">
            <text:p>02.08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07.08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32" calcext:value-type="float">
            <text:p>432</text:p>
          </table:table-cell>
          <table:table-cell table:number-columns-repeated="2" table:style-name="ce1" office:value-type="float" office:value="522" calcext:value-type="float">
            <text:p>522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string" calcext:value-type="string">
            <text:p>06.08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string" calcext:value-type="string">
            <text:p>05.08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379" calcext:value-type="float">
            <text:p>2379</text:p>
          </table:table-cell>
          <table:table-cell table:style-name="ce1" office:value-type="string" calcext:value-type="string">
            <text:p>04.08.20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010" calcext:value-type="float">
            <text:p>2010</text:p>
          </table:table-cell>
          <table:table-cell/>
          <table:table-cell table:style-name="ce4" table:formula="of:=AVERAGE([.AA33];[.AI33];[.AQ33];[.AY33];[.BG33];[.BO33];[.BW33];[.CE33];[.CM33])" office:value-type="float" office:value="10.1111111111111" calcext:value-type="float">
            <text:p>10</text:p>
          </table:table-cell>
          <table:table-cell table:style-name="ce4" table:formula="of:=AVERAGE([.AB33];[.AJ33];[.AR33];[.AZ33];[.BH33];[.BP33];[.BX33];[.CF33];[.CN33])" office:value-type="float" office:value="43.1111111111111" calcext:value-type="float">
            <text:p>43</text:p>
          </table:table-cell>
          <table:table-cell table:style-name="ce4" table:formula="of:=AVERAGE([.AC33];[.AK33];[.AS33];[.BA33];[.BI33];[.BQ33];[.BY33];[.CG33];[.CO33])" office:value-type="float" office:value="348.666666666667" calcext:value-type="float">
            <text:p>349</text:p>
          </table:table-cell>
          <table:table-cell table:style-name="ce4" table:formula="of:=AVERAGE([.AD33];[.AL33];[.AT33];[.BB33];[.BJ33];[.BR33];[.BZ33];[.CH33];[.CP33])" office:value-type="float" office:value="461.333333333333" calcext:value-type="float">
            <text:p>461</text:p>
          </table:table-cell>
          <table:table-cell table:style-name="ce4" table:formula="of:=AVERAGE([.AE33];[.AM33];[.AU33];[.BC33];[.BK33];[.BS33];[.CA33];[.CI33];[.CQ33])" office:value-type="float" office:value="591.666666666667" calcext:value-type="float">
            <text:p>592</text:p>
          </table:table-cell>
          <table:table-cell table:style-name="ce4" table:formula="of:=AVERAGE([.AF33];[.AN33];[.AV33];[.BD33];[.BL33];[.BT33];[.CB33];[.CJ33];[.CR33])" office:value-type="float" office:value="570.111111111111" calcext:value-type="float">
            <text:p>570</text:p>
          </table:table-cell>
          <table:table-cell table:style-name="ce4" table:formula="of:=AVERAGE([.AG33];[.AO33];[.AW33];[.BE33];[.BM33];[.BU33];[.CC33];[.CK33];[.CS33])" office:value-type="float" office:value="2025" calcext:value-type="float">
            <text:p>2025</text:p>
          </table:table-cell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1" table:formula="of:=DAYS([.A34];[.$A$58])" office:value-type="float" office:value="229" calcext:value-type="float">
            <text:p>2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967.11111111111" calcext:value-type="float">
            <text:p>1967</text:p>
          </table:table-cell>
          <table:table-cell table:style-name="ce3" table:formula="of:=[.I34]-[.K33]" office:value-type="float" office:value="215.444444444444" calcext:value-type="float">
            <text:p>215</text:p>
          </table:table-cell>
          <table:table-cell table:formula="of:=[.L34]-[.J34]" office:value-type="float" office:value="206.444444444444" calcext:value-type="float">
            <text:p>206</text:p>
          </table:table-cell>
          <table:table-cell table:style-name="ce4" office:value-type="float" office:value="9.22222222222222" calcext:value-type="float">
            <text:p>9</text:p>
          </table:table-cell>
          <table:table-cell table:style-name="ce4" table:formula="of:=[.C34]-[.N34]" office:value-type="float" office:value="-2.22222222222222" calcext:value-type="float">
            <text:p>-2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D34]-[.P34]" office:value-type="float" office:value="0" calcext:value-type="float">
            <text:p>0</text:p>
          </table:table-cell>
          <table:table-cell table:style-name="ce4" office:value-type="float" office:value="339.222222222222" calcext:value-type="float">
            <text:p>339</text:p>
          </table:table-cell>
          <table:table-cell table:style-name="ce4" table:formula="of:=[.E34]-[.R34]" office:value-type="float" office:value="-12.2222222222222" calcext:value-type="float">
            <text:p>-12</text:p>
          </table:table-cell>
          <table:table-cell table:style-name="ce4" office:value-type="float" office:value="440.888888888889" calcext:value-type="float">
            <text:p>441</text:p>
          </table:table-cell>
          <table:table-cell table:style-name="ce4" table:formula="of:=[.F34]-[.T34]" office:value-type="float" office:value="91.1111111111111" calcext:value-type="float">
            <text:p>91</text:p>
          </table:table-cell>
          <table:table-cell table:style-name="ce4" office:value-type="float" office:value="567.222222222222" calcext:value-type="float">
            <text:p>567</text:p>
          </table:table-cell>
          <table:table-cell table:style-name="ce4" table:formula="of:=[.G34]-[.V34]" office:value-type="float" office:value="59.7777777777778" calcext:value-type="float">
            <text:p>60</text:p>
          </table:table-cell>
          <table:table-cell table:style-name="ce4" office:value-type="float" office:value="564.555555555556" calcext:value-type="float">
            <text:p>565</text:p>
          </table:table-cell>
          <table:table-cell table:formula="of:=[.H34]-[.X34]" office:value-type="float" office:value="84.4444444444445" calcext:value-type="float">
            <text:p>84</text:p>
          </table:table-cell>
          <table:table-cell table:style-name="ce1" office:value-type="string" calcext:value-type="string">
            <text:p>14.08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838" calcext:value-type="float">
            <text:p>1838</text:p>
          </table:table-cell>
          <table:table-cell table:style-name="ce1" office:value-type="string" calcext:value-type="string">
            <text:p>12.08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21" calcext:value-type="float">
            <text:p>1921</text:p>
          </table:table-cell>
          <table:table-cell table:style-name="ce1" office:value-type="string" calcext:value-type="string">
            <text:p>11.08.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10.08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873" calcext:value-type="float">
            <text:p>1873</text:p>
          </table:table-cell>
          <table:table-cell table:style-name="ce1" office:value-type="string" calcext:value-type="string">
            <text:p>09.08.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string" calcext:value-type="string">
            <text:p>14.08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13.08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12.08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11.08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027" calcext:value-type="float">
            <text:p>2027</text:p>
          </table:table-cell>
          <table:table-cell/>
          <table:table-cell table:style-name="ce4" table:formula="of:=AVERAGE([.AA34];[.AI34];[.AQ34];[.AY34];[.BG34];[.BO34];[.BW34];[.CE34];[.CM34])" office:value-type="float" office:value="9" calcext:value-type="float">
            <text:p>9</text:p>
          </table:table-cell>
          <table:table-cell table:style-name="ce4" table:formula="of:=AVERAGE([.AB34];[.AJ34];[.AR34];[.AZ34];[.BH34];[.BP34];[.BX34];[.CF34];[.CN34])" office:value-type="float" office:value="45" calcext:value-type="float">
            <text:p>45</text:p>
          </table:table-cell>
          <table:table-cell table:style-name="ce4" table:formula="of:=AVERAGE([.AC34];[.AK34];[.AS34];[.BA34];[.BI34];[.BQ34];[.BY34];[.CG34];[.CO34])" office:value-type="float" office:value="339.444444444444" calcext:value-type="float">
            <text:p>339</text:p>
          </table:table-cell>
          <table:table-cell table:style-name="ce4" table:formula="of:=AVERAGE([.AD34];[.AL34];[.AT34];[.BB34];[.BJ34];[.BR34];[.BZ34];[.CH34];[.CP34])" office:value-type="float" office:value="451.666666666667" calcext:value-type="float">
            <text:p>452</text:p>
          </table:table-cell>
          <table:table-cell table:style-name="ce4" table:formula="of:=AVERAGE([.AE34];[.AM34];[.AU34];[.BC34];[.BK34];[.BS34];[.CA34];[.CI34];[.CQ34])" office:value-type="float" office:value="565.222222222222" calcext:value-type="float">
            <text:p>565</text:p>
          </table:table-cell>
          <table:table-cell table:style-name="ce4" table:formula="of:=AVERAGE([.AF34];[.AN34];[.AV34];[.BD34];[.BL34];[.BT34];[.CB34];[.CJ34];[.CR34])" office:value-type="float" office:value="562.222222222222" calcext:value-type="float">
            <text:p>562</text:p>
          </table:table-cell>
          <table:table-cell table:style-name="ce4" table:formula="of:=AVERAGE([.AG34];[.AO34];[.AW34];[.BE34];[.BM34];[.BU34];[.CC34];[.CK34];[.CS34])" office:value-type="float" office:value="1972.55555555556" calcext:value-type="float">
            <text:p>1973</text:p>
          </table:table-cell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1" table:formula="of:=DAYS([.A35];[.$A$58])" office:value-type="float" office:value="236" calcext:value-type="float">
            <text:p>2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962.44444444444" calcext:value-type="float">
            <text:p>1962</text:p>
          </table:table-cell>
          <table:table-cell table:style-name="ce3" table:formula="of:=[.I35]-[.K34]" office:value-type="float" office:value="135.888888888889" calcext:value-type="float">
            <text:p>136</text:p>
          </table:table-cell>
          <table:table-cell table:formula="of:=[.L35]-[.J35]" office:value-type="float" office:value="119.888888888889" calcext:value-type="float">
            <text:p>12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C35]-[.N35]" office:value-type="float" office:value="0" calcext:value-type="float">
            <text:p>0</text:p>
          </table:table-cell>
          <table:table-cell table:style-name="ce4" office:value-type="float" office:value="43.1111111111111" calcext:value-type="float">
            <text:p>43</text:p>
          </table:table-cell>
          <table:table-cell table:style-name="ce4" table:formula="of:=[.D35]-[.P35]" office:value-type="float" office:value="-0.111111111111114" calcext:value-type="float">
            <text:p>0</text:p>
          </table:table-cell>
          <table:table-cell table:style-name="ce4" office:value-type="float" office:value="348.444444444444" calcext:value-type="float">
            <text:p>348</text:p>
          </table:table-cell>
          <table:table-cell table:style-name="ce4" table:formula="of:=[.E35]-[.R35]" office:value-type="float" office:value="-7.44444444444446" calcext:value-type="float">
            <text:p>-7</text:p>
          </table:table-cell>
          <table:table-cell table:style-name="ce4" office:value-type="float" office:value="432.888888888889" calcext:value-type="float">
            <text:p>433</text:p>
          </table:table-cell>
          <table:table-cell table:style-name="ce4" table:formula="of:=[.F35]-[.T35]" office:value-type="float" office:value="43.1111111111111" calcext:value-type="float">
            <text:p>43</text:p>
          </table:table-cell>
          <table:table-cell table:style-name="ce4" office:value-type="float" office:value="570.888888888889" calcext:value-type="float">
            <text:p>571</text:p>
          </table:table-cell>
          <table:table-cell table:style-name="ce4" table:formula="of:=[.G35]-[.V35]" office:value-type="float" office:value="33.1111111111111" calcext:value-type="float">
            <text:p>33</text:p>
          </table:table-cell>
          <table:table-cell table:style-name="ce4" office:value-type="float" office:value="559.111111111111" calcext:value-type="float">
            <text:p>559</text:p>
          </table:table-cell>
          <table:table-cell table:formula="of:=[.H35]-[.X35]" office:value-type="float" office:value="71.8888888888889" calcext:value-type="float">
            <text:p>72</text:p>
          </table:table-cell>
          <table:table-cell table:style-name="ce1" office:value-type="string" calcext:value-type="string">
            <text:p>21.08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19.08.2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834" calcext:value-type="float">
            <text:p>1834</text:p>
          </table:table-cell>
          <table:table-cell table:style-name="ce1" office:value-type="string" calcext:value-type="string">
            <text:p>18.08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string" calcext:value-type="string">
            <text:p>17.08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string" calcext:value-type="string">
            <text:p>16.08.20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521" calcext:value-type="float">
            <text:p>2521</text:p>
          </table:table-cell>
          <table:table-cell table:style-name="ce1" office:value-type="string" calcext:value-type="string">
            <text:p>21.08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string" calcext:value-type="string">
            <text:p>20.08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19.08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string" calcext:value-type="string">
            <text:p>18.08.20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026" calcext:value-type="float">
            <text:p>2026</text:p>
          </table:table-cell>
          <table:table-cell/>
          <table:table-cell table:style-name="ce4" table:formula="of:=AVERAGE([.AA35];[.AI35];[.AQ35];[.AY35];[.BG35];[.BO35];[.BW35];[.CE35];[.CM35])" office:value-type="float" office:value="9.22222222222222" calcext:value-type="float">
            <text:p>9</text:p>
          </table:table-cell>
          <table:table-cell table:style-name="ce4" table:formula="of:=AVERAGE([.AB35];[.AJ35];[.AR35];[.AZ35];[.BH35];[.BP35];[.BX35];[.CF35];[.CN35])" office:value-type="float" office:value="46" calcext:value-type="float">
            <text:p>46</text:p>
          </table:table-cell>
          <table:table-cell table:style-name="ce4" table:formula="of:=AVERAGE([.AC35];[.AK35];[.AS35];[.BA35];[.BI35];[.BQ35];[.BY35];[.CG35];[.CO35])" office:value-type="float" office:value="339.222222222222" calcext:value-type="float">
            <text:p>339</text:p>
          </table:table-cell>
          <table:table-cell table:style-name="ce4" table:formula="of:=AVERAGE([.AD35];[.AL35];[.AT35];[.BB35];[.BJ35];[.BR35];[.BZ35];[.CH35];[.CP35])" office:value-type="float" office:value="440.888888888889" calcext:value-type="float">
            <text:p>441</text:p>
          </table:table-cell>
          <table:table-cell table:style-name="ce4" table:formula="of:=AVERAGE([.AE35];[.AM35];[.AU35];[.BC35];[.BK35];[.BS35];[.CA35];[.CI35];[.CQ35])" office:value-type="float" office:value="567.222222222222" calcext:value-type="float">
            <text:p>567</text:p>
          </table:table-cell>
          <table:table-cell table:style-name="ce4" table:formula="of:=AVERAGE([.AF35];[.AN35];[.AV35];[.BD35];[.BL35];[.BT35];[.CB35];[.CJ35];[.CR35])" office:value-type="float" office:value="564.555555555556" calcext:value-type="float">
            <text:p>565</text:p>
          </table:table-cell>
          <table:table-cell table:style-name="ce4" table:formula="of:=AVERAGE([.AG35];[.AO35];[.AW35];[.BE35];[.BM35];[.BU35];[.CC35];[.CK35];[.CS35])" office:value-type="float" office:value="1967.11111111111" calcext:value-type="float">
            <text:p>1967</text:p>
          </table:table-cell>
        </table:table-row>
        <table:table-row table:style-name="ro2">
          <table:table-cell table:style-name="ce2" office:value-type="date" office:date-value="2020-08-30" calcext:value-type="date">
            <text:p>30.08.2020</text:p>
          </table:table-cell>
          <table:table-cell table:style-name="ce1" table:formula="of:=DAYS([.A36];[.$A$58])" office:value-type="float" office:value="243" calcext:value-type="float">
            <text:p>2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09.44444444444" calcext:value-type="float">
            <text:p>1909</text:p>
          </table:table-cell>
          <table:table-cell table:style-name="ce3" table:formula="of:=[.I36]-[.K35]" office:value-type="float" office:value="71.5555555555557" calcext:value-type="float">
            <text:p>72</text:p>
          </table:table-cell>
          <table:table-cell table:formula="of:=[.L36]-[.J36]" office:value-type="float" office:value="63.5555555555557" calcext:value-type="float">
            <text:p>64</text:p>
          </table:table-cell>
          <table:table-cell table:style-name="ce4" office:value-type="float" office:value="9.11111111111111" calcext:value-type="float">
            <text:p>9</text:p>
          </table:table-cell>
          <table:table-cell table:style-name="ce4" table:formula="of:=[.C36]-[.N36]" office:value-type="float" office:value="-2.11111111111111" calcext:value-type="float">
            <text:p>-2</text:p>
          </table:table-cell>
          <table:table-cell table:style-name="ce4" office:value-type="float" office:value="42.1111111111111" calcext:value-type="float">
            <text:p>42</text:p>
          </table:table-cell>
          <table:table-cell table:style-name="ce4" table:formula="of:=[.D36]-[.P36]" office:value-type="float" office:value="-13.1111111111111" calcext:value-type="float">
            <text:p>-13</text:p>
          </table:table-cell>
          <table:table-cell table:style-name="ce4" office:value-type="float" office:value="332.888888888889" calcext:value-type="float">
            <text:p>333</text:p>
          </table:table-cell>
          <table:table-cell table:style-name="ce4" table:formula="of:=[.E36]-[.R36]" office:value-type="float" office:value="-30.8888888888889" calcext:value-type="float">
            <text:p>-31</text:p>
          </table:table-cell>
          <table:table-cell table:style-name="ce4" office:value-type="float" office:value="451" calcext:value-type="float">
            <text:p>451</text:p>
          </table:table-cell>
          <table:table-cell table:style-name="ce4" table:formula="of:=[.F36]-[.T36]" office:value-type="float" office:value="29" calcext:value-type="float">
            <text:p>29</text:p>
          </table:table-cell>
          <table:table-cell table:style-name="ce4" office:value-type="float" office:value="551.777777777778" calcext:value-type="float">
            <text:p>552</text:p>
          </table:table-cell>
          <table:table-cell table:style-name="ce4" table:formula="of:=[.G36]-[.V36]" office:value-type="float" office:value="46.2222222222222" calcext:value-type="float">
            <text:p>46</text:p>
          </table:table-cell>
          <table:table-cell table:style-name="ce4" office:value-type="float" office:value="522.555555555556" calcext:value-type="float">
            <text:p>523</text:p>
          </table:table-cell>
          <table:table-cell table:formula="of:=[.H36]-[.X36]" office:value-type="float" office:value="95.4444444444445" calcext:value-type="float">
            <text:p>95</text:p>
          </table:table-cell>
          <table:table-cell table:style-name="ce1" office:value-type="string" calcext:value-type="string">
            <text:p>28.08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078" calcext:value-type="float">
            <text:p>2078</text:p>
          </table:table-cell>
          <table:table-cell table:style-name="ce1" office:value-type="string" calcext:value-type="string">
            <text:p>26.08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25.08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24.08.20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23.08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28.08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string" calcext:value-type="string">
            <text:p>27.08.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string" calcext:value-type="string">
            <text:p>26.08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25.08.20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011" calcext:value-type="float">
            <text:p>2011</text:p>
          </table:table-cell>
          <table:table-cell/>
          <table:table-cell table:style-name="ce4" table:formula="of:=AVERAGE([.AA36];[.AI36];[.AQ36];[.AY36];[.BG36];[.BO36];[.BW36];[.CE36];[.CM36])" office:value-type="float" office:value="8" calcext:value-type="float">
            <text:p>8</text:p>
          </table:table-cell>
          <table:table-cell table:style-name="ce4" table:formula="of:=AVERAGE([.AB36];[.AJ36];[.AR36];[.AZ36];[.BH36];[.BP36];[.BX36];[.CF36];[.CN36])" office:value-type="float" office:value="43.1111111111111" calcext:value-type="float">
            <text:p>43</text:p>
          </table:table-cell>
          <table:table-cell table:style-name="ce4" table:formula="of:=AVERAGE([.AC36];[.AK36];[.AS36];[.BA36];[.BI36];[.BQ36];[.BY36];[.CG36];[.CO36])" office:value-type="float" office:value="348.444444444444" calcext:value-type="float">
            <text:p>348</text:p>
          </table:table-cell>
          <table:table-cell table:style-name="ce4" table:formula="of:=AVERAGE([.AD36];[.AL36];[.AT36];[.BB36];[.BJ36];[.BR36];[.BZ36];[.CH36];[.CP36])" office:value-type="float" office:value="432.888888888889" calcext:value-type="float">
            <text:p>433</text:p>
          </table:table-cell>
          <table:table-cell table:style-name="ce4" table:formula="of:=AVERAGE([.AE36];[.AM36];[.AU36];[.BC36];[.BK36];[.BS36];[.CA36];[.CI36];[.CQ36])" office:value-type="float" office:value="570.888888888889" calcext:value-type="float">
            <text:p>571</text:p>
          </table:table-cell>
          <table:table-cell table:style-name="ce4" table:formula="of:=AVERAGE([.AF36];[.AN36];[.AV36];[.BD36];[.BL36];[.BT36];[.CB36];[.CJ36];[.CR36])" office:value-type="float" office:value="559.111111111111" calcext:value-type="float">
            <text:p>559</text:p>
          </table:table-cell>
          <table:table-cell table:style-name="ce4" table:formula="of:=AVERAGE([.AG36];[.AO36];[.AW36];[.BE36];[.BM36];[.BU36];[.CC36];[.CK36];[.CS36])" office:value-type="float" office:value="1962.44444444444" calcext:value-type="float">
            <text:p>1962</text:p>
          </table:table-cell>
        </table:table-row>
        <table:table-row table:style-name="ro2">
          <table:table-cell table:style-name="ce2" office:value-type="date" office:date-value="2020-09-06" calcext:value-type="date">
            <text:p>06.09.2020</text:p>
          </table:table-cell>
          <table:table-cell table:style-name="ce1" table:formula="of:=DAYS([.A37];[.$A$58])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38.77777777778" calcext:value-type="float">
            <text:p>1939</text:p>
          </table:table-cell>
          <table:table-cell table:style-name="ce3" table:formula="of:=[.I37]-[.K36]" office:value-type="float" office:value="131.555555555556" calcext:value-type="float">
            <text:p>132</text:p>
          </table:table-cell>
          <table:table-cell table:formula="of:=[.L37]-[.J37]" office:value-type="float" office:value="114.555555555556" calcext:value-type="float">
            <text:p>115</text:p>
          </table:table-cell>
          <table:table-cell table:style-name="ce4" office:value-type="float" office:value="7.44444444444444" calcext:value-type="float">
            <text:p>7</text:p>
          </table:table-cell>
          <table:table-cell table:style-name="ce4" table:formula="of:=[.C37]-[.N37]" office:value-type="float" office:value="0.555555555555555" calcext:value-type="float">
            <text:p>1</text:p>
          </table:table-cell>
          <table:table-cell table:style-name="ce4" office:value-type="float" office:value="37.1111111111111" calcext:value-type="float">
            <text:p>37</text:p>
          </table:table-cell>
          <table:table-cell table:style-name="ce4" table:formula="of:=[.D37]-[.P37]" office:value-type="float" office:value="1.88888888888889" calcext:value-type="float">
            <text:p>2</text:p>
          </table:table-cell>
          <table:table-cell table:style-name="ce4" office:value-type="float" office:value="336.555555555556" calcext:value-type="float">
            <text:p>337</text:p>
          </table:table-cell>
          <table:table-cell table:style-name="ce4" table:formula="of:=[.E37]-[.R37]" office:value-type="float" office:value="-29.5555555555555" calcext:value-type="float">
            <text:p>-30</text:p>
          </table:table-cell>
          <table:table-cell table:style-name="ce4" office:value-type="float" office:value="454.333333333333" calcext:value-type="float">
            <text:p>454</text:p>
          </table:table-cell>
          <table:table-cell table:style-name="ce4" table:formula="of:=[.F37]-[.T37]" office:value-type="float" office:value="61.6666666666667" calcext:value-type="float">
            <text:p>62</text:p>
          </table:table-cell>
          <table:table-cell table:style-name="ce4" office:value-type="float" office:value="566.888888888889" calcext:value-type="float">
            <text:p>567</text:p>
          </table:table-cell>
          <table:table-cell table:style-name="ce4" table:formula="of:=[.G37]-[.V37]" office:value-type="float" office:value="23.1111111111111" calcext:value-type="float">
            <text:p>23</text:p>
          </table:table-cell>
          <table:table-cell table:style-name="ce4" office:value-type="float" office:value="536.444444444444" calcext:value-type="float">
            <text:p>536</text:p>
          </table:table-cell>
          <table:table-cell table:formula="of:=[.H37]-[.X37]" office:value-type="float" office:value="44.5555555555555" calcext:value-type="float">
            <text:p>45</text:p>
          </table:table-cell>
          <table:table-cell table:style-name="ce1" office:value-type="string" calcext:value-type="string">
            <text:p>04.09.20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string" calcext:value-type="string">
            <text:p>02.09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string" calcext:value-type="string">
            <text:p>01.09.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855" calcext:value-type="float">
            <text:p>1855</text:p>
          </table:table-cell>
          <table:table-cell table:style-name="ce1" office:value-type="string" calcext:value-type="string">
            <text:p>31.08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office:value-type="string" calcext:value-type="string">
            <text:p>30.08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963" calcext:value-type="float">
            <text:p>1963</text:p>
          </table:table-cell>
          <table:table-cell table:style-name="ce1" office:value-type="string" calcext:value-type="string">
            <text:p>04.09.20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string" calcext:value-type="string">
            <text:p>03.09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string" calcext:value-type="string">
            <text:p>02.09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string" calcext:value-type="string">
            <text:p>01.09.20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2" table:style-name="ce1" office:value-type="float" office:value="635" calcext:value-type="float">
            <text:p>635</text:p>
          </table:table-cell>
          <table:table-cell table:style-name="ce1" office:value-type="float" office:value="2151" calcext:value-type="float">
            <text:p>2151</text:p>
          </table:table-cell>
          <table:table-cell/>
          <table:table-cell table:style-name="ce4" table:formula="of:=AVERAGE([.AA37];[.AI37];[.AQ37];[.AY37];[.BG37];[.BO37];[.BW37];[.CE37];[.CM37])" office:value-type="float" office:value="9.11111111111111" calcext:value-type="float">
            <text:p>9</text:p>
          </table:table-cell>
          <table:table-cell table:style-name="ce4" table:formula="of:=AVERAGE([.AB37];[.AJ37];[.AR37];[.AZ37];[.BH37];[.BP37];[.BX37];[.CF37];[.CN37])" office:value-type="float" office:value="42.1111111111111" calcext:value-type="float">
            <text:p>42</text:p>
          </table:table-cell>
          <table:table-cell table:style-name="ce4" table:formula="of:=AVERAGE([.AC37];[.AK37];[.AS37];[.BA37];[.BI37];[.BQ37];[.BY37];[.CG37];[.CO37])" office:value-type="float" office:value="332.888888888889" calcext:value-type="float">
            <text:p>333</text:p>
          </table:table-cell>
          <table:table-cell table:style-name="ce4" table:formula="of:=AVERAGE([.AD37];[.AL37];[.AT37];[.BB37];[.BJ37];[.BR37];[.BZ37];[.CH37];[.CP37])" office:value-type="float" office:value="451" calcext:value-type="float">
            <text:p>451</text:p>
          </table:table-cell>
          <table:table-cell table:style-name="ce4" table:formula="of:=AVERAGE([.AE37];[.AM37];[.AU37];[.BC37];[.BK37];[.BS37];[.CA37];[.CI37];[.CQ37])" office:value-type="float" office:value="551.777777777778" calcext:value-type="float">
            <text:p>552</text:p>
          </table:table-cell>
          <table:table-cell table:style-name="ce4" table:formula="of:=AVERAGE([.AF37];[.AN37];[.AV37];[.BD37];[.BL37];[.BT37];[.CB37];[.CJ37];[.CR37])" office:value-type="float" office:value="522.555555555556" calcext:value-type="float">
            <text:p>523</text:p>
          </table:table-cell>
          <table:table-cell table:style-name="ce4" table:formula="of:=AVERAGE([.AG37];[.AO37];[.AW37];[.BE37];[.BM37];[.BU37];[.CC37];[.CK37];[.CS37])" office:value-type="float" office:value="1909.44444444444" calcext:value-type="float">
            <text:p>1909</text:p>
          </table:table-cell>
        </table:table-row>
        <table:table-row table:style-name="ro2">
          <table:table-cell table:style-name="ce2" office:value-type="date" office:date-value="2020-09-13" calcext:value-type="date">
            <text:p>13.09.2020</text:p>
          </table:table-cell>
          <table:table-cell table:style-name="ce1" table:formula="of:=DAYS([.A38];[.$A$58])" office:value-type="float" office:value="257" calcext:value-type="float">
            <text:p>2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086" calcext:value-type="float">
            <text:p>2086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1943.22222222222" calcext:value-type="float">
            <text:p>1943</text:p>
          </table:table-cell>
          <table:table-cell table:style-name="ce3" table:formula="of:=[.I38]-[.K37]" office:value-type="float" office:value="147.222222222222" calcext:value-type="float">
            <text:p>147</text:p>
          </table:table-cell>
          <table:table-cell table:formula="of:=[.L38]-[.J38]" office:value-type="float" office:value="118.222222222222" calcext:value-type="float">
            <text:p>118</text:p>
          </table:table-cell>
          <table:table-cell table:style-name="ce4" office:value-type="float" office:value="9.33333333333333" calcext:value-type="float">
            <text:p>9</text:p>
          </table:table-cell>
          <table:table-cell table:style-name="ce4" table:formula="of:=[.C38]-[.N38]" office:value-type="float" office:value="-1.33333333333333" calcext:value-type="float">
            <text:p>-1</text:p>
          </table:table-cell>
          <table:table-cell table:style-name="ce4" office:value-type="float" office:value="39.6666666666667" calcext:value-type="float">
            <text:p>40</text:p>
          </table:table-cell>
          <table:table-cell table:style-name="ce4" table:formula="of:=[.D38]-[.P38]" office:value-type="float" office:value="-8.66666666666666" calcext:value-type="float">
            <text:p>-9</text:p>
          </table:table-cell>
          <table:table-cell table:style-name="ce4" office:value-type="float" office:value="347" calcext:value-type="float">
            <text:p>347</text:p>
          </table:table-cell>
          <table:table-cell table:style-name="ce4" table:formula="of:=[.E38]-[.R38]" office:value-type="float" office:value="-54" calcext:value-type="float">
            <text:p>-54</text:p>
          </table:table-cell>
          <table:table-cell table:style-name="ce4" office:value-type="float" office:value="444.888888888889" calcext:value-type="float">
            <text:p>445</text:p>
          </table:table-cell>
          <table:table-cell table:style-name="ce4" table:formula="of:=[.F38]-[.T38]" office:value-type="float" office:value="58.1111111111111" calcext:value-type="float">
            <text:p>58</text:p>
          </table:table-cell>
          <table:table-cell table:style-name="ce4" office:value-type="float" office:value="570.222222222222" calcext:value-type="float">
            <text:p>570</text:p>
          </table:table-cell>
          <table:table-cell table:style-name="ce4" table:formula="of:=[.G38]-[.V38]" office:value-type="float" office:value="66.7777777777778" calcext:value-type="float">
            <text:p>67</text:p>
          </table:table-cell>
          <table:table-cell table:style-name="ce4" office:value-type="float" office:value="532.111111111111" calcext:value-type="float">
            <text:p>532</text:p>
          </table:table-cell>
          <table:table-cell table:formula="of:=[.H38]-[.X38]" office:value-type="float" office:value="81.8888888888889" calcext:value-type="float">
            <text:p>82</text:p>
          </table:table-cell>
          <table:table-cell table:style-name="ce1" office:value-type="string" calcext:value-type="string">
            <text:p>11.09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string" calcext:value-type="string">
            <text:p>09.09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899" calcext:value-type="float">
            <text:p>1899</text:p>
          </table:table-cell>
          <table:table-cell table:style-name="ce1" office:value-type="string" calcext:value-type="string">
            <text:p>08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856" calcext:value-type="float">
            <text:p>1856</text:p>
          </table:table-cell>
          <table:table-cell table:style-name="ce1" office:value-type="string" calcext:value-type="string">
            <text:p>07.09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06.09.20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11.09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10.09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string" calcext:value-type="string">
            <text:p>09.09.20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8.09.20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22" calcext:value-type="float">
            <text:p>1922</text:p>
          </table:table-cell>
          <table:table-cell/>
          <table:table-cell table:style-name="ce4" table:formula="of:=AVERAGE([.AA38];[.AI38];[.AQ38];[.AY38];[.BG38];[.BO38];[.BW38];[.CE38];[.CM38])" office:value-type="float" office:value="7.44444444444444" calcext:value-type="float">
            <text:p>7</text:p>
          </table:table-cell>
          <table:table-cell table:style-name="ce4" table:formula="of:=AVERAGE([.AB38];[.AJ38];[.AR38];[.AZ38];[.BH38];[.BP38];[.BX38];[.CF38];[.CN38])" office:value-type="float" office:value="37.1111111111111" calcext:value-type="float">
            <text:p>37</text:p>
          </table:table-cell>
          <table:table-cell table:style-name="ce4" table:formula="of:=AVERAGE([.AC38];[.AK38];[.AS38];[.BA38];[.BI38];[.BQ38];[.BY38];[.CG38];[.CO38])" office:value-type="float" office:value="336.555555555556" calcext:value-type="float">
            <text:p>337</text:p>
          </table:table-cell>
          <table:table-cell table:style-name="ce4" table:formula="of:=AVERAGE([.AD38];[.AL38];[.AT38];[.BB38];[.BJ38];[.BR38];[.BZ38];[.CH38];[.CP38])" office:value-type="float" office:value="454.333333333333" calcext:value-type="float">
            <text:p>454</text:p>
          </table:table-cell>
          <table:table-cell table:style-name="ce4" table:formula="of:=AVERAGE([.AE38];[.AM38];[.AU38];[.BC38];[.BK38];[.BS38];[.CA38];[.CI38];[.CQ38])" office:value-type="float" office:value="566.888888888889" calcext:value-type="float">
            <text:p>567</text:p>
          </table:table-cell>
          <table:table-cell table:style-name="ce4" table:formula="of:=AVERAGE([.AF38];[.AN38];[.AV38];[.BD38];[.BL38];[.BT38];[.CB38];[.CJ38];[.CR38])" office:value-type="float" office:value="536.444444444444" calcext:value-type="float">
            <text:p>536</text:p>
          </table:table-cell>
          <table:table-cell table:style-name="ce4" table:formula="of:=AVERAGE([.AG38];[.AO38];[.AW38];[.BE38];[.BM38];[.BU38];[.CC38];[.CK38];[.CS38])" office:value-type="float" office:value="1938.77777777778" calcext:value-type="float">
            <text:p>1939</text:p>
          </table:table-cell>
        </table:table-row>
        <table:table-row table:style-name="ro2">
          <table:table-cell table:style-name="ce2" office:value-type="date" office:date-value="2020-09-20" calcext:value-type="date">
            <text:p>20.09.2020</text:p>
          </table:table-cell>
          <table:table-cell table:style-name="ce1" table:formula="of:=DAYS([.A39];[.$A$58])" office:value-type="float" office:value="264" calcext:value-type="float">
            <text:p>2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table:formula="of:=[.I39]-[.K38]" office:value-type="float" office:value="279.777777777778" calcext:value-type="float">
            <text:p>280</text:p>
          </table:table-cell>
          <table:table-cell table:formula="of:=[.L39]-[.J39]" office:value-type="float" office:value="223.777777777778" calcext:value-type="float">
            <text:p>224</text:p>
          </table:table-cell>
          <table:table-cell table:style-name="ce4" office:value-type="float" office:value="7.88888888888889" calcext:value-type="float">
            <text:p>8</text:p>
          </table:table-cell>
          <table:table-cell table:style-name="ce4" table:formula="of:=[.C39]-[.N39]" office:value-type="float" office:value="0.111111111111111" calcext:value-type="float">
            <text:p>0</text:p>
          </table:table-cell>
          <table:table-cell table:style-name="ce4" office:value-type="float" office:value="42.7777777777778" calcext:value-type="float">
            <text:p>43</text:p>
          </table:table-cell>
          <table:table-cell table:style-name="ce4" table:formula="of:=[.D39]-[.P39]" office:value-type="float" office:value="-6.77777777777778" calcext:value-type="float">
            <text:p>-7</text:p>
          </table:table-cell>
          <table:table-cell table:style-name="ce4" office:value-type="float" office:value="343.444444444444" calcext:value-type="float">
            <text:p>343</text:p>
          </table:table-cell>
          <table:table-cell table:style-name="ce4" table:formula="of:=[.E39]-[.R39]" office:value-type="float" office:value="-28.4444444444445" calcext:value-type="float">
            <text:p>-28</text:p>
          </table:table-cell>
          <table:table-cell table:style-name="ce4" office:value-type="float" office:value="463.555555555556" calcext:value-type="float">
            <text:p>464</text:p>
          </table:table-cell>
          <table:table-cell table:style-name="ce4" table:formula="of:=[.F39]-[.T39]" office:value-type="float" office:value="42.4444444444445" calcext:value-type="float">
            <text:p>42</text:p>
          </table:table-cell>
          <table:table-cell table:style-name="ce4" office:value-type="float" office:value="568.222222222222" calcext:value-type="float">
            <text:p>568</text:p>
          </table:table-cell>
          <table:table-cell table:style-name="ce4" table:formula="of:=[.G39]-[.V39]" office:value-type="float" office:value="132.777777777778" calcext:value-type="float">
            <text:p>133</text:p>
          </table:table-cell>
          <table:table-cell table:style-name="ce4" office:value-type="float" office:value="542.111111111111" calcext:value-type="float">
            <text:p>542</text:p>
          </table:table-cell>
          <table:table-cell table:formula="of:=[.H39]-[.X39]" office:value-type="float" office:value="114.888888888889" calcext:value-type="float">
            <text:p>115</text:p>
          </table:table-cell>
          <table:table-cell table:style-name="ce1" office:value-type="string" calcext:value-type="string">
            <text:p>18.09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string" calcext:value-type="string">
            <text:p>16.09.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15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877" calcext:value-type="float">
            <text:p>1877</text:p>
          </table:table-cell>
          <table:table-cell table:style-name="ce1" office:value-type="string" calcext:value-type="string">
            <text:p>14.09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string" calcext:value-type="string">
            <text:p>13.09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922" calcext:value-type="float">
            <text:p>1922</text:p>
          </table:table-cell>
          <table:table-cell table:style-name="ce1" office:value-type="string" calcext:value-type="string">
            <text:p>18.09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string" calcext:value-type="string">
            <text:p>17.09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16.09.20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15.09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944" calcext:value-type="float">
            <text:p>1944</text:p>
          </table:table-cell>
          <table:table-cell/>
          <table:table-cell table:style-name="ce4" table:formula="of:=AVERAGE([.AA39];[.AI39];[.AQ39];[.AY39];[.BG39];[.BO39];[.BW39];[.CE39];[.CM39])" office:value-type="float" office:value="9.33333333333333" calcext:value-type="float">
            <text:p>9</text:p>
          </table:table-cell>
          <table:table-cell table:style-name="ce4" table:formula="of:=AVERAGE([.AB39];[.AJ39];[.AR39];[.AZ39];[.BH39];[.BP39];[.BX39];[.CF39];[.CN39])" office:value-type="float" office:value="39.6666666666667" calcext:value-type="float">
            <text:p>40</text:p>
          </table:table-cell>
          <table:table-cell table:style-name="ce4" table:formula="of:=AVERAGE([.AC39];[.AK39];[.AS39];[.BA39];[.BI39];[.BQ39];[.BY39];[.CG39];[.CO39])" office:value-type="float" office:value="347" calcext:value-type="float">
            <text:p>347</text:p>
          </table:table-cell>
          <table:table-cell table:style-name="ce4" table:formula="of:=AVERAGE([.AD39];[.AL39];[.AT39];[.BB39];[.BJ39];[.BR39];[.BZ39];[.CH39];[.CP39])" office:value-type="float" office:value="444.888888888889" calcext:value-type="float">
            <text:p>445</text:p>
          </table:table-cell>
          <table:table-cell table:style-name="ce4" table:formula="of:=AVERAGE([.AE39];[.AM39];[.AU39];[.BC39];[.BK39];[.BS39];[.CA39];[.CI39];[.CQ39])" office:value-type="float" office:value="570.222222222222" calcext:value-type="float">
            <text:p>570</text:p>
          </table:table-cell>
          <table:table-cell table:style-name="ce4" table:formula="of:=AVERAGE([.AF39];[.AN39];[.AV39];[.BD39];[.BL39];[.BT39];[.CB39];[.CJ39];[.CR39])" office:value-type="float" office:value="532.111111111111" calcext:value-type="float">
            <text:p>532</text:p>
          </table:table-cell>
          <table:table-cell table:style-name="ce4" table:formula="of:=AVERAGE([.AG39];[.AO39];[.AW39];[.BE39];[.BM39];[.BU39];[.CC39];[.CK39];[.CS39])" office:value-type="float" office:value="1943.22222222222" calcext:value-type="float">
            <text:p>1943</text:p>
          </table:table-cell>
        </table:table-row>
        <table:table-row table:style-name="ro2">
          <table:table-cell table:style-name="ce2" office:value-type="date" office:date-value="2020-09-27" calcext:value-type="date">
            <text:p>27.09.2020</text:p>
          </table:table-cell>
          <table:table-cell table:style-name="ce1" table:formula="of:=DAYS([.A40];[.$A$58])" office:value-type="float" office:value="271" calcext:value-type="float">
            <text:p>2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2" table:style-name="ce1" office:value-type="float" office:value="729" calcext:value-type="float">
            <text:p>729</text:p>
          </table:table-cell>
          <table:table-cell table:style-name="ce1" office:value-type="float" office:value="2389" calcext:value-type="float">
            <text:p>2389</text:p>
          </table:table-cell>
          <table:table-cell table:style-name="ce1" office:value-type="float" office:value="99" calcext:value-type="float">
            <text:p>99</text:p>
          </table:table-cell>
          <table:table-cell table:style-name="ce3" office:value-type="float" office:value="2002.77777777778" calcext:value-type="float">
            <text:p>2003</text:p>
          </table:table-cell>
          <table:table-cell table:style-name="ce3" table:formula="of:=[.I40]-[.K39]" office:value-type="float" office:value="421" calcext:value-type="float">
            <text:p>421</text:p>
          </table:table-cell>
          <table:table-cell table:formula="of:=[.L40]-[.J40]" office:value-type="float" office:value="322" calcext:value-type="float">
            <text:p>322</text:p>
          </table:table-cell>
          <table:table-cell table:style-name="ce4" office:value-type="float" office:value="8.33333333333333" calcext:value-type="float">
            <text:p>8</text:p>
          </table:table-cell>
          <table:table-cell table:style-name="ce4" table:formula="of:=[.C40]-[.N40]" office:value-type="float" office:value="1.66666666666667" calcext:value-type="float">
            <text:p>2</text:p>
          </table:table-cell>
          <table:table-cell table:style-name="ce4" office:value-type="float" office:value="41.2222222222222" calcext:value-type="float">
            <text:p>41</text:p>
          </table:table-cell>
          <table:table-cell table:style-name="ce4" table:formula="of:=[.D40]-[.P40]" office:value-type="float" office:value="-4.22222222222222" calcext:value-type="float">
            <text:p>-4</text:p>
          </table:table-cell>
          <table:table-cell table:style-name="ce4" office:value-type="float" office:value="338.111111111111" calcext:value-type="float">
            <text:p>338</text:p>
          </table:table-cell>
          <table:table-cell table:style-name="ce4" table:formula="of:=[.E40]-[.R40]" office:value-type="float" office:value="0.888888888888914" calcext:value-type="float">
            <text:p>1</text:p>
          </table:table-cell>
          <table:table-cell table:style-name="ce4" office:value-type="float" office:value="466.444444444444" calcext:value-type="float">
            <text:p>466</text:p>
          </table:table-cell>
          <table:table-cell table:style-name="ce4" table:formula="of:=[.F40]-[.T40]" office:value-type="float" office:value="78.5555555555555" calcext:value-type="float">
            <text:p>79</text:p>
          </table:table-cell>
          <table:table-cell table:style-name="ce4" office:value-type="float" office:value="583.111111111111" calcext:value-type="float">
            <text:p>583</text:p>
          </table:table-cell>
          <table:table-cell table:style-name="ce4" table:formula="of:=[.G40]-[.V40]" office:value-type="float" office:value="145.888888888889" calcext:value-type="float">
            <text:p>146</text:p>
          </table:table-cell>
          <table:table-cell table:style-name="ce4" office:value-type="float" office:value="565.555555555556" calcext:value-type="float">
            <text:p>566</text:p>
          </table:table-cell>
          <table:table-cell table:formula="of:=[.H40]-[.X40]" office:value-type="float" office:value="163.444444444444" calcext:value-type="float">
            <text:p>163</text:p>
          </table:table-cell>
          <table:table-cell table:style-name="ce1" office:value-type="string" calcext:value-type="string">
            <text:p>25.09.2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office:value-type="string" calcext:value-type="string">
            <text:p>23.09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22.09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21.09.20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20.09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string" calcext:value-type="string">
            <text:p>25.09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834" calcext:value-type="float">
            <text:p>1834</text:p>
          </table:table-cell>
          <table:table-cell table:style-name="ce1" office:value-type="string" calcext:value-type="string">
            <text:p>24.09.20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058" calcext:value-type="float">
            <text:p>2058</text:p>
          </table:table-cell>
          <table:table-cell table:style-name="ce1" office:value-type="string" calcext:value-type="string">
            <text:p>23.09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string" calcext:value-type="string">
            <text:p>22.09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030" calcext:value-type="float">
            <text:p>2030</text:p>
          </table:table-cell>
          <table:table-cell/>
          <table:table-cell table:style-name="ce4" table:formula="of:=AVERAGE([.AA40];[.AI40];[.AQ40];[.AY40];[.BG40];[.BO40];[.BW40];[.CE40];[.CM40])" office:value-type="float" office:value="7.88888888888889" calcext:value-type="float">
            <text:p>8</text:p>
          </table:table-cell>
          <table:table-cell table:style-name="ce4" table:formula="of:=AVERAGE([.AB40];[.AJ40];[.AR40];[.AZ40];[.BH40];[.BP40];[.BX40];[.CF40];[.CN40])" office:value-type="float" office:value="42.7777777777778" calcext:value-type="float">
            <text:p>43</text:p>
          </table:table-cell>
          <table:table-cell table:style-name="ce4" table:formula="of:=AVERAGE([.AC40];[.AK40];[.AS40];[.BA40];[.BI40];[.BQ40];[.BY40];[.CG40];[.CO40])" office:value-type="float" office:value="343.444444444444" calcext:value-type="float">
            <text:p>343</text:p>
          </table:table-cell>
          <table:table-cell table:style-name="ce4" table:formula="of:=AVERAGE([.AD40];[.AL40];[.AT40];[.BB40];[.BJ40];[.BR40];[.BZ40];[.CH40];[.CP40])" office:value-type="float" office:value="463.555555555556" calcext:value-type="float">
            <text:p>464</text:p>
          </table:table-cell>
          <table:table-cell table:style-name="ce4" table:formula="of:=AVERAGE([.AE40];[.AM40];[.AU40];[.BC40];[.BK40];[.BS40];[.CA40];[.CI40];[.CQ40])" office:value-type="float" office:value="568.222222222222" calcext:value-type="float">
            <text:p>568</text:p>
          </table:table-cell>
          <table:table-cell table:style-name="ce4" table:formula="of:=AVERAGE([.AF40];[.AN40];[.AV40];[.BD40];[.BL40];[.BT40];[.CB40];[.CJ40];[.CR40])" office:value-type="float" office:value="542.111111111111" calcext:value-type="float">
            <text:p>542</text:p>
          </table:table-cell>
          <table:table-cell table:style-name="ce4" table:formula="of:=AVERAGE([.AG40];[.AO40];[.AW40];[.BE40];[.BM40];[.BU40];[.CC40];[.CK40];[.CS40])" office:value-type="float" office:value="1968" calcext:value-type="float">
            <text:p>1968</text:p>
          </table:table-cell>
        </table:table-row>
        <table:table-row table:style-name="ro2">
          <table:table-cell table:style-name="ce2" office:value-type="date" office:date-value="2020-10-04" calcext:value-type="date">
            <text:p>04.10.2020</text:p>
          </table:table-cell>
          <table:table-cell table:style-name="ce1" table:formula="of:=DAYS([.A41];[.$A$58])" office:value-type="float" office:value="278" calcext:value-type="float">
            <text:p>2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146" calcext:value-type="float">
            <text:p>146</text:p>
          </table:table-cell>
          <table:table-cell table:style-name="ce3" office:value-type="float" office:value="2059.55555555556" calcext:value-type="float">
            <text:p>2060</text:p>
          </table:table-cell>
          <table:table-cell table:style-name="ce3" table:formula="of:=[.I41]-[.K40]" office:value-type="float" office:value="380.222222222222" calcext:value-type="float">
            <text:p>380</text:p>
          </table:table-cell>
          <table:table-cell table:formula="of:=[.L41]-[.J41]" office:value-type="float" office:value="234.222222222222" calcext:value-type="float">
            <text:p>234</text:p>
          </table:table-cell>
          <table:table-cell table:style-name="ce4" office:value-type="float" office:value="7.66666666666667" calcext:value-type="float">
            <text:p>8</text:p>
          </table:table-cell>
          <table:table-cell table:style-name="ce4" table:formula="of:=[.C41]-[.N41]" office:value-type="float" office:value="-1.66666666666667" calcext:value-type="float">
            <text:p>-2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D41]-[.P41]" office:value-type="float" office:value="4" calcext:value-type="float">
            <text:p>4</text:p>
          </table:table-cell>
          <table:table-cell table:style-name="ce4" office:value-type="float" office:value="346.666666666667" calcext:value-type="float">
            <text:p>347</text:p>
          </table:table-cell>
          <table:table-cell table:style-name="ce4" table:formula="of:=[.E41]-[.R41]" office:value-type="float" office:value="-23.6666666666667" calcext:value-type="float">
            <text:p>-24</text:p>
          </table:table-cell>
          <table:table-cell table:style-name="ce4" office:value-type="float" office:value="477.777777777778" calcext:value-type="float">
            <text:p>478</text:p>
          </table:table-cell>
          <table:table-cell table:style-name="ce4" table:formula="of:=[.F41]-[.T41]" office:value-type="float" office:value="79.2222222222222" calcext:value-type="float">
            <text:p>79</text:p>
          </table:table-cell>
          <table:table-cell table:style-name="ce4" office:value-type="float" office:value="596.111111111111" calcext:value-type="float">
            <text:p>596</text:p>
          </table:table-cell>
          <table:table-cell table:style-name="ce4" table:formula="of:=[.G41]-[.V41]" office:value-type="float" office:value="145.888888888889" calcext:value-type="float">
            <text:p>146</text:p>
          </table:table-cell>
          <table:table-cell table:style-name="ce4" office:value-type="float" office:value="594.333333333333" calcext:value-type="float">
            <text:p>594</text:p>
          </table:table-cell>
          <table:table-cell table:formula="of:=[.H41]-[.X41]" office:value-type="float" office:value="119.666666666667" calcext:value-type="float">
            <text:p>120</text:p>
          </table:table-cell>
          <table:table-cell table:style-name="ce1" office:value-type="string" calcext:value-type="string">
            <text:p>02.10.20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string" calcext:value-type="string">
            <text:p>30.09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29.09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28.09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7.09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string" calcext:value-type="string">
            <text:p>02.10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01.10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string" calcext:value-type="string">
            <text:p>30.09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string" calcext:value-type="string">
            <text:p>29.09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157" calcext:value-type="float">
            <text:p>2157</text:p>
          </table:table-cell>
          <table:table-cell/>
          <table:table-cell table:style-name="ce4" table:formula="of:=AVERAGE([.AA41];[.AI41];[.AQ41];[.AY41];[.BG41];[.BO41];[.BW41];[.CE41];[.CM41])" office:value-type="float" office:value="8.33333333333333" calcext:value-type="float">
            <text:p>8</text:p>
          </table:table-cell>
          <table:table-cell table:style-name="ce4" table:formula="of:=AVERAGE([.AB41];[.AJ41];[.AR41];[.AZ41];[.BH41];[.BP41];[.BX41];[.CF41];[.CN41])" office:value-type="float" office:value="41.2222222222222" calcext:value-type="float">
            <text:p>41</text:p>
          </table:table-cell>
          <table:table-cell table:style-name="ce4" table:formula="of:=AVERAGE([.AC41];[.AK41];[.AS41];[.BA41];[.BI41];[.BQ41];[.BY41];[.CG41];[.CO41])" office:value-type="float" office:value="338.111111111111" calcext:value-type="float">
            <text:p>338</text:p>
          </table:table-cell>
          <table:table-cell table:style-name="ce4" table:formula="of:=AVERAGE([.AD41];[.AL41];[.AT41];[.BB41];[.BJ41];[.BR41];[.BZ41];[.CH41];[.CP41])" office:value-type="float" office:value="466.444444444444" calcext:value-type="float">
            <text:p>466</text:p>
          </table:table-cell>
          <table:table-cell table:style-name="ce4" table:formula="of:=AVERAGE([.AE41];[.AM41];[.AU41];[.BC41];[.BK41];[.BS41];[.CA41];[.CI41];[.CQ41])" office:value-type="float" office:value="583.111111111111" calcext:value-type="float">
            <text:p>583</text:p>
          </table:table-cell>
          <table:table-cell table:style-name="ce4" table:formula="of:=AVERAGE([.AF41];[.AN41];[.AV41];[.BD41];[.BL41];[.BT41];[.CB41];[.CJ41];[.CR41])" office:value-type="float" office:value="565.555555555556" calcext:value-type="float">
            <text:p>566</text:p>
          </table:table-cell>
          <table:table-cell table:style-name="ce4" table:formula="of:=AVERAGE([.AG41];[.AO41];[.AW41];[.BE41];[.BM41];[.BU41];[.CC41];[.CK41];[.CS41])" office:value-type="float" office:value="2002.77777777778" calcext:value-type="float">
            <text:p>2003</text:p>
          </table:table-cell>
        </table:table-row>
        <table:table-row table:style-name="ro2">
          <table:table-cell table:style-name="ce2" office:value-type="date" office:date-value="2020-10-11" calcext:value-type="date">
            <text:p>11.10.2020</text:p>
          </table:table-cell>
          <table:table-cell table:style-name="ce1" table:formula="of:=DAYS([.A42];[.$A$58])" office:value-type="float" office:value="285" calcext:value-type="float">
            <text:p>2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2607" calcext:value-type="float">
            <text:p>2607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2077.11111111111" calcext:value-type="float">
            <text:p>2077</text:p>
          </table:table-cell>
          <table:table-cell table:style-name="ce3" table:formula="of:=[.I42]-[.K41]" office:value-type="float" office:value="547.444444444444" calcext:value-type="float">
            <text:p>547</text:p>
          </table:table-cell>
          <table:table-cell table:style-name="ce5" table:formula="of:=[.L42]-[.J42]" office:value-type="float" office:value="247.444444444444" calcext:value-type="float">
            <text:p>247</text:p>
          </table:table-cell>
          <table:table-cell table:style-name="ce4" office:value-type="float" office:value="8.77777777777778" calcext:value-type="float">
            <text:p>9</text:p>
          </table:table-cell>
          <table:table-cell table:style-name="ce4" table:formula="of:=[.C42]-[.N42]" office:value-type="float" office:value="2.22222222222222" calcext:value-type="float">
            <text:p>2</text:p>
          </table:table-cell>
          <table:table-cell table:style-name="ce4" office:value-type="float" office:value="38.6666666666667" calcext:value-type="float">
            <text:p>39</text:p>
          </table:table-cell>
          <table:table-cell table:style-name="ce4" table:formula="of:=[.D42]-[.P42]" office:value-type="float" office:value="-7.66666666666666" calcext:value-type="float">
            <text:p>-8</text:p>
          </table:table-cell>
          <table:table-cell table:style-name="ce4" office:value-type="float" office:value="361.444444444444" calcext:value-type="float">
            <text:p>361</text:p>
          </table:table-cell>
          <table:table-cell table:style-name="ce4" table:formula="of:=[.E42]-[.R42]" office:value-type="float" office:value="-0.444444444444457" calcext:value-type="float">
            <text:p>0</text:p>
          </table:table-cell>
          <table:table-cell table:style-name="ce4" office:value-type="float" office:value="471.111111111111" calcext:value-type="float">
            <text:p>471</text:p>
          </table:table-cell>
          <table:table-cell table:style-name="ce4" table:formula="of:=[.F42]-[.T42]" office:value-type="float" office:value="171.888888888889" calcext:value-type="float">
            <text:p>172</text:p>
          </table:table-cell>
          <table:table-cell table:style-name="ce4" office:value-type="float" office:value="592.222222222222" calcext:value-type="float">
            <text:p>592</text:p>
          </table:table-cell>
          <table:table-cell table:style-name="ce4" table:formula="of:=[.G42]-[.V42]" office:value-type="float" office:value="202.777777777778" calcext:value-type="float">
            <text:p>203</text:p>
          </table:table-cell>
          <table:table-cell table:style-name="ce4" office:value-type="float" office:value="604.888888888889" calcext:value-type="float">
            <text:p>605</text:p>
          </table:table-cell>
          <table:table-cell table:formula="of:=[.H42]-[.X42]" office:value-type="float" office:value="161.111111111111" calcext:value-type="float">
            <text:p>161</text:p>
          </table:table-cell>
          <table:table-cell table:style-name="ce1" office:value-type="string" calcext:value-type="string">
            <text:p>09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07.10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string" calcext:value-type="string">
            <text:p>06.10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string" calcext:value-type="string">
            <text:p>05.10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04.10.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09.10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08.10.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string" calcext:value-type="string">
            <text:p>07.10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23" calcext:value-type="float">
            <text:p>2123</text:p>
          </table:table-cell>
          <table:table-cell table:style-name="ce1" office:value-type="string" calcext:value-type="string">
            <text:p>06.10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2153" calcext:value-type="float">
            <text:p>2153</text:p>
          </table:table-cell>
          <table:table-cell/>
          <table:table-cell table:style-name="ce4" table:formula="of:=AVERAGE([.AA42];[.AI42];[.AQ42];[.AY42];[.BG42];[.BO42];[.BW42];[.CE42];[.CM42])" office:value-type="float" office:value="7.66666666666667" calcext:value-type="float">
            <text:p>8</text:p>
          </table:table-cell>
          <table:table-cell table:style-name="ce4" table:formula="of:=AVERAGE([.AB42];[.AJ42];[.AR42];[.AZ42];[.BH42];[.BP42];[.BX42];[.CF42];[.CN42])" office:value-type="float" office:value="37" calcext:value-type="float">
            <text:p>37</text:p>
          </table:table-cell>
          <table:table-cell table:style-name="ce4" table:formula="of:=AVERAGE([.AC42];[.AK42];[.AS42];[.BA42];[.BI42];[.BQ42];[.BY42];[.CG42];[.CO42])" office:value-type="float" office:value="346.666666666667" calcext:value-type="float">
            <text:p>347</text:p>
          </table:table-cell>
          <table:table-cell table:style-name="ce4" table:formula="of:=AVERAGE([.AD42];[.AL42];[.AT42];[.BB42];[.BJ42];[.BR42];[.BZ42];[.CH42];[.CP42])" office:value-type="float" office:value="477.777777777778" calcext:value-type="float">
            <text:p>478</text:p>
          </table:table-cell>
          <table:table-cell table:style-name="ce4" table:formula="of:=AVERAGE([.AE42];[.AM42];[.AU42];[.BC42];[.BK42];[.BS42];[.CA42];[.CI42];[.CQ42])" office:value-type="float" office:value="596.111111111111" calcext:value-type="float">
            <text:p>596</text:p>
          </table:table-cell>
          <table:table-cell table:style-name="ce4" table:formula="of:=AVERAGE([.AF42];[.AN42];[.AV42];[.BD42];[.BL42];[.BT42];[.CB42];[.CJ42];[.CR42])" office:value-type="float" office:value="594.333333333333" calcext:value-type="float">
            <text:p>594</text:p>
          </table:table-cell>
          <table:table-cell table:style-name="ce4" table:formula="of:=AVERAGE([.AG42];[.AO42];[.AW42];[.BE42];[.BM42];[.BU42];[.CC42];[.CK42];[.CS42])" office:value-type="float" office:value="2059.55555555556" calcext:value-type="float">
            <text:p>2060</text:p>
          </table:table-cell>
        </table:table-row>
        <table:table-row table:style-name="ro2">
          <table:table-cell table:style-name="ce2" office:value-type="date" office:date-value="2020-10-18" calcext:value-type="date">
            <text:p>18.10.2020</text:p>
          </table:table-cell>
          <table:table-cell table:style-name="ce1" table:formula="of:=DAYS([.A43];[.$A$58])" office:value-type="float" office:value="292" calcext:value-type="float">
            <text:p>2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2951" calcext:value-type="float">
            <text:p>2951</text:p>
          </table:table-cell>
          <table:table-cell table:style-name="ce1" office:value-type="float" office:value="494" calcext:value-type="float">
            <text:p>494</text:p>
          </table:table-cell>
          <table:table-cell table:style-name="ce3" office:value-type="float" office:value="2059.66666666667" calcext:value-type="float">
            <text:p>2060</text:p>
          </table:table-cell>
          <table:table-cell table:style-name="ce3" table:formula="of:=[.I43]-[.K42]" office:value-type="float" office:value="873.888888888889" calcext:value-type="float">
            <text:p>874</text:p>
          </table:table-cell>
          <table:table-cell table:style-name="ce5" table:formula="of:=[.L43]-[.J43]" office:value-type="float" office:value="379.888888888889" calcext:value-type="float">
            <text:p>380</text:p>
          </table:table-cell>
          <table:table-cell table:style-name="ce4" office:value-type="float" office:value="7.77777777777778" calcext:value-type="float">
            <text:p>8</text:p>
          </table:table-cell>
          <table:table-cell table:style-name="ce4" table:formula="of:=[.C43]-[.N43]" office:value-type="float" office:value="-2.77777777777778" calcext:value-type="float">
            <text:p>-3</text:p>
          </table:table-cell>
          <table:table-cell table:style-name="ce4" office:value-type="float" office:value="37.1111111111111" calcext:value-type="float">
            <text:p>37</text:p>
          </table:table-cell>
          <table:table-cell table:style-name="ce4" table:formula="of:=[.D43]-[.P43]" office:value-type="float" office:value="-5.11111111111111" calcext:value-type="float">
            <text:p>-5</text:p>
          </table:table-cell>
          <table:table-cell table:style-name="ce4" office:value-type="float" office:value="343.666666666667" calcext:value-type="float">
            <text:p>344</text:p>
          </table:table-cell>
          <table:table-cell table:style-name="ce4" table:formula="of:=[.E43]-[.R43]" office:value-type="float" office:value="25.3333333333333" calcext:value-type="float">
            <text:p>25</text:p>
          </table:table-cell>
          <table:table-cell table:style-name="ce4" office:value-type="float" office:value="471.888888888889" calcext:value-type="float">
            <text:p>472</text:p>
          </table:table-cell>
          <table:table-cell table:style-name="ce4" table:formula="of:=[.F43]-[.T43]" office:value-type="float" office:value="239.111111111111" calcext:value-type="float">
            <text:p>239</text:p>
          </table:table-cell>
          <table:table-cell table:style-name="ce4" office:value-type="float" office:value="607.333333333333" calcext:value-type="float">
            <text:p>607</text:p>
          </table:table-cell>
          <table:table-cell table:style-name="ce4" table:formula="of:=[.G43]-[.V43]" office:value-type="float" office:value="307.666666666667" calcext:value-type="float">
            <text:p>308</text:p>
          </table:table-cell>
          <table:table-cell table:style-name="ce4" office:value-type="float" office:value="591.888888888889" calcext:value-type="float">
            <text:p>592</text:p>
          </table:table-cell>
          <table:table-cell table:formula="of:=[.H43]-[.X43]" office:value-type="float" office:value="327.111111111111" calcext:value-type="float">
            <text:p>327</text:p>
          </table:table-cell>
          <table:table-cell table:style-name="ce1" office:value-type="string" calcext:value-type="string">
            <text:p>16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14.10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13.10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12.10.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11.10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16.10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15.10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string" calcext:value-type="string">
            <text:p>14.10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string" calcext:value-type="string">
            <text:p>13.10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2197" calcext:value-type="float">
            <text:p>2197</text:p>
          </table:table-cell>
          <table:table-cell/>
          <table:table-cell table:style-name="ce4" table:formula="of:=AVERAGE([.AA43];[.AI43];[.AQ43];[.AY43];[.BG43];[.BO43];[.BW43];[.CE43];[.CM43])" office:value-type="float" office:value="8.77777777777778" calcext:value-type="float">
            <text:p>9</text:p>
          </table:table-cell>
          <table:table-cell table:style-name="ce4" table:formula="of:=AVERAGE([.AB43];[.AJ43];[.AR43];[.AZ43];[.BH43];[.BP43];[.BX43];[.CF43];[.CN43])" office:value-type="float" office:value="38.6666666666667" calcext:value-type="float">
            <text:p>39</text:p>
          </table:table-cell>
          <table:table-cell table:style-name="ce4" table:formula="of:=AVERAGE([.AC43];[.AK43];[.AS43];[.BA43];[.BI43];[.BQ43];[.BY43];[.CG43];[.CO43])" office:value-type="float" office:value="361.444444444444" calcext:value-type="float">
            <text:p>361</text:p>
          </table:table-cell>
          <table:table-cell table:style-name="ce4" table:formula="of:=AVERAGE([.AD43];[.AL43];[.AT43];[.BB43];[.BJ43];[.BR43];[.BZ43];[.CH43];[.CP43])" office:value-type="float" office:value="471.111111111111" calcext:value-type="float">
            <text:p>471</text:p>
          </table:table-cell>
          <table:table-cell table:style-name="ce4" table:formula="of:=AVERAGE([.AE43];[.AM43];[.AU43];[.BC43];[.BK43];[.BS43];[.CA43];[.CI43];[.CQ43])" office:value-type="float" office:value="592.222222222222" calcext:value-type="float">
            <text:p>592</text:p>
          </table:table-cell>
          <table:table-cell table:style-name="ce4" table:formula="of:=AVERAGE([.AF43];[.AN43];[.AV43];[.BD43];[.BL43];[.BT43];[.CB43];[.CJ43];[.CR43])" office:value-type="float" office:value="604.888888888889" calcext:value-type="float">
            <text:p>605</text:p>
          </table:table-cell>
          <table:table-cell table:style-name="ce4" table:formula="of:=AVERAGE([.AG43];[.AO43];[.AW43];[.BE43];[.BM43];[.BU43];[.CC43];[.CK43];[.CS43])" office:value-type="float" office:value="2077.11111111111" calcext:value-type="float">
            <text:p>2077</text:p>
          </table:table-cell>
        </table:table-row>
        <table:table-row table:style-name="ro2">
          <table:table-cell table:style-name="ce2" office:value-type="date" office:date-value="2020-10-25" calcext:value-type="date">
            <text:p>25.10.2020</text:p>
          </table:table-cell>
          <table:table-cell table:style-name="ce1" table:formula="of:=DAYS([.A44];[.$A$58])" office:value-type="float" office:value="299" calcext:value-type="float">
            <text:p>2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644" calcext:value-type="float">
            <text:p>3644</text:p>
          </table:table-cell>
          <table:table-cell table:style-name="ce1" office:value-type="float" office:value="894" calcext:value-type="float">
            <text:p>894</text:p>
          </table:table-cell>
          <table:table-cell table:style-name="ce3" office:value-type="float" office:value="2069.33333333333" calcext:value-type="float">
            <text:p>2069</text:p>
          </table:table-cell>
          <table:table-cell table:style-name="ce3" table:formula="of:=[.I44]-[.K43]" office:value-type="float" office:value="1584.33333333333" calcext:value-type="float">
            <text:p>1584</text:p>
          </table:table-cell>
          <table:table-cell table:style-name="ce5" table:formula="of:=[.L44]-[.J44]" office:value-type="float" office:value="690.333333333334" calcext:value-type="float">
            <text:p>690</text:p>
          </table:table-cell>
          <table:table-cell table:style-name="ce4" office:value-type="float" office:value="9.22222222222222" calcext:value-type="float">
            <text:p>9</text:p>
          </table:table-cell>
          <table:table-cell table:style-name="ce4" table:formula="of:=[.C44]-[.N44]" office:value-type="float" office:value="-2.22222222222222" calcext:value-type="float">
            <text:p>-2</text:p>
          </table:table-cell>
          <table:table-cell table:style-name="ce4" office:value-type="float" office:value="36.6666666666667" calcext:value-type="float">
            <text:p>37</text:p>
          </table:table-cell>
          <table:table-cell table:style-name="ce4" table:formula="of:=[.D44]-[.P44]" office:value-type="float" office:value="0.333333333333336" calcext:value-type="float">
            <text:p>0</text:p>
          </table:table-cell>
          <table:table-cell table:style-name="ce4" office:value-type="float" office:value="347.888888888889" calcext:value-type="float">
            <text:p>348</text:p>
          </table:table-cell>
          <table:table-cell table:style-name="ce4" table:formula="of:=[.E44]-[.R44]" office:value-type="float" office:value="64.1111111111111" calcext:value-type="float">
            <text:p>64</text:p>
          </table:table-cell>
          <table:table-cell table:style-name="ce4" office:value-type="float" office:value="471.888888888889" calcext:value-type="float">
            <text:p>472</text:p>
          </table:table-cell>
          <table:table-cell table:style-name="ce4" table:formula="of:=[.F44]-[.T44]" office:value-type="float" office:value="308.111111111111" calcext:value-type="float">
            <text:p>308</text:p>
          </table:table-cell>
          <table:table-cell table:style-name="ce4" office:value-type="float" office:value="613.555555555556" calcext:value-type="float">
            <text:p>614</text:p>
          </table:table-cell>
          <table:table-cell table:style-name="ce4" table:formula="of:=[.G44]-[.V44]" office:value-type="float" office:value="577.444444444445" calcext:value-type="float">
            <text:p>577</text:p>
          </table:table-cell>
          <table:table-cell table:style-name="ce4" office:value-type="float" office:value="590.111111111111" calcext:value-type="float">
            <text:p>590</text:p>
          </table:table-cell>
          <table:table-cell table:formula="of:=[.H44]-[.X44]" office:value-type="float" office:value="626.888888888889" calcext:value-type="float">
            <text:p>627</text:p>
          </table:table-cell>
          <table:table-cell table:style-name="ce1" office:value-type="string" calcext:value-type="string">
            <text:p>23.10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122" calcext:value-type="float">
            <text:p>2122</text:p>
          </table:table-cell>
          <table:table-cell table:style-name="ce1" office:value-type="string" calcext:value-type="string">
            <text:p>21.10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20.10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19.10.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string" calcext:value-type="string">
            <text:p>18.10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string" calcext:value-type="string">
            <text:p>23.10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44" calcext:value-type="float">
            <text:p>544</text:p>
          </table:table-cell>
          <table:table-cell table:number-columns-repeated="2" table:style-name="ce1" office:value-type="float" office:value="602" calcext:value-type="float">
            <text:p>602</text:p>
          </table:table-cell>
          <table:table-cell table:style-name="ce1" office:value-type="float" office:value="2142" calcext:value-type="float">
            <text:p>2142</text:p>
          </table:table-cell>
          <table:table-cell table:style-name="ce1" office:value-type="string" calcext:value-type="string">
            <text:p>22.10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21.10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20.10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099" calcext:value-type="float">
            <text:p>2099</text:p>
          </table:table-cell>
          <table:table-cell/>
          <table:table-cell table:style-name="ce4" table:formula="of:=AVERAGE([.AA44];[.AI44];[.AQ44];[.AY44];[.BG44];[.BO44];[.BW44];[.CE44];[.CM44])" office:value-type="float" office:value="7.77777777777778" calcext:value-type="float">
            <text:p>8</text:p>
          </table:table-cell>
          <table:table-cell table:style-name="ce4" table:formula="of:=AVERAGE([.AB44];[.AJ44];[.AR44];[.AZ44];[.BH44];[.BP44];[.BX44];[.CF44];[.CN44])" office:value-type="float" office:value="37.1111111111111" calcext:value-type="float">
            <text:p>37</text:p>
          </table:table-cell>
          <table:table-cell table:style-name="ce4" table:formula="of:=AVERAGE([.AC44];[.AK44];[.AS44];[.BA44];[.BI44];[.BQ44];[.BY44];[.CG44];[.CO44])" office:value-type="float" office:value="343.666666666667" calcext:value-type="float">
            <text:p>344</text:p>
          </table:table-cell>
          <table:table-cell table:style-name="ce4" table:formula="of:=AVERAGE([.AD44];[.AL44];[.AT44];[.BB44];[.BJ44];[.BR44];[.BZ44];[.CH44];[.CP44])" office:value-type="float" office:value="471.888888888889" calcext:value-type="float">
            <text:p>472</text:p>
          </table:table-cell>
          <table:table-cell table:style-name="ce4" table:formula="of:=AVERAGE([.AE44];[.AM44];[.AU44];[.BC44];[.BK44];[.BS44];[.CA44];[.CI44];[.CQ44])" office:value-type="float" office:value="607.333333333333" calcext:value-type="float">
            <text:p>607</text:p>
          </table:table-cell>
          <table:table-cell table:style-name="ce4" table:formula="of:=AVERAGE([.AF44];[.AN44];[.AV44];[.BD44];[.BL44];[.BT44];[.CB44];[.CJ44];[.CR44])" office:value-type="float" office:value="591.888888888889" calcext:value-type="float">
            <text:p>592</text:p>
          </table:table-cell>
          <table:table-cell table:style-name="ce4" table:formula="of:=AVERAGE([.AG44];[.AO44];[.AW44];[.BE44];[.BM44];[.BU44];[.CC44];[.CK44];[.CS44])" office:value-type="float" office:value="2059.66666666667" calcext:value-type="float">
            <text:p>2060</text:p>
          </table:table-cell>
        </table:table-row>
        <table:table-row table:style-name="ro2">
          <table:table-cell table:style-name="ce2" office:value-type="date" office:date-value="2020-11-01" calcext:value-type="date">
            <text:p>01.11.2020</text:p>
          </table:table-cell>
          <table:table-cell table:style-name="ce1" table:formula="of:=DAYS([.A45];[.$A$58])" office:value-type="float" office:value="306" calcext:value-type="float">
            <text:p>3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4217" calcext:value-type="float">
            <text:p>4217</text:p>
          </table:table-cell>
          <table:table-cell table:style-name="ce1" office:value-type="float" office:value="1357" calcext:value-type="float">
            <text:p>1357</text:p>
          </table:table-cell>
          <table:table-cell table:style-name="ce3" office:value-type="float" office:value="2037.44444444444" calcext:value-type="float">
            <text:p>2037</text:p>
          </table:table-cell>
          <table:table-cell table:style-name="ce3" table:formula="of:=[.I45]-[.K44]" office:value-type="float" office:value="2147.66666666667" calcext:value-type="float">
            <text:p>2148</text:p>
          </table:table-cell>
          <table:table-cell table:style-name="ce5" table:formula="of:=[.L45]-[.J45]" office:value-type="float" office:value="790.666666666667" calcext:value-type="float">
            <text:p>791</text:p>
          </table:table-cell>
          <table:table-cell table:style-name="ce4" office:value-type="float" office:value="9.11111111111111" calcext:value-type="float">
            <text:p>9</text:p>
          </table:table-cell>
          <table:table-cell table:style-name="ce4" table:formula="of:=[.C45]-[.N45]" office:value-type="float" office:value="-1.11111111111111" calcext:value-type="float">
            <text:p>-1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D45]-[.P45]" office:value-type="float" office:value="-2" calcext:value-type="float">
            <text:p>-2</text:p>
          </table:table-cell>
          <table:table-cell table:style-name="ce4" office:value-type="float" office:value="344.777777777778" calcext:value-type="float">
            <text:p>345</text:p>
          </table:table-cell>
          <table:table-cell table:style-name="ce4" table:formula="of:=[.E45]-[.R45]" office:value-type="float" office:value="112.222222222222" calcext:value-type="float">
            <text:p>112</text:p>
          </table:table-cell>
          <table:table-cell table:style-name="ce4" office:value-type="float" office:value="457.666666666667" calcext:value-type="float">
            <text:p>458</text:p>
          </table:table-cell>
          <table:table-cell table:style-name="ce4" table:formula="of:=[.F45]-[.T45]" office:value-type="float" office:value="464.333333333333" calcext:value-type="float">
            <text:p>464</text:p>
          </table:table-cell>
          <table:table-cell table:style-name="ce4" office:value-type="float" office:value="601.222222222222" calcext:value-type="float">
            <text:p>601</text:p>
          </table:table-cell>
          <table:table-cell table:style-name="ce4" table:formula="of:=[.G45]-[.V45]" office:value-type="float" office:value="848.777777777778" calcext:value-type="float">
            <text:p>849</text:p>
          </table:table-cell>
          <table:table-cell table:style-name="ce4" office:value-type="float" office:value="589.666666666667" calcext:value-type="float">
            <text:p>590</text:p>
          </table:table-cell>
          <table:table-cell table:formula="of:=[.H45]-[.X45]" office:value-type="float" office:value="757.333333333333" calcext:value-type="float">
            <text:p>757</text:p>
          </table:table-cell>
          <table:table-cell table:style-name="ce1" office:value-type="string" calcext:value-type="string">
            <text:p>30.10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string" calcext:value-type="string">
            <text:p>28.10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string" calcext:value-type="string">
            <text:p>27.10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26.10.20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111" calcext:value-type="float">
            <text:p>2111</text:p>
          </table:table-cell>
          <table:table-cell table:style-name="ce1" office:value-type="string" calcext:value-type="string">
            <text:p>25.10.2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98" calcext:value-type="float">
            <text:p>2098</text:p>
          </table:table-cell>
          <table:table-cell table:style-name="ce1" office:value-type="string" calcext:value-type="string">
            <text:p>30.10.20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29.10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string" calcext:value-type="string">
            <text:p>28.10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27.10.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139" calcext:value-type="float">
            <text:p>2139</text:p>
          </table:table-cell>
          <table:table-cell/>
          <table:table-cell table:style-name="ce4" table:formula="of:=AVERAGE([.AA45];[.AI45];[.AQ45];[.AY45];[.BG45];[.BO45];[.BW45];[.CE45];[.CM45])" office:value-type="float" office:value="9.22222222222222" calcext:value-type="float">
            <text:p>9</text:p>
          </table:table-cell>
          <table:table-cell table:style-name="ce4" table:formula="of:=AVERAGE([.AB45];[.AJ45];[.AR45];[.AZ45];[.BH45];[.BP45];[.BX45];[.CF45];[.CN45])" office:value-type="float" office:value="36.6666666666667" calcext:value-type="float">
            <text:p>37</text:p>
          </table:table-cell>
          <table:table-cell table:style-name="ce4" table:formula="of:=AVERAGE([.AC45];[.AK45];[.AS45];[.BA45];[.BI45];[.BQ45];[.BY45];[.CG45];[.CO45])" office:value-type="float" office:value="347.888888888889" calcext:value-type="float">
            <text:p>348</text:p>
          </table:table-cell>
          <table:table-cell table:style-name="ce4" table:formula="of:=AVERAGE([.AD45];[.AL45];[.AT45];[.BB45];[.BJ45];[.BR45];[.BZ45];[.CH45];[.CP45])" office:value-type="float" office:value="471.888888888889" calcext:value-type="float">
            <text:p>472</text:p>
          </table:table-cell>
          <table:table-cell table:style-name="ce4" table:formula="of:=AVERAGE([.AE45];[.AM45];[.AU45];[.BC45];[.BK45];[.BS45];[.CA45];[.CI45];[.CQ45])" office:value-type="float" office:value="613.555555555556" calcext:value-type="float">
            <text:p>614</text:p>
          </table:table-cell>
          <table:table-cell table:style-name="ce4" table:formula="of:=AVERAGE([.AF45];[.AN45];[.AV45];[.BD45];[.BL45];[.BT45];[.CB45];[.CJ45];[.CR45])" office:value-type="float" office:value="590.111111111111" calcext:value-type="float">
            <text:p>590</text:p>
          </table:table-cell>
          <table:table-cell table:style-name="ce4" table:formula="of:=AVERAGE([.AG45];[.AO45];[.AW45];[.BE45];[.BM45];[.BU45];[.CC45];[.CK45];[.CS45])" office:value-type="float" office:value="2069.33333333333" calcext:value-type="float">
            <text:p>2069</text:p>
          </table:table-cell>
        </table:table-row>
        <table:table-row table:style-name="ro2">
          <table:table-cell table:style-name="ce2" office:value-type="date" office:date-value="2020-11-08" calcext:value-type="date">
            <text:p>08.11.2020</text:p>
          </table:table-cell>
          <table:table-cell table:style-name="ce1" table:formula="of:=DAYS([.A46];[.$A$58])" office:value-type="float" office:value="313" calcext:value-type="float">
            <text:p>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4233" calcext:value-type="float">
            <text:p>4233</text:p>
          </table:table-cell>
          <table:table-cell table:style-name="ce1" office:value-type="float" office:value="1523" calcext:value-type="float">
            <text:p>1523</text:p>
          </table:table-cell>
          <table:table-cell table:style-name="ce3" office:value-type="float" office:value="2015.22222222222" calcext:value-type="float">
            <text:p>2015</text:p>
          </table:table-cell>
          <table:table-cell table:style-name="ce3" table:formula="of:=[.I46]-[.K45]" office:value-type="float" office:value="2195.55555555556" calcext:value-type="float">
            <text:p>2196</text:p>
          </table:table-cell>
          <table:table-cell table:style-name="ce5" table:formula="of:=[.L46]-[.J46]" office:value-type="float" office:value="672.555555555556" calcext:value-type="float">
            <text:p>673</text:p>
          </table:table-cell>
          <table:table-cell table:style-name="ce4" office:value-type="float" office:value="8.66666666666667" calcext:value-type="float">
            <text:p>9</text:p>
          </table:table-cell>
          <table:table-cell table:style-name="ce4" table:formula="of:=[.C46]-[.N46]" office:value-type="float" office:value="-6.66666666666667" calcext:value-type="float">
            <text:p>-7</text:p>
          </table:table-cell>
          <table:table-cell table:style-name="ce4" office:value-type="float" office:value="36.1111111111111" calcext:value-type="float">
            <text:p>36</text:p>
          </table:table-cell>
          <table:table-cell table:style-name="ce4" table:formula="of:=[.D46]-[.P46]" office:value-type="float" office:value="9.88888888888889" calcext:value-type="float">
            <text:p>10</text:p>
          </table:table-cell>
          <table:table-cell table:style-name="ce4" office:value-type="float" office:value="336.222222222222" calcext:value-type="float">
            <text:p>336</text:p>
          </table:table-cell>
          <table:table-cell table:style-name="ce4" table:formula="of:=[.E46]-[.R46]" office:value-type="float" office:value="105.777777777778" calcext:value-type="float">
            <text:p>106</text:p>
          </table:table-cell>
          <table:table-cell table:style-name="ce4" office:value-type="float" office:value="466.444444444444" calcext:value-type="float">
            <text:p>466</text:p>
          </table:table-cell>
          <table:table-cell table:style-name="ce4" table:formula="of:=[.F46]-[.T46]" office:value-type="float" office:value="401.555555555556" calcext:value-type="float">
            <text:p>402</text:p>
          </table:table-cell>
          <table:table-cell table:style-name="ce4" office:value-type="float" office:value="578.888888888889" calcext:value-type="float">
            <text:p>579</text:p>
          </table:table-cell>
          <table:table-cell table:style-name="ce4" table:formula="of:=[.G46]-[.V46]" office:value-type="float" office:value="865.111111111111" calcext:value-type="float">
            <text:p>865</text:p>
          </table:table-cell>
          <table:table-cell table:style-name="ce4" office:value-type="float" office:value="588.888888888889" calcext:value-type="float">
            <text:p>589</text:p>
          </table:table-cell>
          <table:table-cell table:formula="of:=[.H46]-[.X46]" office:value-type="float" office:value="842.111111111111" calcext:value-type="float">
            <text:p>842</text:p>
          </table:table-cell>
          <table:table-cell table:style-name="ce1" office:value-type="string" calcext:value-type="string">
            <text:p>06.11.20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87" calcext:value-type="float">
            <text:p>2087</text:p>
          </table:table-cell>
          <table:table-cell table:style-name="ce1" office:value-type="string" calcext:value-type="string">
            <text:p>04.11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string" calcext:value-type="string">
            <text:p>03.11.20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02.11.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string" calcext:value-type="string">
            <text:p>01.1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06.11.20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05.11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053" calcext:value-type="float">
            <text:p>2053</text:p>
          </table:table-cell>
          <table:table-cell table:style-name="ce1" office:value-type="string" calcext:value-type="string">
            <text:p>04.11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string" calcext:value-type="string">
            <text:p>03.1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066" calcext:value-type="float">
            <text:p>2066</text:p>
          </table:table-cell>
          <table:table-cell/>
          <table:table-cell table:style-name="ce4" table:formula="of:=AVERAGE([.AA46];[.AI46];[.AQ46];[.AY46];[.BG46];[.BO46];[.BW46];[.CE46];[.CM46])" office:value-type="float" office:value="9.11111111111111" calcext:value-type="float">
            <text:p>9</text:p>
          </table:table-cell>
          <table:table-cell table:style-name="ce4" table:formula="of:=AVERAGE([.AB46];[.AJ46];[.AR46];[.AZ46];[.BH46];[.BP46];[.BX46];[.CF46];[.CN46])" office:value-type="float" office:value="35" calcext:value-type="float">
            <text:p>35</text:p>
          </table:table-cell>
          <table:table-cell table:style-name="ce4" table:formula="of:=AVERAGE([.AC46];[.AK46];[.AS46];[.BA46];[.BI46];[.BQ46];[.BY46];[.CG46];[.CO46])" office:value-type="float" office:value="344.777777777778" calcext:value-type="float">
            <text:p>345</text:p>
          </table:table-cell>
          <table:table-cell table:style-name="ce4" table:formula="of:=AVERAGE([.AD46];[.AL46];[.AT46];[.BB46];[.BJ46];[.BR46];[.BZ46];[.CH46];[.CP46])" office:value-type="float" office:value="457.666666666667" calcext:value-type="float">
            <text:p>458</text:p>
          </table:table-cell>
          <table:table-cell table:style-name="ce4" table:formula="of:=AVERAGE([.AE46];[.AM46];[.AU46];[.BC46];[.BK46];[.BS46];[.CA46];[.CI46];[.CQ46])" office:value-type="float" office:value="601.222222222222" calcext:value-type="float">
            <text:p>601</text:p>
          </table:table-cell>
          <table:table-cell table:style-name="ce4" table:formula="of:=AVERAGE([.AF46];[.AN46];[.AV46];[.BD46];[.BL46];[.BT46];[.CB46];[.CJ46];[.CR46])" office:value-type="float" office:value="589.666666666667" calcext:value-type="float">
            <text:p>590</text:p>
          </table:table-cell>
          <table:table-cell table:style-name="ce4" table:formula="of:=AVERAGE([.AG46];[.AO46];[.AW46];[.BE46];[.BM46];[.BU46];[.CC46];[.CK46];[.CS46])" office:value-type="float" office:value="2037.44444444444" calcext:value-type="float">
            <text:p>2037</text:p>
          </table:table-cell>
        </table:table-row>
        <table:table-row table:style-name="ro2">
          <table:table-cell table:style-name="ce2" office:value-type="date" office:date-value="2020-11-15" calcext:value-type="date">
            <text:p>15.11.2020</text:p>
          </table:table-cell>
          <table:table-cell table:style-name="ce1" table:formula="of:=DAYS([.A47];[.$A$58])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1269" calcext:value-type="float">
            <text:p>1269</text:p>
          </table:table-cell>
          <table:table-cell table:style-name="ce3" office:value-type="float" office:value="2037.66666666667" calcext:value-type="float">
            <text:p>2038</text:p>
          </table:table-cell>
          <table:table-cell table:style-name="ce3" table:formula="of:=[.I47]-[.K46]" office:value-type="float" office:value="1844.77777777778" calcext:value-type="float">
            <text:p>1845</text:p>
          </table:table-cell>
          <table:table-cell table:style-name="ce5" table:formula="of:=[.L47]-[.J47]" office:value-type="float" office:value="575.777777777778" calcext:value-type="float">
            <text:p>576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47]-[.N47]" office:value-type="float" office:value="-7.44444444444444" calcext:value-type="float">
            <text:p>-7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[.D47]-[.P47]" office:value-type="float" office:value="3" calcext:value-type="float">
            <text:p>3</text:p>
          </table:table-cell>
          <table:table-cell table:style-name="ce4" office:value-type="float" office:value="342.333333333333" calcext:value-type="float">
            <text:p>342</text:p>
          </table:table-cell>
          <table:table-cell table:style-name="ce4" table:formula="of:=[.E47]-[.R47]" office:value-type="float" office:value="74.6666666666667" calcext:value-type="float">
            <text:p>75</text:p>
          </table:table-cell>
          <table:table-cell table:style-name="ce4" office:value-type="float" office:value="461.777777777778" calcext:value-type="float">
            <text:p>462</text:p>
          </table:table-cell>
          <table:table-cell table:style-name="ce4" table:formula="of:=[.F47]-[.T47]" office:value-type="float" office:value="404.222222222222" calcext:value-type="float">
            <text:p>404</text:p>
          </table:table-cell>
          <table:table-cell table:style-name="ce4" office:value-type="float" office:value="598.888888888889" calcext:value-type="float">
            <text:p>599</text:p>
          </table:table-cell>
          <table:table-cell table:style-name="ce4" table:formula="of:=[.G47]-[.V47]" office:value-type="float" office:value="664.111111111111" calcext:value-type="float">
            <text:p>664</text:p>
          </table:table-cell>
          <table:table-cell table:style-name="ce4" office:value-type="float" office:value="584.222222222222" calcext:value-type="float">
            <text:p>584</text:p>
          </table:table-cell>
          <table:table-cell table:formula="of:=[.H47]-[.X47]" office:value-type="float" office:value="683.777777777778" calcext:value-type="float">
            <text:p>684</text:p>
          </table:table-cell>
          <table:table-cell table:style-name="ce1" office:value-type="string" calcext:value-type="string">
            <text:p>13.11.20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11.11.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928" calcext:value-type="float">
            <text:p>1928</text:p>
          </table:table-cell>
          <table:table-cell table:style-name="ce1" office:value-type="string" calcext:value-type="string">
            <text:p>10.11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09.11.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08.11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13.11.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12.11.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string" calcext:value-type="string">
            <text:p>11.11.20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string" calcext:value-type="string">
            <text:p>10.11.2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2110" calcext:value-type="float">
            <text:p>2110</text:p>
          </table:table-cell>
          <table:table-cell/>
          <table:table-cell table:style-name="ce4" table:formula="of:=AVERAGE([.AA47];[.AI47];[.AQ47];[.AY47];[.BG47];[.BO47];[.BW47];[.CE47];[.CM47])" office:value-type="float" office:value="8.66666666666667" calcext:value-type="float">
            <text:p>9</text:p>
          </table:table-cell>
          <table:table-cell table:style-name="ce4" table:formula="of:=AVERAGE([.AB47];[.AJ47];[.AR47];[.AZ47];[.BH47];[.BP47];[.BX47];[.CF47];[.CN47])" office:value-type="float" office:value="36.1111111111111" calcext:value-type="float">
            <text:p>36</text:p>
          </table:table-cell>
          <table:table-cell table:style-name="ce4" table:formula="of:=AVERAGE([.AC47];[.AK47];[.AS47];[.BA47];[.BI47];[.BQ47];[.BY47];[.CG47];[.CO47])" office:value-type="float" office:value="336.222222222222" calcext:value-type="float">
            <text:p>336</text:p>
          </table:table-cell>
          <table:table-cell table:style-name="ce4" table:formula="of:=AVERAGE([.AD47];[.AL47];[.AT47];[.BB47];[.BJ47];[.BR47];[.BZ47];[.CH47];[.CP47])" office:value-type="float" office:value="466.444444444444" calcext:value-type="float">
            <text:p>466</text:p>
          </table:table-cell>
          <table:table-cell table:style-name="ce4" table:formula="of:=AVERAGE([.AE47];[.AM47];[.AU47];[.BC47];[.BK47];[.BS47];[.CA47];[.CI47];[.CQ47])" office:value-type="float" office:value="578.888888888889" calcext:value-type="float">
            <text:p>579</text:p>
          </table:table-cell>
          <table:table-cell table:style-name="ce4" table:formula="of:=AVERAGE([.AF47];[.AN47];[.AV47];[.BD47];[.BL47];[.BT47];[.CB47];[.CJ47];[.CR47])" office:value-type="float" office:value="588.888888888889" calcext:value-type="float">
            <text:p>589</text:p>
          </table:table-cell>
          <table:table-cell table:style-name="ce4" table:formula="of:=AVERAGE([.AG47];[.AO47];[.AW47];[.BE47];[.BM47];[.BU47];[.CC47];[.CK47];[.CS47])" office:value-type="float" office:value="2015.22222222222" calcext:value-type="float">
            <text:p>2015</text:p>
          </table:table-cell>
        </table:table-row>
        <table:table-row table:style-name="ro2">
          <table:table-cell table:style-name="ce2" office:value-type="date" office:date-value="2020-11-22" calcext:value-type="date">
            <text:p>22.11.2020</text:p>
          </table:table-cell>
          <table:table-cell table:style-name="ce1" table:formula="of:=DAYS([.A48];[.$A$58])" office:value-type="float" office:value="327" calcext:value-type="float">
            <text:p>3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971" calcext:value-type="float">
            <text:p>971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table:formula="of:=[.I48]-[.K47]" office:value-type="float" office:value="1382.33333333333" calcext:value-type="float">
            <text:p>1382</text:p>
          </table:table-cell>
          <table:table-cell table:style-name="ce5" table:formula="of:=[.L48]-[.J48]" office:value-type="float" office:value="411.333333333333" calcext:value-type="float">
            <text:p>411</text:p>
          </table:table-cell>
          <table:table-cell table:style-name="ce4" office:value-type="float" office:value="7.88888888888889" calcext:value-type="float">
            <text:p>8</text:p>
          </table:table-cell>
          <table:table-cell table:style-name="ce4" table:formula="of:=[.C48]-[.N48]" office:value-type="float" office:value="-4.88888888888889" calcext:value-type="float">
            <text:p>-5</text:p>
          </table:table-cell>
          <table:table-cell table:style-name="ce4" office:value-type="float" office:value="35.4444444444444" calcext:value-type="float">
            <text:p>35</text:p>
          </table:table-cell>
          <table:table-cell table:style-name="ce4" table:formula="of:=[.D48]-[.P48]" office:value-type="float" office:value="-4.44444444444444" calcext:value-type="float">
            <text:p>-4</text:p>
          </table:table-cell>
          <table:table-cell table:style-name="ce4" office:value-type="float" office:value="345.111111111111" calcext:value-type="float">
            <text:p>345</text:p>
          </table:table-cell>
          <table:table-cell table:style-name="ce4" table:formula="of:=[.E48]-[.R48]" office:value-type="float" office:value="97.8888888888889" calcext:value-type="float">
            <text:p>98</text:p>
          </table:table-cell>
          <table:table-cell table:style-name="ce4" office:value-type="float" office:value="470.777777777778" calcext:value-type="float">
            <text:p>471</text:p>
          </table:table-cell>
          <table:table-cell table:style-name="ce4" table:formula="of:=[.F48]-[.T48]" office:value-type="float" office:value="291.222222222222" calcext:value-type="float">
            <text:p>291</text:p>
          </table:table-cell>
          <table:table-cell table:style-name="ce4" office:value-type="float" office:value="589.777777777778" calcext:value-type="float">
            <text:p>590</text:p>
          </table:table-cell>
          <table:table-cell table:style-name="ce4" table:formula="of:=[.G48]-[.V48]" office:value-type="float" office:value="525.222222222222" calcext:value-type="float">
            <text:p>525</text:p>
          </table:table-cell>
          <table:table-cell table:style-name="ce4" office:value-type="float" office:value="596" calcext:value-type="float">
            <text:p>596</text:p>
          </table:table-cell>
          <table:table-cell table:formula="of:=[.H48]-[.X48]" office:value-type="float" office:value="470" calcext:value-type="float">
            <text:p>470</text:p>
          </table:table-cell>
          <table:table-cell table:style-name="ce1" office:value-type="string" calcext:value-type="string">
            <text:p>20.11.20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18.11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17.11.20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911" calcext:value-type="float">
            <text:p>1911</text:p>
          </table:table-cell>
          <table:table-cell table:style-name="ce1" office:value-type="string" calcext:value-type="string">
            <text:p>16.11.20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15.11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20.1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string" calcext:value-type="string">
            <text:p>19.11.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15" calcext:value-type="float">
            <text:p>515</text:p>
          </table:table-cell>
          <table:table-cell table:number-columns-repeated="2" table:style-name="ce1" office:value-type="float" office:value="590" calcext:value-type="float">
            <text:p>590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string" calcext:value-type="string">
            <text:p>18.11.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17.11.20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231" calcext:value-type="float">
            <text:p>2231</text:p>
          </table:table-cell>
          <table:table-cell/>
          <table:table-cell table:style-name="ce4" table:formula="of:=AVERAGE([.AA48];[.AI48];[.AQ48];[.AY48];[.BG48];[.BO48];[.BW48];[.CE48];[.CM48])" office:value-type="float" office:value="8.44444444444444" calcext:value-type="float">
            <text:p>8</text:p>
          </table:table-cell>
          <table:table-cell table:style-name="ce4" table:formula="of:=AVERAGE([.AB48];[.AJ48];[.AR48];[.AZ48];[.BH48];[.BP48];[.BX48];[.CF48];[.CN48])" office:value-type="float" office:value="42" calcext:value-type="float">
            <text:p>42</text:p>
          </table:table-cell>
          <table:table-cell table:style-name="ce4" table:formula="of:=AVERAGE([.AC48];[.AK48];[.AS48];[.BA48];[.BI48];[.BQ48];[.BY48];[.CG48];[.CO48])" office:value-type="float" office:value="342.333333333333" calcext:value-type="float">
            <text:p>342</text:p>
          </table:table-cell>
          <table:table-cell table:style-name="ce4" table:formula="of:=AVERAGE([.AD48];[.AL48];[.AT48];[.BB48];[.BJ48];[.BR48];[.BZ48];[.CH48];[.CP48])" office:value-type="float" office:value="461.777777777778" calcext:value-type="float">
            <text:p>462</text:p>
          </table:table-cell>
          <table:table-cell table:style-name="ce4" table:formula="of:=AVERAGE([.AE48];[.AM48];[.AU48];[.BC48];[.BK48];[.BS48];[.CA48];[.CI48];[.CQ48])" office:value-type="float" office:value="598.888888888889" calcext:value-type="float">
            <text:p>599</text:p>
          </table:table-cell>
          <table:table-cell table:style-name="ce4" table:formula="of:=AVERAGE([.AF48];[.AN48];[.AV48];[.BD48];[.BL48];[.BT48];[.CB48];[.CJ48];[.CR48])" office:value-type="float" office:value="584.222222222222" calcext:value-type="float">
            <text:p>584</text:p>
          </table:table-cell>
          <table:table-cell table:style-name="ce4" table:formula="of:=AVERAGE([.AG48];[.AO48];[.AW48];[.BE48];[.BM48];[.BU48];[.CC48];[.CK48];[.CS48])" office:value-type="float" office:value="2037.66666666667" calcext:value-type="float">
            <text:p>2038</text:p>
          </table:table-cell>
        </table:table-row>
        <table:table-row table:style-name="ro2">
          <table:table-cell table:style-name="ce2" office:value-type="date" office:date-value="2020-11-29" calcext:value-type="date">
            <text:p>29.11.2020</text:p>
          </table:table-cell>
          <table:table-cell table:style-name="ce1" table:formula="of:=DAYS([.A49];[.$A$58])" office:value-type="float" office:value="334" calcext:value-type="float">
            <text:p>3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166" calcext:value-type="float">
            <text:p>3166</text:p>
          </table:table-cell>
          <table:table-cell table:style-name="ce1" office:value-type="float" office:value="865" calcext:value-type="float">
            <text:p>865</text:p>
          </table:table-cell>
          <table:table-cell table:style-name="ce3" office:value-type="float" office:value="2095.33333333333" calcext:value-type="float">
            <text:p>2095</text:p>
          </table:table-cell>
          <table:table-cell table:style-name="ce3" table:formula="of:=[.I49]-[.K48]" office:value-type="float" office:value="1121" calcext:value-type="float">
            <text:p>1121</text:p>
          </table:table-cell>
          <table:table-cell table:style-name="ce5" table:formula="of:=[.L49]-[.J49]" office:value-type="float" office:value="256" calcext:value-type="float">
            <text:p>256</text:p>
          </table:table-cell>
          <table:table-cell table:style-name="ce4" office:value-type="float" office:value="8.66666666666667" calcext:value-type="float">
            <text:p>9</text:p>
          </table:table-cell>
          <table:table-cell table:style-name="ce4" table:formula="of:=[.C49]-[.N49]" office:value-type="float" office:value="-4.66666666666667" calcext:value-type="float">
            <text:p>-5</text:p>
          </table:table-cell>
          <table:table-cell table:style-name="ce4" office:value-type="float" office:value="36.8888888888889" calcext:value-type="float">
            <text:p>37</text:p>
          </table:table-cell>
          <table:table-cell table:style-name="ce4" table:formula="of:=[.D49]-[.P49]" office:value-type="float" office:value="-4.88888888888889" calcext:value-type="float">
            <text:p>-5</text:p>
          </table:table-cell>
          <table:table-cell table:style-name="ce4" office:value-type="float" office:value="359.666666666667" calcext:value-type="float">
            <text:p>360</text:p>
          </table:table-cell>
          <table:table-cell table:style-name="ce4" table:formula="of:=[.E49]-[.R49]" office:value-type="float" office:value="38.3333333333333" calcext:value-type="float">
            <text:p>38</text:p>
          </table:table-cell>
          <table:table-cell table:style-name="ce4" office:value-type="float" office:value="477.666666666667" calcext:value-type="float">
            <text:p>478</text:p>
          </table:table-cell>
          <table:table-cell table:style-name="ce4" table:formula="of:=[.F49]-[.T49]" office:value-type="float" office:value="230.333333333333" calcext:value-type="float">
            <text:p>230</text:p>
          </table:table-cell>
          <table:table-cell table:style-name="ce4" office:value-type="float" office:value="610.666666666667" calcext:value-type="float">
            <text:p>611</text:p>
          </table:table-cell>
          <table:table-cell table:style-name="ce4" table:formula="of:=[.G49]-[.V49]" office:value-type="float" office:value="376.333333333333" calcext:value-type="float">
            <text:p>376</text:p>
          </table:table-cell>
          <table:table-cell table:style-name="ce4" office:value-type="float" office:value="601.777777777778" calcext:value-type="float">
            <text:p>602</text:p>
          </table:table-cell>
          <table:table-cell table:formula="of:=[.H49]-[.X49]" office:value-type="float" office:value="435.222222222222" calcext:value-type="float">
            <text:p>435</text:p>
          </table:table-cell>
          <table:table-cell table:style-name="ce1" office:value-type="string" calcext:value-type="string">
            <text:p>27.11.2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25.11.20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24.11.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23.11.2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22.11.20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27.11.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string" calcext:value-type="string">
            <text:p>26.11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71" calcext:value-type="float">
            <text:p>2071</text:p>
          </table:table-cell>
          <table:table-cell table:style-name="ce1" office:value-type="string" calcext:value-type="string">
            <text:p>25.11.20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string" calcext:value-type="string">
            <text:p>24.11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2173" calcext:value-type="float">
            <text:p>2173</text:p>
          </table:table-cell>
          <table:table-cell/>
          <table:table-cell table:style-name="ce4" table:formula="of:=AVERAGE([.AA49];[.AI49];[.AQ49];[.AY49];[.BG49];[.BO49];[.BW49];[.CE49];[.CM49])" office:value-type="float" office:value="7.88888888888889" calcext:value-type="float">
            <text:p>8</text:p>
          </table:table-cell>
          <table:table-cell table:style-name="ce4" table:formula="of:=AVERAGE([.AB49];[.AJ49];[.AR49];[.AZ49];[.BH49];[.BP49];[.BX49];[.CF49];[.CN49])" office:value-type="float" office:value="35.4444444444444" calcext:value-type="float">
            <text:p>35</text:p>
          </table:table-cell>
          <table:table-cell table:style-name="ce4" table:formula="of:=AVERAGE([.AC49];[.AK49];[.AS49];[.BA49];[.BI49];[.BQ49];[.BY49];[.CG49];[.CO49])" office:value-type="float" office:value="345.111111111111" calcext:value-type="float">
            <text:p>345</text:p>
          </table:table-cell>
          <table:table-cell table:style-name="ce4" table:formula="of:=AVERAGE([.AD49];[.AL49];[.AT49];[.BB49];[.BJ49];[.BR49];[.BZ49];[.CH49];[.CP49])" office:value-type="float" office:value="470.777777777778" calcext:value-type="float">
            <text:p>471</text:p>
          </table:table-cell>
          <table:table-cell table:style-name="ce4" table:formula="of:=AVERAGE([.AE49];[.AM49];[.AU49];[.BC49];[.BK49];[.BS49];[.CA49];[.CI49];[.CQ49])" office:value-type="float" office:value="589.777777777778" calcext:value-type="float">
            <text:p>590</text:p>
          </table:table-cell>
          <table:table-cell table:style-name="ce4" table:formula="of:=AVERAGE([.AF49];[.AN49];[.AV49];[.BD49];[.BL49];[.BT49];[.CB49];[.CJ49];[.CR49])" office:value-type="float" office:value="596" calcext:value-type="float">
            <text:p>596</text:p>
          </table:table-cell>
          <table:table-cell table:style-name="ce4" table:formula="of:=AVERAGE([.AG49];[.AO49];[.AW49];[.BE49];[.BM49];[.BU49];[.CC49];[.CK49];[.CS49])" office:value-type="float" office:value="2045" calcext:value-type="float">
            <text:p>2045</text:p>
          </table:table-cell>
        </table:table-row>
        <table:table-row table:style-name="ro2">
          <table:table-cell table:style-name="ce2" office:value-type="date" office:date-value="2020-12-06" calcext:value-type="date">
            <text:p>06.12.2020</text:p>
          </table:table-cell>
          <table:table-cell table:style-name="ce1" table:formula="of:=DAYS([.A50];[.$A$58])" office:value-type="float" office:value="341" calcext:value-type="float">
            <text:p>3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746" calcext:value-type="float">
            <text:p>746</text:p>
          </table:table-cell>
          <table:table-cell table:style-name="ce3" office:value-type="float" office:value="2121" calcext:value-type="float">
            <text:p>2121</text:p>
          </table:table-cell>
          <table:table-cell table:style-name="ce3" table:formula="of:=[.I50]-[.K49]" office:value-type="float" office:value="1000.66666666667" calcext:value-type="float">
            <text:p>1001</text:p>
          </table:table-cell>
          <table:table-cell table:style-name="ce5" table:formula="of:=[.L50]-[.J50]" office:value-type="float" office:value="254.666666666666" calcext:value-type="float">
            <text:p>255</text:p>
          </table:table-cell>
          <table:table-cell table:style-name="ce4" office:value-type="float" office:value="8.55555555555556" calcext:value-type="float">
            <text:p>9</text:p>
          </table:table-cell>
          <table:table-cell table:style-name="ce4" table:formula="of:=[.C50]-[.N50]" office:value-type="float" office:value="-3.55555555555556" calcext:value-type="float">
            <text:p>-4</text:p>
          </table:table-cell>
          <table:table-cell table:style-name="ce4" office:value-type="float" office:value="36.2222222222222" calcext:value-type="float">
            <text:p>36</text:p>
          </table:table-cell>
          <table:table-cell table:style-name="ce4" table:formula="of:=[.D50]-[.P50]" office:value-type="float" office:value="-3.22222222222222" calcext:value-type="float">
            <text:p>-3</text:p>
          </table:table-cell>
          <table:table-cell table:style-name="ce4" office:value-type="float" office:value="352.666666666667" calcext:value-type="float">
            <text:p>353</text:p>
          </table:table-cell>
          <table:table-cell table:style-name="ce4" table:formula="of:=[.E50]-[.R50]" office:value-type="float" office:value="49.3333333333333" calcext:value-type="float">
            <text:p>49</text:p>
          </table:table-cell>
          <table:table-cell table:style-name="ce4" office:value-type="float" office:value="491.666666666667" calcext:value-type="float">
            <text:p>492</text:p>
          </table:table-cell>
          <table:table-cell table:style-name="ce4" table:formula="of:=[.F50]-[.T50]" office:value-type="float" office:value="264.333333333333" calcext:value-type="float">
            <text:p>264</text:p>
          </table:table-cell>
          <table:table-cell table:style-name="ce4" office:value-type="float" office:value="626.666666666667" calcext:value-type="float">
            <text:p>627</text:p>
          </table:table-cell>
          <table:table-cell table:style-name="ce4" table:formula="of:=[.G50]-[.V50]" office:value-type="float" office:value="325.333333333333" calcext:value-type="float">
            <text:p>325</text:p>
          </table:table-cell>
          <table:table-cell table:style-name="ce4" office:value-type="float" office:value="605.222222222222" calcext:value-type="float">
            <text:p>605</text:p>
          </table:table-cell>
          <table:table-cell table:formula="of:=[.H50]-[.X50]" office:value-type="float" office:value="342.777777777778" calcext:value-type="float">
            <text:p>343</text:p>
          </table:table-cell>
          <table:table-cell table:style-name="ce1" office:value-type="string" calcext:value-type="string">
            <text:p>04.12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02.12.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01.12.20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30.11.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string" calcext:value-type="string">
            <text:p>29.11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4.12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string" calcext:value-type="string">
            <text:p>03.12.20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02.12.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095" calcext:value-type="float">
            <text:p>2095</text:p>
          </table:table-cell>
          <table:table-cell table:style-name="ce1" office:value-type="string" calcext:value-type="string">
            <text:p>01.1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134" calcext:value-type="float">
            <text:p>2134</text:p>
          </table:table-cell>
          <table:table-cell/>
          <table:table-cell table:style-name="ce4" table:formula="of:=AVERAGE([.AA50];[.AI50];[.AQ50];[.AY50];[.BG50];[.BO50];[.BW50];[.CE50];[.CM50])" office:value-type="float" office:value="8.66666666666667" calcext:value-type="float">
            <text:p>9</text:p>
          </table:table-cell>
          <table:table-cell table:style-name="ce4" table:formula="of:=AVERAGE([.AB50];[.AJ50];[.AR50];[.AZ50];[.BH50];[.BP50];[.BX50];[.CF50];[.CN50])" office:value-type="float" office:value="36.8888888888889" calcext:value-type="float">
            <text:p>37</text:p>
          </table:table-cell>
          <table:table-cell table:style-name="ce4" table:formula="of:=AVERAGE([.AC50];[.AK50];[.AS50];[.BA50];[.BI50];[.BQ50];[.BY50];[.CG50];[.CO50])" office:value-type="float" office:value="359.666666666667" calcext:value-type="float">
            <text:p>360</text:p>
          </table:table-cell>
          <table:table-cell table:style-name="ce4" table:formula="of:=AVERAGE([.AD50];[.AL50];[.AT50];[.BB50];[.BJ50];[.BR50];[.BZ50];[.CH50];[.CP50])" office:value-type="float" office:value="477.666666666667" calcext:value-type="float">
            <text:p>478</text:p>
          </table:table-cell>
          <table:table-cell table:style-name="ce4" table:formula="of:=AVERAGE([.AE50];[.AM50];[.AU50];[.BC50];[.BK50];[.BS50];[.CA50];[.CI50];[.CQ50])" office:value-type="float" office:value="610.666666666667" calcext:value-type="float">
            <text:p>611</text:p>
          </table:table-cell>
          <table:table-cell table:style-name="ce4" table:formula="of:=AVERAGE([.AF50];[.AN50];[.AV50];[.BD50];[.BL50];[.BT50];[.CB50];[.CJ50];[.CR50])" office:value-type="float" office:value="601.777777777778" calcext:value-type="float">
            <text:p>602</text:p>
          </table:table-cell>
          <table:table-cell table:style-name="ce4" table:formula="of:=AVERAGE([.AG50];[.AO50];[.AW50];[.BE50];[.BM50];[.BU50];[.CC50];[.CK50];[.CS50])" office:value-type="float" office:value="2095.33333333333" calcext:value-type="float">
            <text:p>2095</text:p>
          </table:table-cell>
        </table:table-row>
        <table:table-row table:style-name="ro2">
          <table:table-cell table:style-name="ce2" office:value-type="date" office:date-value="2020-12-13" calcext:value-type="date">
            <text:p>13.12.2020</text:p>
          </table:table-cell>
          <table:table-cell table:style-name="ce1" table:formula="of:=DAYS([.A51];[.$A$58])" office:value-type="float" office:value="348" calcext:value-type="float">
            <text:p>3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690" calcext:value-type="float">
            <text:p>690</text:p>
          </table:table-cell>
          <table:table-cell table:style-name="ce3" office:value-type="float" office:value="2135.88888888889" calcext:value-type="float">
            <text:p>2136</text:p>
          </table:table-cell>
          <table:table-cell table:style-name="ce3" table:formula="of:=[.I51]-[.K50]" office:value-type="float" office:value="980" calcext:value-type="float">
            <text:p>980</text:p>
          </table:table-cell>
          <table:table-cell table:style-name="ce5" table:formula="of:=[.L51]-[.J51]" office:value-type="float" office:value="290" calcext:value-type="float">
            <text:p>290</text:p>
          </table:table-cell>
          <table:table-cell table:style-name="ce4" office:value-type="float" office:value="8.22222222222222" calcext:value-type="float">
            <text:p>8</text:p>
          </table:table-cell>
          <table:table-cell table:style-name="ce4" table:formula="of:=[.C51]-[.N51]" office:value-type="float" office:value="1.77777777777778" calcext:value-type="float">
            <text:p>2</text:p>
          </table:table-cell>
          <table:table-cell table:style-name="ce4" office:value-type="float" office:value="36.7777777777778" calcext:value-type="float">
            <text:p>37</text:p>
          </table:table-cell>
          <table:table-cell table:style-name="ce4" table:formula="of:=[.D51]-[.P51]" office:value-type="float" office:value="1.22222222222222" calcext:value-type="float">
            <text:p>1</text:p>
          </table:table-cell>
          <table:table-cell table:style-name="ce4" office:value-type="float" office:value="357.111111111111" calcext:value-type="float">
            <text:p>357</text:p>
          </table:table-cell>
          <table:table-cell table:style-name="ce4" table:formula="of:=[.E51]-[.R51]" office:value-type="float" office:value="-13.1111111111111" calcext:value-type="float">
            <text:p>-13</text:p>
          </table:table-cell>
          <table:table-cell table:style-name="ce4" office:value-type="float" office:value="496.888888888889" calcext:value-type="float">
            <text:p>497</text:p>
          </table:table-cell>
          <table:table-cell table:style-name="ce4" table:formula="of:=[.F51]-[.T51]" office:value-type="float" office:value="165.111111111111" calcext:value-type="float">
            <text:p>165</text:p>
          </table:table-cell>
          <table:table-cell table:style-name="ce4" office:value-type="float" office:value="622.555555555556" calcext:value-type="float">
            <text:p>623</text:p>
          </table:table-cell>
          <table:table-cell table:style-name="ce4" table:formula="of:=[.G51]-[.V51]" office:value-type="float" office:value="421.444444444444" calcext:value-type="float">
            <text:p>421</text:p>
          </table:table-cell>
          <table:table-cell table:style-name="ce4" office:value-type="float" office:value="614.333333333333" calcext:value-type="float">
            <text:p>614</text:p>
          </table:table-cell>
          <table:table-cell table:formula="of:=[.H51]-[.X51]" office:value-type="float" office:value="388.666666666667" calcext:value-type="float">
            <text:p>389</text:p>
          </table:table-cell>
          <table:table-cell table:style-name="ce1" office:value-type="string" calcext:value-type="string">
            <text:p>11.12.20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string" calcext:value-type="string">
            <text:p>09.12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052" calcext:value-type="float">
            <text:p>2052</text:p>
          </table:table-cell>
          <table:table-cell table:style-name="ce1" office:value-type="string" calcext:value-type="string">
            <text:p>08.12.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07.12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string" calcext:value-type="string">
            <text:p>06.1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11.12.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string" calcext:value-type="string">
            <text:p>10.12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09.12.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2194" calcext:value-type="float">
            <text:p>2194</text:p>
          </table:table-cell>
          <table:table-cell table:style-name="ce1" office:value-type="string" calcext:value-type="string">
            <text:p>08.12.20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078" calcext:value-type="float">
            <text:p>2078</text:p>
          </table:table-cell>
          <table:table-cell/>
          <table:table-cell table:style-name="ce4" table:formula="of:=AVERAGE([.AA51];[.AI51];[.AQ51];[.AY51];[.BG51];[.BO51];[.BW51];[.CE51];[.CM51])" office:value-type="float" office:value="8.55555555555556" calcext:value-type="float">
            <text:p>9</text:p>
          </table:table-cell>
          <table:table-cell table:style-name="ce4" table:formula="of:=AVERAGE([.AB51];[.AJ51];[.AR51];[.AZ51];[.BH51];[.BP51];[.BX51];[.CF51];[.CN51])" office:value-type="float" office:value="36.2222222222222" calcext:value-type="float">
            <text:p>36</text:p>
          </table:table-cell>
          <table:table-cell table:style-name="ce4" table:formula="of:=AVERAGE([.AC51];[.AK51];[.AS51];[.BA51];[.BI51];[.BQ51];[.BY51];[.CG51];[.CO51])" office:value-type="float" office:value="352.666666666667" calcext:value-type="float">
            <text:p>353</text:p>
          </table:table-cell>
          <table:table-cell table:style-name="ce4" table:formula="of:=AVERAGE([.AD51];[.AL51];[.AT51];[.BB51];[.BJ51];[.BR51];[.BZ51];[.CH51];[.CP51])" office:value-type="float" office:value="491.666666666667" calcext:value-type="float">
            <text:p>492</text:p>
          </table:table-cell>
          <table:table-cell table:style-name="ce4" table:formula="of:=AVERAGE([.AE51];[.AM51];[.AU51];[.BC51];[.BK51];[.BS51];[.CA51];[.CI51];[.CQ51])" office:value-type="float" office:value="626.666666666667" calcext:value-type="float">
            <text:p>627</text:p>
          </table:table-cell>
          <table:table-cell table:style-name="ce4" table:formula="of:=AVERAGE([.AF51];[.AN51];[.AV51];[.BD51];[.BL51];[.BT51];[.CB51];[.CJ51];[.CR51])" office:value-type="float" office:value="605.222222222222" calcext:value-type="float">
            <text:p>605</text:p>
          </table:table-cell>
          <table:table-cell table:style-name="ce4" table:formula="of:=AVERAGE([.AG51];[.AO51];[.AW51];[.BE51];[.BM51];[.BU51];[.CC51];[.CK51];[.CS51])" office:value-type="float" office:value="2121" calcext:value-type="float">
            <text:p>2121</text:p>
          </table:table-cell>
        </table:table-row>
        <table:table-row table:style-name="ro2">
          <table:table-cell table:style-name="ce2" office:value-type="date" office:date-value="2020-12-20" calcext:value-type="date">
            <text:p>20.12.2020</text:p>
          </table:table-cell>
          <table:table-cell table:style-name="ce1" table:formula="of:=DAYS([.A52];[.$A$58])" office:value-type="float" office:value="355" calcext:value-type="float">
            <text:p>3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760" calcext:value-type="float">
            <text:p>760</text:p>
          </table:table-cell>
          <table:table-cell table:style-name="ce3" office:value-type="float" office:value="2202.11111111111" calcext:value-type="float">
            <text:p>2202</text:p>
          </table:table-cell>
          <table:table-cell table:style-name="ce3" table:formula="of:=[.I52]-[.K51]" office:value-type="float" office:value="1107.11111111111" calcext:value-type="float">
            <text:p>1107</text:p>
          </table:table-cell>
          <table:table-cell table:style-name="ce5" table:formula="of:=[.L52]-[.J52]" office:value-type="float" office:value="347.111111111111" calcext:value-type="float">
            <text:p>347</text:p>
          </table:table-cell>
          <table:table-cell table:style-name="ce4" office:value-type="float" office:value="8.55555555555556" calcext:value-type="float">
            <text:p>9</text:p>
          </table:table-cell>
          <table:table-cell table:style-name="ce4" table:formula="of:=[.C52]-[.N52]" office:value-type="float" office:value="3.44444444444444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D52]-[.P52]" office:value-type="float" office:value="10" calcext:value-type="float">
            <text:p>10</text:p>
          </table:table-cell>
          <table:table-cell table:style-name="ce4" office:value-type="float" office:value="363.222222222222" calcext:value-type="float">
            <text:p>363</text:p>
          </table:table-cell>
          <table:table-cell table:style-name="ce4" table:formula="of:=[.E52]-[.R52]" office:value-type="float" office:value="38.7777777777778" calcext:value-type="float">
            <text:p>39</text:p>
          </table:table-cell>
          <table:table-cell table:style-name="ce4" office:value-type="float" office:value="503.333333333333" calcext:value-type="float">
            <text:p>503</text:p>
          </table:table-cell>
          <table:table-cell table:style-name="ce4" table:formula="of:=[.F52]-[.T52]" office:value-type="float" office:value="199.666666666667" calcext:value-type="float">
            <text:p>200</text:p>
          </table:table-cell>
          <table:table-cell table:style-name="ce4" office:value-type="float" office:value="643.444444444445" calcext:value-type="float">
            <text:p>643</text:p>
          </table:table-cell>
          <table:table-cell table:style-name="ce4" table:formula="of:=[.G52]-[.V52]" office:value-type="float" office:value="395.555555555556" calcext:value-type="float">
            <text:p>396</text:p>
          </table:table-cell>
          <table:table-cell table:style-name="ce4" office:value-type="float" office:value="650.555555555556" calcext:value-type="float">
            <text:p>651</text:p>
          </table:table-cell>
          <table:table-cell table:formula="of:=[.H52]-[.X52]" office:value-type="float" office:value="393.444444444444" calcext:value-type="float">
            <text:p>393</text:p>
          </table:table-cell>
          <table:table-cell table:style-name="ce1" office:value-type="string" calcext:value-type="string">
            <text:p>18.12.20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2087" calcext:value-type="float">
            <text:p>2087</text:p>
          </table:table-cell>
          <table:table-cell table:style-name="ce1" office:value-type="string" calcext:value-type="string">
            <text:p>16.12.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string" calcext:value-type="string">
            <text:p>15.12.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string" calcext:value-type="string">
            <text:p>14.12.2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144" calcext:value-type="float">
            <text:p>2144</text:p>
          </table:table-cell>
          <table:table-cell table:style-name="ce1" office:value-type="string" calcext:value-type="string">
            <text:p>13.12.20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string" calcext:value-type="string">
            <text:p>18.12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204" calcext:value-type="float">
            <text:p>2204</text:p>
          </table:table-cell>
          <table:table-cell table:style-name="ce1" office:value-type="string" calcext:value-type="string">
            <text:p>17.12.20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187" calcext:value-type="float">
            <text:p>2187</text:p>
          </table:table-cell>
          <table:table-cell table:style-name="ce1" office:value-type="string" calcext:value-type="string">
            <text:p>16.12.20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136" calcext:value-type="float">
            <text:p>2136</text:p>
          </table:table-cell>
          <table:table-cell table:style-name="ce1" office:value-type="string" calcext:value-type="string">
            <text:p>15.12.20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2226" calcext:value-type="float">
            <text:p>2226</text:p>
          </table:table-cell>
          <table:table-cell/>
          <table:table-cell table:style-name="ce4" table:formula="of:=AVERAGE([.AA52];[.AI52];[.AQ52];[.AY52];[.BG52];[.BO52];[.BW52];[.CE52];[.CM52])" office:value-type="float" office:value="8.22222222222222" calcext:value-type="float">
            <text:p>8</text:p>
          </table:table-cell>
          <table:table-cell table:style-name="ce4" table:formula="of:=AVERAGE([.AB52];[.AJ52];[.AR52];[.AZ52];[.BH52];[.BP52];[.BX52];[.CF52];[.CN52])" office:value-type="float" office:value="36.7777777777778" calcext:value-type="float">
            <text:p>37</text:p>
          </table:table-cell>
          <table:table-cell table:style-name="ce4" table:formula="of:=AVERAGE([.AC52];[.AK52];[.AS52];[.BA52];[.BI52];[.BQ52];[.BY52];[.CG52];[.CO52])" office:value-type="float" office:value="357.111111111111" calcext:value-type="float">
            <text:p>357</text:p>
          </table:table-cell>
          <table:table-cell table:style-name="ce4" table:formula="of:=AVERAGE([.AD52];[.AL52];[.AT52];[.BB52];[.BJ52];[.BR52];[.BZ52];[.CH52];[.CP52])" office:value-type="float" office:value="496.888888888889" calcext:value-type="float">
            <text:p>497</text:p>
          </table:table-cell>
          <table:table-cell table:style-name="ce4" table:formula="of:=AVERAGE([.AE52];[.AM52];[.AU52];[.BC52];[.BK52];[.BS52];[.CA52];[.CI52];[.CQ52])" office:value-type="float" office:value="622.555555555556" calcext:value-type="float">
            <text:p>623</text:p>
          </table:table-cell>
          <table:table-cell table:style-name="ce4" table:formula="of:=AVERAGE([.AF52];[.AN52];[.AV52];[.BD52];[.BL52];[.BT52];[.CB52];[.CJ52];[.CR52])" office:value-type="float" office:value="614.333333333333" calcext:value-type="float">
            <text:p>614</text:p>
          </table:table-cell>
          <table:table-cell table:style-name="ce4" table:formula="of:=AVERAGE([.AG52];[.AO52];[.AW52];[.BE52];[.BM52];[.BU52];[.CC52];[.CK52];[.CS52])" office:value-type="float" office:value="2135.88888888889" calcext:value-type="float">
            <text:p>2136</text:p>
          </table:table-cell>
        </table:table-row>
        <table:table-row table:style-name="ro2">
          <table:table-cell table:style-name="ce2" office:value-type="date" office:date-value="2020-12-27" calcext:value-type="date">
            <text:p>27.12.2020</text:p>
          </table:table-cell>
          <table:table-cell table:style-name="ce1" table:formula="of:=DAYS([.A53];[.$A$58])" office:value-type="float" office:value="362" calcext:value-type="float">
            <text:p>3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office:value-type="float" office:value="762" calcext:value-type="float">
            <text:p>762</text:p>
          </table:table-cell>
          <table:table-cell table:style-name="ce3" office:value-type="float" office:value="2171.57142857143" calcext:value-type="float">
            <text:p>2172</text:p>
          </table:table-cell>
          <table:table-cell table:style-name="ce3" table:formula="of:=[.I53]-[.K52]" office:value-type="float" office:value="1007.88888888889" calcext:value-type="float">
            <text:p>1008</text:p>
          </table:table-cell>
          <table:table-cell table:style-name="ce5" table:formula="of:=[.L53]-[.J53]" office:value-type="float" office:value="245.888888888889" calcext:value-type="float">
            <text:p>24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[.C53]-[.N53]" office:value-type="float" office:value="2" calcext:value-type="float">
            <text:p>2</text:p>
          </table:table-cell>
          <table:table-cell table:style-name="ce4" office:value-type="float" office:value="35.5714285714286" calcext:value-type="float">
            <text:p>36</text:p>
          </table:table-cell>
          <table:table-cell table:style-name="ce4" table:formula="of:=[.D53]-[.P53]" office:value-type="float" office:value="6.42857142857143" calcext:value-type="float">
            <text:p>6</text:p>
          </table:table-cell>
          <table:table-cell table:style-name="ce4" office:value-type="float" office:value="347.428571428571" calcext:value-type="float">
            <text:p>347</text:p>
          </table:table-cell>
          <table:table-cell table:style-name="ce4" table:formula="of:=[.E53]-[.R53]" office:value-type="float" office:value="52.5714285714286" calcext:value-type="float">
            <text:p>53</text:p>
          </table:table-cell>
          <table:table-cell table:style-name="ce4" office:value-type="float" office:value="488.285714285714" calcext:value-type="float">
            <text:p>488</text:p>
          </table:table-cell>
          <table:table-cell table:style-name="ce4" table:formula="of:=[.F53]-[.T53]" office:value-type="float" office:value="225.714285714286" calcext:value-type="float">
            <text:p>226</text:p>
          </table:table-cell>
          <table:table-cell table:style-name="ce4" office:value-type="float" office:value="637.714285714286" calcext:value-type="float">
            <text:p>638</text:p>
          </table:table-cell>
          <table:table-cell table:style-name="ce4" table:formula="of:=[.G53]-[.V53]" office:value-type="float" office:value="424.285714285714" calcext:value-type="float">
            <text:p>424</text:p>
          </table:table-cell>
          <table:table-cell table:style-name="ce4" office:value-type="float" office:value="655.571428571429" calcext:value-type="float">
            <text:p>656</text:p>
          </table:table-cell>
          <table:table-cell table:formula="of:=[.H53]-[.X53]" office:value-type="float" office:value="327.428571428571" calcext:value-type="float">
            <text:p>327</text:p>
          </table:table-cell>
          <table:table-cell table:style-name="ce1" office:value-type="string" calcext:value-type="string">
            <text:p>25.12.20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string" calcext:value-type="string">
            <text:p>23.12.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string" calcext:value-type="string">
            <text:p>22.12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21.12.20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2237" calcext:value-type="float">
            <text:p>2237</text:p>
          </table:table-cell>
          <table:table-cell table:style-name="ce1" office:value-type="string" calcext:value-type="string">
            <text:p>20.12.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5.12.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string" calcext:value-type="string">
            <text:p>24.12.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119" calcext:value-type="float">
            <text:p>2119</text:p>
          </table:table-cell>
          <table:table-cell table:style-name="ce1" office:value-type="string" calcext:value-type="string">
            <text:p>23.12.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string" calcext:value-type="string">
            <text:p>22.12.20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248" calcext:value-type="float">
            <text:p>2248</text:p>
          </table:table-cell>
          <table:table-cell/>
          <table:table-cell table:style-name="ce4" table:formula="of:=AVERAGE([.AA53];[.AI53];[.AQ53];[.AY53];[.BG53];[.BO53];[.BW53];[.CE53];[.CM53])" office:value-type="float" office:value="8.55555555555556" calcext:value-type="float">
            <text:p>9</text:p>
          </table:table-cell>
          <table:table-cell table:style-name="ce4" table:formula="of:=AVERAGE([.AB53];[.AJ53];[.AR53];[.AZ53];[.BH53];[.BP53];[.BX53];[.CF53];[.CN53])" office:value-type="float" office:value="33" calcext:value-type="float">
            <text:p>33</text:p>
          </table:table-cell>
          <table:table-cell table:style-name="ce4" table:formula="of:=AVERAGE([.AC53];[.AK53];[.AS53];[.BA53];[.BI53];[.BQ53];[.BY53];[.CG53];[.CO53])" office:value-type="float" office:value="363.222222222222" calcext:value-type="float">
            <text:p>363</text:p>
          </table:table-cell>
          <table:table-cell table:style-name="ce4" table:formula="of:=AVERAGE([.AD53];[.AL53];[.AT53];[.BB53];[.BJ53];[.BR53];[.BZ53];[.CH53];[.CP53])" office:value-type="float" office:value="503.333333333333" calcext:value-type="float">
            <text:p>503</text:p>
          </table:table-cell>
          <table:table-cell table:style-name="ce4" table:formula="of:=AVERAGE([.AE53];[.AM53];[.AU53];[.BC53];[.BK53];[.BS53];[.CA53];[.CI53];[.CQ53])" office:value-type="float" office:value="643.444444444445" calcext:value-type="float">
            <text:p>643</text:p>
          </table:table-cell>
          <table:table-cell table:style-name="ce4" table:formula="of:=AVERAGE([.AF53];[.AN53];[.AV53];[.BD53];[.BL53];[.BT53];[.CB53];[.CJ53];[.CR53])" office:value-type="float" office:value="650.555555555556" calcext:value-type="float">
            <text:p>651</text:p>
          </table:table-cell>
          <table:table-cell table:style-name="ce4" table:formula="of:=AVERAGE([.AG53];[.AO53];[.AW53];[.BE53];[.BM53];[.BU53];[.CC53];[.CK53];[.CS53])" office:value-type="float" office:value="2202.11111111111" calcext:value-type="float">
            <text:p>2202</text:p>
          </table:table-cell>
        </table:table-row>
        <table:table-row table:style-name="ro2">
          <table:table-cell table:style-name="ce2" office:value-type="date" office:date-value="2021-01-03" calcext:value-type="date">
            <text:p>03.01.2021</text:p>
          </table:table-cell>
          <table:table-cell table:style-name="ce1" table:formula="of:=DAYS([.A54];[.$A$58])" office:value-type="float" office:value="369" calcext:value-type="float">
            <text:p>3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473" calcext:value-type="float">
            <text:p>3473</text:p>
          </table:table-cell>
          <table:table-cell table:style-name="ce1" office:value-type="float" office:value="983" calcext:value-type="float">
            <text:p>983</text:p>
          </table:table-cell>
          <table:table-cell office:value-type="float" office:value="2340.33333333333" calcext:value-type="float">
            <text:p>2340</text:p>
          </table:table-cell>
          <table:table-cell table:style-name="ce3" table:formula="of:=[.I54]-[.K53]" office:value-type="float" office:value="1301.42857142857" calcext:value-type="float">
            <text:p>1301</text:p>
          </table:table-cell>
          <table:table-cell table:style-name="ce5" table:formula="of:=[.L54]-[.J54]" office:value-type="float" office:value="318.428571428572" calcext:value-type="float">
            <text:p>31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[.C54]-[.N54]" office:value-type="float" office:value="3" calcext:value-type="float">
            <text:p>3</text:p>
          </table:table-cell>
          <table:table-cell table:style-name="ce4" office:value-type="float" office:value="51.3333333333333" calcext:value-type="float">
            <text:p>51</text:p>
          </table:table-cell>
          <table:table-cell table:style-name="ce4" table:formula="of:=[.D54]-[.P54]" office:value-type="float" office:value="-8.33333333333334" calcext:value-type="float">
            <text:p>-8</text:p>
          </table:table-cell>
          <table:table-cell table:style-name="ce4" office:value-type="float" office:value="390" calcext:value-type="float">
            <text:p>390</text:p>
          </table:table-cell>
          <table:table-cell table:style-name="ce4" table:formula="of:=[.E54]-[.R54]" office:value-type="float" office:value="31" calcext:value-type="float">
            <text:p>31</text:p>
          </table:table-cell>
          <table:table-cell table:style-name="ce4" office:value-type="float" office:value="522.666666666667" calcext:value-type="float">
            <text:p>523</text:p>
          </table:table-cell>
          <table:table-cell table:style-name="ce4" table:formula="of:=[.F54]-[.T54]" office:value-type="float" office:value="228.333333333333" calcext:value-type="float">
            <text:p>228</text:p>
          </table:table-cell>
          <table:table-cell table:style-name="ce4" office:value-type="float" office:value="688.333333333333" calcext:value-type="float">
            <text:p>688</text:p>
          </table:table-cell>
          <table:table-cell table:style-name="ce4" table:formula="of:=[.G54]-[.V54]" office:value-type="float" office:value="508.666666666667" calcext:value-type="float">
            <text:p>509</text:p>
          </table:table-cell>
          <table:table-cell table:style-name="ce4" office:value-type="float" office:value="681" calcext:value-type="float">
            <text:p>681</text:p>
          </table:table-cell>
          <table:table-cell table:formula="of:=[.H54]-[.X54]" office:value-type="float" office:value="370" calcext:value-type="float">
            <text:p>370</text:p>
          </table:table-cell>
          <table:table-cell table:number-columns-repeated="8"/>
          <table:table-cell table:style-name="ce1" office:value-type="string" calcext:value-type="string">
            <text:p>30.12.2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string" calcext:value-type="string">
            <text:p>29.12.20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121" calcext:value-type="float">
            <text:p>2121</text:p>
          </table:table-cell>
          <table:table-cell table:style-name="ce1" office:value-type="string" calcext:value-type="string">
            <text:p>28.12.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232" calcext:value-type="float">
            <text:p>2232</text:p>
          </table:table-cell>
          <table:table-cell table:style-name="ce1" office:value-type="string" calcext:value-type="string">
            <text:p>27.12.2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029" calcext:value-type="float">
            <text:p>2029</text:p>
          </table:table-cell>
          <table:table-cell table:number-columns-repeated="8"/>
          <table:table-cell table:style-name="ce1" office:value-type="string" calcext:value-type="string">
            <text:p>31.12.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201" calcext:value-type="float">
            <text:p>2201</text:p>
          </table:table-cell>
          <table:table-cell table:style-name="ce1" office:value-type="string" calcext:value-type="string">
            <text:p>30.12.20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145" calcext:value-type="float">
            <text:p>2145</text:p>
          </table:table-cell>
          <table:table-cell table:style-name="ce1" office:value-type="string" calcext:value-type="string">
            <text:p>29.12.20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245" calcext:value-type="float">
            <text:p>2245</text:p>
          </table:table-cell>
          <table:table-cell/>
          <table:table-cell table:style-name="ce4" table:formula="of:=AVERAGE([.AA54];[.AI54];[.AQ54];[.AY54];[.BG54];[.BO54];[.BW54];[.CE54];[.CM54])" office:value-type="float" office:value="7" calcext:value-type="float">
            <text:p>7</text:p>
          </table:table-cell>
          <table:table-cell table:style-name="ce4" table:formula="of:=AVERAGE([.AB54];[.AJ54];[.AR54];[.AZ54];[.BH54];[.BP54];[.BX54];[.CF54];[.CN54])" office:value-type="float" office:value="35.5714285714286" calcext:value-type="float">
            <text:p>36</text:p>
          </table:table-cell>
          <table:table-cell table:style-name="ce4" table:formula="of:=AVERAGE([.AC54];[.AK54];[.AS54];[.BA54];[.BI54];[.BQ54];[.BY54];[.CG54];[.CO54])" office:value-type="float" office:value="347.428571428571" calcext:value-type="float">
            <text:p>347</text:p>
          </table:table-cell>
          <table:table-cell table:style-name="ce4" table:formula="of:=AVERAGE([.AD54];[.AL54];[.AT54];[.BB54];[.BJ54];[.BR54];[.BZ54];[.CH54];[.CP54])" office:value-type="float" office:value="488.285714285714" calcext:value-type="float">
            <text:p>488</text:p>
          </table:table-cell>
          <table:table-cell table:style-name="ce4" table:formula="of:=AVERAGE([.AE54];[.AM54];[.AU54];[.BC54];[.BK54];[.BS54];[.CA54];[.CI54];[.CQ54])" office:value-type="float" office:value="637.714285714286" calcext:value-type="float">
            <text:p>638</text:p>
          </table:table-cell>
          <table:table-cell table:style-name="ce4" table:formula="of:=AVERAGE([.AF54];[.AN54];[.AV54];[.BD54];[.BL54];[.BT54];[.CB54];[.CJ54];[.CR54])" office:value-type="float" office:value="655.571428571429" calcext:value-type="float">
            <text:p>656</text:p>
          </table:table-cell>
          <table:table-cell table:style-name="ce4" table:formula="of:=AVERAGE([.AG54];[.AO54];[.AW54];[.BE54];[.BM54];[.BU54];[.CC54];[.CK54];[.CS54])" office:value-type="float" office:value="2171.57142857143" calcext:value-type="float">
            <text:p>2172</text:p>
          </table:table-cell>
        </table:table-row>
        <table:table-row table:style-name="ro2">
          <table:table-cell table:style-name="ce2" office:value-type="date" office:date-value="2021-01-10" calcext:value-type="date">
            <text:p>10.01.2021</text:p>
          </table:table-cell>
          <table:table-cell table:style-name="ce1" table:formula="of:=DAYS([.A55];[.$A$58])" office:value-type="float" office:value="376" calcext:value-type="float">
            <text:p>3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1208" calcext:value-type="float">
            <text:p>1208</text:p>
          </table:table-cell>
          <table:table-cell office:value-type="float" office:value="2305.55555555556" calcext:value-type="float">
            <text:p>2306</text:p>
          </table:table-cell>
          <table:table-cell table:style-name="ce3" table:formula="of:=[.I55]-[.K55]" office:value-type="float" office:value="1462.44444444444" calcext:value-type="float">
            <text:p>1462</text:p>
          </table:table-cell>
          <table:table-cell table:style-name="ce5" table:formula="of:=[.L55]-[.J55]" office:value-type="float" office:value="254.444444444444" calcext:value-type="float">
            <text:p>25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55]-[.N55]" office:value-type="float" office:value="-3" calcext:value-type="float">
            <text:p>-3</text:p>
          </table:table-cell>
          <table:table-cell table:style-name="ce4" office:value-type="float" office:value="46.6666666666667" calcext:value-type="float">
            <text:p>47</text:p>
          </table:table-cell>
          <table:table-cell table:style-name="ce4" table:formula="of:=[.D55]-[.P55]" office:value-type="float" office:value="1.33333333333334" calcext:value-type="float">
            <text:p>1</text:p>
          </table:table-cell>
          <table:table-cell table:style-name="ce4" office:value-type="float" office:value="406" calcext:value-type="float">
            <text:p>406</text:p>
          </table:table-cell>
          <table:table-cell table:style-name="ce4" table:formula="of:=[.E55]-[.R55]" office:value-type="float" office:value="47" calcext:value-type="float">
            <text:p>47</text:p>
          </table:table-cell>
          <table:table-cell table:style-name="ce4" office:value-type="float" office:value="509.888888888889" calcext:value-type="float">
            <text:p>510</text:p>
          </table:table-cell>
          <table:table-cell table:style-name="ce4" table:formula="of:=[.F55]-[.T55]" office:value-type="float" office:value="350.111111111111" calcext:value-type="float">
            <text:p>350</text:p>
          </table:table-cell>
          <table:table-cell table:style-name="ce4" office:value-type="float" office:value="666.222222222222" calcext:value-type="float">
            <text:p>666</text:p>
          </table:table-cell>
          <table:table-cell table:style-name="ce4" table:formula="of:=[.G55]-[.V55]" office:value-type="float" office:value="610.777777777778" calcext:value-type="float">
            <text:p>611</text:p>
          </table:table-cell>
          <table:table-cell table:style-name="ce4" office:value-type="float" office:value="667.777777777778" calcext:value-type="float">
            <text:p>668</text:p>
          </table:table-cell>
          <table:table-cell table:formula="of:=[.H55]-[.X55]" office:value-type="float" office:value="456.222222222222" calcext:value-type="float">
            <text:p>456</text:p>
          </table:table-cell>
          <table:table-cell table:number-columns-repeated="80"/>
        </table:table-row>
        <table:table-row table:style-name="ro2">
          <table:table-cell table:style-name="ce2" office:value-type="date" office:date-value="2021-01-17" calcext:value-type="date">
            <text:p>17.01.2021</text:p>
          </table:table-cell>
          <table:table-cell table:style-name="ce1" table:formula="of:=DAYS([.A56];[.$A$58])" office:value-type="float" office:value="383" calcext:value-type="float">
            <text:p>3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1149" calcext:value-type="float">
            <text:p>1149</text:p>
          </table:table-cell>
          <table:table-cell office:value-type="float" office:value="2247.66666666667" calcext:value-type="float">
            <text:p>2248</text:p>
          </table:table-cell>
          <table:table-cell table:style-name="ce3" table:formula="of:=[.I56]-[.K56]" office:value-type="float" office:value="1425.33333333333" calcext:value-type="float">
            <text:p>1425</text:p>
          </table:table-cell>
          <table:table-cell table:style-name="ce5" table:formula="of:=[.L56]-[.J56]" office:value-type="float" office:value="276.333333333333" calcext:value-type="float">
            <text:p>276</text:p>
          </table:table-cell>
          <table:table-cell table:style-name="ce4" office:value-type="float" office:value="8.44444444444444" calcext:value-type="float">
            <text:p>8</text:p>
          </table:table-cell>
          <table:table-cell table:style-name="ce4" table:formula="of:=[.C56]-[.N56]" office:value-type="float" office:value="-4.44444444444444" calcext:value-type="float">
            <text:p>-4</text:p>
          </table:table-cell>
          <table:table-cell table:style-name="ce4" office:value-type="float" office:value="39.2222222222222" calcext:value-type="float">
            <text:p>39</text:p>
          </table:table-cell>
          <table:table-cell table:style-name="ce4" table:formula="of:=[.D56]-[.P56]" office:value-type="float" office:value="7.77777777777778" calcext:value-type="float">
            <text:p>8</text:p>
          </table:table-cell>
          <table:table-cell table:style-name="ce4" office:value-type="float" office:value="372.222222222222" calcext:value-type="float">
            <text:p>372</text:p>
          </table:table-cell>
          <table:table-cell table:style-name="ce4" table:formula="of:=[.E56]-[.R56]" office:value-type="float" office:value="82.7777777777778" calcext:value-type="float">
            <text:p>83</text:p>
          </table:table-cell>
          <table:table-cell table:style-name="ce4" office:value-type="float" office:value="508.111111111111" calcext:value-type="float">
            <text:p>508</text:p>
          </table:table-cell>
          <table:table-cell table:style-name="ce4" table:formula="of:=[.F56]-[.T56]" office:value-type="float" office:value="383.888888888889" calcext:value-type="float">
            <text:p>384</text:p>
          </table:table-cell>
          <table:table-cell table:style-name="ce4" office:value-type="float" office:value="665.777777777778" calcext:value-type="float">
            <text:p>666</text:p>
          </table:table-cell>
          <table:table-cell table:style-name="ce4" table:formula="of:=[.G56]-[.V56]" office:value-type="float" office:value="491.222222222222" calcext:value-type="float">
            <text:p>491</text:p>
          </table:table-cell>
          <table:table-cell table:style-name="ce4" office:value-type="float" office:value="653.888888888889" calcext:value-type="float">
            <text:p>654</text:p>
          </table:table-cell>
          <table:table-cell table:formula="of:=[.H56]-[.X56]" office:value-type="float" office:value="464.111111111111" calcext:value-type="float">
            <text:p>464</text:p>
          </table:table-cell>
          <table:table-cell table:number-columns-repeated="80"/>
        </table:table-row>
        <table:table-row table:style-name="ro2">
          <table:table-cell table:style-name="ce2" office:value-type="date" office:date-value="2021-01-24" calcext:value-type="date">
            <text:p>24.01.2021</text:p>
          </table:table-cell>
          <table:table-cell table:style-name="ce1" table:formula="of:=DAYS([.A57];[.$A$58])" office:value-type="float" office:value="390" calcext:value-type="float">
            <text:p>3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020" calcext:value-type="float">
            <text:p>1020</text:p>
          </table:table-cell>
          <table:table-cell office:value-type="float" office:value="2280.33333333333" calcext:value-type="float">
            <text:p>2280</text:p>
          </table:table-cell>
          <table:table-cell table:style-name="ce3" table:formula="of:=[.I57]-[.K57]" office:value-type="float" office:value="1199.66666666667" calcext:value-type="float">
            <text:p>1200</text:p>
          </table:table-cell>
          <table:table-cell table:formula="of:=[.L57]-[.J57]" office:value-type="float" office:value="179.666666666667" calcext:value-type="float">
            <text:p>180</text:p>
          </table:table-cell>
          <table:table-cell table:style-name="ce4" office:value-type="float" office:value="10.1111111111111" calcext:value-type="float">
            <text:p>10</text:p>
          </table:table-cell>
          <table:table-cell table:style-name="ce4" table:formula="of:=[.C57]-[.N57]" office:value-type="float" office:value="-4.11111111111111" calcext:value-type="float">
            <text:p>-4</text:p>
          </table:table-cell>
          <table:table-cell table:style-name="ce4" office:value-type="float" office:value="42.1111111111111" calcext:value-type="float">
            <text:p>42</text:p>
          </table:table-cell>
          <table:table-cell table:style-name="ce4" table:formula="of:=[.D57]-[.P57]" office:value-type="float" office:value="-4.11111111111111" calcext:value-type="float">
            <text:p>-4</text:p>
          </table:table-cell>
          <table:table-cell table:style-name="ce4" office:value-type="float" office:value="388" calcext:value-type="float">
            <text:p>388</text:p>
          </table:table-cell>
          <table:table-cell table:style-name="ce4" table:formula="of:=[.E57]-[.R57]" office:value-type="float" office:value="56" calcext:value-type="float">
            <text:p>56</text:p>
          </table:table-cell>
          <table:table-cell table:style-name="ce4" office:value-type="float" office:value="514" calcext:value-type="float">
            <text:p>514</text:p>
          </table:table-cell>
          <table:table-cell table:style-name="ce4" table:formula="of:=[.F57]-[.T57]" office:value-type="float" office:value="334" calcext:value-type="float">
            <text:p>334</text:p>
          </table:table-cell>
          <table:table-cell table:style-name="ce4" office:value-type="float" office:value="673.555555555556" calcext:value-type="float">
            <text:p>674</text:p>
          </table:table-cell>
          <table:table-cell table:style-name="ce4" table:formula="of:=[.G57]-[.V57]" office:value-type="float" office:value="443.444444444445" calcext:value-type="float">
            <text:p>443</text:p>
          </table:table-cell>
          <table:table-cell table:style-name="ce4" office:value-type="float" office:value="652.555555555556" calcext:value-type="float">
            <text:p>653</text:p>
          </table:table-cell>
          <table:table-cell table:formula="of:=[.H57]-[.X57]" office:value-type="float" office:value="374.444444444444" calcext:value-type="float">
            <text:p>374</text:p>
          </table:table-cell>
          <table:table-cell table:number-columns-repeated="80"/>
        </table:table-row>
        <table:table-row table:style-name="ro1">
          <table:table-cell table:style-name="ce2" office:value-type="date" office:date-value="2019-12-31" calcext:value-type="date">
            <text:p>31.12.2019</text:p>
          </table:table-cell>
          <table:table-cell table:number-columns-repeated="10"/>
          <table:table-cell table:style-name="Default" table:number-columns-repeated="2"/>
          <table:table-cell table:number-columns-repeated="92"/>
        </table:table-row>
        <table:table-row table:style-name="ro2" table:number-rows-repeated="1048517">
          <table:table-cell table:number-columns-repeated="105"/>
        </table:table-row>
        <table:table-row table:style-name="ro2">
          <table:table-cell table:number-columns-repeated="1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0:00:38.941366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traka</meta:initial-creator>
    <meta:creation-date>2021-04-05T11:04:13.532645691</meta:creation-date>
    <dc:date>2021-04-09T10:51:23.754770488</dc:date>
    <dc:creator>Robert Straka</dc:creator>
    <meta:editing-duration>PT14M35S</meta:editing-duration>
    <meta:editing-cycles>3</meta:editing-cycles>
    <meta:generator>LibreOffice/6.1.5.2$Linux_X86_64 LibreOffice_project/10$Build-2</meta:generator>
    <meta:document-statistic meta:table-count="1" meta:cell-count="56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205cm" style:legend-expansion="high" chart:style-name="ch2"/>
        <chart:plot-area chart:style-name="ch3" table:cell-range-address="Sheet1.I1:Sheet1.M57" chart:data-source-has-labels="row" svg:x="0.32cm" svg:y="0.18cm" svg:width="12.481cm" svg:height="8.64cm">
          <chartooo:coordinate-region svg:x="1.365cm" svg:y="0.379cm" svg:width="11.43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57" chart:label-cell-address="Sheet1.I1:Sheet1.I1" chart:class="chart:line">
            <chart:data-point chart:repeated="56"/>
          </chart:series>
          <chart:series chart:style-name="ch8" chart:values-cell-range-address="Sheet1.J2:Sheet1.J57" chart:label-cell-address="Sheet1.J1:Sheet1.J1" chart:class="chart:line">
            <chart:data-point chart:repeated="56"/>
          </chart:series>
          <chart:series chart:style-name="ch9" chart:values-cell-range-address="Sheet1.K2:Sheet1.K57" chart:label-cell-address="Sheet1.K1:Sheet1.K1" chart:class="chart:line">
            <chart:data-point chart:repeated="56"/>
          </chart:series>
          <chart:series chart:style-name="ch10" chart:values-cell-range-address="Sheet1.L2:Sheet1.L57" chart:label-cell-address="Sheet1.L1:Sheet1.L1" chart:class="chart:line">
            <chart:data-point chart:repeated="56"/>
          </chart:series>
          <chart:series chart:style-name="ch11" chart:values-cell-range-address="Sheet1.M2:Sheet1.M57" chart:label-cell-address="Sheet1.M1:Sheet1.M1" chart:class="chart:line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</text:p>
                <draw:g>
                  <svg:desc>Sheet1.I1:Sheet1.I1</svg:desc>
                </draw:g>
              </table:table-cell>
              <table:table-cell office:value-type="string">
                <text:p>covid</text:p>
                <draw:g>
                  <svg:desc>Sheet1.J1:Sheet1.J1</svg:desc>
                </draw:g>
              </table:table-cell>
              <table:table-cell office:value-type="string">
                <text:p>avg11-19</text:p>
                <draw:g>
                  <svg:desc>Sheet1.K1:Sheet1.K1</svg:desc>
                </draw:g>
              </table:table-cell>
              <table:table-cell office:value-type="string">
                <text:p>y20-avg</text:p>
                <draw:g>
                  <svg:desc>Sheet1.L1:Sheet1.L1</svg:desc>
                </draw:g>
              </table:table-cell>
              <table:table-cell office:value-type="string">
                <text:p>exc-covid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5">
                <text:p>2305</text:p>
                <draw:g>
                  <svg:desc>Sheet1.I2:Sheet1.I57</svg:desc>
                </draw:g>
              </table:table-cell>
              <table:table-cell office:value-type="float" office:value="0">
                <text:p>0</text:p>
                <draw:g>
                  <svg:desc>Sheet1.J2:Sheet1.J57</svg:desc>
                </draw:g>
              </table:table-cell>
              <table:table-cell office:value-type="float" office:value="2305.55555555556">
                <text:p>2305.55555555556</text:p>
                <draw:g>
                  <svg:desc>Sheet1.K2:Sheet1.K57</svg:desc>
                </draw:g>
              </table:table-cell>
              <table:table-cell office:value-type="float" office:value="-0.555555555555657">
                <text:p>-0.555555555555657</text:p>
                <draw:g>
                  <svg:desc>Sheet1.L2:Sheet1.L57</svg:desc>
                </draw:g>
              </table:table-cell>
              <table:table-cell office:value-type="float" office:value="-0.555555555555657">
                <text:p>-0.555555555555657</text:p>
                <draw:g>
                  <svg:desc>Sheet1.M2:Sheet1.M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2247.66666666667">
                <text:p>2247.66666666667</text:p>
              </table:table-cell>
              <table:table-cell office:value-type="float" office:value="16.4444444444443">
                <text:p>16.4444444444443</text:p>
              </table:table-cell>
              <table:table-cell office:value-type="float" office:value="16.4444444444443">
                <text:p>16.4444444444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5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-2.66666666666651">
                <text:p>-2.66666666666651</text:p>
              </table:table-cell>
              <table:table-cell office:value-type="float" office:value="-2.66666666666651">
                <text:p>-2.66666666666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2289.77777777778">
                <text:p>2289.77777777778</text:p>
              </table:table-cell>
              <table:table-cell office:value-type="float" office:value="56.6666666666665">
                <text:p>56.6666666666665</text:p>
              </table:table-cell>
              <table:table-cell office:value-type="float" office:value="56.6666666666665">
                <text:p>56.6666666666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2342.22222222222">
                <text:p>2342.22222222222</text:p>
              </table:table-cell>
              <table:table-cell office:value-type="float" office:value="79.2222222222222">
                <text:p>79.2222222222222</text:p>
              </table:table-cell>
              <table:table-cell office:value-type="float" office:value="79.2222222222222">
                <text:p>79.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3">
                <text:p>2353</text:p>
              </table:table-cell>
              <table:table-cell office:value-type="float" office:value="0">
                <text:p>0</text:p>
              </table:table-cell>
              <table:table-cell office:value-type="float" office:value="2385.66666666667">
                <text:p>2385.66666666667</text:p>
              </table:table-cell>
              <table:table-cell office:value-type="float" office:value="10.7777777777778">
                <text:p>10.7777777777778</text:p>
              </table:table-cell>
              <table:table-cell office:value-type="float" office:value="10.7777777777778">
                <text:p>10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5.33333333333349">
                <text:p>5.33333333333349</text:p>
              </table:table-cell>
              <table:table-cell office:value-type="float" office:value="5.33333333333349">
                <text:p>5.33333333333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2394.55555555556">
                <text:p>2394.55555555556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2349">
                <text:p>2349</text:p>
              </table:table-cell>
              <table:table-cell office:value-type="float" office:value="-35.5555555555557">
                <text:p>-35.5555555555557</text:p>
              </table:table-cell>
              <table:table-cell office:value-type="float" office:value="-35.5555555555557">
                <text:p>-35.5555555555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2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2316.66666666667">
                <text:p>2316.6666666666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2">
                <text:p>2302</text:p>
              </table:table-cell>
              <table:table-cell office:value-type="float" office:value="0">
                <text:p>0</text:p>
              </table:table-cell>
              <table:table-cell office:value-type="float" office:value="2283">
                <text:p>2283</text:p>
              </table:table-cell>
              <table:table-cell office:value-type="float" office:value="-14.6666666666665">
                <text:p>-14.6666666666665</text:p>
              </table:table-cell>
              <table:table-cell office:value-type="float" office:value="-14.6666666666665">
                <text:p>-14.6666666666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24">
                <text:p>2324</text:p>
              </table:table-cell>
              <table:table-cell office:value-type="float" office:value="1">
                <text:p>1</text:p>
              </table:table-cell>
              <table:table-cell office:value-type="float" office:value="2241.11111111111">
                <text:p>2241.1111111111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4">
                <text:p>2294</text:p>
              </table:table-cell>
              <table:table-cell office:value-type="float" office:value="22">
                <text:p>22</text:p>
              </table:table-cell>
              <table:table-cell office:value-type="float" office:value="2202.55555555556">
                <text:p>2202.55555555556</text:p>
              </table:table-cell>
              <table:table-cell office:value-type="float" office:value="52.8888888888887">
                <text:p>52.8888888888887</text:p>
              </table:table-cell>
              <table:table-cell office:value-type="float" office:value="30.8888888888887">
                <text:p>30.8888888888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2">
                <text:p>2322</text:p>
              </table:table-cell>
              <table:table-cell office:value-type="float" office:value="51">
                <text:p>51</text:p>
              </table:table-cell>
              <table:table-cell office:value-type="float" office:value="2158.77777777778">
                <text:p>2158.77777777778</text:p>
              </table:table-cell>
              <table:table-cell office:value-type="float" office:value="119.444444444444">
                <text:p>119.444444444444</text:p>
              </table:table-cell>
              <table:table-cell office:value-type="float" office:value="68.4444444444443">
                <text:p>68.4444444444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9">
                <text:p>2239</text:p>
              </table:table-cell>
              <table:table-cell office:value-type="float" office:value="72">
                <text:p>72</text:p>
              </table:table-cell>
              <table:table-cell office:value-type="float" office:value="2124">
                <text:p>2124</text:p>
              </table:table-cell>
              <table:table-cell office:value-type="float" office:value="80.2222222222222">
                <text:p>80.2222222222222</text:p>
              </table:table-cell>
              <table:table-cell office:value-type="float" office:value="8.22222222222217">
                <text:p>8.2222222222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7">
                <text:p>2127</text:p>
              </table:table-cell>
              <table:table-cell office:value-type="float" office:value="43">
                <text:p>43</text:p>
              </table:table-cell>
              <table:table-cell office:value-type="float" office:value="2093.66666666667">
                <text:p>2093.66666666667</text:p>
              </table:table-cell>
              <table:table-cell office:value-type="float" office:value="3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1">
                <text:p>2031</text:p>
              </table:table-cell>
              <table:table-cell office:value-type="float" office:value="35">
                <text:p>35</text:p>
              </table:table-cell>
              <table:table-cell office:value-type="float" office:value="2098.66666666667">
                <text:p>2098.66666666667</text:p>
              </table:table-cell>
              <table:table-cell office:value-type="float" office:value="-62.6666666666665">
                <text:p>-62.6666666666665</text:p>
              </table:table-cell>
              <table:table-cell office:value-type="float" office:value="-97.6666666666665">
                <text:p>-97.6666666666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2">
                <text:p>2112</text:p>
              </table:table-cell>
              <table:table-cell office:value-type="float" office:value="30">
                <text:p>30</text:p>
              </table:table-cell>
              <table:table-cell office:value-type="float" office:value="2015.44444444444">
                <text:p>2015.44444444444</text:p>
              </table:table-cell>
              <table:table-cell office:value-type="float" office:value="13.3333333333335">
                <text:p>13.3333333333335</text:p>
              </table:table-cell>
              <table:table-cell office:value-type="float" office:value="-16.6666666666665">
                <text:p>-16.6666666666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26">
                <text:p>26</text:p>
              </table:table-cell>
              <table:table-cell office:value-type="float" office:value="1990.22222222222">
                <text:p>1990.22222222222</text:p>
              </table:table-cell>
              <table:table-cell office:value-type="float" office:value="-17.4444444444443">
                <text:p>-17.4444444444443</text:p>
              </table:table-cell>
              <table:table-cell office:value-type="float" office:value="-43.4444444444443">
                <text:p>-43.4444444444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">
                <text:p>2029</text:p>
              </table:table-cell>
              <table:table-cell office:value-type="float" office:value="17">
                <text:p>17</text:p>
              </table:table-cell>
              <table:table-cell office:value-type="float" office:value="1965.22222222222">
                <text:p>1965.22222222222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21.7777777777778">
                <text:p>21.77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9">
                <text:p>1919</text:p>
              </table:table-cell>
              <table:table-cell office:value-type="float" office:value="17">
                <text:p>17</text:p>
              </table:table-cell>
              <table:table-cell office:value-type="float" office:value="1989.33333333333">
                <text:p>1989.33333333333</text:p>
              </table:table-cell>
              <table:table-cell office:value-type="float" office:value="-46.2222222222222">
                <text:p>-46.2222222222222</text:p>
              </table:table-cell>
              <table:table-cell office:value-type="float" office:value="-63.2222222222222">
                <text:p>-63.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6">
                <text:p>1936</text:p>
              </table:table-cell>
              <table:table-cell office:value-type="float" office:value="4">
                <text:p>4</text:p>
              </table:table-cell>
              <table:table-cell office:value-type="float" office:value="2000.77777777778">
                <text:p>2000.77777777778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57.3333333333333">
                <text:p>-57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5">
                <text:p>2135</text:p>
              </table:table-cell>
              <table:table-cell office:value-type="float" office:value="8">
                <text:p>8</text:p>
              </table:table-cell>
              <table:table-cell office:value-type="float" office:value="1945.11111111111">
                <text:p>1945.11111111111</text:p>
              </table:table-cell>
              <table:table-cell office:value-type="float" office:value="134.222222222222">
                <text:p>134.222222222222</text:p>
              </table:table-cell>
              <table:table-cell office:value-type="float" office:value="126.222222222222">
                <text:p>126.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4">
                <text:p>1984</text:p>
              </table:table-cell>
              <table:table-cell office:value-type="float" office:value="5">
                <text:p>5</text:p>
              </table:table-cell>
              <table:table-cell office:value-type="float" office:value="1959.22222222222">
                <text:p>1959.2222222222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3.8888888888889">
                <text:p>33.888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5">
                <text:p>2025</text:p>
              </table:table-cell>
              <table:table-cell office:value-type="float" office:value="8">
                <text:p>8</text:p>
              </table:table-cell>
              <table:table-cell office:value-type="float" office:value="1973.88888888889">
                <text:p>1973.88888888889</text:p>
              </table:table-cell>
              <table:table-cell office:value-type="float" office:value="65.7777777777778">
                <text:p>65.7777777777778</text:p>
              </table:table-cell>
              <table:table-cell office:value-type="float" office:value="57.7777777777778">
                <text:p>57.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0">
                <text:p>2080</text:p>
              </table:table-cell>
              <table:table-cell office:value-type="float" office:value="7">
                <text:p>7</text:p>
              </table:table-cell>
              <table:table-cell office:value-type="float" office:value="1946.77777777778">
                <text:p>1946.77777777778</text:p>
              </table:table-cell>
              <table:table-cell office:value-type="float" office:value="106.111111111111">
                <text:p>106.111111111111</text:p>
              </table:table-cell>
              <table:table-cell office:value-type="float" office:value="99.1111111111111">
                <text:p>99.11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2">
                <text:p>2112</text:p>
              </table:table-cell>
              <table:table-cell office:value-type="float" office:value="6">
                <text:p>6</text:p>
              </table:table-cell>
              <table:table-cell office:value-type="float" office:value="1989">
                <text:p>1989</text:p>
              </table:table-cell>
              <table:table-cell office:value-type="float" office:value="165.222222222222">
                <text:p>165.222222222222</text:p>
              </table:table-cell>
              <table:table-cell office:value-type="float" office:value="159.222222222222">
                <text:p>159.2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  <table:table-cell office:value-type="float" office:value="1970.11111111111">
                <text:p>1970.111111111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1">
                <text:p>1991</text:p>
              </table:table-cell>
              <table:table-cell office:value-type="float" office:value="6">
                <text:p>6</text:p>
              </table:table-cell>
              <table:table-cell office:value-type="float" office:value="1962.22222222222">
                <text:p>1962.22222222222</text:p>
              </table:table-cell>
              <table:table-cell office:value-type="float" office:value="20.8888888888889">
                <text:p>20.8888888888889</text:p>
              </table:table-cell>
              <table:table-cell office:value-type="float" office:value="14.8888888888889">
                <text:p>14.8888888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6">
                <text:p>2086</text:p>
              </table:table-cell>
              <table:table-cell office:value-type="float" office:value="11">
                <text:p>11</text:p>
              </table:table-cell>
              <table:table-cell office:value-type="float" office:value="2032.77777777778">
                <text:p>2032.77777777778</text:p>
              </table:table-cell>
              <table:table-cell office:value-type="float" office:value="123.777777777778">
                <text:p>123.777777777778</text:p>
              </table:table-cell>
              <table:table-cell office:value-type="float" office:value="112.777777777778">
                <text:p>112.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1">
                <text:p>2231</text:p>
              </table:table-cell>
              <table:table-cell office:value-type="float" office:value="14">
                <text:p>14</text:p>
              </table:table-cell>
              <table:table-cell office:value-type="float" office:value="2025">
                <text:p>2025</text:p>
              </table:table-cell>
              <table:table-cell office:value-type="float" office:value="198.222222222222">
                <text:p>198.222222222222</text:p>
              </table:table-cell>
              <table:table-cell office:value-type="float" office:value="184.222222222222">
                <text:p>184.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3">
                <text:p>2163</text:p>
              </table:table-cell>
              <table:table-cell office:value-type="float" office:value="7">
                <text:p>7</text:p>
              </table:table-cell>
              <table:table-cell office:value-type="float" office:value="1972.55555555556">
                <text:p>1972.55555555556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8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1967.11111111111">
                <text:p>1967.11111111111</text:p>
              </table:table-cell>
              <table:table-cell office:value-type="float" office:value="215.444444444444">
                <text:p>215.444444444444</text:p>
              </table:table-cell>
              <table:table-cell office:value-type="float" office:value="206.444444444444">
                <text:p>206.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3">
                <text:p>2103</text:p>
              </table:table-cell>
              <table:table-cell office:value-type="float" office:value="16">
                <text:p>16</text:p>
              </table:table-cell>
              <table:table-cell office:value-type="float" office:value="1962.44444444444">
                <text:p>1962.44444444444</text:p>
              </table:table-cell>
              <table:table-cell office:value-type="float" office:value="135.888888888889">
                <text:p>135.888888888889</text:p>
              </table:table-cell>
              <table:table-cell office:value-type="float" office:value="119.888888888889">
                <text:p>119.8888888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4">
                <text:p>2034</text:p>
              </table:table-cell>
              <table:table-cell office:value-type="float" office:value="8">
                <text:p>8</text:p>
              </table:table-cell>
              <table:table-cell office:value-type="float" office:value="1909.44444444444">
                <text:p>1909.44444444444</text:p>
              </table:table-cell>
              <table:table-cell office:value-type="float" office:value="71.5555555555557">
                <text:p>71.5555555555557</text:p>
              </table:table-cell>
              <table:table-cell office:value-type="float" office:value="63.5555555555557">
                <text:p>63.5555555555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1">
                <text:p>2041</text:p>
              </table:table-cell>
              <table:table-cell office:value-type="float" office:value="17">
                <text:p>17</text:p>
              </table:table-cell>
              <table:table-cell office:value-type="float" office:value="1938.77777777778">
                <text:p>1938.77777777778</text:p>
              </table:table-cell>
              <table:table-cell office:value-type="float" office:value="131.555555555556">
                <text:p>131.555555555556</text:p>
              </table:table-cell>
              <table:table-cell office:value-type="float" office:value="114.555555555556">
                <text:p>114.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6">
                <text:p>2086</text:p>
              </table:table-cell>
              <table:table-cell office:value-type="float" office:value="29">
                <text:p>29</text:p>
              </table:table-cell>
              <table:table-cell office:value-type="float" office:value="1943.22222222222">
                <text:p>1943.22222222222</text:p>
              </table:table-cell>
              <table:table-cell office:value-type="float" office:value="147.222222222222">
                <text:p>147.222222222222</text:p>
              </table:table-cell>
              <table:table-cell office:value-type="float" office:value="118.222222222222">
                <text:p>118.22222222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">
                <text:p>2223</text:p>
              </table:table-cell>
              <table:table-cell office:value-type="float" office:value="56">
                <text:p>56</text:p>
              </table:table-cell>
              <table:table-cell office:value-type="float" office:value="1968">
                <text:p>1968</text:p>
              </table:table-cell>
              <table:table-cell office:value-type="float" office:value="279.777777777778">
                <text:p>279.777777777778</text:p>
              </table:table-cell>
              <table:table-cell office:value-type="float" office:value="223.777777777778">
                <text:p>223.77777777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9">
                <text:p>2389</text:p>
              </table:table-cell>
              <table:table-cell office:value-type="float" office:value="99">
                <text:p>99</text:p>
              </table:table-cell>
              <table:table-cell office:value-type="float" office:value="2002.77777777778">
                <text:p>2002.77777777778</text:p>
              </table:table-cell>
              <table:table-cell office:value-type="float" office:value="421">
                <text:p>42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83">
                <text:p>2383</text:p>
              </table:table-cell>
              <table:table-cell office:value-type="float" office:value="146">
                <text:p>146</text:p>
              </table:table-cell>
              <table:table-cell office:value-type="float" office:value="2059.55555555556">
                <text:p>2059.55555555556</text:p>
              </table:table-cell>
              <table:table-cell office:value-type="float" office:value="380.222222222222">
                <text:p>380.222222222222</text:p>
              </table:table-cell>
              <table:table-cell office:value-type="float" office:value="234.222222222222">
                <text:p>234.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7">
                <text:p>2607</text:p>
              </table:table-cell>
              <table:table-cell office:value-type="float" office:value="300">
                <text:p>300</text:p>
              </table:table-cell>
              <table:table-cell office:value-type="float" office:value="2077.11111111111">
                <text:p>2077.11111111111</text:p>
              </table:table-cell>
              <table:table-cell office:value-type="float" office:value="547.444444444444">
                <text:p>547.444444444444</text:p>
              </table:table-cell>
              <table:table-cell office:value-type="float" office:value="247.444444444444">
                <text:p>247.444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51">
                <text:p>2951</text:p>
              </table:table-cell>
              <table:table-cell office:value-type="float" office:value="494">
                <text:p>494</text:p>
              </table:table-cell>
              <table:table-cell office:value-type="float" office:value="2059.66666666667">
                <text:p>2059.66666666667</text:p>
              </table:table-cell>
              <table:table-cell office:value-type="float" office:value="873.888888888889">
                <text:p>873.888888888889</text:p>
              </table:table-cell>
              <table:table-cell office:value-type="float" office:value="379.888888888889">
                <text:p>379.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4">
                <text:p>3644</text:p>
              </table:table-cell>
              <table:table-cell office:value-type="float" office:value="894">
                <text:p>894</text:p>
              </table:table-cell>
              <table:table-cell office:value-type="float" office:value="2069.33333333333">
                <text:p>2069.33333333333</text:p>
              </table:table-cell>
              <table:table-cell office:value-type="float" office:value="1584.33333333333">
                <text:p>1584.33333333333</text:p>
              </table:table-cell>
              <table:table-cell office:value-type="float" office:value="690.333333333334">
                <text:p>690.3333333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17">
                <text:p>4217</text:p>
              </table:table-cell>
              <table:table-cell office:value-type="float" office:value="1357">
                <text:p>1357</text:p>
              </table:table-cell>
              <table:table-cell office:value-type="float" office:value="2037.44444444444">
                <text:p>2037.44444444444</text:p>
              </table:table-cell>
              <table:table-cell office:value-type="float" office:value="2147.66666666667">
                <text:p>2147.66666666667</text:p>
              </table:table-cell>
              <table:table-cell office:value-type="float" office:value="790.666666666667">
                <text:p>790.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3">
                <text:p>4233</text:p>
              </table:table-cell>
              <table:table-cell office:value-type="float" office:value="1523">
                <text:p>1523</text:p>
              </table:table-cell>
              <table:table-cell office:value-type="float" office:value="2015.22222222222">
                <text:p>2015.22222222222</text:p>
              </table:table-cell>
              <table:table-cell office:value-type="float" office:value="2195.55555555556">
                <text:p>2195.55555555556</text:p>
              </table:table-cell>
              <table:table-cell office:value-type="float" office:value="672.555555555556">
                <text:p>672.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60">
                <text:p>3860</text:p>
              </table:table-cell>
              <table:table-cell office:value-type="float" office:value="1269">
                <text:p>1269</text:p>
              </table:table-cell>
              <table:table-cell office:value-type="float" office:value="2037.66666666667">
                <text:p>2037.66666666667</text:p>
              </table:table-cell>
              <table:table-cell office:value-type="float" office:value="1844.77777777778">
                <text:p>1844.77777777778</text:p>
              </table:table-cell>
              <table:table-cell office:value-type="float" office:value="575.777777777778">
                <text:p>575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0">
                <text:p>3420</text:p>
              </table:table-cell>
              <table:table-cell office:value-type="float" office:value="971">
                <text:p>971</text:p>
              </table:table-cell>
              <table:table-cell office:value-type="float" office:value="2045">
                <text:p>2045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411.333333333333">
                <text:p>411.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66">
                <text:p>3166</text:p>
              </table:table-cell>
              <table:table-cell office:value-type="float" office:value="865">
                <text:p>865</text:p>
              </table:table-cell>
              <table:table-cell office:value-type="float" office:value="2095.33333333333">
                <text:p>2095.33333333333</text:p>
              </table:table-cell>
              <table:table-cell office:value-type="float" office:value="1121">
                <text:p>11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96">
                <text:p>3096</text:p>
              </table:table-cell>
              <table:table-cell office:value-type="float" office:value="746">
                <text:p>746</text:p>
              </table:table-cell>
              <table:table-cell office:value-type="float" office:value="2121">
                <text:p>2121</text:p>
              </table:table-cell>
              <table:table-cell office:value-type="float" office:value="1000.66666666667">
                <text:p>1000.66666666667</text:p>
              </table:table-cell>
              <table:table-cell office:value-type="float" office:value="254.666666666666">
                <text:p>254.666666666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1">
                <text:p>3101</text:p>
              </table:table-cell>
              <table:table-cell office:value-type="float" office:value="690">
                <text:p>690</text:p>
              </table:table-cell>
              <table:table-cell office:value-type="float" office:value="2135.88888888889">
                <text:p>2135.88888888889</text:p>
              </table:table-cell>
              <table:table-cell office:value-type="float" office:value="980">
                <text:p>9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3">
                <text:p>3243</text:p>
              </table:table-cell>
              <table:table-cell office:value-type="float" office:value="760">
                <text:p>760</text:p>
              </table:table-cell>
              <table:table-cell office:value-type="float" office:value="2202.11111111111">
                <text:p>2202.11111111111</text:p>
              </table:table-cell>
              <table:table-cell office:value-type="float" office:value="1107.11111111111">
                <text:p>1107.11111111111</text:p>
              </table:table-cell>
              <table:table-cell office:value-type="float" office:value="347.111111111111">
                <text:p>347.111111111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10">
                <text:p>3210</text:p>
              </table:table-cell>
              <table:table-cell office:value-type="float" office:value="762">
                <text:p>762</text:p>
              </table:table-cell>
              <table:table-cell office:value-type="float" office:value="2171.57142857143">
                <text:p>2171.57142857143</text:p>
              </table:table-cell>
              <table:table-cell office:value-type="float" office:value="1007.88888888889">
                <text:p>1007.88888888889</text:p>
              </table:table-cell>
              <table:table-cell office:value-type="float" office:value="245.888888888889">
                <text:p>245.888888888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3">
                <text:p>3473</text:p>
              </table:table-cell>
              <table:table-cell office:value-type="float" office:value="983">
                <text:p>983</text:p>
              </table:table-cell>
              <table:table-cell office:value-type="float" office:value="2340.33333333333">
                <text:p>2340.33333333333</text:p>
              </table:table-cell>
              <table:table-cell office:value-type="float" office:value="1301.42857142857">
                <text:p>1301.42857142857</text:p>
              </table:table-cell>
              <table:table-cell office:value-type="float" office:value="318.428571428572">
                <text:p>318.428571428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68">
                <text:p>3768</text:p>
              </table:table-cell>
              <table:table-cell office:value-type="float" office:value="1208">
                <text:p>1208</text:p>
              </table:table-cell>
              <table:table-cell office:value-type="float" office:value="2305.55555555556">
                <text:p>2305.55555555556</text:p>
              </table:table-cell>
              <table:table-cell office:value-type="float" office:value="1462.44444444444">
                <text:p>1462.44444444444</text:p>
              </table:table-cell>
              <table:table-cell office:value-type="float" office:value="254.444444444444">
                <text:p>254.4444444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73">
                <text:p>3673</text:p>
              </table:table-cell>
              <table:table-cell office:value-type="float" office:value="1149">
                <text:p>1149</text:p>
              </table:table-cell>
              <table:table-cell office:value-type="float" office:value="2247.66666666667">
                <text:p>2247.66666666667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276.333333333333">
                <text:p>276.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80">
                <text:p>3480</text:p>
              </table:table-cell>
              <table:table-cell office:value-type="float" office:value="1020">
                <text:p>1020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1199.66666666667">
                <text:p>1199.66666666667</text:p>
              </table:table-cell>
              <table:table-cell office:value-type="float" office:value="179.666666666667">
                <text:p>179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23cm" svg:y="2.956cm" style:legend-expansion="high" chart:style-name="ch2"/>
        <chart:plot-area chart:style-name="ch3" table:cell-range-address="Sheet1.C1:Sheet1.D57 Sheet1.N1:Sheet1.Q57" chart:data-source-has-labels="row" svg:x="0.32cm" svg:y="0.18cm" svg:width="12.283cm" svg:height="8.64cm">
          <chartooo:coordinate-region svg:x="1.087cm" svg:y="0.379cm" svg:width="11.51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7" chart:label-cell-address="Sheet1.C1:Sheet1.C1" chart:class="chart:line">
            <chart:data-point chart:repeated="56"/>
          </chart:series>
          <chart:series chart:style-name="ch8" chart:values-cell-range-address="Sheet1.D2:Sheet1.D57" chart:label-cell-address="Sheet1.D1:Sheet1.D1" chart:class="chart:line">
            <chart:data-point chart:repeated="56"/>
          </chart:series>
          <chart:series chart:style-name="ch9" chart:values-cell-range-address="Sheet1.N2:Sheet1.N57" chart:label-cell-address="Sheet1.N1:Sheet1.N1" chart:class="chart:line">
            <chart:data-point chart:repeated="56"/>
          </chart:series>
          <chart:series chart:style-name="ch10" chart:values-cell-range-address="Sheet1.O2:Sheet1.O57" chart:label-cell-address="Sheet1.O1:Sheet1.O1" chart:class="chart:line">
            <chart:data-point chart:repeated="56"/>
          </chart:series>
          <chart:series chart:style-name="ch11" chart:values-cell-range-address="Sheet1.P2:Sheet1.P57" chart:label-cell-address="Sheet1.P1:Sheet1.P1" chart:class="chart:line">
            <chart:data-point chart:repeated="56"/>
          </chart:series>
          <chart:series chart:style-name="ch12" chart:values-cell-range-address="Sheet1.Q2:Sheet1.Q57" chart:label-cell-address="Sheet1.Q1:Sheet1.Q1" chart:class="chart:line">
            <chart:data-point chart:repeated="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4</text:p>
                <draw:g>
                  <svg:desc>Sheet1.C1:Sheet1.C1</svg:desc>
                </draw:g>
              </table:table-cell>
              <table:table-cell office:value-type="string">
                <text:p>15-39</text:p>
                <draw:g>
                  <svg:desc>Sheet1.D1:Sheet1.D1</svg:desc>
                </draw:g>
              </table:table-cell>
              <table:table-cell office:value-type="string">
                <text:p>0-14(avg)</text:p>
                <draw:g>
                  <svg:desc>Sheet1.N1:Sheet1.N1</svg:desc>
                </draw:g>
              </table:table-cell>
              <table:table-cell office:value-type="string">
                <text:p>0-14(exc)</text:p>
                <draw:g>
                  <svg:desc>Sheet1.O1:Sheet1.O1</svg:desc>
                </draw:g>
              </table:table-cell>
              <table:table-cell office:value-type="string">
                <text:p>15-39(avg)</text:p>
                <draw:g>
                  <svg:desc>Sheet1.P1:Sheet1.P1</svg:desc>
                </draw:g>
              </table:table-cell>
              <table:table-cell office:value-type="string">
                <text:p>15-39(exc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:Sheet1.C57</svg:desc>
                </draw:g>
              </table:table-cell>
              <table:table-cell office:value-type="float" office:value="35">
                <text:p>35</text:p>
                <draw:g>
                  <svg:desc>Sheet1.D2:Sheet1.D57</svg:desc>
                </draw:g>
              </table:table-cell>
              <table:table-cell office:value-type="float" office:value="9">
                <text:p>9</text:p>
                <draw:g>
                  <svg:desc>Sheet1.N2:Sheet1.N57</svg:desc>
                </draw:g>
              </table:table-cell>
              <table:table-cell office:value-type="float" office:value="1">
                <text:p>1</text:p>
                <draw:g>
                  <svg:desc>Sheet1.O2:Sheet1.O57</svg:desc>
                </draw:g>
              </table:table-cell>
              <table:table-cell office:value-type="float" office:value="46.6666666666667">
                <text:p>46.6666666666667</text:p>
                <draw:g>
                  <svg:desc>Sheet1.P2:Sheet1.P57</svg:desc>
                </draw:g>
              </table:table-cell>
              <table:table-cell office:value-type="float" office:value="-11.6666666666667">
                <text:p>-11.6666666666667</text:p>
                <draw:g>
                  <svg:desc>Sheet1.Q2:Sheet1.Q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-0.444444444444445">
                <text:p>-0.444444444444445</text:p>
              </table:table-cell>
              <table:table-cell office:value-type="float" office:value="39.2222222222222">
                <text:p>39.2222222222222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42.1111111111111">
                <text:p>42.1111111111111</text:p>
              </table:table-cell>
              <table:table-cell office:value-type="float" office:value="-16.1111111111111">
                <text:p>-16.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9.55555555555556">
                <text:p>9.55555555555556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-9.77777777777778">
                <text:p>-9.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42">
                <text:p>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42.7777777777778">
                <text:p>42.7777777777778</text:p>
              </table:table-cell>
              <table:table-cell office:value-type="float" office:value="-4.77777777777778">
                <text:p>-4.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41.7777777777778">
                <text:p>41.7777777777778</text:p>
              </table:table-cell>
              <table:table-cell office:value-type="float" office:value="-6.77777777777778">
                <text:p>-6.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1.8888888888889">
                <text:p>11.8888888888889</text:p>
              </table:table-cell>
              <table:table-cell office:value-type="float" office:value="-2.88888888888889">
                <text:p>-2.88888888888889</text:p>
              </table:table-cell>
              <table:table-cell office:value-type="float" office:value="43.8888888888889">
                <text:p>43.8888888888889</text:p>
              </table:table-cell>
              <table:table-cell office:value-type="float" office:value="-17.8888888888889">
                <text:p>-17.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.777777777777779">
                <text:p>0.777777777777779</text:p>
              </table:table-cell>
              <table:table-cell office:value-type="float" office:value="41.7777777777778">
                <text:p>41.7777777777778</text:p>
              </table:table-cell>
              <table:table-cell office:value-type="float" office:value="0.222222222222221">
                <text:p>0.22222222222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-2.55555555555556">
                <text:p>-2.5555555555555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0.333333333333334">
                <text:p>-0.333333333333334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-8.88888888888889">
                <text:p>-8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-7.33333333333334">
                <text:p>-7.333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36.4444444444444">
                <text:p>36.4444444444444</text:p>
              </table:table-cell>
              <table:table-cell office:value-type="float" office:value="-0.444444444444443">
                <text:p>-0.444444444444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6.88888888888889">
                <text:p>6.88888888888889</text:p>
              </table:table-cell>
              <table:table-cell office:value-type="float" office:value="-2.88888888888889">
                <text:p>-2.88888888888889</text:p>
              </table:table-cell>
              <table:table-cell office:value-type="float" office:value="41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-5.88888888888889">
                <text:p>-5.88888888888889</text:p>
              </table:table-cell>
              <table:table-cell office:value-type="float" office:value="38.4444444444444">
                <text:p>38.4444444444444</text:p>
              </table:table-cell>
              <table:table-cell office:value-type="float" office:value="2.55555555555556">
                <text:p>2.5555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7.44444444444444">
                <text:p>7.44444444444444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-2.44444444444444">
                <text:p>-2.4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.777777777777779">
                <text:p>0.77777777777777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-3.88888888888889">
                <text:p>-3.8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0.7777777777778">
                <text:p>10.7777777777778</text:p>
              </table:table-cell>
              <table:table-cell office:value-type="float" office:value="-3.77777777777778">
                <text:p>-3.77777777777778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-2.22222222222222">
                <text:p>-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-10.1111111111111">
                <text:p>-10.11111111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-15.4444444444444">
                <text:p>-15.44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-2.44444444444444">
                <text:p>-2.44444444444444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0.666666666666664">
                <text:p>0.666666666666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-0.444444444444445">
                <text:p>-0.44444444444444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41">
                <text:p>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333333333333334">
                <text:p>0.333333333333334</text:p>
              </table:table-cell>
              <table:table-cell office:value-type="float" office:value="45.7777777777778">
                <text:p>45.7777777777778</text:p>
              </table:table-cell>
              <table:table-cell office:value-type="float" office:value="-23.7777777777778">
                <text:p>-23.7777777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7.88888888888889">
                <text:p>7.88888888888889</text:p>
              </table:table-cell>
              <table:table-cell office:value-type="float" office:value="-0.888888888888889">
                <text:p>-0.888888888888889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0.777777777777779">
                <text:p>0.777777777777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-3.11111111111111">
                <text:p>-3.1111111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-0.111111111111114">
                <text:p>-0.111111111111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-2.11111111111111">
                <text:p>-2.11111111111111</text:p>
              </table:table-cell>
              <table:table-cell office:value-type="float" office:value="42.1111111111111">
                <text:p>42.1111111111111</text:p>
              </table:table-cell>
              <table:table-cell office:value-type="float" office:value="-13.1111111111111">
                <text:p>-13.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7.44444444444444">
                <text:p>7.44444444444444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37.1111111111111">
                <text:p>37.1111111111111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7.88888888888889">
                <text:p>7.8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2.7777777777778">
                <text:p>42.7777777777778</text:p>
              </table:table-cell>
              <table:table-cell office:value-type="float" office:value="-6.77777777777778">
                <text:p>-6.7777777777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-4.22222222222222">
                <text:p>-4.22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8.77777777777778">
                <text:p>8.77777777777778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-2.77777777777778">
                <text:p>-2.77777777777778</text:p>
              </table:table-cell>
              <table:table-cell office:value-type="float" office:value="37.1111111111111">
                <text:p>37.1111111111111</text:p>
              </table:table-cell>
              <table:table-cell office:value-type="float" office:value="-5.11111111111111">
                <text:p>-5.1111111111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0.333333333333336">
                <text:p>0.333333333333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-7.44444444444444">
                <text:p>-7.4444444444444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.88888888888889">
                <text:p>7.88888888888889</text:p>
              </table:table-cell>
              <table:table-cell office:value-type="float" office:value="-4.88888888888889">
                <text:p>-4.88888888888889</text:p>
              </table:table-cell>
              <table:table-cell office:value-type="float" office:value="35.4444444444444">
                <text:p>35.4444444444444</text:p>
              </table:table-cell>
              <table:table-cell office:value-type="float" office:value="-4.44444444444444">
                <text:p>-4.44444444444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36.8888888888889">
                <text:p>36.8888888888889</text:p>
              </table:table-cell>
              <table:table-cell office:value-type="float" office:value="-4.88888888888889">
                <text:p>-4.8888888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36.2222222222222">
                <text:p>36.2222222222222</text:p>
              </table:table-cell>
              <table:table-cell office:value-type="float" office:value="-3.22222222222222">
                <text:p>-3.2222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36.7777777777778">
                <text:p>36.7777777777778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5.5714285714286">
                <text:p>35.5714285714286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1.33333333333334">
                <text:p>1.33333333333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39.2222222222222">
                <text:p>39.2222222222222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-4.11111111111111">
                <text:p>-4.11111111111111</text:p>
              </table:table-cell>
              <table:table-cell office:value-type="float" office:value="42.1111111111111">
                <text:p>42.1111111111111</text:p>
              </table:table-cell>
              <table:table-cell office:value-type="float" office:value="-4.11111111111111">
                <text:p>-4.11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23cm" svg:y="3.703cm" style:legend-expansion="high" chart:style-name="ch2"/>
        <chart:plot-area chart:style-name="ch3" table:cell-range-address="Sheet1.E1:Sheet1.E57 Sheet1.R1:Sheet1.S57" chart:data-source-has-labels="row" svg:x="0.32cm" svg:y="0.18cm" svg:width="12.283cm" svg:height="8.64cm">
          <chartooo:coordinate-region svg:x="1.285cm" svg:y="0.356cm" svg:width="11.31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7" chart:label-cell-address="Sheet1.E1:Sheet1.E1" chart:class="chart:line">
            <chart:data-point chart:repeated="56"/>
          </chart:series>
          <chart:series chart:style-name="ch8" chart:values-cell-range-address="Sheet1.R2:Sheet1.R57" chart:label-cell-address="Sheet1.R1:Sheet1.R1" chart:class="chart:line">
            <chart:data-point chart:repeated="56"/>
          </chart:series>
          <chart:series chart:style-name="ch9" chart:values-cell-range-address="Sheet1.S2:Sheet1.S57" chart:label-cell-address="Sheet1.S1:Sheet1.S1" chart:class="chart:line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-64</text:p>
                <draw:g>
                  <svg:desc>Sheet1.E1:Sheet1.E1</svg:desc>
                </draw:g>
              </table:table-cell>
              <table:table-cell office:value-type="string">
                <text:p>40-64(avg)</text:p>
                <draw:g>
                  <svg:desc>Sheet1.R1:Sheet1.R1</svg:desc>
                </draw:g>
              </table:table-cell>
              <table:table-cell office:value-type="string">
                <text:p>40-64(exc)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">
                <text:p>370</text:p>
                <draw:g>
                  <svg:desc>Sheet1.E2:Sheet1.E57</svg:desc>
                </draw:g>
              </table:table-cell>
              <table:table-cell office:value-type="float" office:value="406">
                <text:p>406</text:p>
                <draw:g>
                  <svg:desc>Sheet1.R2:Sheet1.R57</svg:desc>
                </draw:g>
              </table:table-cell>
              <table:table-cell office:value-type="float" office:value="-36">
                <text:p>-36</text:p>
                <draw:g>
                  <svg:desc>Sheet1.S2:Sheet1.S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">
                <text:p>343</text:p>
              </table:table-cell>
              <table:table-cell office:value-type="float" office:value="372.222222222222">
                <text:p>372.222222222222</text:p>
              </table:table-cell>
              <table:table-cell office:value-type="float" office:value="-29.2222222222222">
                <text:p>-29.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388">
                <text:p>38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">
                <text:p>356</text:p>
              </table:table-cell>
              <table:table-cell office:value-type="float" office:value="394.111111111111">
                <text:p>394.111111111111</text:p>
              </table:table-cell>
              <table:table-cell office:value-type="float" office:value="-38.1111111111111">
                <text:p>-38.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">
                <text:p>327</text:p>
              </table:table-cell>
              <table:table-cell office:value-type="float" office:value="396.222222222222">
                <text:p>396.222222222222</text:p>
              </table:table-cell>
              <table:table-cell office:value-type="float" office:value="-69.2222222222222">
                <text:p>-69.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406.111111111111">
                <text:p>406.111111111111</text:p>
              </table:table-cell>
              <table:table-cell office:value-type="float" office:value="-78.1111111111111">
                <text:p>-78.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">
                <text:p>316</text:p>
              </table:table-cell>
              <table:table-cell office:value-type="float" office:value="405.777777777778">
                <text:p>405.777777777778</text:p>
              </table:table-cell>
              <table:table-cell office:value-type="float" office:value="-89.7777777777778">
                <text:p>-89.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396.888888888889">
                <text:p>396.888888888889</text:p>
              </table:table-cell>
              <table:table-cell office:value-type="float" office:value="-59.8888888888889">
                <text:p>-59.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  <table:table-cell office:value-type="float" office:value="396.777777777778">
                <text:p>396.777777777778</text:p>
              </table:table-cell>
              <table:table-cell office:value-type="float" office:value="-69.7777777777778">
                <text:p>-69.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4">
                <text:p>334</text:p>
              </table:table-cell>
              <table:table-cell office:value-type="float" office:value="381">
                <text:p>38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3">
                <text:p>323</text:p>
              </table:table-cell>
              <table:table-cell office:value-type="float" office:value="389.777777777778">
                <text:p>389.777777777778</text:p>
              </table:table-cell>
              <table:table-cell office:value-type="float" office:value="-66.7777777777778">
                <text:p>-66.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4">
                <text:p>354</text:p>
              </table:table-cell>
              <table:table-cell office:value-type="float" office:value="388">
                <text:p>38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">
                <text:p>342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">
                <text:p>317</text:p>
              </table:table-cell>
              <table:table-cell office:value-type="float" office:value="358.555555555556">
                <text:p>358.555555555556</text:p>
              </table:table-cell>
              <table:table-cell office:value-type="float" office:value="-41.5555555555555">
                <text:p>-41.555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">
                <text:p>338</text:p>
              </table:table-cell>
              <table:table-cell office:value-type="float" office:value="357.666666666667">
                <text:p>357.66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">
                <text:p>332</text:p>
              </table:table-cell>
              <table:table-cell office:value-type="float" office:value="369.666666666667">
                <text:p>369.666666666667</text:p>
              </table:table-cell>
              <table:table-cell office:value-type="float" office:value="-37.6666666666667">
                <text:p>-37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355.222222222222">
                <text:p>355.222222222222</text:p>
              </table:table-cell>
              <table:table-cell office:value-type="float" office:value="-48.2222222222222">
                <text:p>-48.2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">
                <text:p>301</text:p>
              </table:table-cell>
              <table:table-cell office:value-type="float" office:value="353.777777777778">
                <text:p>353.777777777778</text:p>
              </table:table-cell>
              <table:table-cell office:value-type="float" office:value="-52.7777777777778">
                <text:p>-52.7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341.555555555556">
                <text:p>341.555555555556</text:p>
              </table:table-cell>
              <table:table-cell office:value-type="float" office:value="-51.5555555555555">
                <text:p>-51.5555555555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">
                <text:p>337</text:p>
              </table:table-cell>
              <table:table-cell office:value-type="float" office:value="341.888888888889">
                <text:p>341.888888888889</text:p>
              </table:table-cell>
              <table:table-cell office:value-type="float" office:value="-4.88888888888891">
                <text:p>-4.88888888888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">
                <text:p>259</text:p>
              </table:table-cell>
              <table:table-cell office:value-type="float" office:value="337.222222222222">
                <text:p>337.222222222222</text:p>
              </table:table-cell>
              <table:table-cell office:value-type="float" office:value="-78.2222222222222">
                <text:p>-78.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">
                <text:p>258</text:p>
              </table:table-cell>
              <table:table-cell office:value-type="float" office:value="349">
                <text:p>34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  <table:table-cell office:value-type="float" office:value="345.888888888889">
                <text:p>345.888888888889</text:p>
              </table:table-cell>
              <table:table-cell office:value-type="float" office:value="-41.8888888888889">
                <text:p>-41.88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354.777777777778">
                <text:p>354.777777777778</text:p>
              </table:table-cell>
              <table:table-cell office:value-type="float" office:value="-48.7777777777778">
                <text:p>-48.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">
                <text:p>322</text:p>
              </table:table-cell>
              <table:table-cell office:value-type="float" office:value="352.555555555556">
                <text:p>352.555555555556</text:p>
              </table:table-cell>
              <table:table-cell office:value-type="float" office:value="-30.5555555555555">
                <text:p>-30.5555555555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">
                <text:p>331</text:p>
              </table:table-cell>
              <table:table-cell office:value-type="float" office:value="347.333333333333">
                <text:p>347.333333333333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">
                <text:p>332</text:p>
              </table:table-cell>
              <table:table-cell office:value-type="float" office:value="354.555555555556">
                <text:p>354.555555555556</text:p>
              </table:table-cell>
              <table:table-cell office:value-type="float" office:value="-22.5555555555555">
                <text:p>-22.5555555555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">
                <text:p>296</text:p>
              </table:table-cell>
              <table:table-cell office:value-type="float" office:value="337.777777777778">
                <text:p>337.777777777778</text:p>
              </table:table-cell>
              <table:table-cell office:value-type="float" office:value="-41.7777777777778">
                <text:p>-41.777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">
                <text:p>310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-31.6666666666667">
                <text:p>-31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">
                <text:p>339</text:p>
              </table:table-cell>
              <table:table-cell office:value-type="float" office:value="362.777777777778">
                <text:p>362.777777777778</text:p>
              </table:table-cell>
              <table:table-cell office:value-type="float" office:value="-23.7777777777778">
                <text:p>-23.7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2">
                <text:p>342</text:p>
              </table:table-cell>
              <table:table-cell office:value-type="float" office:value="348.666666666667">
                <text:p>348.666666666667</text:p>
              </table:table-cell>
              <table:table-cell office:value-type="float" office:value="-6.66666666666669">
                <text:p>-6.66666666666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4">
                <text:p>304</text:p>
              </table:table-cell>
              <table:table-cell office:value-type="float" office:value="339.444444444444">
                <text:p>339.444444444444</text:p>
              </table:table-cell>
              <table:table-cell office:value-type="float" office:value="-35.4444444444445">
                <text:p>-35.4444444444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">
                <text:p>327</text:p>
              </table:table-cell>
              <table:table-cell office:value-type="float" office:value="339.222222222222">
                <text:p>339.222222222222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">
                <text:p>341</text:p>
              </table:table-cell>
              <table:table-cell office:value-type="float" office:value="348.444444444444">
                <text:p>348.444444444444</text:p>
              </table:table-cell>
              <table:table-cell office:value-type="float" office:value="-7.44444444444446">
                <text:p>-7.44444444444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">
                <text:p>302</text:p>
              </table:table-cell>
              <table:table-cell office:value-type="float" office:value="332.888888888889">
                <text:p>332.888888888889</text:p>
              </table:table-cell>
              <table:table-cell office:value-type="float" office:value="-30.8888888888889">
                <text:p>-30.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336.555555555556">
                <text:p>336.555555555556</text:p>
              </table:table-cell>
              <table:table-cell office:value-type="float" office:value="-29.5555555555555">
                <text:p>-29.5555555555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">
                <text:p>293</text:p>
              </table:table-cell>
              <table:table-cell office:value-type="float" office:value="347">
                <text:p>34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5">
                <text:p>315</text:p>
              </table:table-cell>
              <table:table-cell office:value-type="float" office:value="343.444444444444">
                <text:p>343.444444444444</text:p>
              </table:table-cell>
              <table:table-cell office:value-type="float" office:value="-28.4444444444445">
                <text:p>-28.4444444444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">
                <text:p>339</text:p>
              </table:table-cell>
              <table:table-cell office:value-type="float" office:value="338.111111111111">
                <text:p>338.111111111111</text:p>
              </table:table-cell>
              <table:table-cell office:value-type="float" office:value="0.888888888888914">
                <text:p>0.888888888888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3">
                <text:p>323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-23.6666666666667">
                <text:p>-23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">
                <text:p>361</text:p>
              </table:table-cell>
              <table:table-cell office:value-type="float" office:value="361.444444444444">
                <text:p>361.444444444444</text:p>
              </table:table-cell>
              <table:table-cell office:value-type="float" office:value="-0.444444444444457">
                <text:p>-0.444444444444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">
                <text:p>369</text:p>
              </table:table-cell>
              <table:table-cell office:value-type="float" office:value="343.666666666667">
                <text:p>343.66666666666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2">
                <text:p>412</text:p>
              </table:table-cell>
              <table:table-cell office:value-type="float" office:value="347.888888888889">
                <text:p>347.888888888889</text:p>
              </table:table-cell>
              <table:table-cell office:value-type="float" office:value="64.1111111111111">
                <text:p>64.11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344.777777777778">
                <text:p>344.777777777778</text:p>
              </table:table-cell>
              <table:table-cell office:value-type="float" office:value="112.222222222222">
                <text:p>112.222222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2">
                <text:p>442</text:p>
              </table:table-cell>
              <table:table-cell office:value-type="float" office:value="336.222222222222">
                <text:p>336.222222222222</text:p>
              </table:table-cell>
              <table:table-cell office:value-type="float" office:value="105.777777777778">
                <text:p>105.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">
                <text:p>417</text:p>
              </table:table-cell>
              <table:table-cell office:value-type="float" office:value="342.333333333333">
                <text:p>342.333333333333</text:p>
              </table:table-cell>
              <table:table-cell office:value-type="float" office:value="74.6666666666667">
                <text:p>74.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">
                <text:p>443</text:p>
              </table:table-cell>
              <table:table-cell office:value-type="float" office:value="345.111111111111">
                <text:p>345.111111111111</text:p>
              </table:table-cell>
              <table:table-cell office:value-type="float" office:value="97.8888888888889">
                <text:p>97.8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8">
                <text:p>398</text:p>
              </table:table-cell>
              <table:table-cell office:value-type="float" office:value="359.666666666667">
                <text:p>359.666666666667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2">
                <text:p>402</text:p>
              </table:table-cell>
              <table:table-cell office:value-type="float" office:value="352.666666666667">
                <text:p>352.666666666667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4">
                <text:p>344</text:p>
              </table:table-cell>
              <table:table-cell office:value-type="float" office:value="357.111111111111">
                <text:p>357.111111111111</text:p>
              </table:table-cell>
              <table:table-cell office:value-type="float" office:value="-13.1111111111111">
                <text:p>-13.1111111111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2">
                <text:p>402</text:p>
              </table:table-cell>
              <table:table-cell office:value-type="float" office:value="363.222222222222">
                <text:p>363.222222222222</text:p>
              </table:table-cell>
              <table:table-cell office:value-type="float" office:value="38.7777777777778">
                <text:p>38.7777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347.428571428571">
                <text:p>347.428571428571</text:p>
              </table:table-cell>
              <table:table-cell office:value-type="float" office:value="52.5714285714286">
                <text:p>52.5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">
                <text:p>421</text:p>
              </table:table-cell>
              <table:table-cell office:value-type="float" office:value="390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  <table:table-cell office:value-type="float" office:value="406">
                <text:p>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  <table:table-cell office:value-type="float" office:value="372.222222222222">
                <text:p>372.222222222222</text:p>
              </table:table-cell>
              <table:table-cell office:value-type="float" office:value="82.7777777777778">
                <text:p>82.7777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">
                <text:p>444</text:p>
              </table:table-cell>
              <table:table-cell office:value-type="float" office:value="388">
                <text:p>38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23cm" svg:y="3.703cm" style:legend-expansion="high" chart:style-name="ch2"/>
        <chart:plot-area chart:style-name="ch3" table:cell-range-address="Sheet1.F1:Sheet1.F57 Sheet1.T1:Sheet1.U57" chart:data-source-has-labels="row" svg:x="0.32cm" svg:y="0.18cm" svg:width="12.283cm" svg:height="8.64cm">
          <chartooo:coordinate-region svg:x="1.365cm" svg:y="0.38cm" svg:width="11.238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57" chart:label-cell-address="Sheet1.F1:Sheet1.F1" chart:class="chart:line">
            <chart:data-point chart:repeated="56"/>
          </chart:series>
          <chart:series chart:style-name="ch8" chart:values-cell-range-address="Sheet1.T2:Sheet1.T57" chart:label-cell-address="Sheet1.T1:Sheet1.T1" chart:class="chart:line">
            <chart:data-point chart:repeated="56"/>
          </chart:series>
          <chart:series chart:style-name="ch9" chart:values-cell-range-address="Sheet1.U2:Sheet1.U57" chart:label-cell-address="Sheet1.U1:Sheet1.U1" chart:class="chart:line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-74</text:p>
                <draw:g>
                  <svg:desc>Sheet1.F1:Sheet1.F1</svg:desc>
                </draw:g>
              </table:table-cell>
              <table:table-cell office:value-type="string">
                <text:p>65-74(avg)</text:p>
                <draw:g>
                  <svg:desc>Sheet1.T1:Sheet1.T1</svg:desc>
                </draw:g>
              </table:table-cell>
              <table:table-cell office:value-type="string">
                <text:p>65-74(exc)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3">
                <text:p>533</text:p>
                <draw:g>
                  <svg:desc>Sheet1.F2:Sheet1.F57</svg:desc>
                </draw:g>
              </table:table-cell>
              <table:table-cell office:value-type="float" office:value="509.888888888889">
                <text:p>509.888888888889</text:p>
                <draw:g>
                  <svg:desc>Sheet1.T2:Sheet1.T57</svg:desc>
                </draw:g>
              </table:table-cell>
              <table:table-cell office:value-type="float" office:value="23.1111111111111">
                <text:p>23.1111111111111</text:p>
                <draw:g>
                  <svg:desc>Sheet1.U2:Sheet1.U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508.111111111111">
                <text:p>508.111111111111</text:p>
              </table:table-cell>
              <table:table-cell office:value-type="float" office:value="-20.1111111111111">
                <text:p>-20.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">
                <text:p>534</text:p>
              </table:table-cell>
              <table:table-cell office:value-type="float" office:value="514">
                <text:p>5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">
                <text:p>531</text:p>
              </table:table-cell>
              <table:table-cell office:value-type="float" office:value="504.555555555556">
                <text:p>504.555555555556</text:p>
              </table:table-cell>
              <table:table-cell office:value-type="float" office:value="26.4444444444445">
                <text:p>26.4444444444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2">
                <text:p>522</text:p>
              </table:table-cell>
              <table:table-cell office:value-type="float" office:value="522.444444444445">
                <text:p>522.444444444445</text:p>
              </table:table-cell>
              <table:table-cell office:value-type="float" office:value="-0.444444444444457">
                <text:p>-0.444444444444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">
                <text:p>561</text:p>
              </table:table-cell>
              <table:table-cell office:value-type="float" office:value="533.111111111111">
                <text:p>533.111111111111</text:p>
              </table:table-cell>
              <table:table-cell office:value-type="float" office:value="27.8888888888889">
                <text:p>27.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">
                <text:p>546</text:p>
              </table:table-cell>
              <table:table-cell office:value-type="float" office:value="523.888888888889">
                <text:p>523.888888888889</text:p>
              </table:table-cell>
              <table:table-cell office:value-type="float" office:value="22.1111111111111">
                <text:p>22.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9">
                <text:p>509</text:p>
              </table:table-cell>
              <table:table-cell office:value-type="float" office:value="546.111111111111">
                <text:p>546.111111111111</text:p>
              </table:table-cell>
              <table:table-cell office:value-type="float" office:value="-37.1111111111111">
                <text:p>-37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4">
                <text:p>564</text:p>
              </table:table-cell>
              <table:table-cell office:value-type="float" office:value="533">
                <text:p>5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3">
                <text:p>553</text:p>
              </table:table-cell>
              <table:table-cell office:value-type="float" office:value="519.777777777778">
                <text:p>519.777777777778</text:p>
              </table:table-cell>
              <table:table-cell office:value-type="float" office:value="33.2222222222222">
                <text:p>33.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">
                <text:p>552</text:p>
              </table:table-cell>
              <table:table-cell office:value-type="float" office:value="503.222222222222">
                <text:p>503.222222222222</text:p>
              </table:table-cell>
              <table:table-cell office:value-type="float" office:value="48.7777777777778">
                <text:p>48.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503.555555555556">
                <text:p>503.555555555556</text:p>
              </table:table-cell>
              <table:table-cell office:value-type="float" office:value="47.4444444444445">
                <text:p>47.44444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">
                <text:p>538</text:p>
              </table:table-cell>
              <table:table-cell office:value-type="float" office:value="504.888888888889">
                <text:p>504.888888888889</text:p>
              </table:table-cell>
              <table:table-cell office:value-type="float" office:value="33.1111111111111">
                <text:p>33.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5">
                <text:p>585</text:p>
              </table:table-cell>
              <table:table-cell office:value-type="float" office:value="487.111111111111">
                <text:p>487.111111111111</text:p>
              </table:table-cell>
              <table:table-cell office:value-type="float" office:value="97.8888888888889">
                <text:p>97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7">
                <text:p>507</text:p>
              </table:table-cell>
              <table:table-cell office:value-type="float" office:value="474.666666666667">
                <text:p>474.666666666667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6">
                <text:p>486</text:p>
              </table:table-cell>
              <table:table-cell office:value-type="float" office:value="470.888888888889">
                <text:p>470.888888888889</text:p>
              </table:table-cell>
              <table:table-cell office:value-type="float" office:value="15.1111111111111">
                <text:p>15.11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">
                <text:p>459</text:p>
              </table:table-cell>
              <table:table-cell office:value-type="float" office:value="478.333333333333">
                <text:p>478.333333333333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">
                <text:p>526</text:p>
              </table:table-cell>
              <table:table-cell office:value-type="float" office:value="449.444444444444">
                <text:p>449.444444444444</text:p>
              </table:table-cell>
              <table:table-cell office:value-type="float" office:value="76.5555555555555">
                <text:p>76.55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1">
                <text:p>471</text:p>
              </table:table-cell>
              <table:table-cell office:value-type="float" office:value="453.222222222222">
                <text:p>453.222222222222</text:p>
              </table:table-cell>
              <table:table-cell office:value-type="float" office:value="17.7777777777778">
                <text:p>17.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451.888888888889">
                <text:p>451.888888888889</text:p>
              </table:table-cell>
              <table:table-cell office:value-type="float" office:value="54.1111111111111">
                <text:p>54.11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">
                <text:p>460</text:p>
              </table:table-cell>
              <table:table-cell office:value-type="float" office:value="455.333333333333">
                <text:p>455.333333333333</text:p>
              </table:table-cell>
              <table:table-cell office:value-type="float" office:value="4.66666666666669">
                <text:p>4.66666666666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4">
                <text:p>514</text:p>
              </table:table-cell>
              <table:table-cell office:value-type="float" office:value="462.666666666667">
                <text:p>462.666666666667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  <table:table-cell office:value-type="float" office:value="447.777777777778">
                <text:p>447.777777777778</text:p>
              </table:table-cell>
              <table:table-cell office:value-type="float" office:value="85.2222222222222">
                <text:p>85.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">
                <text:p>472</text:p>
              </table:table-cell>
              <table:table-cell office:value-type="float" office:value="451.555555555556">
                <text:p>451.555555555556</text:p>
              </table:table-cell>
              <table:table-cell office:value-type="float" office:value="20.4444444444445">
                <text:p>20.4444444444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8">
                <text:p>498</text:p>
              </table:table-cell>
              <table:table-cell office:value-type="float" office:value="445.444444444444">
                <text:p>445.444444444444</text:p>
              </table:table-cell>
              <table:table-cell office:value-type="float" office:value="52.5555555555555">
                <text:p>52.5555555555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">
                <text:p>501</text:p>
              </table:table-cell>
              <table:table-cell office:value-type="float" office:value="447">
                <text:p>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">
                <text:p>504</text:p>
              </table:table-cell>
              <table:table-cell office:value-type="float" office:value="457.555555555556">
                <text:p>457.555555555556</text:p>
              </table:table-cell>
              <table:table-cell office:value-type="float" office:value="46.4444444444445">
                <text:p>46.4444444444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">
                <text:p>472</text:p>
              </table:table-cell>
              <table:table-cell office:value-type="float" office:value="453.888888888889">
                <text:p>453.888888888889</text:p>
              </table:table-cell>
              <table:table-cell office:value-type="float" office:value="18.1111111111111">
                <text:p>18.111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1">
                <text:p>511</text:p>
              </table:table-cell>
              <table:table-cell office:value-type="float" office:value="452.777777777778">
                <text:p>452.777777777778</text:p>
              </table:table-cell>
              <table:table-cell office:value-type="float" office:value="58.2222222222222">
                <text:p>58.22222222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8">
                <text:p>498</text:p>
              </table:table-cell>
              <table:table-cell office:value-type="float" office:value="463.333333333333">
                <text:p>463.333333333333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7">
                <text:p>507</text:p>
              </table:table-cell>
              <table:table-cell office:value-type="float" office:value="461.333333333333">
                <text:p>461.333333333333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8">
                <text:p>518</text:p>
              </table:table-cell>
              <table:table-cell office:value-type="float" office:value="451.666666666667">
                <text:p>451.666666666667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">
                <text:p>532</text:p>
              </table:table-cell>
              <table:table-cell office:value-type="float" office:value="440.888888888889">
                <text:p>440.888888888889</text:p>
              </table:table-cell>
              <table:table-cell office:value-type="float" office:value="91.1111111111111">
                <text:p>91.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">
                <text:p>476</text:p>
              </table:table-cell>
              <table:table-cell office:value-type="float" office:value="432.888888888889">
                <text:p>432.888888888889</text:p>
              </table:table-cell>
              <table:table-cell office:value-type="float" office:value="43.1111111111111">
                <text:p>43.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0">
                <text:p>480</text:p>
              </table:table-cell>
              <table:table-cell office:value-type="float" office:value="451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6">
                <text:p>516</text:p>
              </table:table-cell>
              <table:table-cell office:value-type="float" office:value="454.333333333333">
                <text:p>454.333333333333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3">
                <text:p>503</text:p>
              </table:table-cell>
              <table:table-cell office:value-type="float" office:value="444.888888888889">
                <text:p>444.888888888889</text:p>
              </table:table-cell>
              <table:table-cell office:value-type="float" office:value="58.1111111111111">
                <text:p>58.111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6">
                <text:p>506</text:p>
              </table:table-cell>
              <table:table-cell office:value-type="float" office:value="463.555555555556">
                <text:p>463.555555555556</text:p>
              </table:table-cell>
              <table:table-cell office:value-type="float" office:value="42.4444444444445">
                <text:p>42.4444444444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5">
                <text:p>545</text:p>
              </table:table-cell>
              <table:table-cell office:value-type="float" office:value="466.444444444444">
                <text:p>466.444444444444</text:p>
              </table:table-cell>
              <table:table-cell office:value-type="float" office:value="78.5555555555555">
                <text:p>78.5555555555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7">
                <text:p>557</text:p>
              </table:table-cell>
              <table:table-cell office:value-type="float" office:value="477.777777777778">
                <text:p>477.777777777778</text:p>
              </table:table-cell>
              <table:table-cell office:value-type="float" office:value="79.2222222222222">
                <text:p>79.2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3">
                <text:p>643</text:p>
              </table:table-cell>
              <table:table-cell office:value-type="float" office:value="471.111111111111">
                <text:p>471.111111111111</text:p>
              </table:table-cell>
              <table:table-cell office:value-type="float" office:value="171.888888888889">
                <text:p>171.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1">
                <text:p>711</text:p>
              </table:table-cell>
              <table:table-cell office:value-type="float" office:value="471.888888888889">
                <text:p>471.888888888889</text:p>
              </table:table-cell>
              <table:table-cell office:value-type="float" office:value="239.111111111111">
                <text:p>239.11111111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0">
                <text:p>780</text:p>
              </table:table-cell>
              <table:table-cell office:value-type="float" office:value="471.888888888889">
                <text:p>471.888888888889</text:p>
              </table:table-cell>
              <table:table-cell office:value-type="float" office:value="308.111111111111">
                <text:p>308.1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">
                <text:p>922</text:p>
              </table:table-cell>
              <table:table-cell office:value-type="float" office:value="457.666666666667">
                <text:p>457.666666666667</text:p>
              </table:table-cell>
              <table:table-cell office:value-type="float" office:value="464.333333333333">
                <text:p>464.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8">
                <text:p>868</text:p>
              </table:table-cell>
              <table:table-cell office:value-type="float" office:value="466.444444444444">
                <text:p>466.444444444444</text:p>
              </table:table-cell>
              <table:table-cell office:value-type="float" office:value="401.555555555556">
                <text:p>401.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6">
                <text:p>866</text:p>
              </table:table-cell>
              <table:table-cell office:value-type="float" office:value="461.777777777778">
                <text:p>461.777777777778</text:p>
              </table:table-cell>
              <table:table-cell office:value-type="float" office:value="404.222222222222">
                <text:p>404.22222222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2">
                <text:p>762</text:p>
              </table:table-cell>
              <table:table-cell office:value-type="float" office:value="470.777777777778">
                <text:p>470.777777777778</text:p>
              </table:table-cell>
              <table:table-cell office:value-type="float" office:value="291.222222222222">
                <text:p>291.222222222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8">
                <text:p>708</text:p>
              </table:table-cell>
              <table:table-cell office:value-type="float" office:value="477.666666666667">
                <text:p>477.666666666667</text:p>
              </table:table-cell>
              <table:table-cell office:value-type="float" office:value="230.333333333333">
                <text:p>230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6">
                <text:p>756</text:p>
              </table:table-cell>
              <table:table-cell office:value-type="float" office:value="491.666666666667">
                <text:p>491.666666666667</text:p>
              </table:table-cell>
              <table:table-cell office:value-type="float" office:value="264.333333333333">
                <text:p>264.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2">
                <text:p>662</text:p>
              </table:table-cell>
              <table:table-cell office:value-type="float" office:value="496.888888888889">
                <text:p>496.888888888889</text:p>
              </table:table-cell>
              <table:table-cell office:value-type="float" office:value="165.111111111111">
                <text:p>165.111111111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3">
                <text:p>703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199.666666666667">
                <text:p>199.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4">
                <text:p>714</text:p>
              </table:table-cell>
              <table:table-cell office:value-type="float" office:value="488.285714285714">
                <text:p>488.285714285714</text:p>
              </table:table-cell>
              <table:table-cell office:value-type="float" office:value="225.714285714286">
                <text:p>225.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1">
                <text:p>751</text:p>
              </table:table-cell>
              <table:table-cell office:value-type="float" office:value="522.666666666667">
                <text:p>522.666666666667</text:p>
              </table:table-cell>
              <table:table-cell office:value-type="float" office:value="228.333333333333">
                <text:p>228.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0">
                <text:p>860</text:p>
              </table:table-cell>
              <table:table-cell office:value-type="float" office:value="509.888888888889">
                <text:p>509.888888888889</text:p>
              </table:table-cell>
              <table:table-cell office:value-type="float" office:value="350.111111111111">
                <text:p>350.111111111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2">
                <text:p>892</text:p>
              </table:table-cell>
              <table:table-cell office:value-type="float" office:value="508.111111111111">
                <text:p>508.111111111111</text:p>
              </table:table-cell>
              <table:table-cell office:value-type="float" office:value="383.888888888889">
                <text:p>383.888888888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8">
                <text:p>848</text:p>
              </table:table-cell>
              <table:table-cell office:value-type="float" office:value="514">
                <text:p>514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23cm" svg:y="3.703cm" style:legend-expansion="high" chart:style-name="ch2"/>
        <chart:plot-area chart:style-name="ch3" table:cell-range-address="Sheet1.G1:Sheet1.G57 Sheet1.V1:Sheet1.W57" chart:data-source-has-labels="row" svg:x="0.32cm" svg:y="0.18cm" svg:width="12.283cm" svg:height="8.64cm">
          <chartooo:coordinate-region svg:x="1.365cm" svg:y="0.379cm" svg:width="11.2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7" chart:label-cell-address="Sheet1.G1:Sheet1.G1" chart:class="chart:line">
            <chart:data-point chart:repeated="56"/>
          </chart:series>
          <chart:series chart:style-name="ch8" chart:values-cell-range-address="Sheet1.V2:Sheet1.V57" chart:label-cell-address="Sheet1.V1:Sheet1.V1" chart:class="chart:line">
            <chart:data-point chart:repeated="56"/>
          </chart:series>
          <chart:series chart:style-name="ch9" chart:values-cell-range-address="Sheet1.W2:Sheet1.W57" chart:label-cell-address="Sheet1.W1:Sheet1.W1" chart:class="chart:line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-84</text:p>
                <draw:g>
                  <svg:desc>Sheet1.G1:Sheet1.G1</svg:desc>
                </draw:g>
              </table:table-cell>
              <table:table-cell office:value-type="string">
                <text:p>75-84(avg)</text:p>
                <draw:g>
                  <svg:desc>Sheet1.V1:Sheet1.V1</svg:desc>
                </draw:g>
              </table:table-cell>
              <table:table-cell office:value-type="string">
                <text:p>75-84(exc)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2">
                <text:p>662</text:p>
                <draw:g>
                  <svg:desc>Sheet1.G2:Sheet1.G57</svg:desc>
                </draw:g>
              </table:table-cell>
              <table:table-cell office:value-type="float" office:value="666.222222222222">
                <text:p>666.222222222222</text:p>
                <draw:g>
                  <svg:desc>Sheet1.V2:Sheet1.V57</svg:desc>
                </draw:g>
              </table:table-cell>
              <table:table-cell office:value-type="float" office:value="-4.22222222222217">
                <text:p>-4.22222222222217</text:p>
                <draw:g>
                  <svg:desc>Sheet1.W2:Sheet1.W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665.777777777778">
                <text:p>665.777777777778</text:p>
              </table:table-cell>
              <table:table-cell office:value-type="float" office:value="34.2222222222222">
                <text:p>34.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5">
                <text:p>665</text:p>
              </table:table-cell>
              <table:table-cell office:value-type="float" office:value="673.555555555556">
                <text:p>673.555555555556</text:p>
              </table:table-cell>
              <table:table-cell office:value-type="float" office:value="-8.55555555555554">
                <text:p>-8.55555555555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">
                <text:p>695</text:p>
              </table:table-cell>
              <table:table-cell office:value-type="float" office:value="674.111111111111">
                <text:p>674.111111111111</text:p>
              </table:table-cell>
              <table:table-cell office:value-type="float" office:value="20.8888888888889">
                <text:p>20.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">
                <text:p>703</text:p>
              </table:table-cell>
              <table:table-cell office:value-type="float" office:value="692.222222222222">
                <text:p>692.222222222222</text:p>
              </table:table-cell>
              <table:table-cell office:value-type="float" office:value="10.7777777777778">
                <text:p>10.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9">
                <text:p>689</text:p>
              </table:table-cell>
              <table:table-cell office:value-type="float" office:value="702.666666666667">
                <text:p>702.666666666667</text:p>
              </table:table-cell>
              <table:table-cell office:value-type="float" office:value="-13.6666666666666">
                <text:p>-13.6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703.888888888889">
                <text:p>703.888888888889</text:p>
              </table:table-cell>
              <table:table-cell office:value-type="float" office:value="-23.8888888888889">
                <text:p>-23.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9">
                <text:p>709</text:p>
              </table:table-cell>
              <table:table-cell office:value-type="float" office:value="695.444444444444">
                <text:p>695.444444444444</text:p>
              </table:table-cell>
              <table:table-cell office:value-type="float" office:value="13.5555555555555">
                <text:p>13.5555555555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6">
                <text:p>686</text:p>
              </table:table-cell>
              <table:table-cell office:value-type="float" office:value="693.222222222222">
                <text:p>693.222222222222</text:p>
              </table:table-cell>
              <table:table-cell office:value-type="float" office:value="-7.22222222222217">
                <text:p>-7.2222222222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1">
                <text:p>641</text:p>
              </table:table-cell>
              <table:table-cell office:value-type="float" office:value="684">
                <text:p>6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6">
                <text:p>666</text:p>
              </table:table-cell>
              <table:table-cell office:value-type="float" office:value="670.444444444444">
                <text:p>670.444444444444</text:p>
              </table:table-cell>
              <table:table-cell office:value-type="float" office:value="-4.44444444444446">
                <text:p>-4.44444444444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">
                <text:p>659</text:p>
              </table:table-cell>
              <table:table-cell office:value-type="float" office:value="652.888888888889">
                <text:p>652.888888888889</text:p>
              </table:table-cell>
              <table:table-cell office:value-type="float" office:value="6.11111111111109">
                <text:p>6.11111111111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3">
                <text:p>683</text:p>
              </table:table-cell>
              <table:table-cell office:value-type="float" office:value="658.111111111111">
                <text:p>658.111111111111</text:p>
              </table:table-cell>
              <table:table-cell office:value-type="float" office:value="24.8888888888889">
                <text:p>24.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6">
                <text:p>696</text:p>
              </table:table-cell>
              <table:table-cell office:value-type="float" office:value="631.222222222222">
                <text:p>631.222222222222</text:p>
              </table:table-cell>
              <table:table-cell office:value-type="float" office:value="64.7777777777778">
                <text:p>64.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8">
                <text:p>678</text:p>
              </table:table-cell>
              <table:table-cell office:value-type="float" office:value="634.444444444445">
                <text:p>634.444444444445</text:p>
              </table:table-cell>
              <table:table-cell office:value-type="float" office:value="43.5555555555555">
                <text:p>43.5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6">
                <text:p>656</text:p>
              </table:table-cell>
              <table:table-cell office:value-type="float" office:value="624.666666666667">
                <text:p>624.666666666667</text:p>
              </table:table-cell>
              <table:table-cell office:value-type="float" office:value="31.3333333333334">
                <text:p>31.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1">
                <text:p>591</text:p>
              </table:table-cell>
              <table:table-cell office:value-type="float" office:value="618.888888888889">
                <text:p>618.888888888889</text:p>
              </table:table-cell>
              <table:table-cell office:value-type="float" office:value="-27.8888888888889">
                <text:p>-27.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5">
                <text:p>635</text:p>
              </table:table-cell>
              <table:table-cell office:value-type="float" office:value="589.555555555556">
                <text:p>589.555555555556</text:p>
              </table:table-cell>
              <table:table-cell office:value-type="float" office:value="45.4444444444445">
                <text:p>45.444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2">
                <text:p>592</text:p>
              </table:table-cell>
              <table:table-cell office:value-type="float" office:value="583.888888888889">
                <text:p>583.888888888889</text:p>
              </table:table-cell>
              <table:table-cell office:value-type="float" office:value="8.11111111111109">
                <text:p>8.11111111111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0">
                <text:p>540</text:p>
              </table:table-cell>
              <table:table-cell office:value-type="float" office:value="577.222222222222">
                <text:p>577.222222222222</text:p>
              </table:table-cell>
              <table:table-cell office:value-type="float" office:value="-37.2222222222222">
                <text:p>-37.2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0">
                <text:p>570</text:p>
              </table:table-cell>
              <table:table-cell office:value-type="float" office:value="581.555555555556">
                <text:p>581.555555555556</text:p>
              </table:table-cell>
              <table:table-cell office:value-type="float" office:value="-11.5555555555555">
                <text:p>-11.5555555555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4">
                <text:p>514</text:p>
              </table:table-cell>
              <table:table-cell office:value-type="float" office:value="588">
                <text:p>58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2">
                <text:p>652</text:p>
              </table:table-cell>
              <table:table-cell office:value-type="float" office:value="554.777777777778">
                <text:p>554.77777777777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7">
                <text:p>587</text:p>
              </table:table-cell>
              <table:table-cell office:value-type="float" office:value="551.111111111111">
                <text:p>551.111111111111</text:p>
              </table:table-cell>
              <table:table-cell office:value-type="float" office:value="35.8888888888889">
                <text:p>35.888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1">
                <text:p>601</text:p>
              </table:table-cell>
              <table:table-cell office:value-type="float" office:value="567">
                <text:p>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1">
                <text:p>601</text:p>
              </table:table-cell>
              <table:table-cell office:value-type="float" office:value="583.777777777778">
                <text:p>583.777777777778</text:p>
              </table:table-cell>
              <table:table-cell office:value-type="float" office:value="17.2222222222222">
                <text:p>17.22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4">
                <text:p>594</text:p>
              </table:table-cell>
              <table:table-cell office:value-type="float" office:value="574.111111111111">
                <text:p>574.111111111111</text:p>
              </table:table-cell>
              <table:table-cell office:value-type="float" office:value="19.8888888888889">
                <text:p>19.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4">
                <text:p>564</text:p>
              </table:table-cell>
              <table:table-cell office:value-type="float" office:value="566.555555555556">
                <text:p>566.555555555556</text:p>
              </table:table-cell>
              <table:table-cell office:value-type="float" office:value="-2.55555555555554">
                <text:p>-2.55555555555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9">
                <text:p>579</text:p>
              </table:table-cell>
              <table:table-cell office:value-type="float" office:value="588.444444444444">
                <text:p>588.444444444444</text:p>
              </table:table-cell>
              <table:table-cell office:value-type="float" office:value="-9.44444444444446">
                <text:p>-9.44444444444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5">
                <text:p>665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73.3333333333334">
                <text:p>73.3333333333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3">
                <text:p>653</text:p>
              </table:table-cell>
              <table:table-cell office:value-type="float" office:value="565.222222222222">
                <text:p>565.222222222222</text:p>
              </table:table-cell>
              <table:table-cell office:value-type="float" office:value="87.7777777777778">
                <text:p>87.777777777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7">
                <text:p>627</text:p>
              </table:table-cell>
              <table:table-cell office:value-type="float" office:value="567.222222222222">
                <text:p>567.222222222222</text:p>
              </table:table-cell>
              <table:table-cell office:value-type="float" office:value="59.7777777777778">
                <text:p>59.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4">
                <text:p>604</text:p>
              </table:table-cell>
              <table:table-cell office:value-type="float" office:value="570.888888888889">
                <text:p>570.888888888889</text:p>
              </table:table-cell>
              <table:table-cell office:value-type="float" office:value="33.1111111111111">
                <text:p>33.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8">
                <text:p>598</text:p>
              </table:table-cell>
              <table:table-cell office:value-type="float" office:value="551.777777777778">
                <text:p>551.777777777778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0">
                <text:p>590</text:p>
              </table:table-cell>
              <table:table-cell office:value-type="float" office:value="566.888888888889">
                <text:p>566.888888888889</text:p>
              </table:table-cell>
              <table:table-cell office:value-type="float" office:value="23.1111111111111">
                <text:p>23.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7">
                <text:p>637</text:p>
              </table:table-cell>
              <table:table-cell office:value-type="float" office:value="570.222222222222">
                <text:p>570.222222222222</text:p>
              </table:table-cell>
              <table:table-cell office:value-type="float" office:value="66.7777777777778">
                <text:p>66.777777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1">
                <text:p>701</text:p>
              </table:table-cell>
              <table:table-cell office:value-type="float" office:value="568.222222222222">
                <text:p>568.222222222222</text:p>
              </table:table-cell>
              <table:table-cell office:value-type="float" office:value="132.777777777778">
                <text:p>132.77777777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9">
                <text:p>729</text:p>
              </table:table-cell>
              <table:table-cell office:value-type="float" office:value="583.111111111111">
                <text:p>583.111111111111</text:p>
              </table:table-cell>
              <table:table-cell office:value-type="float" office:value="145.888888888889">
                <text:p>145.8888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2">
                <text:p>742</text:p>
              </table:table-cell>
              <table:table-cell office:value-type="float" office:value="596.111111111111">
                <text:p>596.111111111111</text:p>
              </table:table-cell>
              <table:table-cell office:value-type="float" office:value="145.888888888889">
                <text:p>145.88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5">
                <text:p>795</text:p>
              </table:table-cell>
              <table:table-cell office:value-type="float" office:value="592.222222222222">
                <text:p>592.222222222222</text:p>
              </table:table-cell>
              <table:table-cell office:value-type="float" office:value="202.777777777778">
                <text:p>202.7777777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5">
                <text:p>915</text:p>
              </table:table-cell>
              <table:table-cell office:value-type="float" office:value="607.333333333333">
                <text:p>607.333333333333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1">
                <text:p>1191</text:p>
              </table:table-cell>
              <table:table-cell office:value-type="float" office:value="613.555555555556">
                <text:p>613.555555555556</text:p>
              </table:table-cell>
              <table:table-cell office:value-type="float" office:value="577.444444444445">
                <text:p>577.444444444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0">
                <text:p>1450</text:p>
              </table:table-cell>
              <table:table-cell office:value-type="float" office:value="601.222222222222">
                <text:p>601.222222222222</text:p>
              </table:table-cell>
              <table:table-cell office:value-type="float" office:value="848.777777777778">
                <text:p>848.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4">
                <text:p>1444</text:p>
              </table:table-cell>
              <table:table-cell office:value-type="float" office:value="578.888888888889">
                <text:p>578.888888888889</text:p>
              </table:table-cell>
              <table:table-cell office:value-type="float" office:value="865.111111111111">
                <text:p>865.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3">
                <text:p>1263</text:p>
              </table:table-cell>
              <table:table-cell office:value-type="float" office:value="598.888888888889">
                <text:p>598.888888888889</text:p>
              </table:table-cell>
              <table:table-cell office:value-type="float" office:value="664.111111111111">
                <text:p>664.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5">
                <text:p>1115</text:p>
              </table:table-cell>
              <table:table-cell office:value-type="float" office:value="589.777777777778">
                <text:p>589.777777777778</text:p>
              </table:table-cell>
              <table:table-cell office:value-type="float" office:value="525.222222222222">
                <text:p>525.222222222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7">
                <text:p>987</text:p>
              </table:table-cell>
              <table:table-cell office:value-type="float" office:value="610.666666666667">
                <text:p>610.666666666667</text:p>
              </table:table-cell>
              <table:table-cell office:value-type="float" office:value="376.333333333333">
                <text:p>376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2">
                <text:p>952</text:p>
              </table:table-cell>
              <table:table-cell office:value-type="float" office:value="626.666666666667">
                <text:p>626.666666666667</text:p>
              </table:table-cell>
              <table:table-cell office:value-type="float" office:value="325.333333333333">
                <text:p>325.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4">
                <text:p>1044</text:p>
              </table:table-cell>
              <table:table-cell office:value-type="float" office:value="622.555555555556">
                <text:p>622.555555555556</text:p>
              </table:table-cell>
              <table:table-cell office:value-type="float" office:value="421.444444444444">
                <text:p>421.44444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9">
                <text:p>1039</text:p>
              </table:table-cell>
              <table:table-cell office:value-type="float" office:value="643.444444444445">
                <text:p>643.444444444445</text:p>
              </table:table-cell>
              <table:table-cell office:value-type="float" office:value="395.555555555556">
                <text:p>395.555555555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2">
                <text:p>1062</text:p>
              </table:table-cell>
              <table:table-cell office:value-type="float" office:value="637.714285714286">
                <text:p>637.714285714286</text:p>
              </table:table-cell>
              <table:table-cell office:value-type="float" office:value="424.285714285714">
                <text:p>424.285714285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7">
                <text:p>1197</text:p>
              </table:table-cell>
              <table:table-cell office:value-type="float" office:value="688.333333333333">
                <text:p>688.333333333333</text:p>
              </table:table-cell>
              <table:table-cell office:value-type="float" office:value="508.666666666667">
                <text:p>508.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7">
                <text:p>1277</text:p>
              </table:table-cell>
              <table:table-cell office:value-type="float" office:value="666.222222222222">
                <text:p>666.222222222222</text:p>
              </table:table-cell>
              <table:table-cell office:value-type="float" office:value="610.777777777778">
                <text:p>610.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7">
                <text:p>1157</text:p>
              </table:table-cell>
              <table:table-cell office:value-type="float" office:value="665.777777777778">
                <text:p>665.777777777778</text:p>
              </table:table-cell>
              <table:table-cell office:value-type="float" office:value="491.222222222222">
                <text:p>491.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7">
                <text:p>1117</text:p>
              </table:table-cell>
              <table:table-cell office:value-type="float" office:value="673.555555555556">
                <text:p>673.555555555556</text:p>
              </table:table-cell>
              <table:table-cell office:value-type="float" office:value="443.444444444445">
                <text:p>443.4444444444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3.703cm" style:legend-expansion="high" chart:style-name="ch2"/>
        <chart:plot-area chart:style-name="ch3" table:cell-range-address="Sheet1.H1:Sheet1.H57 Sheet1.X1:Sheet1.Y57" chart:data-source-has-labels="row" svg:x="0.32cm" svg:y="0.18cm" svg:width="11.714cm" svg:height="8.64cm">
          <chartooo:coordinate-region svg:x="1.365cm" svg:y="0.379cm" svg:width="10.669cm" svg:height="7.6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57" chart:label-cell-address="Sheet1.H1:Sheet1.H1" chart:class="chart:line">
            <chart:data-point chart:repeated="56"/>
          </chart:series>
          <chart:series chart:style-name="ch8" chart:values-cell-range-address="Sheet1.X2:Sheet1.X57" chart:label-cell-address="Sheet1.X1:Sheet1.X1" chart:class="chart:line">
            <chart:data-point chart:repeated="56"/>
          </chart:series>
          <chart:series chart:style-name="ch9" chart:values-cell-range-address="Sheet1.Y2:Sheet1.Y57" chart:label-cell-address="Sheet1.Y1:Sheet1.Y1" chart:class="chart:line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5 a více</text:p>
                <draw:g>
                  <svg:desc>Sheet1.H1:Sheet1.H1</svg:desc>
                </draw:g>
              </table:table-cell>
              <table:table-cell office:value-type="string">
                <text:p>85 a více(avg)</text:p>
                <draw:g>
                  <svg:desc>Sheet1.X1:Sheet1.X1</svg:desc>
                </draw:g>
              </table:table-cell>
              <table:table-cell office:value-type="string">
                <text:p>85 a více(exc)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">
                <text:p>695</text:p>
                <draw:g>
                  <svg:desc>Sheet1.H2:Sheet1.H57</svg:desc>
                </draw:g>
              </table:table-cell>
              <table:table-cell office:value-type="float" office:value="667.777777777778">
                <text:p>667.777777777778</text:p>
                <draw:g>
                  <svg:desc>Sheet1.X2:Sheet1.X57</svg:desc>
                </draw:g>
              </table:table-cell>
              <table:table-cell office:value-type="float" office:value="27.2222222222222">
                <text:p>27.2222222222222</text:p>
                <draw:g>
                  <svg:desc>Sheet1.Y2:Sheet1.Y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6">
                <text:p>756</text:p>
              </table:table-cell>
              <table:table-cell office:value-type="float" office:value="653.888888888889">
                <text:p>653.888888888889</text:p>
              </table:table-cell>
              <table:table-cell office:value-type="float" office:value="102.111111111111">
                <text:p>102.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7">
                <text:p>697</text:p>
              </table:table-cell>
              <table:table-cell office:value-type="float" office:value="652.555555555556">
                <text:p>652.555555555556</text:p>
              </table:table-cell>
              <table:table-cell office:value-type="float" office:value="44.4444444444445">
                <text:p>44.444444444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3">
                <text:p>713</text:p>
              </table:table-cell>
              <table:table-cell office:value-type="float" office:value="668.666666666667">
                <text:p>668.666666666667</text:p>
              </table:table-cell>
              <table:table-cell office:value-type="float" office:value="44.3333333333334">
                <text:p>44.333333333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">
                <text:p>776</text:p>
              </table:table-cell>
              <table:table-cell office:value-type="float" office:value="679.888888888889">
                <text:p>679.888888888889</text:p>
              </table:table-cell>
              <table:table-cell office:value-type="float" office:value="96.1111111111111">
                <text:p>96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1">
                <text:p>731</text:p>
              </table:table-cell>
              <table:table-cell office:value-type="float" office:value="692">
                <text:p>6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6">
                <text:p>806</text:p>
              </table:table-cell>
              <table:table-cell office:value-type="float" office:value="707.888888888889">
                <text:p>707.888888888889</text:p>
              </table:table-cell>
              <table:table-cell office:value-type="float" office:value="98.1111111111111">
                <text:p>98.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">
                <text:p>757</text:p>
              </table:table-cell>
              <table:table-cell office:value-type="float" office:value="700.333333333333">
                <text:p>700.333333333333</text:p>
              </table:table-cell>
              <table:table-cell office:value-type="float" office:value="56.6666666666666">
                <text:p>56.6666666666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0">
                <text:p>730</text:p>
              </table:table-cell>
              <table:table-cell office:value-type="float" office:value="675">
                <text:p>6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1">
                <text:p>721</text:p>
              </table:table-cell>
              <table:table-cell office:value-type="float" office:value="683.666666666667">
                <text:p>683.666666666667</text:p>
              </table:table-cell>
              <table:table-cell office:value-type="float" office:value="37.3333333333334">
                <text:p>37.3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">
                <text:p>720</text:p>
              </table:table-cell>
              <table:table-cell office:value-type="float" office:value="669.333333333333">
                <text:p>669.333333333333</text:p>
              </table:table-cell>
              <table:table-cell office:value-type="float" office:value="50.6666666666666">
                <text:p>50.666666666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">
                <text:p>717</text:p>
              </table:table-cell>
              <table:table-cell office:value-type="float" office:value="646.222222222222">
                <text:p>646.222222222222</text:p>
              </table:table-cell>
              <table:table-cell office:value-type="float" office:value="70.7777777777778">
                <text:p>70.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7">
                <text:p>68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54.6666666666666">
                <text:p>54.666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8">
                <text:p>688</text:p>
              </table:table-cell>
              <table:table-cell office:value-type="float" office:value="636.888888888889">
                <text:p>636.888888888889</text:p>
              </table:table-cell>
              <table:table-cell office:value-type="float" office:value="51.1111111111111">
                <text:p>51.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">
                <text:p>689</text:p>
              </table:table-cell>
              <table:table-cell office:value-type="float" office:value="609.333333333333">
                <text:p>609.333333333333</text:p>
              </table:table-cell>
              <table:table-cell office:value-type="float" office:value="79.6666666666666">
                <text:p>79.6666666666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">
                <text:p>609</text:p>
              </table:table-cell>
              <table:table-cell office:value-type="float" office:value="581.111111111111">
                <text:p>581.111111111111</text:p>
              </table:table-cell>
              <table:table-cell office:value-type="float" office:value="27.8888888888889">
                <text:p>27.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5">
                <text:p>625</text:p>
              </table:table-cell>
              <table:table-cell office:value-type="float" office:value="597.333333333333">
                <text:p>597.333333333333</text:p>
              </table:table-cell>
              <table:table-cell office:value-type="float" office:value="27.6666666666666">
                <text:p>27.6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73.777777777778">
                <text:p>573.777777777778</text:p>
              </table:table-cell>
              <table:table-cell office:value-type="float" office:value="29.2222222222222">
                <text:p>29.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2">
                <text:p>612</text:p>
              </table:table-cell>
              <table:table-cell office:value-type="float" office:value="564.333333333333">
                <text:p>564.333333333333</text:p>
              </table:table-cell>
              <table:table-cell office:value-type="float" office:value="47.6666666666666">
                <text:p>47.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2">
                <text:p>612</text:p>
              </table:table-cell>
              <table:table-cell office:value-type="float" office:value="546.111111111111">
                <text:p>546.111111111111</text:p>
              </table:table-cell>
              <table:table-cell office:value-type="float" office:value="65.8888888888889">
                <text:p>65.8888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">
                <text:p>578</text:p>
              </table:table-cell>
              <table:table-cell office:value-type="float" office:value="566.555555555556">
                <text:p>566.555555555556</text:p>
              </table:table-cell>
              <table:table-cell office:value-type="float" office:value="11.4444444444445">
                <text:p>11.4444444444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7">
                <text:p>60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3.6666666666666">
                <text:p>53.6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">
                <text:p>619</text:p>
              </table:table-cell>
              <table:table-cell office:value-type="float" office:value="548.777777777778">
                <text:p>548.777777777778</text:p>
              </table:table-cell>
              <table:table-cell office:value-type="float" office:value="70.2222222222222">
                <text:p>70.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">
                <text:p>586</text:p>
              </table:table-cell>
              <table:table-cell office:value-type="float" office:value="552.333333333333">
                <text:p>552.333333333333</text:p>
              </table:table-cell>
              <table:table-cell office:value-type="float" office:value="33.6666666666666">
                <text:p>33.6666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3">
                <text:p>583</text:p>
              </table:table-cell>
              <table:table-cell office:value-type="float" office:value="552.111111111111">
                <text:p>552.111111111111</text:p>
              </table:table-cell>
              <table:table-cell office:value-type="float" office:value="30.8888888888889">
                <text:p>30.88888888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5">
                <text:p>605</text:p>
              </table:table-cell>
              <table:table-cell office:value-type="float" office:value="528.666666666667">
                <text:p>528.666666666667</text:p>
              </table:table-cell>
              <table:table-cell office:value-type="float" office:value="76.3333333333334">
                <text:p>76.3333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7">
                <text:p>627</text:p>
              </table:table-cell>
              <table:table-cell office:value-type="float" office:value="544">
                <text:p>5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8">
                <text:p>588</text:p>
              </table:table-cell>
              <table:table-cell office:value-type="float" office:value="549.333333333333">
                <text:p>549.333333333333</text:p>
              </table:table-cell>
              <table:table-cell office:value-type="float" office:value="38.6666666666666">
                <text:p>38.6666666666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4">
                <text:p>574</text:p>
              </table:table-cell>
              <table:table-cell office:value-type="float" office:value="545.777777777778">
                <text:p>545.777777777778</text:p>
              </table:table-cell>
              <table:table-cell office:value-type="float" office:value="28.2222222222222">
                <text:p>28.22222222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2">
                <text:p>622</text:p>
              </table:table-cell>
              <table:table-cell office:value-type="float" office:value="570.111111111111">
                <text:p>570.111111111111</text:p>
              </table:table-cell>
              <table:table-cell office:value-type="float" office:value="51.8888888888889">
                <text:p>51.8888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8">
                <text:p>668</text:p>
              </table:table-cell>
              <table:table-cell office:value-type="float" office:value="570.111111111111">
                <text:p>570.111111111111</text:p>
              </table:table-cell>
              <table:table-cell office:value-type="float" office:value="97.8888888888889">
                <text:p>97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7">
                <text:p>627</text:p>
              </table:table-cell>
              <table:table-cell office:value-type="float" office:value="562.222222222222">
                <text:p>562.222222222222</text:p>
              </table:table-cell>
              <table:table-cell office:value-type="float" office:value="64.7777777777778">
                <text:p>64.777777777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9">
                <text:p>649</text:p>
              </table:table-cell>
              <table:table-cell office:value-type="float" office:value="564.555555555556">
                <text:p>564.555555555556</text:p>
              </table:table-cell>
              <table:table-cell office:value-type="float" office:value="84.4444444444445">
                <text:p>84.4444444444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1">
                <text:p>631</text:p>
              </table:table-cell>
              <table:table-cell office:value-type="float" office:value="559.111111111111">
                <text:p>559.111111111111</text:p>
              </table:table-cell>
              <table:table-cell office:value-type="float" office:value="71.8888888888889">
                <text:p>71.88888888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8">
                <text:p>618</text:p>
              </table:table-cell>
              <table:table-cell office:value-type="float" office:value="522.555555555556">
                <text:p>522.555555555556</text:p>
              </table:table-cell>
              <table:table-cell office:value-type="float" office:value="95.4444444444445">
                <text:p>95.44444444444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1">
                <text:p>581</text:p>
              </table:table-cell>
              <table:table-cell office:value-type="float" office:value="536.444444444444">
                <text:p>536.444444444444</text:p>
              </table:table-cell>
              <table:table-cell office:value-type="float" office:value="44.5555555555555">
                <text:p>44.5555555555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4">
                <text:p>614</text:p>
              </table:table-cell>
              <table:table-cell office:value-type="float" office:value="532.111111111111">
                <text:p>532.111111111111</text:p>
              </table:table-cell>
              <table:table-cell office:value-type="float" office:value="81.8888888888889">
                <text:p>81.88888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">
                <text:p>657</text:p>
              </table:table-cell>
              <table:table-cell office:value-type="float" office:value="542.111111111111">
                <text:p>542.111111111111</text:p>
              </table:table-cell>
              <table:table-cell office:value-type="float" office:value="114.888888888889">
                <text:p>114.888888888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9">
                <text:p>729</text:p>
              </table:table-cell>
              <table:table-cell office:value-type="float" office:value="565.555555555556">
                <text:p>565.555555555556</text:p>
              </table:table-cell>
              <table:table-cell office:value-type="float" office:value="163.444444444444">
                <text:p>163.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4">
                <text:p>714</text:p>
              </table:table-cell>
              <table:table-cell office:value-type="float" office:value="594.333333333333">
                <text:p>594.333333333333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6">
                <text:p>766</text:p>
              </table:table-cell>
              <table:table-cell office:value-type="float" office:value="604.888888888889">
                <text:p>604.888888888889</text:p>
              </table:table-cell>
              <table:table-cell office:value-type="float" office:value="161.111111111111">
                <text:p>161.11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9">
                <text:p>919</text:p>
              </table:table-cell>
              <table:table-cell office:value-type="float" office:value="591.888888888889">
                <text:p>591.888888888889</text:p>
              </table:table-cell>
              <table:table-cell office:value-type="float" office:value="327.111111111111">
                <text:p>327.11111111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7">
                <text:p>1217</text:p>
              </table:table-cell>
              <table:table-cell office:value-type="float" office:value="590.111111111111">
                <text:p>590.111111111111</text:p>
              </table:table-cell>
              <table:table-cell office:value-type="float" office:value="626.888888888889">
                <text:p>626.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7">
                <text:p>1347</text:p>
              </table:table-cell>
              <table:table-cell office:value-type="float" office:value="589.666666666667">
                <text:p>589.666666666667</text:p>
              </table:table-cell>
              <table:table-cell office:value-type="float" office:value="757.333333333333">
                <text:p>757.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1">
                <text:p>1431</text:p>
              </table:table-cell>
              <table:table-cell office:value-type="float" office:value="588.888888888889">
                <text:p>588.888888888889</text:p>
              </table:table-cell>
              <table:table-cell office:value-type="float" office:value="842.111111111111">
                <text:p>842.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8">
                <text:p>1268</text:p>
              </table:table-cell>
              <table:table-cell office:value-type="float" office:value="584.222222222222">
                <text:p>584.222222222222</text:p>
              </table:table-cell>
              <table:table-cell office:value-type="float" office:value="683.777777777778">
                <text:p>683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6">
                <text:p>1066</text:p>
              </table:table-cell>
              <table:table-cell office:value-type="float" office:value="596">
                <text:p>59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7">
                <text:p>1037</text:p>
              </table:table-cell>
              <table:table-cell office:value-type="float" office:value="601.777777777778">
                <text:p>601.777777777778</text:p>
              </table:table-cell>
              <table:table-cell office:value-type="float" office:value="435.222222222222">
                <text:p>435.2222222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8">
                <text:p>948</text:p>
              </table:table-cell>
              <table:table-cell office:value-type="float" office:value="605.222222222222">
                <text:p>605.222222222222</text:p>
              </table:table-cell>
              <table:table-cell office:value-type="float" office:value="342.777777777778">
                <text:p>342.777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3">
                <text:p>1003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388.666666666667">
                <text:p>388.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4">
                <text:p>1044</text:p>
              </table:table-cell>
              <table:table-cell office:value-type="float" office:value="650.555555555556">
                <text:p>650.555555555556</text:p>
              </table:table-cell>
              <table:table-cell office:value-type="float" office:value="393.444444444444">
                <text:p>393.4444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3">
                <text:p>983</text:p>
              </table:table-cell>
              <table:table-cell office:value-type="float" office:value="655.571428571429">
                <text:p>655.571428571429</text:p>
              </table:table-cell>
              <table:table-cell office:value-type="float" office:value="327.428571428571">
                <text:p>327.428571428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1">
                <text:p>1051</text:p>
              </table:table-cell>
              <table:table-cell office:value-type="float" office:value="681">
                <text:p>6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4">
                <text:p>1124</text:p>
              </table:table-cell>
              <table:table-cell office:value-type="float" office:value="667.777777777778">
                <text:p>667.777777777778</text:p>
              </table:table-cell>
              <table:table-cell office:value-type="float" office:value="456.222222222222">
                <text:p>456.222222222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">
                <text:p>1118</text:p>
              </table:table-cell>
              <table:table-cell office:value-type="float" office:value="653.888888888889">
                <text:p>653.888888888889</text:p>
              </table:table-cell>
              <table:table-cell office:value-type="float" office:value="464.111111111111">
                <text:p>464.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">
                <text:p>1027</text:p>
              </table:table-cell>
              <table:table-cell office:value-type="float" office:value="652.555555555556">
                <text:p>652.555555555556</text:p>
              </table:table-cell>
              <table:table-cell office:value-type="float" office:value="374.444444444444">
                <text:p>374.444444444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